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4.182cm"/>
    </style:style>
    <style:style style:name="co9" style:family="table-column">
      <style:table-column-properties fo:break-before="auto" style:column-width="3.886cm"/>
    </style:style>
    <style:style style:name="co10" style:family="table-column">
      <style:table-column-properties fo:break-before="auto" style:column-width="2.706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1.312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4.262cm"/>
    </style:style>
    <style:style style:name="co16" style:family="table-column">
      <style:table-column-properties fo:break-before="auto" style:column-width="4.637cm"/>
    </style:style>
    <style:style style:name="co17" style:family="table-column">
      <style:table-column-properties fo:break-before="auto" style:column-width="4.316cm"/>
    </style:style>
    <style:style style:name="co18" style:family="table-column">
      <style:table-column-properties fo:break-before="auto" style:column-width="4.69cm"/>
    </style:style>
    <style:style style:name="co19" style:family="table-column">
      <style:table-column-properties fo:break-before="auto" style:column-width="3.082cm"/>
    </style:style>
    <style:style style:name="co20" style:family="table-column">
      <style:table-column-properties fo:break-before="auto" style:column-width="3.27cm"/>
    </style:style>
    <style:style style:name="co21" style:family="table-column">
      <style:table-column-properties fo:break-before="auto" style:column-width="2.277cm"/>
    </style:style>
    <style:style style:name="co22" style:family="table-column">
      <style:table-column-properties fo:break-before="auto" style:column-width="7.534cm"/>
    </style:style>
    <style:style style:name="co23" style:family="table-column">
      <style:table-column-properties fo:break-before="auto" style:column-width="9.357cm"/>
    </style:style>
    <style:style style:name="co24" style:family="table-column">
      <style:table-column-properties fo:break-before="auto" style:column-width="9.278cm"/>
    </style:style>
    <style:style style:name="co25" style:family="table-column">
      <style:table-column-properties fo:break-before="auto" style:column-width="1.23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438cm"/>
    </style:style>
    <style:style style:name="co28" style:family="table-column">
      <style:table-column-properties fo:break-before="auto" style:column-width="2.84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1.446cm"/>
    </style:style>
    <style:style style:name="co31" style:family="table-column">
      <style:table-column-properties fo:break-before="auto" style:column-width="1.928cm"/>
    </style:style>
    <style:style style:name="co32" style:family="table-column">
      <style:table-column-properties fo:break-before="auto" style:column-width="1.205cm"/>
    </style:style>
    <style:style style:name="co33" style:family="table-column">
      <style:table-column-properties fo:break-before="auto" style:column-width="3.029cm"/>
    </style:style>
    <style:style style:name="co34" style:family="table-column">
      <style:table-column-properties fo:break-before="auto" style:column-width="2.251cm"/>
    </style:style>
    <style:style style:name="co35" style:family="table-column">
      <style:table-column-properties fo:break-before="auto" style:column-width="3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745cm"/>
    </style:style>
    <style:style style:name="co38" style:family="table-column">
      <style:table-column-properties fo:break-before="auto" style:column-width="1.794cm"/>
    </style:style>
    <style:style style:name="co39" style:family="table-column">
      <style:table-column-properties fo:break-before="auto" style:column-width="6.89cm"/>
    </style:style>
    <style:style style:name="co40" style:family="table-column">
      <style:table-column-properties fo:break-before="auto" style:column-width="4.288cm"/>
    </style:style>
    <style:style style:name="co41" style:family="table-column">
      <style:table-column-properties fo:break-before="auto" style:column-width="24.809cm"/>
    </style:style>
    <style:style style:name="co42" style:family="table-column">
      <style:table-column-properties fo:break-before="auto" style:column-width="3.246cm"/>
    </style:style>
    <style:style style:name="co43" style:family="table-column">
      <style:table-column-properties fo:break-before="auto" style:column-width="4.306cm"/>
    </style:style>
    <style:style style:name="co44" style:family="table-column">
      <style:table-column-properties fo:break-before="auto" style:column-width="4.621cm"/>
    </style:style>
    <style:style style:name="co45" style:family="table-column">
      <style:table-column-properties fo:break-before="auto" style:column-width="5.329cm"/>
    </style:style>
    <style:style style:name="co46" style:family="table-column">
      <style:table-column-properties fo:break-before="auto" style:column-width="4.196cm"/>
    </style:style>
    <style:style style:name="co47" style:family="table-column">
      <style:table-column-properties fo:break-before="auto" style:column-width="2.845cm"/>
    </style:style>
    <style:style style:name="co48" style:family="table-column">
      <style:table-column-properties fo:break-before="auto" style:column-width="1.418cm"/>
    </style:style>
    <style:style style:name="co49" style:family="table-column">
      <style:table-column-properties fo:break-before="auto" style:column-width="2.006cm"/>
    </style:style>
    <style:style style:name="co50" style:family="table-column">
      <style:table-column-properties fo:break-before="auto" style:column-width="3.05cm"/>
    </style:style>
    <style:style style:name="co51" style:family="table-column">
      <style:table-column-properties fo:break-before="auto" style:column-width="3.023cm"/>
    </style:style>
    <style:style style:name="co52" style:family="table-column">
      <style:table-column-properties fo:break-before="auto" style:column-width="2.923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2.879cm"/>
    </style:style>
    <style:style style:name="co55" style:family="table-column">
      <style:table-column-properties fo:break-before="auto" style:column-width="3.304cm"/>
    </style:style>
    <style:style style:name="co56" style:family="table-column">
      <style:table-column-properties fo:break-before="auto" style:column-width="5.808cm"/>
    </style:style>
    <style:style style:name="co57" style:family="table-column">
      <style:table-column-properties fo:break-before="auto" style:column-width="16.103cm"/>
    </style:style>
    <style:style style:name="co58" style:family="table-column">
      <style:table-column-properties fo:break-before="auto" style:column-width="5.911cm"/>
    </style:style>
    <style:style style:name="co59" style:family="table-column">
      <style:table-column-properties fo:break-before="auto" style:column-width="3.651cm"/>
    </style:style>
    <style:style style:name="co60" style:family="table-column">
      <style:table-column-properties fo:break-before="auto" style:column-width="3.706cm"/>
    </style:style>
    <style:style style:name="co61" style:family="table-column">
      <style:table-column-properties fo:break-before="auto" style:column-width="4.082cm"/>
    </style:style>
    <style:style style:name="co62" style:family="table-column">
      <style:table-column-properties fo:break-before="auto" style:column-width="2.096cm"/>
    </style:style>
    <style:style style:name="co63" style:family="table-column">
      <style:table-column-properties fo:break-before="auto" style:column-width="2.766cm"/>
    </style:style>
    <style:style style:name="co64" style:family="table-column">
      <style:table-column-properties fo:break-before="auto" style:column-width="1.207cm"/>
    </style:style>
    <style:style style:name="co65" style:family="table-column">
      <style:table-column-properties fo:break-before="auto" style:column-width="1.131cm"/>
    </style:style>
    <style:style style:name="co66" style:family="table-column">
      <style:table-column-properties fo:break-before="auto" style:column-width="5.475cm"/>
    </style:style>
    <style:style style:name="co67" style:family="table-column">
      <style:table-column-properties fo:break-before="auto" style:column-width="2.574cm"/>
    </style:style>
    <style:style style:name="co68" style:family="table-column">
      <style:table-column-properties fo:break-before="auto" style:column-width="4.456cm"/>
    </style:style>
    <style:style style:name="co69" style:family="table-column">
      <style:table-column-properties fo:break-before="auto" style:column-width="4.027cm"/>
    </style:style>
    <style:style style:name="co70" style:family="table-column">
      <style:table-column-properties fo:break-before="auto" style:column-width="4.747cm"/>
    </style:style>
    <style:style style:name="co71" style:family="table-column">
      <style:table-column-properties fo:break-before="auto" style:column-width="4.639cm"/>
    </style:style>
    <style:style style:name="co72" style:family="table-column">
      <style:table-column-properties fo:break-before="auto" style:column-width="11.919cm"/>
    </style:style>
    <style:style style:name="co73" style:family="table-column">
      <style:table-column-properties fo:break-before="auto" style:column-width="2.3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3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ta1" style:family="table" style:master-page-name="PageStyle_5f_Nombres">
      <style:table-properties table:display="true" style:writing-mode="lr-tb"/>
    </style:style>
    <style:style style:name="ta2" style:family="table" style:master-page-name="PageStyle_5f_Empleado_5f_jefe">
      <style:table-properties table:display="true" style:writing-mode="lr-tb"/>
    </style:style>
    <style:style style:name="ta3" style:family="table" style:master-page-name="PageStyle_5f_Cuentas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666666"/>
    </style:style>
    <style:style style:name="ce24" style:family="table-cell" style:parent-style-name="Default">
      <style:text-properties fo:color="#666666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52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fo:border-bottom="0.06pt solid #000000" fo:border-left="none" fo:border-right="none" style:rotation-align="none" fo:border-top="non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rotation-align="none"/>
    </style:style>
    <style:style style:name="ce59" style:family="table-cell" style:parent-style-name="Default" style:data-style-name="N100">
      <style:table-cell-properties fo:border-bottom="0.06pt solid #000000" fo:border-left="none" fo:border-right="none" style:rotation-align="none" fo:border-top="none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end" fo:margin-left="0cm"/>
    </style:style>
    <style:style style:name="ce66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order-bottom="none" fo:wrap-option="wrap" fo:border-left="none" fo:border-right="0.06pt solid #000000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rotation-align="none" style:vertical-align="top"/>
      <style:text-properties fo:color="#666666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none" fo:border-right="none" style:rotation-align="none" fo:border-top="none"/>
      <style:text-properties fo:color="#666666"/>
    </style:style>
    <style:style style:name="ce109" style:family="table-cell" style:parent-style-name="Default">
      <style:table-cell-properties fo:border-bottom="none" fo:border-left="none" fo:border-right="none" fo:border-top="0.06pt solid #000000"/>
      <style:text-properties fo:color="#666666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111" style:family="table-cell" style:parent-style-name="Default">
      <style:table-cell-properties style:vertical-align="top"/>
      <style:text-properties fo:color="#666666" fo:font-weight="bold" style:font-weight-asian="bold" style:font-weight-complex="bold"/>
    </style:style>
    <style:style style:name="ce112" style:family="table-cell" style:parent-style-name="Default" style:data-style-name="N100">
      <style:table-cell-properties fo:wrap-option="wrap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666666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666666"/>
    </style:style>
    <style:style style:name="ce128" style:family="table-cell" style:parent-style-name="Default">
      <style:text-properties fo:color="#000000" fo:font-weight="bold" style:font-weight-asian="bold" style:font-weight-complex="bold"/>
    </style:style>
    <style:style style:name="ce129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b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1" table:number-columns-repeated="4" table:default-cell-style-name="Default"/>
        <table:table-column table:style-name="co6" table:default-cell-style-name="ce49"/>
        <table:table-column table:style-name="co1" table:number-columns-repeated="1012" table:default-cell-style-name="Default"/>
        <table:table-row table:style-name="ro1">
          <table:table-cell table:number-columns-repeated="2"/>
          <table:table-cell table:style-name="ce49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10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10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3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2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4-2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-14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8-6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9-17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6-11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4-5-5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23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4-27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14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4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5-2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5-17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5-1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4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6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2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3-23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4-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6-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1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6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6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5-24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8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5-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2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2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8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7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4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-18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3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11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5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0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6-21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2-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3-2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17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7-7-1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-23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1-4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4-18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5-2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7-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0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2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4-11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4-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5-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2-2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12-25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7-1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2-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22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6-21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8-1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9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12-15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-26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11-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7-7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9-2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6-25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5-4-1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1-13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9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6-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10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7-1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4-10-6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2-6-7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1-20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3-2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9-1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11-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1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1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0-7-2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25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14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11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12-1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11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8-3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5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6-21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6-16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3-4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10-27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3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5-2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12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19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2-4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21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1-12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9-2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2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3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0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3-21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12-16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6-9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28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0-10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22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5-2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9-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5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10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2-2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9-1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8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2-24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6-12-20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17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0-11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2-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7-18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5-1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7-1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3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5-2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3-5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3-19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12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5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4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2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10-18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2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2-17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1-1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9-14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12-20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2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2-23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6-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9-18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9-15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5-25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10-6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4-2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6-9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8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2-1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22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11-24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1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7-9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21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8-2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13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8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2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4-20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4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2-5-1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-2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4-5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8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9-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7-2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4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2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5-20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3-12-1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7-2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6-18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9-3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5-2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11-1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6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3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12-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5-1-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8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7-10-2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2-1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8-26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4-3-1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0-2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0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6-2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6-1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20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5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7-13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2-11-19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8-1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9-16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3-7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11-2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4-10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10-1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7-1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6-5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7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26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1-1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8-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9-7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1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-19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5-26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-24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3-20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2-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1-3-6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7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1-1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1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6-7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6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4-6-24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9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2-8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0-4-15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8-9-1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8-1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3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4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7-2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1-21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7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9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12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4-2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2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17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1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5-1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6-2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1-5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2-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0-12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2-2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4-2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4-21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8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0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1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-17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9-6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3-9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1-1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12-2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7-1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2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7-2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12-2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4-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6-1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8-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3-3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4-4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6-28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2-1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8-17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9-3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9-4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1-13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7-12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1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0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6-7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9-15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3-5-20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5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3-1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8-2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5-27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9-1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13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3-12-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9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5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8-19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8-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8-1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-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2-25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3-10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-2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5-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4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7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1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11-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8-2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2-20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1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5-3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-16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8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2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15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8-13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11-1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6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3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1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9-15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2-1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-3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1-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3-1-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9-9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2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5-12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11-26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6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2-19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-17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3-12-1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1-1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6-4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-20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1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7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3-1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4-19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0-4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4-18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11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8-8-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6-11-3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2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6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9-26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3-7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2-10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0-5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3-28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1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2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1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8-26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0-1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4-11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9-2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6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6-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6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1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5-1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25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7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19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7-4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0-2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4-7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12-28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8-10-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10-3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1-9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1-10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8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3-2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2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0-10-14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1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3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2-9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-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11-1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9-1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20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5-2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0-9-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16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5-5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3-4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18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1-2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9-9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11-10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10-4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1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2-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12-1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2-26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3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1-18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8-7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4-6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9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4-6-26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5-18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4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3-7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2-7-5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2-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0-2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4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7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28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0-1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4-10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0-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5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4-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5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12-11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3-20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0-1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10-6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2-28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2-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3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2-1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2-12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3-26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5-2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6-2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1-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9-21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6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11-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1-18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7-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2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0-11-1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20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4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9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2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6-21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5-2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1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5-28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9-10-27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9-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5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-1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9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8-12-13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9-2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8-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9-1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5-16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9-2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9-2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2-28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10-1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8-2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12-23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0-10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5-18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2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-2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0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6-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6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10-27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8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7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9-21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2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9-1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12-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2-10-22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5-3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6-16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2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2-4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4-1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12-7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12-5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6-28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5-21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8-23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16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2-8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3-5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7-22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5-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10-2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8-10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11-1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7-2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10-8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1-1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3-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5-3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6-22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3-1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2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0-9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_INTELIGENCI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default-cell-style-name="ce24"/>
        <table:table-column table:style-name="co8" table:default-cell-style-name="ce25"/>
        <table:table-column table:style-name="co11" table:default-cell-style-name="ce30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number-columns-repeated="2" table:default-cell-style-name="ce49"/>
        <table:table-column table:style-name="co19" table:default-cell-style-name="ce49"/>
        <table:table-column table:style-name="co10" table:default-cell-style-name="ce49"/>
        <table:table-column table:style-name="co20" table:default-cell-style-name="ce49"/>
        <table:table-column table:style-name="co21" table:default-cell-style-name="ce49"/>
        <table:table-column table:style-name="co17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62"/>
        <table:table-column table:style-name="co27" table:default-cell-style-name="ce62"/>
        <table:table-column table:style-name="co28" table:default-cell-style-name="ce49"/>
        <table:table-column table:style-name="co13" table:default-cell-style-name="ce49"/>
        <table:table-column table:style-name="co29" table:default-cell-style-name="ce49"/>
        <table:table-column table:style-name="co30" table:default-cell-style-name="ce49"/>
        <table:table-column table:style-name="co31" table:default-cell-style-name="ce49"/>
        <table:table-column table:style-name="co32" table:number-columns-repeated="2" table:default-cell-style-name="ce49"/>
        <table:table-column table:style-name="co19" table:default-cell-style-name="ce49"/>
        <table:table-column table:style-name="co33" table:default-cell-style-name="ce49"/>
        <table:table-column table:style-name="co28" table:default-cell-style-name="ce49"/>
        <table:table-column table:style-name="co20" table:default-cell-style-name="ce49"/>
        <table:table-column table:style-name="co14" table:default-cell-style-name="ce49"/>
        <table:table-column table:style-name="co34" table:default-cell-style-name="ce49"/>
        <table:table-column table:style-name="co25" table:default-cell-style-name="ce49"/>
        <table:table-column table:style-name="co26" table:default-cell-style-name="ce49"/>
        <table:table-column table:style-name="co35" table:default-cell-style-name="ce49"/>
        <table:table-column table:style-name="co33" table:default-cell-style-name="ce49"/>
        <table:table-column table:style-name="co35" table:default-cell-style-name="ce49"/>
        <table:table-column table:style-name="co36" table:default-cell-style-name="ce49"/>
        <table:table-column table:style-name="co14" table:default-cell-style-name="ce49"/>
        <table:table-column table:style-name="co3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27" table:default-cell-style-name="ce49"/>
        <table:table-column table:style-name="co28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14" table:number-columns-repeated="963" table:default-cell-style-name="Default"/>
        <table:table-row table:style-name="ro2" table:number-rows-repeated="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style-name="ce2" office:value-type="string" calcext:value-type="string">
            <text:p>fk_estacion</text:p>
          </table:table-cell>
          <table:table-cell table:style-name="ce22" office:value-type="string" calcext:value-type="string">
            <text:p>fk_oficina_principal</text:p>
          </table:table-cell>
          <table:table-cell table:style-name="ce2" office:value-type="string" calcext:value-type="string">
            <text:p>fk_empleado_jefe</text:p>
          </table:table-cell>
          <table:table-cell table:style-name="ce2" office:value-type="string" calcext:value-type="string">
            <text:p>fk_lugar</text:p>
          </table:table-cell>
          <table:table-cell/>
          <table:table-cell table:style-name="ce25"/>
          <table:table-cell office:value-type="string" calcext:value-type="string">
            <text:p>id</text:p>
          </table:table-cell>
          <table:table-cell table:style-name="ce41"/>
          <table:table-cell/>
          <table:table-cell table:style-name="ce74" office:value-type="string" calcext:value-type="string">
            <text:p>primer_nombre</text:p>
          </table:table-cell>
          <table:table-cell table:style-name="ce74" office:value-type="string" calcext:value-type="string">
            <text:p>segundo_nombre</text:p>
          </table:table-cell>
          <table:table-cell table:style-name="ce74" office:value-type="string" calcext:value-type="string">
            <text:p>primer_apellido</text:p>
          </table:table-cell>
          <table:table-cell table:style-name="ce74" office:value-type="string" calcext:value-type="string">
            <text:p>segundo_apellido</text:p>
          </table:table-cell>
          <table:table-cell table:style-name="ce41" office:value-type="string" calcext:value-type="string">
            <text:p>fecha_nacimiento</text:p>
          </table:table-cell>
          <table:table-cell table:style-name="ce41" office:value-type="string" calcext:value-type="string">
            <text:p>altura_cm</text:p>
          </table:table-cell>
          <table:table-cell table:style-name="ce41" office:value-type="string" calcext:value-type="string">
            <text:p>peso_kg</text:p>
          </table:table-cell>
          <table:table-cell table:style-name="ce41" office:value-type="string" calcext:value-type="string">
            <text:p>color_ojos</text:p>
          </table:table-cell>
          <table:table-cell table:style-name="ce41" office:value-type="string" calcext:value-type="string">
            <text:p>vision</text:p>
          </table:table-cell>
          <table:table-cell table:style-name="ce41" office:value-type="string" calcext:value-type="string">
            <text:p>class_seguridad</text:p>
          </table:table-cell>
          <table:table-cell table:style-name="ce41" office:value-type="string" calcext:value-type="string">
            <text:p>foto</text:p>
          </table:table-cell>
          <table:table-cell table:style-name="ce41" office:value-type="string" calcext:value-type="string">
            <text:p>huella_digital</text:p>
          </table:table-cell>
          <table:table-cell table:style-name="ce41" office:value-type="string" calcext:value-type="string">
            <text:p>huella_retina</text:p>
          </table:table-cell>
          <table:table-cell table:style-name="ce41" office:value-type="string" calcext:value-type="string" table:number-columns-spanned="2" table:number-rows-spanned="1">
            <text:p>telefono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licencia_manejo</text:p>
          </table:table-cell>
          <table:covered-table-cell table:style-name="ce74"/>
          <table:table-cell table:style-name="ce74" office:value-type="string" calcext:value-type="string" table:number-columns-spanned="6" table:number-rows-spanned="1">
            <text:p>idiomas</text:p>
          </table:table-cell>
          <table:covered-table-cell table:number-columns-repeated="5" table:style-name="ce74"/>
          <table:table-cell table:style-name="ce74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74"/>
          <table:table-cell table:style-name="ce74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74"/>
          <table:table-cell table:style-name="ce74" office:value-type="string" calcext:value-type="string" table:number-columns-spanned="2" table:number-rows-spanned="1">
            <text:p>identificaciones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dentificaciones 2</text:p>
          </table:table-cell>
          <table:covered-table-cell table:style-name="ce74"/>
          <table:table-cell table:style-name="ce74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74"/>
          <table:table-cell table:style-name="ce74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74"/>
          <table:table-cell table:style-name="ce74" office:value-type="string" calcext:value-type="string">
            <text:p>fk_lugar_ciudad</text:p>
          </table:table-cell>
          <table:table-cell table:style-name="ce41"/>
          <table:table-cell table:style-name="ce41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 </text:p>
          </table:table-cell>
          <table:table-cell table:style-name="ce46" table:number-columns-repeated="951"/>
          <table:table-cell table:number-columns-repeated="12"/>
        </table:table-row>
        <table:table-row table:style-name="ro2">
          <table:table-cell table:style-name="ce14" table:formula="of:=[.D4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4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93-03-05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2185138" calcext:value-type="float">
            <text:p>2185138</text:p>
          </table:table-cell>
          <table:table-cell table:formula="of:=RANDBETWEEN(10000000;99999999)" office:value-type="float" office:value="62448231" calcext:value-type="float">
            <text:p>6244823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306683" calcext:value-type="float">
            <text:p>5306683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417833" calcext:value-type="float">
            <text:p>3417833</text:p>
          </table:table-cell>
          <table:table-cell table:style-name="ce62" table:formula="of:=RANDBETWEEN(10000000;100000000)" office:value-type="float" office:value="18311727" calcext:value-type="float">
            <text:p>18311727</text:p>
          </table:table-cell>
          <table:table-cell table:formula="of:=[.F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4]" office:value-type="float" office:value="10" calcext:value-type="float">
            <text:p>10</text:p>
          </table:table-cell>
          <table:table-cell/>
          <table:table-cell table:style-name="ce70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office:value-type="string" office:string-value="('Florentina','Mariluz','Landa','Heredia','1993-03-05',188,94,'verde claro','20/25','top_secret','personal_inteligencia_data/foto.png','personal_inteligencia_data/huella_digital.png','personal_inteligencia_data/huella_retina.png',ROW(58,4142185138) ,ROW('62448231','Argentina'),ARRAY['inglés','árabe','portugués','francés','null','null']::varchar(50)[], ARRAY[ ROW('Araceli',null,'Alcantara','Candelaria','1960-06-01','tío',ROW(58,4145306683) ), ROW('Calixtrato','Vicente','Quintanilla','Estrada','1960-06-01','hermano',ROW(58,4143417833) )]::familiar_ty[], ARRAY[ ROW('18311727','Irlanda'),row('null','null') ]::identificacion_ty[], ARRAY[ ROW('Economía','Máster','Finanzas'), ROW('null','null','null') ]::nivel_educativo_ty[],null,'10')," calcext:value-type="string">
            <text:p>('Florentina','Mariluz','Landa','Heredia','1993-03-05',188,94,'verde claro','20/25','top_secret','personal_inteligencia_data/foto.png','personal_inteligencia_data/huella_digital.png','personal_inteligencia_data/huella_retina.png',ROW(58,4142185138) ,ROW('62448231','Argentina'),ARRAY['inglés','árabe','portugués','francés','null','null']::varchar(50)[], ARRAY[ ROW('Araceli',null,'Alcantara','Candelaria','1960-06-01','tío',ROW(58,4145306683) ), ROW('Calixtrato','Vicente','Quintanilla','Estrada','1960-06-01','hermano',ROW(58,4143417833) )]::familiar_ty[], ARRAY[ ROW('18311727','Irlanda'),row('null','null') ]::identificacion_ty[], ARRAY[ ROW('Economía','Máster','Finanzas'), ROW('null','null','null') ]::nivel_educativo_ty[],null,'10'),</text:p>
          </table:table-cell>
          <table:table-cell table:number-columns-repeated="963"/>
        </table:table-row>
        <table:table-row table:style-name="ro2">
          <table:table-cell table:style-name="ce14" table:formula="of:=[.D5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5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53" office:value-type="string" calcext:value-type="string">
            <text:p>2000-10-30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000758" calcext:value-type="float">
            <text:p>3000758</text:p>
          </table:table-cell>
          <table:table-cell table:formula="of:=RANDBETWEEN(10000000;99999999)" office:value-type="float" office:value="17476589" calcext:value-type="float">
            <text:p>1747658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563548" calcext:value-type="float">
            <text:p>456354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291006" calcext:value-type="float">
            <text:p>1291006</text:p>
          </table:table-cell>
          <table:table-cell table:style-name="ce62" table:formula="of:=RANDBETWEEN(10000000;100000000)" office:value-type="float" office:value="29850474" calcext:value-type="float">
            <text:p>29850474</text:p>
          </table:table-cell>
          <table:table-cell table:formula="of:=[.F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]" office:value-type="float" office:value="10" calcext:value-type="float">
            <text:p>10</text:p>
          </table:table-cell>
          <table:table-cell/>
          <table:table-cell table:style-name="ce71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office:value-type="string" office:string-value="('Constancia',null,'Oviedo','Aguilera','2000-10-30',166,67,'marrón oscuro','20/63','no_clasificado','personal_inteligencia_data/foto.png','personal_inteligencia_data/huella_digital.png','personal_inteligencia_data/huella_retina.png',ROW(58,2123000758) ,ROW('17476589','Groenlandia'),ARRAY['inglés','árabe','portugués','francés','null','null']::varchar(50)[], ARRAY[ ROW('Cecilio',null,'Maravilla','Soria','1950-05-20','hermano',ROW(58,2344563548) ), ROW('Ramon','Cesar','Soliz','Alvarenga','1950-05-20','madre',ROW(58,2341291006) )]::familiar_ty[], ARRAY[ ROW('29850474','Irlanda'),row('null','null') ]::identificacion_ty[], ARRAY[ ROW('Ingeniería Informática','null','null'), ROW('Enfermería','null','null') ]::nivel_educativo_ty[],null,'10')," calcext:value-type="string">
            <text:p>('Constancia',null,'Oviedo','Aguilera','2000-10-30',166,67,'marrón oscuro','20/63','no_clasificado','personal_inteligencia_data/foto.png','personal_inteligencia_data/huella_digital.png','personal_inteligencia_data/huella_retina.png',ROW(58,2123000758) ,ROW('17476589','Groenlandia'),ARRAY['inglés','árabe','portugués','francés','null','null']::varchar(50)[], ARRAY[ ROW('Cecilio',null,'Maravilla','Soria','1950-05-20','hermano',ROW(58,2344563548) ), ROW('Ramon','Cesar','Soliz','Alvarenga','1950-05-20','madre',ROW(58,2341291006) )]::familiar_ty[], ARRAY[ ROW('29850474','Irlanda'),row('null','null') ]::identificacion_ty[], ARRAY[ ROW('Ingeniería Informática','null','null'), ROW('Enfermería','null','null') ]::nivel_educativo_ty[],null,'10'),</text:p>
          </table:table-cell>
          <table:table-cell table:number-columns-repeated="963"/>
        </table:table-row>
        <table:table-row table:style-name="ro2">
          <table:table-cell table:style-name="ce14" table:formula="of:=[.D6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6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53" office:value-type="string" calcext:value-type="string">
            <text:p>1998-11-21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365021" calcext:value-type="float">
            <text:p>7365021</text:p>
          </table:table-cell>
          <table:table-cell table:formula="of:=RANDBETWEEN(10000000;99999999)" office:value-type="float" office:value="81635806" calcext:value-type="float">
            <text:p>8163580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565927" calcext:value-type="float">
            <text:p>7565927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468417" calcext:value-type="float">
            <text:p>2468417</text:p>
          </table:table-cell>
          <table:table-cell table:style-name="ce62" table:formula="of:=RANDBETWEEN(10000000;100000000)" office:value-type="float" office:value="36499419" calcext:value-type="float">
            <text:p>36499419</text:p>
          </table:table-cell>
          <table:table-cell table:formula="of:=[.F6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]" office:value-type="float" office:value="10" calcext:value-type="float">
            <text:p>10</text:p>
          </table:table-cell>
          <table:table-cell/>
          <table:table-cell table:style-name="ce71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office:value-type="string" office:string-value="('Libertad','Virginia','Casas','Cornejo','1998-11-21',181,89,'verde oscuro','20/25','confidencial','personal_inteligencia_data/foto.png','personal_inteligencia_data/huella_digital.png','personal_inteligencia_data/huella_retina.png',ROW(58,4147365021) ,ROW('81635806','Irlanda'),ARRAY['español','inglés','portugués','francés','null','null']::varchar(50)[], ARRAY[ ROW('Jesus','Juliano','Gallegos','Curiel','1949-10-23','padre',ROW(58,2127565927) ), ROW('Fabian','Benjamin','Jara','Arguello','1949-10-23','hermano',ROW(58,2122468417) )]::familiar_ty[], ARRAY[ ROW('36499419','Irlanda'),row('null','null') ]::identificacion_ty[], ARRAY[ ROW('Comunicación','null','null'), ROW('Ingeniería Informática','null','null') ]::nivel_educativo_ty[],null,'10')," calcext:value-type="string">
            <text:p>('Libertad','Virginia','Casas','Cornejo','1998-11-21',181,89,'verde oscuro','20/25','confidencial','personal_inteligencia_data/foto.png','personal_inteligencia_data/huella_digital.png','personal_inteligencia_data/huella_retina.png',ROW(58,4147365021) ,ROW('81635806','Irlanda'),ARRAY['español','inglés','portugués','francés','null','null']::varchar(50)[], ARRAY[ ROW('Jesus','Juliano','Gallegos','Curiel','1949-10-23','padre',ROW(58,2127565927) ), ROW('Fabian','Benjamin','Jara','Arguello','1949-10-23','hermano',ROW(58,2122468417) )]::familiar_ty[], ARRAY[ ROW('36499419','Irlanda'),row('null','null') ]::identificacion_ty[], ARRAY[ ROW('Comunicación','null','null'), ROW('Ingeniería Informática','null','null') ]::nivel_educativo_ty[],null,'10'),</text:p>
          </table:table-cell>
          <table:table-cell table:number-columns-repeated="963"/>
        </table:table-row>
        <table:table-row table:style-name="ro2">
          <table:table-cell table:style-name="ce14" table:formula="of:=[.D7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7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53" office:value-type="string" calcext:value-type="string">
            <text:p>1997-12-15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957541" calcext:value-type="float">
            <text:p>8957541</text:p>
          </table:table-cell>
          <table:table-cell table:formula="of:=RANDBETWEEN(10000000;99999999)" office:value-type="float" office:value="82743730" calcext:value-type="float">
            <text:p>8274373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119394" calcext:value-type="float">
            <text:p>6119394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060962" calcext:value-type="float">
            <text:p>3060962</text:p>
          </table:table-cell>
          <table:table-cell table:style-name="ce62" table:formula="of:=RANDBETWEEN(10000000;100000000)" office:value-type="float" office:value="92488629" calcext:value-type="float">
            <text:p>92488629</text:p>
          </table:table-cell>
          <table:table-cell table:formula="of:=[.F7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7]" office:value-type="float" office:value="10" calcext:value-type="float">
            <text:p>10</text:p>
          </table:table-cell>
          <table:table-cell/>
          <table:table-cell table:style-name="ce71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office:value-type="string" office:string-value="('Teodora','Abigail','Nolasco','Armendariz','1997-12-15',173,95,'azul claro','20/25','confidencial','personal_inteligencia_data/foto.png','personal_inteligencia_data/huella_digital.png','personal_inteligencia_data/huella_retina.png',ROW(58,2818957541) ,ROW('82743730','Uganda'),ARRAY['inglés','árabe','portugués','francés','null','null']::varchar(50)[], ARRAY[ ROW('Fermin',null,'Figueroa','Cordova','1973-11-14','madre',ROW(58,2816119394) ), ROW('Hugo',null,'Serrato','Barrios','1973-11-14','abuelo',ROW(58,2813060962) )]::familiar_ty[], ARRAY[ ROW('92488629','Irlanda'),row('null','null') ]::identificacion_ty[], ARRAY[ ROW('Criminología','null','null'), ROW('null','null','null') ]::nivel_educativo_ty[],null,'10')," calcext:value-type="string">
            <text:p>('Teodora','Abigail','Nolasco','Armendariz','1997-12-15',173,95,'azul claro','20/25','confidencial','personal_inteligencia_data/foto.png','personal_inteligencia_data/huella_digital.png','personal_inteligencia_data/huella_retina.png',ROW(58,2818957541) ,ROW('82743730','Uganda'),ARRAY['inglés','árabe','portugués','francés','null','null']::varchar(50)[], ARRAY[ ROW('Fermin',null,'Figueroa','Cordova','1973-11-14','madre',ROW(58,2816119394) ), ROW('Hugo',null,'Serrato','Barrios','1973-11-14','abuelo',ROW(58,2813060962) )]::familiar_ty[], ARRAY[ ROW('92488629','Irlanda'),row('null','null') ]::identificacion_ty[], ARRAY[ ROW('Criminología','null','null'), ROW('null','null','null') ]::nivel_educativo_ty[],null,'10'),</text:p>
          </table:table-cell>
          <table:table-cell table:number-columns-repeated="963"/>
        </table:table-row>
        <table:table-row table:style-name="ro2">
          <table:table-cell table:style-name="ce14" table:formula="of:=[.D8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8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53" office:value-type="string" calcext:value-type="string">
            <text:p>1993-08-25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695240" calcext:value-type="float">
            <text:p>6695240</text:p>
          </table:table-cell>
          <table:table-cell table:formula="of:=RANDBETWEEN(10000000;99999999)" office:value-type="float" office:value="87081135" calcext:value-type="float">
            <text:p>8708113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643369" calcext:value-type="float">
            <text:p>9643369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411599" calcext:value-type="float">
            <text:p>7411599</text:p>
          </table:table-cell>
          <table:table-cell table:style-name="ce62" table:formula="of:=RANDBETWEEN(10000000;100000000)" office:value-type="float" office:value="88653954" calcext:value-type="float">
            <text:p>88653954</text:p>
          </table:table-cell>
          <table:table-cell table:formula="of:=[.F8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]" office:value-type="float" office:value="11" calcext:value-type="float">
            <text:p>11</text:p>
          </table:table-cell>
          <table:table-cell/>
          <table:table-cell table:style-name="ce71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office:value-type="string" office:string-value="('Valentin','Kevin','Machuca','Tello','1993-08-25',157,88,'verde oscuro','20/20','no_clasificado','personal_inteligencia_data/foto.png','personal_inteligencia_data/huella_digital.png','personal_inteligencia_data/huella_retina.png',ROW(58,4126695240) ,ROW('87081135','Argentina'),ARRAY['inglés','árabe','portugués','francés','null','null']::varchar(50)[], ARRAY[ ROW('Bibiana',null,'Monge','Ruano','1962-10-16','padre',ROW(58,4129643369) ), ROW('Brandon','Constantino','Razo','Casillas','1962-10-16','abuelo',ROW(58,4127411599) )]::familiar_ty[], ARRAY[ ROW('88653954','Irlanda'),row('null','null') ]::identificacion_ty[], ARRAY[ ROW('Ingeniería Informática','Máster','Ingeniería de Datos Masivos'), ROW('null','null','null') ]::nivel_educativo_ty[],null,'11')," calcext:value-type="string">
            <text:p>('Valentin','Kevin','Machuca','Tello','1993-08-25',157,88,'verde oscuro','20/20','no_clasificado','personal_inteligencia_data/foto.png','personal_inteligencia_data/huella_digital.png','personal_inteligencia_data/huella_retina.png',ROW(58,4126695240) ,ROW('87081135','Argentina'),ARRAY['inglés','árabe','portugués','francés','null','null']::varchar(50)[], ARRAY[ ROW('Bibiana',null,'Monge','Ruano','1962-10-16','padre',ROW(58,4129643369) ), ROW('Brandon','Constantino','Razo','Casillas','1962-10-16','abuelo',ROW(58,4127411599) )]::familiar_ty[], ARRAY[ ROW('88653954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963"/>
        </table:table-row>
        <table:table-row table:style-name="ro2">
          <table:table-cell table:style-name="ce14" table:formula="of:=[.D9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9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53" office:value-type="string" calcext:value-type="string">
            <text:p>1983-09-15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163740" calcext:value-type="float">
            <text:p>1163740</text:p>
          </table:table-cell>
          <table:table-cell table:formula="of:=RANDBETWEEN(10000000;99999999)" office:value-type="float" office:value="91434380" calcext:value-type="float">
            <text:p>9143438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7764006" calcext:value-type="float">
            <text:p>7764006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437252" calcext:value-type="float">
            <text:p>4437252</text:p>
          </table:table-cell>
          <table:table-cell table:style-name="ce62" table:formula="of:=RANDBETWEEN(10000000;100000000)" office:value-type="float" office:value="61738814" calcext:value-type="float">
            <text:p>61738814</text:p>
          </table:table-cell>
          <table:table-cell table:formula="of:=[.F9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]" office:value-type="float" office:value="11" calcext:value-type="float">
            <text:p>11</text:p>
          </table:table-cell>
          <table:table-cell/>
          <table:table-cell table:style-name="ce71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office:value-type="string" office:string-value="('Cesarino',null,'Zuniga','Anderson','1983-09-15',158,69,'verde claro','20/50','no_clasificado','personal_inteligencia_data/foto.png','personal_inteligencia_data/huella_digital.png','personal_inteligencia_data/huella_retina.png',ROW(58,4241163740) ,ROW('91434380','Groenlandia'),ARRAY['inglés','árabe','portugués','francés','null','null']::varchar(50)[], ARRAY[ ROW('William',null,'Tellez','Cedillo','1953-04-17','abuelo',ROW(58,2617764006) ), ROW('Margarito','Leopoldo','Araujo','Villarreal','1953-04-17','hermano',ROW(58,2614437252) )]::familiar_ty[], ARRAY[ ROW('61738814','Irlanda'),row('null','null') ]::identificacion_ty[], ARRAY[ ROW('Comunicación','null','null'), ROW('Ciencias Sociales ','null','null') ]::nivel_educativo_ty[],null,'11')," calcext:value-type="string">
            <text:p>('Cesarino',null,'Zuniga','Anderson','1983-09-15',158,69,'verde claro','20/50','no_clasificado','personal_inteligencia_data/foto.png','personal_inteligencia_data/huella_digital.png','personal_inteligencia_data/huella_retina.png',ROW(58,4241163740) ,ROW('91434380','Groenlandia'),ARRAY['inglés','árabe','portugués','francés','null','null']::varchar(50)[], ARRAY[ ROW('William',null,'Tellez','Cedillo','1953-04-17','abuelo',ROW(58,2617764006) ), ROW('Margarito','Leopoldo','Araujo','Villarreal','1953-04-17','hermano',ROW(58,2614437252) )]::familiar_ty[], ARRAY[ ROW('61738814','Irlanda'),row('null','null') ]::identificacion_ty[], ARRAY[ ROW('Comunicación','null','null'), ROW('Ciencias Sociales ','null','null') ]::nivel_educativo_ty[],null,'11'),</text:p>
          </table:table-cell>
          <table:table-cell table:number-columns-repeated="963"/>
        </table:table-row>
        <table:table-row table:style-name="ro2">
          <table:table-cell table:style-name="ce14" table:formula="of:=[.D10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0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53" office:value-type="string" calcext:value-type="string">
            <text:p>1998-12-03</text:p>
          </table:table-cell>
          <table:table-cell table:style-name="ce55" table:formula="of:=ROUND(RAND()*40+150 )" office:value-type="float" office:value="155" calcext:value-type="float">
            <text:p>155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960959" calcext:value-type="float">
            <text:p>7960959</text:p>
          </table:table-cell>
          <table:table-cell table:formula="of:=RANDBETWEEN(10000000;99999999)" office:value-type="float" office:value="40899628" calcext:value-type="float">
            <text:p>4089962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961219" calcext:value-type="float">
            <text:p>5961219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679715" calcext:value-type="float">
            <text:p>4679715</text:p>
          </table:table-cell>
          <table:table-cell table:style-name="ce62" table:formula="of:=RANDBETWEEN(10000000;100000000)" office:value-type="float" office:value="93466490" calcext:value-type="float">
            <text:p>93466490</text:p>
          </table:table-cell>
          <table:table-cell table:formula="of:=[.F10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]" office:value-type="float" office:value="11" calcext:value-type="float">
            <text:p>11</text:p>
          </table:table-cell>
          <table:table-cell/>
          <table:table-cell table:style-name="ce71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office:value-type="string" office:string-value="('Bruno','Magnus','Quiroga','Ornelas','1998-12-03',155,66,'azul oscuro','20/20','no_clasificado','personal_inteligencia_data/foto.png','personal_inteligencia_data/huella_digital.png','personal_inteligencia_data/huella_retina.png',ROW(58,4127960959) ,ROW('40899628','Irlanda'),ARRAY['español','inglés','portugués','francés','null','null']::varchar(50)[], ARRAY[ ROW('Cecilio','Owen','Alexander','Adams','1950-10-03','madre',ROW(58,4125961219) ), ROW('Juan','Felix','Najera','Echevarria','1950-10-03','abuelo',ROW(58,4124679715) )]::familiar_ty[], ARRAY[ ROW('93466490','Irlanda'),row('null','null') ]::identificacion_ty[], ARRAY[ ROW('Ingeniería Industrial','null','null'), ROW('Comunicación','null','null') ]::nivel_educativo_ty[],null,'11')," calcext:value-type="string">
            <text:p>('Bruno','Magnus','Quiroga','Ornelas','1998-12-03',155,66,'azul oscuro','20/20','no_clasificado','personal_inteligencia_data/foto.png','personal_inteligencia_data/huella_digital.png','personal_inteligencia_data/huella_retina.png',ROW(58,4127960959) ,ROW('40899628','Irlanda'),ARRAY['español','inglés','portugués','francés','null','null']::varchar(50)[], ARRAY[ ROW('Cecilio','Owen','Alexander','Adams','1950-10-03','madre',ROW(58,4125961219) ), ROW('Juan','Felix','Najera','Echevarria','1950-10-03','abuelo',ROW(58,4124679715) )]::familiar_ty[], ARRAY[ ROW('93466490','Irlanda'),row('null','null') ]::identificacion_ty[], ARRAY[ ROW('Ingeniería Industrial','null','null'), ROW('Comunicación','null','null') ]::nivel_educativo_ty[],null,'11'),</text:p>
          </table:table-cell>
          <table:table-cell table:number-columns-repeated="963"/>
        </table:table-row>
        <table:table-row table:style-name="ro2">
          <table:table-cell table:style-name="ce14" table:formula="of:=[.D11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1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99-09-14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6332718" calcext:value-type="float">
            <text:p>6332718</text:p>
          </table:table-cell>
          <table:table-cell table:formula="of:=RANDBETWEEN(10000000;99999999)" office:value-type="float" office:value="75420020" calcext:value-type="float">
            <text:p>7542002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062499" calcext:value-type="float">
            <text:p>406249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6707368" calcext:value-type="float">
            <text:p>6707368</text:p>
          </table:table-cell>
          <table:table-cell table:style-name="ce62" table:formula="of:=RANDBETWEEN(10000000;100000000)" office:value-type="float" office:value="85335906" calcext:value-type="float">
            <text:p>85335906</text:p>
          </table:table-cell>
          <table:table-cell table:formula="of:=[.F11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1]" office:value-type="float" office:value="11" calcext:value-type="float">
            <text:p>11</text:p>
          </table:table-cell>
          <table:table-cell/>
          <table:table-cell table:style-name="ce71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office:value-type="string" office:string-value="('Jane','Amanda','Tenorio','Roberts','1999-09-14',171,81,'azul claro','20/20','confidencial','personal_inteligencia_data/foto.png','personal_inteligencia_data/huella_digital.png','personal_inteligencia_data/huella_retina.png',ROW(58,2346332718) ,ROW('75420020','Uganda'),ARRAY['español','inglés','portugués','francés','null','null']::varchar(50)[], ARRAY[ ROW('Felicio',null,'Meneses','Ward','1975-10-18','hermano',ROW(58,2344062499) ), ROW('Luis',null,'Oliva','Arias','1975-10-18','primo',ROW(58,2346707368) )]::familiar_ty[], ARRAY[ ROW('85335906','Irlanda'),row('null','null') ]::identificacion_ty[], ARRAY[ ROW('Filosofía','null','null'), ROW('null','null','null') ]::nivel_educativo_ty[],null,'11')," calcext:value-type="string">
            <text:p>('Jane','Amanda','Tenorio','Roberts','1999-09-14',171,81,'azul claro','20/20','confidencial','personal_inteligencia_data/foto.png','personal_inteligencia_data/huella_digital.png','personal_inteligencia_data/huella_retina.png',ROW(58,2346332718) ,ROW('75420020','Uganda'),ARRAY['español','inglés','portugués','francés','null','null']::varchar(50)[], ARRAY[ ROW('Felicio',null,'Meneses','Ward','1975-10-18','hermano',ROW(58,2344062499) ), ROW('Luis',null,'Oliva','Arias','1975-10-18','primo',ROW(58,2346707368) )]::familiar_ty[], ARRAY[ ROW('85335906','Irlanda'),row('null','null') ]::identificacion_ty[], ARRAY[ ROW('Filosofía','null','null'), ROW('null','null','null') ]::nivel_educativo_ty[],null,'11'),</text:p>
          </table:table-cell>
          <table:table-cell table:number-columns-repeated="963"/>
        </table:table-row>
        <table:table-row table:style-name="ro2">
          <table:table-cell table:style-name="ce14" table:formula="of:=[.D12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2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53" office:value-type="string" calcext:value-type="string">
            <text:p>1994-05-26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086194" calcext:value-type="float">
            <text:p>9086194</text:p>
          </table:table-cell>
          <table:table-cell table:formula="of:=RANDBETWEEN(10000000;99999999)" office:value-type="float" office:value="13894225" calcext:value-type="float">
            <text:p>1389422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632299" calcext:value-type="float">
            <text:p>1632299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194551" calcext:value-type="float">
            <text:p>3194551</text:p>
          </table:table-cell>
          <table:table-cell table:style-name="ce62" table:formula="of:=RANDBETWEEN(10000000;100000000)" office:value-type="float" office:value="49239177" calcext:value-type="float">
            <text:p>49239177</text:p>
          </table:table-cell>
          <table:table-cell table:formula="of:=[.F12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2]" office:value-type="float" office:value="12" calcext:value-type="float">
            <text:p>12</text:p>
          </table:table-cell>
          <table:table-cell/>
          <table:table-cell table:style-name="ce71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office:value-type="string" office:string-value="('Bienvenido','Vivaldo','Martines','Luis','1994-05-26',172,67,'azul oscuro','20/20','confidencial','personal_inteligencia_data/foto.png','personal_inteligencia_data/huella_digital.png','personal_inteligencia_data/huella_retina.png',ROW(58,2129086194) ,ROW('13894225','Argentina'),ARRAY['inglés','árabe','portugués','francés','null','null']::varchar(50)[], ARRAY[ ROW('Gracia',null,'Sanchez','Simon','1963-06-08','madre',ROW(58,2121632299) ), ROW('Anthony','Amilcar','Tafoya','Buenrostro','1963-06-08','primo',ROW(58,2123194551) )]::familiar_ty[], ARRAY[ ROW('49239177','Irlanda'),row('null','null') ]::identificacion_ty[], ARRAY[ ROW('Comunicación','Máster','Comunicación Corporativa'), ROW('null','null','null') ]::nivel_educativo_ty[],null,'12')," calcext:value-type="string">
            <text:p>('Bienvenido','Vivaldo','Martines','Luis','1994-05-26',172,67,'azul oscuro','20/20','confidencial','personal_inteligencia_data/foto.png','personal_inteligencia_data/huella_digital.png','personal_inteligencia_data/huella_retina.png',ROW(58,2129086194) ,ROW('13894225','Argentina'),ARRAY['inglés','árabe','portugués','francés','null','null']::varchar(50)[], ARRAY[ ROW('Gracia',null,'Sanchez','Simon','1963-06-08','madre',ROW(58,2121632299) ), ROW('Anthony','Amilcar','Tafoya','Buenrostro','1963-06-08','primo',ROW(58,2123194551) )]::familiar_ty[], ARRAY[ ROW('49239177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963"/>
        </table:table-row>
        <table:table-row table:style-name="ro2">
          <table:table-cell table:style-name="ce14" table:formula="of:=[.D13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3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53" office:value-type="string" calcext:value-type="string">
            <text:p>1984-05-22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4908890" calcext:value-type="float">
            <text:p>4908890</text:p>
          </table:table-cell>
          <table:table-cell table:formula="of:=RANDBETWEEN(10000000;99999999)" office:value-type="float" office:value="98674462" calcext:value-type="float">
            <text:p>9867446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5719709" calcext:value-type="float">
            <text:p>5719709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5205715" calcext:value-type="float">
            <text:p>5205715</text:p>
          </table:table-cell>
          <table:table-cell table:style-name="ce62" table:formula="of:=RANDBETWEEN(10000000;100000000)" office:value-type="float" office:value="15657335" calcext:value-type="float">
            <text:p>15657335</text:p>
          </table:table-cell>
          <table:table-cell table:formula="of:=[.F13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3]" office:value-type="float" office:value="12" calcext:value-type="float">
            <text:p>12</text:p>
          </table:table-cell>
          <table:table-cell/>
          <table:table-cell table:style-name="ce71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office:value-type="string" office:string-value="('Valerio','Adan','Bahena','Deltoro','1984-05-22',169,72,'verde oscuro','20/40','no_clasificado','personal_inteligencia_data/foto.png','personal_inteligencia_data/huella_digital.png','personal_inteligencia_data/huella_retina.png',ROW(58,2874908890) ,ROW('98674462','Groenlandia'),ARRAY['inglés','árabe','portugués','francés','null','null']::varchar(50)[], ARRAY[ ROW('Luisa',null,'Menjivar','Velasquez','1955-08-29','primo',ROW(58,2445719709) ), ROW('Vitalicio','Calixtrato','Medina','Sanabria','1955-08-29','hermano',ROW(58,2445205715) )]::familiar_ty[], ARRAY[ ROW('15657335','Irlanda'),row('null','null') ]::identificacion_ty[], ARRAY[ ROW('Ingeniería Industrial','null','null'), ROW('Economía','null','null') ]::nivel_educativo_ty[],null,'12')," calcext:value-type="string">
            <text:p>('Valerio','Adan','Bahena','Deltoro','1984-05-22',169,72,'verde oscuro','20/40','no_clasificado','personal_inteligencia_data/foto.png','personal_inteligencia_data/huella_digital.png','personal_inteligencia_data/huella_retina.png',ROW(58,2874908890) ,ROW('98674462','Groenlandia'),ARRAY['inglés','árabe','portugués','francés','null','null']::varchar(50)[], ARRAY[ ROW('Luisa',null,'Menjivar','Velasquez','1955-08-29','primo',ROW(58,2445719709) ), ROW('Vitalicio','Calixtrato','Medina','Sanabria','1955-08-29','hermano',ROW(58,2445205715) )]::familiar_ty[], ARRAY[ ROW('15657335','Irlanda'),row('null','null') ]::identificacion_ty[], ARRAY[ ROW('Ingeniería Industrial','null','null'), ROW('Economía','null','null') ]::nivel_educativo_ty[],null,'12'),</text:p>
          </table:table-cell>
          <table:table-cell table:number-columns-repeated="963"/>
        </table:table-row>
        <table:table-row table:style-name="ro2">
          <table:table-cell table:style-name="ce14" table:formula="of:=[.D14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4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53" office:value-type="string" calcext:value-type="string">
            <text:p>2000-03-09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942485" calcext:value-type="float">
            <text:p>1942485</text:p>
          </table:table-cell>
          <table:table-cell table:formula="of:=RANDBETWEEN(10000000;99999999)" office:value-type="float" office:value="81014661" calcext:value-type="float">
            <text:p>8101466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903004" calcext:value-type="float">
            <text:p>4903004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800431" calcext:value-type="float">
            <text:p>6800431</text:p>
          </table:table-cell>
          <table:table-cell table:style-name="ce62" table:formula="of:=RANDBETWEEN(10000000;100000000)" office:value-type="float" office:value="42161773" calcext:value-type="float">
            <text:p>42161773</text:p>
          </table:table-cell>
          <table:table-cell table:formula="of:=[.F1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4]" office:value-type="float" office:value="12" calcext:value-type="float">
            <text:p>12</text:p>
          </table:table-cell>
          <table:table-cell/>
          <table:table-cell table:style-name="ce71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office:value-type="string" office:string-value="('Margarito','Juvenal','Nevarez','Galarza','2000-03-09',163,90,'azul claro','20/16','no_clasificado','personal_inteligencia_data/foto.png','personal_inteligencia_data/huella_digital.png','personal_inteligencia_data/huella_retina.png',ROW(58,2121942485) ,ROW('81014661','Irlanda'),ARRAY['español','inglés','portugués','francés','null','null']::varchar(50)[], ARRAY[ ROW('Consolacion','Maximina','Maciel','Robledo','1953-11-30','hermano',ROW(58,2124903004) ), ROW('Tito','Julian','Vallejo','Pinon','1953-11-30','primo',ROW(58,2126800431) )]::familiar_ty[], ARRAY[ ROW('42161773','Irlanda'),row('null','null') ]::identificacion_ty[], ARRAY[ ROW('Derecho','null','null'), ROW('Enfermería','null','null') ]::nivel_educativo_ty[],null,'12')," calcext:value-type="string">
            <text:p>('Margarito','Juvenal','Nevarez','Galarza','2000-03-09',163,90,'azul claro','20/16','no_clasificado','personal_inteligencia_data/foto.png','personal_inteligencia_data/huella_digital.png','personal_inteligencia_data/huella_retina.png',ROW(58,2121942485) ,ROW('81014661','Irlanda'),ARRAY['español','inglés','portugués','francés','null','null']::varchar(50)[], ARRAY[ ROW('Consolacion','Maximina','Maciel','Robledo','1953-11-30','hermano',ROW(58,2124903004) ), ROW('Tito','Julian','Vallejo','Pinon','1953-11-30','primo',ROW(58,2126800431) )]::familiar_ty[], ARRAY[ ROW('42161773','Irlanda'),row('null','null') ]::identificacion_ty[], ARRAY[ ROW('Derecho','null','null'), ROW('Enfermería','null','null') ]::nivel_educativo_ty[],null,'12'),</text:p>
          </table:table-cell>
          <table:table-cell table:number-columns-repeated="963"/>
        </table:table-row>
        <table:table-row table:style-name="ro2">
          <table:table-cell table:style-name="ce14" table:formula="of:=[.D15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5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99-09-20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8719894" calcext:value-type="float">
            <text:p>8719894</text:p>
          </table:table-cell>
          <table:table-cell table:formula="of:=RANDBETWEEN(10000000;99999999)" office:value-type="float" office:value="87144053" calcext:value-type="float">
            <text:p>8714405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7740072" calcext:value-type="float">
            <text:p>7740072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7871493" calcext:value-type="float">
            <text:p>7871493</text:p>
          </table:table-cell>
          <table:table-cell table:style-name="ce62" table:formula="of:=RANDBETWEEN(10000000;100000000)" office:value-type="float" office:value="14895348" calcext:value-type="float">
            <text:p>14895348</text:p>
          </table:table-cell>
          <table:table-cell table:formula="of:=[.F1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5]" office:value-type="float" office:value="12" calcext:value-type="float">
            <text:p>12</text:p>
          </table:table-cell>
          <table:table-cell/>
          <table:table-cell table:style-name="ce71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office:value-type="string" office:string-value="('Feliciano','Cristian','Guzman','Roman','1999-09-20',162,84,'marrón claro','20/16','confidencial','personal_inteligencia_data/foto.png','personal_inteligencia_data/huella_digital.png','personal_inteligencia_data/huella_retina.png',ROW(58,2618719894) ,ROW('87144053','Uganda'),ARRAY['español','inglés','portugués','francés','null','null']::varchar(50)[], ARRAY[ ROW('Irma',null,'Barahona','Maldonado','1976-03-18','hermano',ROW(58,2617740072) ), ROW('Klement',null,'Montiel','Salguero','1976-03-18','hermano',ROW(58,2617871493) )]::familiar_ty[], ARRAY[ ROW('14895348','Irlanda'),row('null','null') ]::identificacion_ty[], ARRAY[ ROW('Criminología','null','null'), ROW('null','null','null') ]::nivel_educativo_ty[],null,'12')," calcext:value-type="string">
            <text:p>('Feliciano','Cristian','Guzman','Roman','1999-09-20',162,84,'marrón claro','20/16','confidencial','personal_inteligencia_data/foto.png','personal_inteligencia_data/huella_digital.png','personal_inteligencia_data/huella_retina.png',ROW(58,2618719894) ,ROW('87144053','Uganda'),ARRAY['español','inglés','portugués','francés','null','null']::varchar(50)[], ARRAY[ ROW('Irma',null,'Barahona','Maldonado','1976-03-18','hermano',ROW(58,2617740072) ), ROW('Klement',null,'Montiel','Salguero','1976-03-18','hermano',ROW(58,2617871493) )]::familiar_ty[], ARRAY[ ROW('14895348','Irlanda'),row('null','null') ]::identificacion_ty[], ARRAY[ ROW('Criminología','null','null'), ROW('null','null','null') ]::nivel_educativo_ty[],null,'12'),</text:p>
          </table:table-cell>
          <table:table-cell table:number-columns-repeated="963"/>
        </table:table-row>
        <table:table-row table:style-name="ro2">
          <table:table-cell table:style-name="ce14" table:formula="of:=[.D16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6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53" office:value-type="string" calcext:value-type="string">
            <text:p>1992-05-02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001662" calcext:value-type="float">
            <text:p>7001662</text:p>
          </table:table-cell>
          <table:table-cell table:formula="of:=RANDBETWEEN(10000000;99999999)" office:value-type="float" office:value="75482015" calcext:value-type="float">
            <text:p>7548201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977697" calcext:value-type="float">
            <text:p>7977697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430180" calcext:value-type="float">
            <text:p>4430180</text:p>
          </table:table-cell>
          <table:table-cell table:style-name="ce62" table:formula="of:=RANDBETWEEN(10000000;100000000)" office:value-type="float" office:value="72128810" calcext:value-type="float">
            <text:p>72128810</text:p>
          </table:table-cell>
          <table:table-cell table:formula="of:=[.F16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53841218" calcext:value-type="float">
            <text:p>53841218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formula="of:=[.D16]" office:value-type="float" office:value="13" calcext:value-type="float">
            <text:p>13</text:p>
          </table:table-cell>
          <table:table-cell/>
          <table:table-cell table:style-name="ce71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office:value-type="string" office:string-value="('Santiago','Andres','Izaguirre','Giron','1992-05-02',166,84,'verde oscuro','20/20','top_secret','personal_inteligencia_data/foto.png','personal_inteligencia_data/huella_digital.png','personal_inteligencia_data/huella_retina.png',ROW(58,4127001662) ,ROW('75482015','Argentina'),ARRAY['español','inglés','hindi','ruso','mandarín','null']::varchar(50)[], ARRAY[ ROW('Pablo','Emiliano','Santana','Almeida','1956-04-21','hermano',ROW(58,4127977697) ), ROW('Greta',null,'Valdivia','Cruz','1956-04-21','hermano',ROW(58,4124430180) )]::familiar_ty[], ARRAY[ ROW('72128810','Holanda'),row('53841218','Zimbabue') ]::identificacion_ty[], ARRAY[ ROW('Enfermería','null','null'), ROW('Ingeniería Industrial','Máster','Dirección de Empresas') ]::nivel_educativo_ty[],null,'13')," calcext:value-type="string">
            <text:p>('Santiago','Andres','Izaguirre','Giron','1992-05-02',166,84,'verde oscuro','20/20','top_secret','personal_inteligencia_data/foto.png','personal_inteligencia_data/huella_digital.png','personal_inteligencia_data/huella_retina.png',ROW(58,4127001662) ,ROW('75482015','Argentina'),ARRAY['español','inglés','hindi','ruso','mandarín','null']::varchar(50)[], ARRAY[ ROW('Pablo','Emiliano','Santana','Almeida','1956-04-21','hermano',ROW(58,4127977697) ), ROW('Greta',null,'Valdivia','Cruz','1956-04-21','hermano',ROW(58,4124430180) )]::familiar_ty[], ARRAY[ ROW('72128810','Holanda'),row('53841218','Zimbabue') ]::identificacion_ty[], ARRAY[ ROW('Enfermería','null','null'), ROW('Ingeniería Industrial','Máster','Dirección de Empresas') ]::nivel_educativo_ty[],null,'13'),</text:p>
          </table:table-cell>
          <table:table-cell table:number-columns-repeated="963"/>
        </table:table-row>
        <table:table-row table:style-name="ro2">
          <table:table-cell table:style-name="ce14" table:formula="of:=[.D17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7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96-11-17</text:p>
          </table:table-cell>
          <table:table-cell table:style-name="ce55" table:formula="of:=ROUND(RAND()*40+150 )" office:value-type="float" office:value="183" calcext:value-type="float">
            <text:p>183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756937" calcext:value-type="float">
            <text:p>5756937</text:p>
          </table:table-cell>
          <table:table-cell table:formula="of:=RANDBETWEEN(10000000;99999999)" office:value-type="float" office:value="24939667" calcext:value-type="float">
            <text:p>2493966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191329" calcext:value-type="float">
            <text:p>9191329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2404985" calcext:value-type="float">
            <text:p>2404985</text:p>
          </table:table-cell>
          <table:table-cell table:style-name="ce62" table:formula="of:=RANDBETWEEN(10000000;100000000)" office:value-type="float" office:value="72041574" calcext:value-type="float">
            <text:p>72041574</text:p>
          </table:table-cell>
          <table:table-cell table:formula="of:=[.F1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7]" office:value-type="float" office:value="13" calcext:value-type="float">
            <text:p>13</text:p>
          </table:table-cell>
          <table:table-cell/>
          <table:table-cell table:style-name="ce71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office:value-type="string" office:string-value="('Elidio','Pablo','Carreno','Villarreal','1996-11-17',183,86,'verde oscuro','20/20','no_clasificado','personal_inteligencia_data/foto.png','personal_inteligencia_data/huella_digital.png','personal_inteligencia_data/huella_retina.png',ROW(58,4245756937) ,ROW('24939667','Groenlandia'),ARRAY['español','inglés','hindi','ruso','null','null']::varchar(50)[], ARRAY[ ROW('Jorge','Silvester','Rodrigues','Baez','1959-10-09','primo',ROW(58,2819191329) ), ROW('Lincoln',null,'Alvarenga','Elizondo','1959-10-09','hermano',ROW(58,2812404985) )]::familiar_ty[], ARRAY[ ROW('72041574','Holanda'),row('null','null') ]::identificacion_ty[], ARRAY[ ROW('Ciencias Sociales ','null','null'), ROW('null','null','null') ]::nivel_educativo_ty[],null,'13')," calcext:value-type="string">
            <text:p>('Elidio','Pablo','Carreno','Villarreal','1996-11-17',183,86,'verde oscuro','20/20','no_clasificado','personal_inteligencia_data/foto.png','personal_inteligencia_data/huella_digital.png','personal_inteligencia_data/huella_retina.png',ROW(58,4245756937) ,ROW('24939667','Groenlandia'),ARRAY['español','inglés','hindi','ruso','null','null']::varchar(50)[], ARRAY[ ROW('Jorge','Silvester','Rodrigues','Baez','1959-10-09','primo',ROW(58,2819191329) ), ROW('Lincoln',null,'Alvarenga','Elizondo','1959-10-09','hermano',ROW(58,2812404985) )]::familiar_ty[], ARRAY[ ROW('72041574','Holanda'),row('null','null') ]::identificacion_ty[], ARRAY[ ROW('Ciencias Sociales ','null','null'), ROW('null','null','null') ]::nivel_educativo_ty[],null,'13'),</text:p>
          </table:table-cell>
          <table:table-cell table:number-columns-repeated="963"/>
        </table:table-row>
        <table:table-row table:style-name="ro2">
          <table:table-cell table:style-name="ce14" table:formula="of:=[.D18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8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53" office:value-type="string" calcext:value-type="string">
            <text:p>1996-11-15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360639" calcext:value-type="float">
            <text:p>7360639</text:p>
          </table:table-cell>
          <table:table-cell table:formula="of:=RANDBETWEEN(10000000;99999999)" office:value-type="float" office:value="25379134" calcext:value-type="float">
            <text:p>2537913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172356" calcext:value-type="float">
            <text:p>9172356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598254" calcext:value-type="float">
            <text:p>8598254</text:p>
          </table:table-cell>
          <table:table-cell table:style-name="ce62" table:formula="of:=RANDBETWEEN(10000000;100000000)" office:value-type="float" office:value="31962090" calcext:value-type="float">
            <text:p>31962090</text:p>
          </table:table-cell>
          <table:table-cell table:formula="of:=[.F18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8]" office:value-type="float" office:value="13" calcext:value-type="float">
            <text:p>13</text:p>
          </table:table-cell>
          <table:table-cell/>
          <table:table-cell table:style-name="ce71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office:value-type="string" office:string-value="('Regulo','Pastor','Coria','Valverde','1996-11-15',158,66,'verde claro','20/50','no_clasificado','personal_inteligencia_data/foto.png','personal_inteligencia_data/huella_digital.png','personal_inteligencia_data/huella_retina.png',ROW(58,4247360639) ,ROW('25379134','Malasia'),ARRAY['inglés','árabe','portugués','francés','null','null']::varchar(50)[], ARRAY[ ROW('Marco',null,'Armijo','Jimenez','1970-12-22','primo',ROW(58,4249172356) ), ROW('Emperatriz',null,'Angulo','Valdivia','1970-12-22','hermano',ROW(58,4248598254) )]::familiar_ty[], ARRAY[ ROW('31962090','Holanda'),row('null','null') ]::identificacion_ty[], ARRAY[ ROW('Psicología','Máster','Inteligencia Emocional'), ROW('null','null','null') ]::nivel_educativo_ty[],null,'13')," calcext:value-type="string">
            <text:p>('Regulo','Pastor','Coria','Valverde','1996-11-15',158,66,'verde claro','20/50','no_clasificado','personal_inteligencia_data/foto.png','personal_inteligencia_data/huella_digital.png','personal_inteligencia_data/huella_retina.png',ROW(58,4247360639) ,ROW('25379134','Malasia'),ARRAY['inglés','árabe','portugués','francés','null','null']::varchar(50)[], ARRAY[ ROW('Marco',null,'Armijo','Jimenez','1970-12-22','primo',ROW(58,4249172356) ), ROW('Emperatriz',null,'Angulo','Valdivia','1970-12-22','hermano',ROW(58,4248598254) )]::familiar_ty[], ARRAY[ ROW('31962090','Holanda'),row('null','null') ]::identificacion_ty[], ARRAY[ ROW('Psicología','Máster','Inteligencia Emocional'), ROW('null','null','null') ]::nivel_educativo_ty[],null,'13'),</text:p>
          </table:table-cell>
          <table:table-cell table:number-columns-repeated="963"/>
        </table:table-row>
        <table:table-row table:style-name="ro2">
          <table:table-cell table:style-name="ce14" table:formula="of:=[.D19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9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1998-11-20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6063963" calcext:value-type="float">
            <text:p>6063963</text:p>
          </table:table-cell>
          <table:table-cell table:formula="of:=RANDBETWEEN(10000000;99999999)" office:value-type="float" office:value="88388957" calcext:value-type="float">
            <text:p>8838895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848108" calcext:value-type="float">
            <text:p>1848108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365019" calcext:value-type="float">
            <text:p>1365019</text:p>
          </table:table-cell>
          <table:table-cell table:style-name="ce62" table:formula="of:=RANDBETWEEN(10000000;100000000)" office:value-type="float" office:value="24798898" calcext:value-type="float">
            <text:p>24798898</text:p>
          </table:table-cell>
          <table:table-cell table:formula="of:=[.F19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83594982" calcext:value-type="float">
            <text:p>83594982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formula="of:=[.D19]" office:value-type="float" office:value="13" calcext:value-type="float">
            <text:p>13</text:p>
          </table:table-cell>
          <table:table-cell/>
          <table:table-cell table:style-name="ce71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office:value-type="string" office:string-value="('Atenea','Mariana','Escalante','Garay','1998-11-20',178,69,'marrón claro','20/160','confidencial','personal_inteligencia_data/foto.png','personal_inteligencia_data/huella_digital.png','personal_inteligencia_data/huella_retina.png',ROW(58,2346063963) ,ROW('88388957','Uganda'),ARRAY['español','inglés','hindi','ruso','mandarín','bengalí']::varchar(50)[], ARRAY[ ROW('Camilo','Margarito','Aguayo','Giraldo','1976-03-16','abuelo',ROW(58,2431848108) ), ROW('Fabian','Melchor','Deltoro','Lucero','1976-03-16','primo',ROW(58,2431365019) )]::familiar_ty[], ARRAY[ ROW('24798898','Holanda'),row('83594982','Holanda') ]::identificacion_ty[], ARRAY[ ROW('Psicología','null','null'), ROW('Comunicación','Máster','Comunicación Corporativa') ]::nivel_educativo_ty[],null,'13')," calcext:value-type="string">
            <text:p>('Atenea','Mariana','Escalante','Garay','1998-11-20',178,69,'marrón claro','20/160','confidencial','personal_inteligencia_data/foto.png','personal_inteligencia_data/huella_digital.png','personal_inteligencia_data/huella_retina.png',ROW(58,2346063963) ,ROW('88388957','Uganda'),ARRAY['español','inglés','hindi','ruso','mandarín','bengalí']::varchar(50)[], ARRAY[ ROW('Camilo','Margarito','Aguayo','Giraldo','1976-03-16','abuelo',ROW(58,2431848108) ), ROW('Fabian','Melchor','Deltoro','Lucero','1976-03-16','primo',ROW(58,2431365019) )]::familiar_ty[], ARRAY[ ROW('24798898','Holanda'),row('83594982','Holanda') ]::identificacion_ty[], ARRAY[ ROW('Psicología','null','null'), ROW('Comunicación','Máster','Comunicación Corporativa') ]::nivel_educativo_ty[],null,'13'),</text:p>
          </table:table-cell>
          <table:table-cell table:number-columns-repeated="963"/>
        </table:table-row>
        <table:table-row table:style-name="ro2">
          <table:table-cell table:style-name="ce14" table:formula="of:=[.D20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0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92-05-29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962703" calcext:value-type="float">
            <text:p>9962703</text:p>
          </table:table-cell>
          <table:table-cell table:formula="of:=RANDBETWEEN(10000000;99999999)" office:value-type="float" office:value="32416328" calcext:value-type="float">
            <text:p>3241632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332648" calcext:value-type="float">
            <text:p>733264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123943" calcext:value-type="float">
            <text:p>1123943</text:p>
          </table:table-cell>
          <table:table-cell table:style-name="ce62" table:formula="of:=RANDBETWEEN(10000000;100000000)" office:value-type="float" office:value="13845457" calcext:value-type="float">
            <text:p>13845457</text:p>
          </table:table-cell>
          <table:table-cell table:formula="of:=[.F20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79539708" calcext:value-type="float">
            <text:p>7953970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formula="of:=[.D20]" office:value-type="float" office:value="14" calcext:value-type="float">
            <text:p>14</text:p>
          </table:table-cell>
          <table:table-cell/>
          <table:table-cell table:style-name="ce71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office:value-type="string" office:string-value="('Silvio','Fidel','Avelar','Mojica','1992-05-29',153,90,'azul oscuro','20/16','top_secret','personal_inteligencia_data/foto.png','personal_inteligencia_data/huella_digital.png','personal_inteligencia_data/huella_retina.png',ROW(58,2129962703) ,ROW('32416328','Argentina'),ARRAY['español','inglés','hindi','ruso','mandarín','null']::varchar(50)[], ARRAY[ ROW('Julian','Cornelio','Ceja','Castro','1957-07-10','abuelo',ROW(58,2127332648) ), ROW('Marcela',null,'Galdamez','Rogers','1957-07-10','abuelo',ROW(58,2121123943) )]::familiar_ty[], ARRAY[ ROW('13845457','Holanda'),row('79539708','Zimbabue') ]::identificacion_ty[], ARRAY[ ROW('Ciencias Sociales ','null','null'), ROW('Derecho','Máster','Abogacía') ]::nivel_educativo_ty[],null,'14')," calcext:value-type="string">
            <text:p>('Silvio','Fidel','Avelar','Mojica','1992-05-29',153,90,'azul oscuro','20/16','top_secret','personal_inteligencia_data/foto.png','personal_inteligencia_data/huella_digital.png','personal_inteligencia_data/huella_retina.png',ROW(58,2129962703) ,ROW('32416328','Argentina'),ARRAY['español','inglés','hindi','ruso','mandarín','null']::varchar(50)[], ARRAY[ ROW('Julian','Cornelio','Ceja','Castro','1957-07-10','abuelo',ROW(58,2127332648) ), ROW('Marcela',null,'Galdamez','Rogers','1957-07-10','abuelo',ROW(58,2121123943) )]::familiar_ty[], ARRAY[ ROW('13845457','Holanda'),row('79539708','Zimbabue') ]::identificacion_ty[], ARRAY[ ROW('Ciencias Sociales ','null','null'), ROW('Derecho','Máster','Abogacía') ]::nivel_educativo_ty[],null,'14'),</text:p>
          </table:table-cell>
          <table:table-cell table:number-columns-repeated="963"/>
        </table:table-row>
        <table:table-row table:style-name="ro2">
          <table:table-cell table:style-name="ce14" table:formula="of:=[.D21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1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53" office:value-type="string" calcext:value-type="string">
            <text:p>1999-09-22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2916665" calcext:value-type="float">
            <text:p>2916665</text:p>
          </table:table-cell>
          <table:table-cell table:formula="of:=RANDBETWEEN(10000000;99999999)" office:value-type="float" office:value="93816057" calcext:value-type="float">
            <text:p>9381605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048436" calcext:value-type="float">
            <text:p>5048436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345482" calcext:value-type="float">
            <text:p>8345482</text:p>
          </table:table-cell>
          <table:table-cell table:style-name="ce62" table:formula="of:=RANDBETWEEN(10000000;100000000)" office:value-type="float" office:value="34412766" calcext:value-type="float">
            <text:p>34412766</text:p>
          </table:table-cell>
          <table:table-cell table:formula="of:=[.F21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1]" office:value-type="float" office:value="14" calcext:value-type="float">
            <text:p>14</text:p>
          </table:table-cell>
          <table:table-cell/>
          <table:table-cell table:style-name="ce71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office:value-type="string" office:string-value="('Cristian','Feliciano','Montero','Arango','1999-09-22',186,77,'azul oscuro','20/20','no_clasificado','personal_inteligencia_data/foto.png','personal_inteligencia_data/huella_digital.png','personal_inteligencia_data/huella_retina.png',ROW(58,2872916665) ,ROW('93816057','Groenlandia'),ARRAY['español','inglés','hindi','ruso','mandarín','null']::varchar(50)[], ARRAY[ ROW('Constantino','Ciceron','Perez','Manriquez','1960-08-31','tío',ROW(58,2345048436) ), ROW('Alba',null,'Arriola','Duenas','1960-08-31','hermano',ROW(58,2348345482) )]::familiar_ty[], ARRAY[ ROW('34412766','Holanda'),row('null','null') ]::identificacion_ty[], ARRAY[ ROW('Economía','null','null'), ROW('null','null','null') ]::nivel_educativo_ty[],null,'14')," calcext:value-type="string">
            <text:p>('Cristian','Feliciano','Montero','Arango','1999-09-22',186,77,'azul oscuro','20/20','no_clasificado','personal_inteligencia_data/foto.png','personal_inteligencia_data/huella_digital.png','personal_inteligencia_data/huella_retina.png',ROW(58,2872916665) ,ROW('93816057','Groenlandia'),ARRAY['español','inglés','hindi','ruso','mandarín','null']::varchar(50)[], ARRAY[ ROW('Constantino','Ciceron','Perez','Manriquez','1960-08-31','tío',ROW(58,2345048436) ), ROW('Alba',null,'Arriola','Duenas','1960-08-31','hermano',ROW(58,2348345482) )]::familiar_ty[], ARRAY[ ROW('34412766','Holanda'),row('null','null') ]::identificacion_ty[], ARRAY[ ROW('Economía','null','null'), ROW('null','null','null') ]::nivel_educativo_ty[],null,'14'),</text:p>
          </table:table-cell>
          <table:table-cell table:number-columns-repeated="963"/>
        </table:table-row>
        <table:table-row table:style-name="ro2">
          <table:table-cell table:style-name="ce14" table:formula="of:=[.D22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2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53" office:value-type="string" calcext:value-type="string">
            <text:p>1997-08-10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9604078" calcext:value-type="float">
            <text:p>9604078</text:p>
          </table:table-cell>
          <table:table-cell table:formula="of:=RANDBETWEEN(10000000;99999999)" office:value-type="float" office:value="54957788" calcext:value-type="float">
            <text:p>5495778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795852" calcext:value-type="float">
            <text:p>5795852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059427" calcext:value-type="float">
            <text:p>5059427</text:p>
          </table:table-cell>
          <table:table-cell table:style-name="ce62" table:formula="of:=RANDBETWEEN(10000000;100000000)" office:value-type="float" office:value="65083935" calcext:value-type="float">
            <text:p>65083935</text:p>
          </table:table-cell>
          <table:table-cell table:formula="of:=[.F22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2]" office:value-type="float" office:value="14" calcext:value-type="float">
            <text:p>14</text:p>
          </table:table-cell>
          <table:table-cell/>
          <table:table-cell table:style-name="ce71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office:value-type="string" office:string-value="('Ives','Victor','Valerio','Alejo','1997-08-10',154,66,'verde oscuro','20/40','no_clasificado','personal_inteligencia_data/foto.png','personal_inteligencia_data/huella_digital.png','personal_inteligencia_data/huella_retina.png',ROW(58,2879604078) ,ROW('54957788','Malasia'),ARRAY['inglés','árabe','portugués','francés','null','null']::varchar(50)[], ARRAY[ ROW('Cesarino',null,'Delrio','Caldera','1971-06-23','tío',ROW(58,2875795852) ), ROW('Vilma',null,'Monreal','Toscano','1971-06-23','hermano',ROW(58,2875059427) )]::familiar_ty[], ARRAY[ ROW('65083935','Holanda'),row('null','null') ]::identificacion_ty[], ARRAY[ ROW('Enfermería','null','null'), ROW('null','null','null') ]::nivel_educativo_ty[],null,'14')," calcext:value-type="string">
            <text:p>('Ives','Victor','Valerio','Alejo','1997-08-10',154,66,'verde oscuro','20/40','no_clasificado','personal_inteligencia_data/foto.png','personal_inteligencia_data/huella_digital.png','personal_inteligencia_data/huella_retina.png',ROW(58,2879604078) ,ROW('54957788','Malasia'),ARRAY['inglés','árabe','portugués','francés','null','null']::varchar(50)[], ARRAY[ ROW('Cesarino',null,'Delrio','Caldera','1971-06-23','tío',ROW(58,2875795852) ), ROW('Vilma',null,'Monreal','Toscano','1971-06-23','hermano',ROW(58,2875059427) )]::familiar_ty[], ARRAY[ ROW('65083935','Holanda'),row('null','null') ]::identificacion_ty[], ARRAY[ ROW('Enfermería','null','null'), ROW('null','null','null') ]::nivel_educativo_ty[],null,'14'),</text:p>
          </table:table-cell>
          <table:table-cell table:number-columns-repeated="963"/>
        </table:table-row>
        <table:table-row table:style-name="ro2">
          <table:table-cell table:style-name="ce14" table:formula="of:=[.D23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3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53" office:value-type="string" calcext:value-type="string">
            <text:p>1998-12-02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004555" calcext:value-type="float">
            <text:p>9004555</text:p>
          </table:table-cell>
          <table:table-cell table:formula="of:=RANDBETWEEN(10000000;99999999)" office:value-type="float" office:value="90965271" calcext:value-type="float">
            <text:p>9096527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514711" calcext:value-type="float">
            <text:p>7514711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4062330" calcext:value-type="float">
            <text:p>4062330</text:p>
          </table:table-cell>
          <table:table-cell table:style-name="ce62" table:formula="of:=RANDBETWEEN(10000000;100000000)" office:value-type="float" office:value="98887672" calcext:value-type="float">
            <text:p>98887672</text:p>
          </table:table-cell>
          <table:table-cell table:formula="of:=[.F23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89311382" calcext:value-type="float">
            <text:p>89311382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formula="of:=[.D23]" office:value-type="float" office:value="14" calcext:value-type="float">
            <text:p>14</text:p>
          </table:table-cell>
          <table:table-cell/>
          <table:table-cell table:style-name="ce71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office:value-type="string" office:string-value="('Poncio',null,'Parker','Palafox','1998-12-02',171,87,'marrón claro','20/200','confidencial','personal_inteligencia_data/foto.png','personal_inteligencia_data/huella_digital.png','personal_inteligencia_data/huella_retina.png',ROW(58,4129004555) ,ROW('90965271','Uganda'),ARRAY['español','inglés','hindi','ruso','mandarín','bengalí']::varchar(50)[], ARRAY[ ROW('Peregrino','William','Reyes','Ruiz','1977-04-02','primo',ROW(58,2817514711) ), ROW('Daniela','Aidana','Avelar','Recinos','1977-04-02','hermano',ROW(58,2814062330) )]::familiar_ty[], ARRAY[ ROW('98887672','Holanda'),row('89311382','Holanda') ]::identificacion_ty[], ARRAY[ ROW('Enfermería','null','null'), ROW('Ciencias Sociales ','Máster','Acción Internacional Humanitaria') ]::nivel_educativo_ty[],null,'14')," calcext:value-type="string">
            <text:p>('Poncio',null,'Parker','Palafox','1998-12-02',171,87,'marrón claro','20/200','confidencial','personal_inteligencia_data/foto.png','personal_inteligencia_data/huella_digital.png','personal_inteligencia_data/huella_retina.png',ROW(58,4129004555) ,ROW('90965271','Uganda'),ARRAY['español','inglés','hindi','ruso','mandarín','bengalí']::varchar(50)[], ARRAY[ ROW('Peregrino','William','Reyes','Ruiz','1977-04-02','primo',ROW(58,2817514711) ), ROW('Daniela','Aidana','Avelar','Recinos','1977-04-02','hermano',ROW(58,2814062330) )]::familiar_ty[], ARRAY[ ROW('98887672','Holanda'),row('89311382','Holanda') ]::identificacion_ty[], ARRAY[ ROW('Enfermería','null','null'), ROW('Ciencias Sociales ','Máster','Acción Internacional Humanitaria') ]::nivel_educativo_ty[],null,'14'),</text:p>
          </table:table-cell>
          <table:table-cell table:number-columns-repeated="963"/>
        </table:table-row>
        <table:table-row table:style-name="ro2">
          <table:table-cell table:style-name="ce14" table:formula="of:=[.D24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4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53" office:value-type="string" calcext:value-type="string">
            <text:p>1993-05-13</text:p>
          </table:table-cell>
          <table:table-cell table:style-name="ce55" table:formula="of:=ROUND(RAND()*40+150 )" office:value-type="float" office:value="190" calcext:value-type="float">
            <text:p>190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926221" calcext:value-type="float">
            <text:p>2926221</text:p>
          </table:table-cell>
          <table:table-cell table:formula="of:=RANDBETWEEN(10000000;99999999)" office:value-type="float" office:value="26004603" calcext:value-type="float">
            <text:p>2600460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844761" calcext:value-type="float">
            <text:p>584476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044149" calcext:value-type="float">
            <text:p>6044149</text:p>
          </table:table-cell>
          <table:table-cell table:style-name="ce62" table:formula="of:=RANDBETWEEN(10000000;100000000)" office:value-type="float" office:value="95313627" calcext:value-type="float">
            <text:p>95313627</text:p>
          </table:table-cell>
          <table:table-cell table:formula="of:=[.F24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82396227" calcext:value-type="float">
            <text:p>8239622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formula="of:=[.D24]" office:value-type="float" office:value="15" calcext:value-type="float">
            <text:p>15</text:p>
          </table:table-cell>
          <table:table-cell/>
          <table:table-cell table:style-name="ce71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office:value-type="string" office:string-value="('Breno','Marcial','Acuna','Lewis','1993-05-13',190,81,'azul claro','20/160','top_secret','personal_inteligencia_data/foto.png','personal_inteligencia_data/huella_digital.png','personal_inteligencia_data/huella_retina.png',ROW(58,4242926221) ,ROW('26004603','Argentina'),ARRAY['español','inglés','hindi','ruso','mandarín','null']::varchar(50)[], ARRAY[ ROW('Sabina','Perla','Guevara','Morris','1959-09-04','abuelo',ROW(58,4245844761) ), ROW('Pamela','Veronica','Torres','Diaz','1959-09-04','abuelo',ROW(58,4246044149) )]::familiar_ty[], ARRAY[ ROW('95313627','Holanda'),row('82396227','Australia') ]::identificacion_ty[], ARRAY[ ROW('Economía','null','null'), ROW('Ingeniería Informática','Máster','Ciberseguridad') ]::nivel_educativo_ty[],null,'15')," calcext:value-type="string">
            <text:p>('Breno','Marcial','Acuna','Lewis','1993-05-13',190,81,'azul claro','20/160','top_secret','personal_inteligencia_data/foto.png','personal_inteligencia_data/huella_digital.png','personal_inteligencia_data/huella_retina.png',ROW(58,4242926221) ,ROW('26004603','Argentina'),ARRAY['español','inglés','hindi','ruso','mandarín','null']::varchar(50)[], ARRAY[ ROW('Sabina','Perla','Guevara','Morris','1959-09-04','abuelo',ROW(58,4245844761) ), ROW('Pamela','Veronica','Torres','Diaz','1959-09-04','abuelo',ROW(58,4246044149) )]::familiar_ty[], ARRAY[ ROW('95313627','Holanda'),row('82396227','Australia') ]::identificacion_ty[], ARRAY[ ROW('Economía','null','null'), ROW('Ingeniería Informática','Máster','Ciberseguridad') ]::nivel_educativo_ty[],null,'15'),</text:p>
          </table:table-cell>
          <table:table-cell table:number-columns-repeated="963"/>
        </table:table-row>
        <table:table-row table:style-name="ro2">
          <table:table-cell table:style-name="ce14" table:formula="of:=[.D25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5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53" office:value-type="string" calcext:value-type="string">
            <text:p>2000-04-20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2149571" calcext:value-type="float">
            <text:p>2149571</text:p>
          </table:table-cell>
          <table:table-cell table:formula="of:=RANDBETWEEN(10000000;99999999)" office:value-type="float" office:value="43220873" calcext:value-type="float">
            <text:p>4322087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326307" calcext:value-type="float">
            <text:p>632630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2036707" calcext:value-type="float">
            <text:p>2036707</text:p>
          </table:table-cell>
          <table:table-cell table:style-name="ce62" table:formula="of:=RANDBETWEEN(10000000;100000000)" office:value-type="float" office:value="46026457" calcext:value-type="float">
            <text:p>46026457</text:p>
          </table:table-cell>
          <table:table-cell table:formula="of:=[.F25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5]" office:value-type="float" office:value="15" calcext:value-type="float">
            <text:p>15</text:p>
          </table:table-cell>
          <table:table-cell/>
          <table:table-cell table:style-name="ce71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office:value-type="string" office:string-value="('Eneida','Matilde','Velasco','Estevez','2000-04-20',167,76,'azul claro','20/50','no_clasificado','personal_inteligencia_data/foto.png','personal_inteligencia_data/huella_digital.png','personal_inteligencia_data/huella_retina.png',ROW(58,2432149571) ,ROW('43220873','Groenlandia'),ARRAY['español','inglés','hindi','ruso','mandarín','null']::varchar(50)[], ARRAY[ ROW('Miranda','Maximina','Alonso','Zamora','1961-03-27','padre',ROW(58,2616326307) ), ROW('Pilar',null,'Alvarado','Contreras','1961-03-27','abuelo',ROW(58,2612036707) )]::familiar_ty[], ARRAY[ ROW('46026457','Holanda'),row('null','null') ]::identificacion_ty[], ARRAY[ ROW('Filosofía','null','null'), ROW('null','null','null') ]::nivel_educativo_ty[],null,'15')," calcext:value-type="string">
            <text:p>('Eneida','Matilde','Velasco','Estevez','2000-04-20',167,76,'azul claro','20/50','no_clasificado','personal_inteligencia_data/foto.png','personal_inteligencia_data/huella_digital.png','personal_inteligencia_data/huella_retina.png',ROW(58,2432149571) ,ROW('43220873','Groenlandia'),ARRAY['español','inglés','hindi','ruso','mandarín','null']::varchar(50)[], ARRAY[ ROW('Miranda','Maximina','Alonso','Zamora','1961-03-27','padre',ROW(58,2616326307) ), ROW('Pilar',null,'Alvarado','Contreras','1961-03-27','abuelo',ROW(58,2612036707) )]::familiar_ty[], ARRAY[ ROW('46026457','Holanda'),row('null','null') ]::identificacion_ty[], ARRAY[ ROW('Filosofía','null','null'), ROW('null','null','null') ]::nivel_educativo_ty[],null,'15'),</text:p>
          </table:table-cell>
          <table:table-cell table:number-columns-repeated="963"/>
        </table:table-row>
        <table:table-row table:style-name="ro2">
          <table:table-cell table:style-name="ce14" table:formula="of:=[.D26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6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53" office:value-type="string" calcext:value-type="string">
            <text:p>1997-10-10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1447222" calcext:value-type="float">
            <text:p>1447222</text:p>
          </table:table-cell>
          <table:table-cell table:formula="of:=RANDBETWEEN(10000000;99999999)" office:value-type="float" office:value="96671565" calcext:value-type="float">
            <text:p>9667156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812486" calcext:value-type="float">
            <text:p>181248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169024" calcext:value-type="float">
            <text:p>1169024</text:p>
          </table:table-cell>
          <table:table-cell table:style-name="ce62" table:formula="of:=RANDBETWEEN(10000000;100000000)" office:value-type="float" office:value="20433748" calcext:value-type="float">
            <text:p>20433748</text:p>
          </table:table-cell>
          <table:table-cell table:formula="of:=[.F26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6]" office:value-type="float" office:value="15" calcext:value-type="float">
            <text:p>15</text:p>
          </table:table-cell>
          <table:table-cell/>
          <table:table-cell table:style-name="ce71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office:value-type="string" office:string-value="('Jayden','Emilio','Amezcua','Maya','1997-10-10',171,65,'azul oscuro','20/32','no_clasificado','personal_inteligencia_data/foto.png','personal_inteligencia_data/huella_digital.png','personal_inteligencia_data/huella_retina.png',ROW(58,2431447222) ,ROW('96671565','Malasia'),ARRAY['inglés','árabe','portugués','francés','null','null']::varchar(50)[], ARRAY[ ROW('Luciana',null,'Garibay','Contreras','1973-05-18','padre',ROW(58,2431812486) ), ROW('Luna',null,'Castrejon','Narvaez','1973-05-18','abuelo',ROW(58,2431169024) )]::familiar_ty[], ARRAY[ ROW('20433748','Holanda'),row('null','null') ]::identificacion_ty[], ARRAY[ ROW('Criminología','null','null'), ROW('null','null','null') ]::nivel_educativo_ty[],null,'15')," calcext:value-type="string">
            <text:p>('Jayden','Emilio','Amezcua','Maya','1997-10-10',171,65,'azul oscuro','20/32','no_clasificado','personal_inteligencia_data/foto.png','personal_inteligencia_data/huella_digital.png','personal_inteligencia_data/huella_retina.png',ROW(58,2431447222) ,ROW('96671565','Malasia'),ARRAY['inglés','árabe','portugués','francés','null','null']::varchar(50)[], ARRAY[ ROW('Luciana',null,'Garibay','Contreras','1973-05-18','padre',ROW(58,2431812486) ), ROW('Luna',null,'Castrejon','Narvaez','1973-05-18','abuelo',ROW(58,2431169024) )]::familiar_ty[], ARRAY[ ROW('20433748','Holanda'),row('null','null') ]::identificacion_ty[], ARRAY[ ROW('Criminología','null','null'), ROW('null','null','null') ]::nivel_educativo_ty[],null,'15'),</text:p>
          </table:table-cell>
          <table:table-cell table:number-columns-repeated="963"/>
        </table:table-row>
        <table:table-row table:style-name="ro2">
          <table:table-cell table:style-name="ce14" table:formula="of:=[.D27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7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53" office:value-type="string" calcext:value-type="string">
            <text:p>2000-03-08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269217" calcext:value-type="float">
            <text:p>3269217</text:p>
          </table:table-cell>
          <table:table-cell table:formula="of:=RANDBETWEEN(10000000;99999999)" office:value-type="float" office:value="56414505" calcext:value-type="float">
            <text:p>5641450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3191959" calcext:value-type="float">
            <text:p>3191959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268337" calcext:value-type="float">
            <text:p>8268337</text:p>
          </table:table-cell>
          <table:table-cell table:style-name="ce62" table:formula="of:=RANDBETWEEN(10000000;100000000)" office:value-type="float" office:value="24930140" calcext:value-type="float">
            <text:p>24930140</text:p>
          </table:table-cell>
          <table:table-cell table:formula="of:=[.F2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formula="of:=[.D27]" office:value-type="float" office:value="15" calcext:value-type="float">
            <text:p>15</text:p>
          </table:table-cell>
          <table:table-cell/>
          <table:table-cell table:style-name="ce71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office:value-type="string" office:string-value="('Alba',null,'Cortez','Alegria','2000-03-08',184,66,'marrón oscuro','20/160','confidencial','personal_inteligencia_data/foto.png','personal_inteligencia_data/huella_digital.png','personal_inteligencia_data/huella_retina.png',ROW(58,2123269217) ,ROW('56414505','Uganda'),ARRAY['español','inglés','hindi','ruso','mandarín','bengalí']::varchar(50)[], ARRAY[ ROW('Georgina','Julia','Lazaro','Perales','1979-02-20','primo',ROW(58,2343191959) ), ROW('Pilar','Inocencia','Antonio','Cepeda','1979-02-20','hermano',ROW(58,2348268337) )]::familiar_ty[], ARRAY[ ROW('24930140','Holanda'),row('null','null') ]::identificacion_ty[], ARRAY[ ROW('Ciencias Sociales ','null','null'), ROW('Derecho','Máster','Asesoría Fiscal') ]::nivel_educativo_ty[],null,'15')," calcext:value-type="string">
            <text:p>('Alba',null,'Cortez','Alegria','2000-03-08',184,66,'marrón oscuro','20/160','confidencial','personal_inteligencia_data/foto.png','personal_inteligencia_data/huella_digital.png','personal_inteligencia_data/huella_retina.png',ROW(58,2123269217) ,ROW('56414505','Uganda'),ARRAY['español','inglés','hindi','ruso','mandarín','bengalí']::varchar(50)[], ARRAY[ ROW('Georgina','Julia','Lazaro','Perales','1979-02-20','primo',ROW(58,2343191959) ), ROW('Pilar','Inocencia','Antonio','Cepeda','1979-02-20','hermano',ROW(58,2348268337) )]::familiar_ty[], ARRAY[ ROW('24930140','Holanda'),row('null','null') ]::identificacion_ty[], ARRAY[ ROW('Ciencias Sociales ','null','null'), ROW('Derecho','Máster','Asesoría Fiscal') ]::nivel_educativo_ty[],null,'15'),</text:p>
          </table:table-cell>
          <table:table-cell table:number-columns-repeated="963"/>
        </table:table-row>
        <table:table-row table:style-name="ro2">
          <table:table-cell table:style-name="ce14" table:formula="of:=[.D28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8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53" office:value-type="string" calcext:value-type="string">
            <text:p>1984-12-23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501029" calcext:value-type="float">
            <text:p>9501029</text:p>
          </table:table-cell>
          <table:table-cell table:formula="of:=RANDBETWEEN(10000000;99999999)" office:value-type="float" office:value="15954404" calcext:value-type="float">
            <text:p>1595440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6549428" calcext:value-type="float">
            <text:p>6549428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434503" calcext:value-type="float">
            <text:p>3434503</text:p>
          </table:table-cell>
          <table:table-cell table:style-name="ce62" table:formula="of:=RANDBETWEEN(10000000;100000000)" office:value-type="float" office:value="47891765" calcext:value-type="float">
            <text:p>47891765</text:p>
          </table:table-cell>
          <table:table-cell table:formula="of:=[.F28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28]" office:value-type="float" office:value="16" calcext:value-type="float">
            <text:p>16</text:p>
          </table:table-cell>
          <table:table-cell/>
          <table:table-cell table:style-name="ce71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office:value-type="string" office:string-value="('Kevin','Matias','Edwards','Peterson','1984-12-23',168,65,'azul oscuro','20/32','top_secret','personal_inteligencia_data/foto.png','personal_inteligencia_data/huella_digital.png','personal_inteligencia_data/huella_retina.png',ROW(58,2439501029) ,ROW('15954404','Argentina'),ARRAY['inglés','árabe','portugués','francés','null','null']::varchar(50)[], ARRAY[ ROW('Bertrudis','Lorena','Valerio','Serna','1960-06-20','primo',ROW(58,4146549428) ), ROW('Elba','Amparo','Bejarano','Barboza','1960-06-20','abuelo',ROW(58,4143434503) )]::familiar_ty[], ARRAY[ ROW('47891765','Groenlandia'),row('null','null') ]::identificacion_ty[], ARRAY[ ROW('Derecho','null','null'), ROW('Economía','null','null') ]::nivel_educativo_ty[],null,'16')," calcext:value-type="string">
            <text:p>('Kevin','Matias','Edwards','Peterson','1984-12-23',168,65,'azul oscuro','20/32','top_secret','personal_inteligencia_data/foto.png','personal_inteligencia_data/huella_digital.png','personal_inteligencia_data/huella_retina.png',ROW(58,2439501029) ,ROW('15954404','Argentina'),ARRAY['inglés','árabe','portugués','francés','null','null']::varchar(50)[], ARRAY[ ROW('Bertrudis','Lorena','Valerio','Serna','1960-06-20','primo',ROW(58,4146549428) ), ROW('Elba','Amparo','Bejarano','Barboza','1960-06-20','abuelo',ROW(58,4143434503) )]::familiar_ty[], ARRAY[ ROW('47891765','Groenlandia'),row('null','null') ]::identificacion_ty[], ARRAY[ ROW('Derecho','null','null'), ROW('Economía','null','null') ]::nivel_educativo_ty[],null,'16'),</text:p>
          </table:table-cell>
          <table:table-cell table:number-columns-repeated="963"/>
        </table:table-row>
        <table:table-row table:style-name="ro2">
          <table:table-cell table:style-name="ce14" table:formula="of:=[.D29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9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53" office:value-type="string" calcext:value-type="string">
            <text:p>1988-02-06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789176" calcext:value-type="float">
            <text:p>3789176</text:p>
          </table:table-cell>
          <table:table-cell table:formula="of:=RANDBETWEEN(10000000;99999999)" office:value-type="float" office:value="55142804" calcext:value-type="float">
            <text:p>5514280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280093" calcext:value-type="float">
            <text:p>1280093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556905" calcext:value-type="float">
            <text:p>1556905</text:p>
          </table:table-cell>
          <table:table-cell table:style-name="ce62" table:formula="of:=RANDBETWEEN(10000000;100000000)" office:value-type="float" office:value="71795915" calcext:value-type="float">
            <text:p>71795915</text:p>
          </table:table-cell>
          <table:table-cell table:formula="of:=[.F2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29]" office:value-type="float" office:value="16" calcext:value-type="float">
            <text:p>16</text:p>
          </table:table-cell>
          <table:table-cell/>
          <table:table-cell table:style-name="ce71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office:value-type="string" office:string-value="('Alana','Erika','Nevarez','Deanda','1988-02-06',184,75,'verde claro','20/100','no_clasificado','personal_inteligencia_data/foto.png','personal_inteligencia_data/huella_digital.png','personal_inteligencia_data/huella_retina.png',ROW(58,2873789176) ,ROW('55142804','Holanda'),ARRAY['inglés','árabe','portugués','francés','null','null']::varchar(50)[], ARRAY[ ROW('Ignacio','Ulises','Cartagena','Roman','1944-01-18','madre',ROW(58,2871280093) ), ROW('Vivaldo','Tarsicio','Rosas','Jackson','1944-01-18','abuelo',ROW(58,2871556905) )]::familiar_ty[], ARRAY[ ROW('71795915','Groenlandia'),row('null','null') ]::identificacion_ty[], ARRAY[ ROW('Derecho','Máster','Abogacía'), ROW('null','null','null') ]::nivel_educativo_ty[],null,'16')," calcext:value-type="string">
            <text:p>('Alana','Erika','Nevarez','Deanda','1988-02-06',184,75,'verde claro','20/100','no_clasificado','personal_inteligencia_data/foto.png','personal_inteligencia_data/huella_digital.png','personal_inteligencia_data/huella_retina.png',ROW(58,2873789176) ,ROW('55142804','Holanda'),ARRAY['inglés','árabe','portugués','francés','null','null']::varchar(50)[], ARRAY[ ROW('Ignacio','Ulises','Cartagena','Roman','1944-01-18','madre',ROW(58,2871280093) ), ROW('Vivaldo','Tarsicio','Rosas','Jackson','1944-01-18','abuelo',ROW(58,2871556905) )]::familiar_ty[], ARRAY[ ROW('71795915','Groenlandia'),row('null','null') ]::identificacion_ty[], ARRAY[ ROW('Derecho','Máster','Abogacía'), ROW('null','null','null') ]::nivel_educativo_ty[],null,'16'),</text:p>
          </table:table-cell>
          <table:table-cell table:number-columns-repeated="963"/>
        </table:table-row>
        <table:table-row table:style-name="ro2">
          <table:table-cell table:style-name="ce14" table:formula="of:=[.D30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0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98-03-19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8996777" calcext:value-type="float">
            <text:p>8996777</text:p>
          </table:table-cell>
          <table:table-cell table:formula="of:=RANDBETWEEN(10000000;99999999)" office:value-type="float" office:value="21807779" calcext:value-type="float">
            <text:p>2180777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888074" calcext:value-type="float">
            <text:p>8888074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991383" calcext:value-type="float">
            <text:p>9991383</text:p>
          </table:table-cell>
          <table:table-cell table:style-name="ce62" table:formula="of:=RANDBETWEEN(10000000;100000000)" office:value-type="float" office:value="93369386" calcext:value-type="float">
            <text:p>93369386</text:p>
          </table:table-cell>
          <table:table-cell table:formula="of:=[.F30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26205672" calcext:value-type="float">
            <text:p>2620567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formula="of:=[.D30]" office:value-type="float" office:value="16" calcext:value-type="float">
            <text:p>16</text:p>
          </table:table-cell>
          <table:table-cell/>
          <table:table-cell table:style-name="ce71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office:value-type="string" office:string-value="('Eladio','Silvestre','Arteaga','Camarena','1998-03-19',182,78,'verde oscuro','20/20','no_clasificado','personal_inteligencia_data/foto.png','personal_inteligencia_data/huella_digital.png','personal_inteligencia_data/huella_retina.png',ROW(58,2878996777) ,ROW('21807779','Malasia'),ARRAY['español','inglés','hindi','ruso','mandarín','bengalí']::varchar(50)[], ARRAY[ ROW('Anastasia','Melina','Pelayo','Veliz','1967-09-23','madre',ROW(58,2128888074) ), ROW('Gloria','Eneida','Duque','Uribe','1967-09-23','hermano',ROW(58,2129991383) )]::familiar_ty[], ARRAY[ ROW('93369386','Groenlandia'),row('26205672','Irlanda') ]::identificacion_ty[], ARRAY[ ROW('Ingeniería Industrial','null','null'), ROW('Economía','Máster','Auditoria Financiera y Riegos') ]::nivel_educativo_ty[],null,'16')," calcext:value-type="string">
            <text:p>('Eladio','Silvestre','Arteaga','Camarena','1998-03-19',182,78,'verde oscuro','20/20','no_clasificado','personal_inteligencia_data/foto.png','personal_inteligencia_data/huella_digital.png','personal_inteligencia_data/huella_retina.png',ROW(58,2878996777) ,ROW('21807779','Malasia'),ARRAY['español','inglés','hindi','ruso','mandarín','bengalí']::varchar(50)[], ARRAY[ ROW('Anastasia','Melina','Pelayo','Veliz','1967-09-23','madre',ROW(58,2128888074) ), ROW('Gloria','Eneida','Duque','Uribe','1967-09-23','hermano',ROW(58,2129991383) )]::familiar_ty[], ARRAY[ ROW('93369386','Groenlandia'),row('26205672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963"/>
        </table:table-row>
        <table:table-row table:style-name="ro2">
          <table:table-cell table:style-name="ce14" table:formula="of:=[.D31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1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92-05-03</text:p>
          </table:table-cell>
          <table:table-cell table:style-name="ce55" table:formula="of:=ROUND(RAND()*40+150 )" office:value-type="float" office:value="150" calcext:value-type="float">
            <text:p>150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519452" calcext:value-type="float">
            <text:p>9519452</text:p>
          </table:table-cell>
          <table:table-cell table:formula="of:=RANDBETWEEN(10000000;99999999)" office:value-type="float" office:value="89647293" calcext:value-type="float">
            <text:p>8964729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516297" calcext:value-type="float">
            <text:p>8516297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072008" calcext:value-type="float">
            <text:p>8072008</text:p>
          </table:table-cell>
          <table:table-cell table:style-name="ce62" table:formula="of:=RANDBETWEEN(10000000;100000000)" office:value-type="float" office:value="30668650" calcext:value-type="float">
            <text:p>30668650</text:p>
          </table:table-cell>
          <table:table-cell table:formula="of:=[.F31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1]" office:value-type="float" office:value="16" calcext:value-type="float">
            <text:p>16</text:p>
          </table:table-cell>
          <table:table-cell/>
          <table:table-cell table:style-name="ce71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office:value-type="string" office:string-value="('Sabina','Ada','Johnson','Caballero','1992-05-03',150,80,'marrón oscuro','20/12.5','confidencial','personal_inteligencia_data/foto.png','personal_inteligencia_data/huella_digital.png','personal_inteligencia_data/huella_retina.png',ROW(58,4129519452) ,ROW('89647293','Uganda'),ARRAY['inglés','árabe','portugués','francés','null','null']::varchar(50)[], ARRAY[ ROW('Patricia','Victoria','Munguia','Garcia','1978-09-06','tío',ROW(58,2818516297) ), ROW('Pablo','Orosio','Avendano','Marroquin','1978-09-06','hermano',ROW(58,2818072008) )]::familiar_ty[], ARRAY[ ROW('30668650','Groenlandia'),row('null','null') ]::identificacion_ty[], ARRAY[ ROW('Ingeniería Industrial','null','null'), ROW('Ingeniería Industrial','null','null') ]::nivel_educativo_ty[],null,'16')," calcext:value-type="string">
            <text:p>('Sabina','Ada','Johnson','Caballero','1992-05-03',150,80,'marrón oscuro','20/12.5','confidencial','personal_inteligencia_data/foto.png','personal_inteligencia_data/huella_digital.png','personal_inteligencia_data/huella_retina.png',ROW(58,4129519452) ,ROW('89647293','Uganda'),ARRAY['inglés','árabe','portugués','francés','null','null']::varchar(50)[], ARRAY[ ROW('Patricia','Victoria','Munguia','Garcia','1978-09-06','tío',ROW(58,2818516297) ), ROW('Pablo','Orosio','Avendano','Marroquin','1978-09-06','hermano',ROW(58,2818072008) )]::familiar_ty[], ARRAY[ ROW('30668650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963"/>
        </table:table-row>
        <table:table-row table:style-name="ro2">
          <table:table-cell table:style-name="ce14" table:formula="of:=[.D32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2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53" office:value-type="string" calcext:value-type="string">
            <text:p>1986-05-03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7955306" calcext:value-type="float">
            <text:p>7955306</text:p>
          </table:table-cell>
          <table:table-cell table:formula="of:=RANDBETWEEN(10000000;99999999)" office:value-type="float" office:value="34818443" calcext:value-type="float">
            <text:p>3481844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588491" calcext:value-type="float">
            <text:p>2588491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913581" calcext:value-type="float">
            <text:p>2913581</text:p>
          </table:table-cell>
          <table:table-cell table:style-name="ce62" table:formula="of:=RANDBETWEEN(10000000;100000000)" office:value-type="float" office:value="62245117" calcext:value-type="float">
            <text:p>62245117</text:p>
          </table:table-cell>
          <table:table-cell table:formula="of:=[.F32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2]" office:value-type="float" office:value="17" calcext:value-type="float">
            <text:p>17</text:p>
          </table:table-cell>
          <table:table-cell/>
          <table:table-cell table:style-name="ce71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office:value-type="string" office:string-value="('Soledad','Esmeralda','Moreno','Sullivan','1986-05-03',170,66,'azul claro','20/25','top_secret','personal_inteligencia_data/foto.png','personal_inteligencia_data/huella_digital.png','personal_inteligencia_data/huella_retina.png',ROW(58,2817955306) ,ROW('34818443','Argentina'),ARRAY['inglés','árabe','portugués','francés','null','null']::varchar(50)[], ARRAY[ ROW('Eliana','Dulcinea','Ocampo','Mitchell','1961-09-09','tío',ROW(58,4122588491) ), ROW('Damaris','Corania','Benavides','Cook','1961-09-09','abuelo',ROW(58,4122913581) )]::familiar_ty[], ARRAY[ ROW('62245117','Groenlandia'),row('null','null') ]::identificacion_ty[], ARRAY[ ROW('Criminología','null','null'), ROW('Ingeniería Informática','null','null') ]::nivel_educativo_ty[],null,'17')," calcext:value-type="string">
            <text:p>('Soledad','Esmeralda','Moreno','Sullivan','1986-05-03',170,66,'azul claro','20/25','top_secret','personal_inteligencia_data/foto.png','personal_inteligencia_data/huella_digital.png','personal_inteligencia_data/huella_retina.png',ROW(58,2817955306) ,ROW('34818443','Argentina'),ARRAY['inglés','árabe','portugués','francés','null','null']::varchar(50)[], ARRAY[ ROW('Eliana','Dulcinea','Ocampo','Mitchell','1961-09-09','tío',ROW(58,4122588491) ), ROW('Damaris','Corania','Benavides','Cook','1961-09-09','abuelo',ROW(58,4122913581) )]::familiar_ty[], ARRAY[ ROW('62245117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963"/>
        </table:table-row>
        <table:table-row table:style-name="ro2">
          <table:table-cell table:style-name="ce14" table:formula="of:=[.D33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3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53" office:value-type="string" calcext:value-type="string">
            <text:p>1988-05-07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013806" calcext:value-type="float">
            <text:p>9013806</text:p>
          </table:table-cell>
          <table:table-cell table:formula="of:=RANDBETWEEN(10000000;99999999)" office:value-type="float" office:value="34680902" calcext:value-type="float">
            <text:p>3468090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516339" calcext:value-type="float">
            <text:p>6516339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468497" calcext:value-type="float">
            <text:p>6468497</text:p>
          </table:table-cell>
          <table:table-cell table:style-name="ce62" table:formula="of:=RANDBETWEEN(10000000;100000000)" office:value-type="float" office:value="32571053" calcext:value-type="float">
            <text:p>32571053</text:p>
          </table:table-cell>
          <table:table-cell table:formula="of:=[.F33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3]" office:value-type="float" office:value="17" calcext:value-type="float">
            <text:p>17</text:p>
          </table:table-cell>
          <table:table-cell/>
          <table:table-cell table:style-name="ce71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office:value-type="string" office:string-value="('Judas','Faustiniano','Cerda','Villa','1988-05-07',158,81,'verde oscuro','20/80','no_clasificado','personal_inteligencia_data/foto.png','personal_inteligencia_data/huella_digital.png','personal_inteligencia_data/huella_retina.png',ROW(58,2439013806) ,ROW('34680902','Holanda'),ARRAY['inglés','árabe','portugués','francés','null','null']::varchar(50)[], ARRAY[ ROW('Orosio','Javier','Delao','Delao','1945-05-04','hermano',ROW(58,2436516339) ), ROW('Gracia','Berenice','Bocanegra','Rizo','1945-05-04','primo',ROW(58,2436468497) )]::familiar_ty[], ARRAY[ ROW('32571053','Groenlandia'),row('null','null') ]::identificacion_ty[], ARRAY[ ROW('Ingeniería Informática','Máster','Ciberseguridad'), ROW('null','null','null') ]::nivel_educativo_ty[],null,'17')," calcext:value-type="string">
            <text:p>('Judas','Faustiniano','Cerda','Villa','1988-05-07',158,81,'verde oscuro','20/80','no_clasificado','personal_inteligencia_data/foto.png','personal_inteligencia_data/huella_digital.png','personal_inteligencia_data/huella_retina.png',ROW(58,2439013806) ,ROW('34680902','Holanda'),ARRAY['inglés','árabe','portugués','francés','null','null']::varchar(50)[], ARRAY[ ROW('Orosio','Javier','Delao','Delao','1945-05-04','hermano',ROW(58,2436516339) ), ROW('Gracia','Berenice','Bocanegra','Rizo','1945-05-04','primo',ROW(58,2436468497) )]::familiar_ty[], ARRAY[ ROW('32571053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963"/>
        </table:table-row>
        <table:table-row table:style-name="ro2">
          <table:table-cell table:style-name="ce14" table:formula="of:=[.D34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4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53" office:value-type="string" calcext:value-type="string">
            <text:p>1998-04-22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201034" calcext:value-type="float">
            <text:p>5201034</text:p>
          </table:table-cell>
          <table:table-cell table:formula="of:=RANDBETWEEN(10000000;99999999)" office:value-type="float" office:value="23037203" calcext:value-type="float">
            <text:p>230372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664276" calcext:value-type="float">
            <text:p>2664276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327452" calcext:value-type="float">
            <text:p>8327452</text:p>
          </table:table-cell>
          <table:table-cell table:style-name="ce62" table:formula="of:=RANDBETWEEN(10000000;100000000)" office:value-type="float" office:value="99760836" calcext:value-type="float">
            <text:p>99760836</text:p>
          </table:table-cell>
          <table:table-cell table:formula="of:=[.F34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78152268" calcext:value-type="float">
            <text:p>7815226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formula="of:=[.D34]" office:value-type="float" office:value="17" calcext:value-type="float">
            <text:p>17</text:p>
          </table:table-cell>
          <table:table-cell/>
          <table:table-cell table:style-name="ce71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office:value-type="string" office:string-value="('Mariam','Mireya','Orellana','Manzano','1998-04-22',184,75,'azul oscuro','20/50','no_clasificado','personal_inteligencia_data/foto.png','personal_inteligencia_data/huella_digital.png','personal_inteligencia_data/huella_retina.png',ROW(58,2435201034) ,ROW('23037203','Malasia'),ARRAY['español','inglés','hindi','ruso','mandarín','bengalí']::varchar(50)[], ARRAY[ ROW('Marisol','Trinidad','Escobedo','Pinon','1970-08-26','hermano',ROW(58,4242664276) ), ROW('Jennifer','Valentina','Vigil','Aviles','1970-08-26','abuelo',ROW(58,4248327452) )]::familiar_ty[], ARRAY[ ROW('99760836','Groenlandia'),row('78152268','Irlanda') ]::identificacion_ty[], ARRAY[ ROW('Derecho','null','null'), ROW('Economía','Máster','Finanzas') ]::nivel_educativo_ty[],null,'17')," calcext:value-type="string">
            <text:p>('Mariam','Mireya','Orellana','Manzano','1998-04-22',184,75,'azul oscuro','20/50','no_clasificado','personal_inteligencia_data/foto.png','personal_inteligencia_data/huella_digital.png','personal_inteligencia_data/huella_retina.png',ROW(58,2435201034) ,ROW('23037203','Malasia'),ARRAY['español','inglés','hindi','ruso','mandarín','bengalí']::varchar(50)[], ARRAY[ ROW('Marisol','Trinidad','Escobedo','Pinon','1970-08-26','hermano',ROW(58,4242664276) ), ROW('Jennifer','Valentina','Vigil','Aviles','1970-08-26','abuelo',ROW(58,4248327452) )]::familiar_ty[], ARRAY[ ROW('99760836','Groenlandia'),row('78152268','Irlanda') ]::identificacion_ty[], ARRAY[ ROW('Derecho','null','null'), ROW('Economía','Máster','Finanzas') ]::nivel_educativo_ty[],null,'17'),</text:p>
          </table:table-cell>
          <table:table-cell table:number-columns-repeated="963"/>
        </table:table-row>
        <table:table-row table:style-name="ro2">
          <table:table-cell table:style-name="ce14" table:formula="of:=[.D35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5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53" office:value-type="string" calcext:value-type="string">
            <text:p>1992-05-30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721053" calcext:value-type="float">
            <text:p>3721053</text:p>
          </table:table-cell>
          <table:table-cell table:formula="of:=RANDBETWEEN(10000000;99999999)" office:value-type="float" office:value="92193640" calcext:value-type="float">
            <text:p>9219364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420719" calcext:value-type="float">
            <text:p>2420719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547127" calcext:value-type="float">
            <text:p>9547127</text:p>
          </table:table-cell>
          <table:table-cell table:style-name="ce62" table:formula="of:=RANDBETWEEN(10000000;100000000)" office:value-type="float" office:value="79159708" calcext:value-type="float">
            <text:p>79159708</text:p>
          </table:table-cell>
          <table:table-cell table:formula="of:=[.F35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5]" office:value-type="float" office:value="17" calcext:value-type="float">
            <text:p>17</text:p>
          </table:table-cell>
          <table:table-cell/>
          <table:table-cell table:style-name="ce71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office:value-type="string" office:string-value="('Jorge','Rafael','Ocampo','Landeros','1992-05-30',163,75,'verde claro','20/10','confidencial','personal_inteligencia_data/foto.png','personal_inteligencia_data/huella_digital.png','personal_inteligencia_data/huella_retina.png',ROW(58,2123721053) ,ROW('92193640','Uganda'),ARRAY['inglés','árabe','portugués','francés','null','null']::varchar(50)[], ARRAY[ ROW('Pilar','Nathaly','Olmos','Melo','1979-12-29','padre',ROW(58,2342420719) ), ROW('Andres','Orosio','Pichardo','Castanon','1979-12-29','hermano',ROW(58,2349547127) )]::familiar_ty[], ARRAY[ ROW('79159708','Groenlandia'),row('null','null') ]::identificacion_ty[], ARRAY[ ROW('Derecho','null','null'), ROW('Ciencias Sociales ','null','null') ]::nivel_educativo_ty[],null,'17')," calcext:value-type="string">
            <text:p>('Jorge','Rafael','Ocampo','Landeros','1992-05-30',163,75,'verde claro','20/10','confidencial','personal_inteligencia_data/foto.png','personal_inteligencia_data/huella_digital.png','personal_inteligencia_data/huella_retina.png',ROW(58,2123721053) ,ROW('92193640','Uganda'),ARRAY['inglés','árabe','portugués','francés','null','null']::varchar(50)[], ARRAY[ ROW('Pilar','Nathaly','Olmos','Melo','1979-12-29','padre',ROW(58,2342420719) ), ROW('Andres','Orosio','Pichardo','Castanon','1979-12-29','hermano',ROW(58,2349547127) )]::familiar_ty[], ARRAY[ ROW('79159708','Groenlandia'),row('null','null') ]::identificacion_ty[], ARRAY[ ROW('Derecho','null','null'), ROW('Ciencias Sociales ','null','null') ]::nivel_educativo_ty[],null,'17'),</text:p>
          </table:table-cell>
          <table:table-cell table:number-columns-repeated="963"/>
        </table:table-row>
        <table:table-row table:style-name="ro2">
          <table:table-cell table:style-name="ce14" table:formula="of:=[.D36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6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53" office:value-type="string" calcext:value-type="string">
            <text:p>1988-12-02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1227048" calcext:value-type="float">
            <text:p>1227048</text:p>
          </table:table-cell>
          <table:table-cell table:formula="of:=RANDBETWEEN(10000000;99999999)" office:value-type="float" office:value="74443132" calcext:value-type="float">
            <text:p>7444313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703363" calcext:value-type="float">
            <text:p>5703363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190038" calcext:value-type="float">
            <text:p>9190038</text:p>
          </table:table-cell>
          <table:table-cell table:style-name="ce62" table:formula="of:=RANDBETWEEN(10000000;100000000)" office:value-type="float" office:value="75794734" calcext:value-type="float">
            <text:p>75794734</text:p>
          </table:table-cell>
          <table:table-cell table:formula="of:=[.F36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6]" office:value-type="float" office:value="18" calcext:value-type="float">
            <text:p>18</text:p>
          </table:table-cell>
          <table:table-cell/>
          <table:table-cell table:style-name="ce71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office:value-type="string" office:string-value="('Fiona','Adriana','Soriano','Pedraza','1988-12-02',161,92,'marrón claro','20/20','top_secret','personal_inteligencia_data/foto.png','personal_inteligencia_data/huella_digital.png','personal_inteligencia_data/huella_retina.png',ROW(58,2341227048) ,ROW('74443132','Argentina'),ARRAY['inglés','árabe','portugués','francés','null','null']::varchar(50)[], ARRAY[ ROW('Pedro','Dante','Paez','Ramos','1963-10-06','padre',ROW(58,2125703363) ), ROW('Victor','Leon','Sorto','Velasquez','1963-10-06','primo',ROW(58,2129190038) )]::familiar_ty[], ARRAY[ ROW('75794734','Groenlandia'),row('null','null') ]::identificacion_ty[], ARRAY[ ROW('Psicología','null','null'), ROW('Comunicación','null','null') ]::nivel_educativo_ty[],null,'18')," calcext:value-type="string">
            <text:p>('Fiona','Adriana','Soriano','Pedraza','1988-12-02',161,92,'marrón claro','20/20','top_secret','personal_inteligencia_data/foto.png','personal_inteligencia_data/huella_digital.png','personal_inteligencia_data/huella_retina.png',ROW(58,2341227048) ,ROW('74443132','Argentina'),ARRAY['inglés','árabe','portugués','francés','null','null']::varchar(50)[], ARRAY[ ROW('Pedro','Dante','Paez','Ramos','1963-10-06','padre',ROW(58,2125703363) ), ROW('Victor','Leon','Sorto','Velasquez','1963-10-06','primo',ROW(58,2129190038) )]::familiar_ty[], ARRAY[ ROW('75794734','Groenlandia'),row('null','null') ]::identificacion_ty[], ARRAY[ ROW('Psicología','null','null'), ROW('Comunicación','null','null') ]::nivel_educativo_ty[],null,'18'),</text:p>
          </table:table-cell>
          <table:table-cell table:number-columns-repeated="963"/>
        </table:table-row>
        <table:table-row table:style-name="ro2">
          <table:table-cell table:style-name="ce14" table:formula="of:=[.D37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7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88-06-13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3761626" calcext:value-type="float">
            <text:p>3761626</text:p>
          </table:table-cell>
          <table:table-cell table:formula="of:=RANDBETWEEN(10000000;99999999)" office:value-type="float" office:value="98135815" calcext:value-type="float">
            <text:p>9813581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706477" calcext:value-type="float">
            <text:p>870647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020887" calcext:value-type="float">
            <text:p>7020887</text:p>
          </table:table-cell>
          <table:table-cell table:style-name="ce62" table:formula="of:=RANDBETWEEN(10000000;100000000)" office:value-type="float" office:value="76477040" calcext:value-type="float">
            <text:p>76477040</text:p>
          </table:table-cell>
          <table:table-cell table:formula="of:=[.F37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7]" office:value-type="float" office:value="18" calcext:value-type="float">
            <text:p>18</text:p>
          </table:table-cell>
          <table:table-cell/>
          <table:table-cell table:style-name="ce71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office:value-type="string" office:string-value="('Inocencia','Adria','Maldonado','Mojica','1988-06-13',168,87,'azul oscuro','20/63','no_clasificado','personal_inteligencia_data/foto.png','personal_inteligencia_data/huella_digital.png','personal_inteligencia_data/huella_retina.png',ROW(58,2813761626) ,ROW('98135815','Holanda'),ARRAY['inglés','árabe','portugués','francés','null','null']::varchar(50)[], ARRAY[ ROW('Emily','Mireya','Tellez','Cabrera','1945-06-24','hermano',ROW(58,2818706477) ), ROW('Esperanza','Ana','Corona','Granados','1945-06-24','tío',ROW(58,2817020887) )]::familiar_ty[], ARRAY[ ROW('76477040','Groenlandia'),row('null','null') ]::identificacion_ty[], ARRAY[ ROW('Comunicación','Máster','Lexicografía'), ROW('null','null','null') ]::nivel_educativo_ty[],null,'18')," calcext:value-type="string">
            <text:p>('Inocencia','Adria','Maldonado','Mojica','1988-06-13',168,87,'azul oscuro','20/63','no_clasificado','personal_inteligencia_data/foto.png','personal_inteligencia_data/huella_digital.png','personal_inteligencia_data/huella_retina.png',ROW(58,2813761626) ,ROW('98135815','Holanda'),ARRAY['inglés','árabe','portugués','francés','null','null']::varchar(50)[], ARRAY[ ROW('Emily','Mireya','Tellez','Cabrera','1945-06-24','hermano',ROW(58,2818706477) ), ROW('Esperanza','Ana','Corona','Granados','1945-06-24','tío',ROW(58,2817020887) )]::familiar_ty[], ARRAY[ ROW('76477040','Groenlandia'),row('null','null') ]::identificacion_ty[], ARRAY[ ROW('Comunicación','Máster','Lexicografía'), ROW('null','null','null') ]::nivel_educativo_ty[],null,'18'),</text:p>
          </table:table-cell>
          <table:table-cell table:number-columns-repeated="963"/>
        </table:table-row>
        <table:table-row table:style-name="ro2">
          <table:table-cell table:style-name="ce14" table:formula="of:=[.D38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8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98-06-26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411812" calcext:value-type="float">
            <text:p>8411812</text:p>
          </table:table-cell>
          <table:table-cell table:formula="of:=RANDBETWEEN(10000000;99999999)" office:value-type="float" office:value="83446410" calcext:value-type="float">
            <text:p>8344641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569594" calcext:value-type="float">
            <text:p>3569594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9759991" calcext:value-type="float">
            <text:p>9759991</text:p>
          </table:table-cell>
          <table:table-cell table:style-name="ce62" table:formula="of:=RANDBETWEEN(10000000;100000000)" office:value-type="float" office:value="55006708" calcext:value-type="float">
            <text:p>55006708</text:p>
          </table:table-cell>
          <table:table-cell table:formula="of:=[.F38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78321687" calcext:value-type="float">
            <text:p>7832168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formula="of:=[.D38]" office:value-type="float" office:value="18" calcext:value-type="float">
            <text:p>18</text:p>
          </table:table-cell>
          <table:table-cell/>
          <table:table-cell table:style-name="ce71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office:value-type="string" office:string-value="('Thais','Cloe','Kelly','Santacruz','1998-06-26',156,94,'azul claro','20/40','no_clasificado','personal_inteligencia_data/foto.png','personal_inteligencia_data/huella_digital.png','personal_inteligencia_data/huella_retina.png',ROW(58,2818411812) ,ROW('83446410','Malasia'),ARRAY['español','inglés','hindi','ruso','mandarín','bengalí']::varchar(50)[], ARRAY[ ROW('Mario','David','Barrientos','Montesdeoca','1975-06-22','hermano',ROW(58,2873569594) ), ROW('Claudio','Lincoln','Sullivan','Tafoya','1975-06-22','abuelo',ROW(58,2879759991) )]::familiar_ty[], ARRAY[ ROW('55006708','Groenlandia'),row('78321687','Holanda') ]::identificacion_ty[], ARRAY[ ROW('Criminología','null','null'), ROW('Ingeniería Informática','Máster','Ingeniería de Datos Masivos') ]::nivel_educativo_ty[],null,'18')," calcext:value-type="string">
            <text:p>('Thais','Cloe','Kelly','Santacruz','1998-06-26',156,94,'azul claro','20/40','no_clasificado','personal_inteligencia_data/foto.png','personal_inteligencia_data/huella_digital.png','personal_inteligencia_data/huella_retina.png',ROW(58,2818411812) ,ROW('83446410','Malasia'),ARRAY['español','inglés','hindi','ruso','mandarín','bengalí']::varchar(50)[], ARRAY[ ROW('Mario','David','Barrientos','Montesdeoca','1975-06-22','hermano',ROW(58,2873569594) ), ROW('Claudio','Lincoln','Sullivan','Tafoya','1975-06-22','abuelo',ROW(58,2879759991) )]::familiar_ty[], ARRAY[ ROW('55006708','Groenlandia'),row('78321687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963"/>
        </table:table-row>
        <table:table-row table:style-name="ro2">
          <table:table-cell table:style-name="ce14" table:formula="of:=[.D39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9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53" office:value-type="string" calcext:value-type="string">
            <text:p>1993-05-14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245359" calcext:value-type="float">
            <text:p>2245359</text:p>
          </table:table-cell>
          <table:table-cell table:formula="of:=RANDBETWEEN(10000000;99999999)" office:value-type="float" office:value="62640896" calcext:value-type="float">
            <text:p>6264089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352112" calcext:value-type="float">
            <text:p>5352112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536971" calcext:value-type="float">
            <text:p>5536971</text:p>
          </table:table-cell>
          <table:table-cell table:style-name="ce62" table:formula="of:=RANDBETWEEN(10000000;100000000)" office:value-type="float" office:value="73783697" calcext:value-type="float">
            <text:p>73783697</text:p>
          </table:table-cell>
          <table:table-cell table:formula="of:=[.F3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9]" office:value-type="float" office:value="18" calcext:value-type="float">
            <text:p>18</text:p>
          </table:table-cell>
          <table:table-cell/>
          <table:table-cell table:style-name="ce71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office:value-type="string" office:string-value="('William','Lorenzo','Miranda','Rueda','1993-05-14',165,88,'verde oscuro','20/125','confidencial','personal_inteligencia_data/foto.png','personal_inteligencia_data/huella_digital.png','personal_inteligencia_data/huella_retina.png',ROW(58,4242245359) ,ROW('62640896','Uganda'),ARRAY['inglés','árabe','portugués','francés','null','null']::varchar(50)[], ARRAY[ ROW('Maria','Belinda','Angeles','Paniagua','1980-08-09','madre',ROW(58,2615352112) ), ROW('Leonardo','Klement','Bedolla','Bocanegra','1980-08-09','abuelo',ROW(58,2615536971) )]::familiar_ty[], ARRAY[ ROW('73783697','Groenlandia'),row('null','null') ]::identificacion_ty[], ARRAY[ ROW('Criminología','null','null'), ROW('Derecho','null','null') ]::nivel_educativo_ty[],null,'18')," calcext:value-type="string">
            <text:p>('William','Lorenzo','Miranda','Rueda','1993-05-14',165,88,'verde oscuro','20/125','confidencial','personal_inteligencia_data/foto.png','personal_inteligencia_data/huella_digital.png','personal_inteligencia_data/huella_retina.png',ROW(58,4242245359) ,ROW('62640896','Uganda'),ARRAY['inglés','árabe','portugués','francés','null','null']::varchar(50)[], ARRAY[ ROW('Maria','Belinda','Angeles','Paniagua','1980-08-09','madre',ROW(58,2615352112) ), ROW('Leonardo','Klement','Bedolla','Bocanegra','1980-08-09','abuelo',ROW(58,2615536971) )]::familiar_ty[], ARRAY[ ROW('73783697','Groenlandia'),row('null','null') ]::identificacion_ty[], ARRAY[ ROW('Criminología','null','null'), ROW('Derecho','null','null') ]::nivel_educativo_ty[],null,'18'),</text:p>
          </table:table-cell>
          <table:table-cell table:number-columns-repeated="963"/>
        </table:table-row>
        <table:table-row table:style-name="ro2">
          <table:table-cell table:style-name="ce14" table:formula="of:=[.D40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0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53" office:value-type="string" calcext:value-type="string">
            <text:p>2000-05-20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643025" calcext:value-type="float">
            <text:p>8643025</text:p>
          </table:table-cell>
          <table:table-cell table:formula="of:=RANDBETWEEN(10000000;99999999)" office:value-type="float" office:value="39753811" calcext:value-type="float">
            <text:p>3975381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8400720" calcext:value-type="float">
            <text:p>8400720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415965" calcext:value-type="float">
            <text:p>1415965</text:p>
          </table:table-cell>
          <table:table-cell table:style-name="ce62" table:formula="of:=RANDBETWEEN(10000000;100000000)" office:value-type="float" office:value="14504202" calcext:value-type="float">
            <text:p>14504202</text:p>
          </table:table-cell>
          <table:table-cell table:formula="of:=[.F4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0]" office:value-type="float" office:value="19" calcext:value-type="float">
            <text:p>19</text:p>
          </table:table-cell>
          <table:table-cell/>
          <table:table-cell table:style-name="ce71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office:value-type="string" office:string-value="('Bernarda','Anunciacion','Preciado','Botello','2000-05-20',151,78,'marrón claro','20/40','top_secret','personal_inteligencia_data/foto.png','personal_inteligencia_data/huella_digital.png','personal_inteligencia_data/huella_retina.png',ROW(58,2818643025) ,ROW('39753811','Argentina'),ARRAY['español','inglés','hindi','ruso','mandarín','null']::varchar(50)[], ARRAY[ ROW('Romeo','Adrian','Damian','Vallejo','1962-06-17','madre',ROW(58,2448400720) ), ROW('Marina',null,'Elizondo','Nunez','1962-06-17','abuelo',ROW(58,2441415965) )]::familiar_ty[], ARRAY[ ROW('14504202','Argentina'),row('null','null') ]::identificacion_ty[], ARRAY[ ROW('Ingeniería Informática','null','null'), ROW('null','null','null') ]::nivel_educativo_ty[],null,'19')," calcext:value-type="string">
            <text:p>('Bernarda','Anunciacion','Preciado','Botello','2000-05-20',151,78,'marrón claro','20/40','top_secret','personal_inteligencia_data/foto.png','personal_inteligencia_data/huella_digital.png','personal_inteligencia_data/huella_retina.png',ROW(58,2818643025) ,ROW('39753811','Argentina'),ARRAY['español','inglés','hindi','ruso','mandarín','null']::varchar(50)[], ARRAY[ ROW('Romeo','Adrian','Damian','Vallejo','1962-06-17','madre',ROW(58,2448400720) ), ROW('Marina',null,'Elizondo','Nunez','1962-06-17','abuelo',ROW(58,2441415965) )]::familiar_ty[], ARRAY[ ROW('14504202','Argentina'),row('null','null') ]::identificacion_ty[], ARRAY[ ROW('Ingeniería Informática','null','null'), ROW('null','null','null') ]::nivel_educativo_ty[],null,'19'),</text:p>
          </table:table-cell>
          <table:table-cell table:number-columns-repeated="963"/>
        </table:table-row>
        <table:table-row table:style-name="ro2">
          <table:table-cell table:style-name="ce14" table:formula="of:=[.D41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1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53" office:value-type="string" calcext:value-type="string">
            <text:p>1989-01-03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4605349" calcext:value-type="float">
            <text:p>4605349</text:p>
          </table:table-cell>
          <table:table-cell table:formula="of:=RANDBETWEEN(10000000;99999999)" office:value-type="float" office:value="15483547" calcext:value-type="float">
            <text:p>1548354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2266922" calcext:value-type="float">
            <text:p>2266922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536347" calcext:value-type="float">
            <text:p>4536347</text:p>
          </table:table-cell>
          <table:table-cell table:style-name="ce62" table:formula="of:=RANDBETWEEN(10000000;100000000)" office:value-type="float" office:value="67806352" calcext:value-type="float">
            <text:p>67806352</text:p>
          </table:table-cell>
          <table:table-cell table:formula="of:=[.F41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88871025" calcext:value-type="float">
            <text:p>8887102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1]" office:value-type="float" office:value="19" calcext:value-type="float">
            <text:p>19</text:p>
          </table:table-cell>
          <table:table-cell/>
          <table:table-cell table:style-name="ce71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office:value-type="string" office:string-value="('Bertrudis','Damaris','Mandujano','Sosa','1989-01-03',160,91,'azul oscuro','20/80','no_clasificado','personal_inteligencia_data/foto.png','personal_inteligencia_data/huella_digital.png','personal_inteligencia_data/huella_retina.png',ROW(58,2434605349) ,ROW('15483547','Holanda'),ARRAY['español','inglés','hindi','ruso','null','null']::varchar(50)[], ARRAY[ ROW('Alma','Moira','Moreno','Batista','1944-06-08','primo',ROW(58,2432266922) ), ROW('Cayetano',null,'Guillen','Miramontes','1944-06-08','abuelo',ROW(58,2434536347) )]::familiar_ty[], ARRAY[ ROW('67806352','Argentina'),row('88871025','Groenlandia') ]::identificacion_ty[], ARRAY[ ROW('Ingeniería Informática','null','null'), ROW('null','null','null') ]::nivel_educativo_ty[],null,'19')," calcext:value-type="string">
            <text:p>('Bertrudis','Damaris','Mandujano','Sosa','1989-01-03',160,91,'azul oscuro','20/80','no_clasificado','personal_inteligencia_data/foto.png','personal_inteligencia_data/huella_digital.png','personal_inteligencia_data/huella_retina.png',ROW(58,2434605349) ,ROW('15483547','Holanda'),ARRAY['español','inglés','hindi','ruso','null','null']::varchar(50)[], ARRAY[ ROW('Alma','Moira','Moreno','Batista','1944-06-08','primo',ROW(58,2432266922) ), ROW('Cayetano',null,'Guillen','Miramontes','1944-06-08','abuelo',ROW(58,2434536347) )]::familiar_ty[], ARRAY[ ROW('67806352','Argentina'),row('88871025','Groenlandia') ]::identificacion_ty[], ARRAY[ ROW('Ingeniería Informática','null','null'), ROW('null','null','null') ]::nivel_educativo_ty[],null,'19'),</text:p>
          </table:table-cell>
          <table:table-cell table:number-columns-repeated="963"/>
        </table:table-row>
        <table:table-row table:style-name="ro2">
          <table:table-cell table:style-name="ce14" table:formula="of:=[.D42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2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0-08-29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308415" calcext:value-type="float">
            <text:p>8308415</text:p>
          </table:table-cell>
          <table:table-cell table:formula="of:=RANDBETWEEN(10000000;99999999)" office:value-type="float" office:value="90992913" calcext:value-type="float">
            <text:p>9099291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098207" calcext:value-type="float">
            <text:p>209820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488607" calcext:value-type="float">
            <text:p>1488607</text:p>
          </table:table-cell>
          <table:table-cell table:style-name="ce62" table:formula="of:=RANDBETWEEN(10000000;100000000)" office:value-type="float" office:value="24754099" calcext:value-type="float">
            <text:p>24754099</text:p>
          </table:table-cell>
          <table:table-cell table:formula="of:=[.F42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style-name="ce71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office:value-type="string" office:string-value="('Melina','Bonita','Cardenas','Hill','1990-08-29',167,79,'azul oscuro','20/25','no_clasificado','personal_inteligencia_data/foto.png','personal_inteligencia_data/huella_digital.png','personal_inteligencia_data/huella_retina.png',ROW(58,4128308415) ,ROW('90992913','Malasia'),ARRAY['inglés','árabe','portugués','francés','null','null']::varchar(50)[], ARRAY[ ROW('Jessica','Brenda','Garcia','Anguiano','1970-11-02','abuelo',ROW(58,4242098207) ), ROW('Ayala','Haydee','Sauceda','Mares','1970-11-02','abuelo',ROW(58,4241488607) )]::familiar_ty[], ARRAY[ ROW('24754099','Argentina'),row('null','null') ]::identificacion_ty[], ARRAY[ ROW('Filosofía','null','null'), ROW('Psicología','null','null') ]::nivel_educativo_ty[],null,'19')," calcext:value-type="string">
            <text:p>('Melina','Bonita','Cardenas','Hill','1990-08-29',167,79,'azul oscuro','20/25','no_clasificado','personal_inteligencia_data/foto.png','personal_inteligencia_data/huella_digital.png','personal_inteligencia_data/huella_retina.png',ROW(58,4128308415) ,ROW('90992913','Malasia'),ARRAY['inglés','árabe','portugués','francés','null','null']::varchar(50)[], ARRAY[ ROW('Jessica','Brenda','Garcia','Anguiano','1970-11-02','abuelo',ROW(58,4242098207) ), ROW('Ayala','Haydee','Sauceda','Mares','1970-11-02','abuelo',ROW(58,4241488607) )]::familiar_ty[], ARRAY[ ROW('24754099','Argentina'),row('null','null') ]::identificacion_ty[], ARRAY[ ROW('Filosofía','null','null'), ROW('Psicología','null','null') ]::nivel_educativo_ty[],null,'19'),</text:p>
          </table:table-cell>
          <table:table-cell table:number-columns-repeated="963"/>
        </table:table-row>
        <table:table-row table:style-name="ro2">
          <table:table-cell table:style-name="ce14" table:formula="of:=[.D43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3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53" office:value-type="string" calcext:value-type="string">
            <text:p>1989-12-18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8544490" calcext:value-type="float">
            <text:p>8544490</text:p>
          </table:table-cell>
          <table:table-cell table:formula="of:=RANDBETWEEN(10000000;99999999)" office:value-type="float" office:value="98737102" calcext:value-type="float">
            <text:p>987371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7685995" calcext:value-type="float">
            <text:p>7685995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435916" calcext:value-type="float">
            <text:p>8435916</text:p>
          </table:table-cell>
          <table:table-cell table:style-name="ce62" table:formula="of:=RANDBETWEEN(10000000;100000000)" office:value-type="float" office:value="84936060" calcext:value-type="float">
            <text:p>84936060</text:p>
          </table:table-cell>
          <table:table-cell table:formula="of:=[.F43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3]" office:value-type="float" office:value="19" calcext:value-type="float">
            <text:p>19</text:p>
          </table:table-cell>
          <table:table-cell/>
          <table:table-cell table:style-name="ce71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office:value-type="string" office:string-value="('Tito',null,'Serna','Suarez','1989-12-18',152,68,'verde claro','20/40','confidencial','personal_inteligencia_data/foto.png','personal_inteligencia_data/huella_digital.png','personal_inteligencia_data/huella_retina.png',ROW(58,2618544490) ,ROW('98737102','Uganda'),ARRAY['español','inglés','hindi','ruso','mandarín','bengalí']::varchar(50)[], ARRAY[ ROW('Carla',null,'Larios','Mazariegos','1980-12-04','hermano',ROW(58,2437685995) ), ROW('Natividad','Fabiola','Samaniego','Castellanos','1980-12-04','hermano',ROW(58,2438435916) )]::familiar_ty[], ARRAY[ ROW('84936060','Argentina'),row('null','null') ]::identificacion_ty[], ARRAY[ ROW('Filosofía','null','null'), ROW('null','null','null') ]::nivel_educativo_ty[],null,'19')," calcext:value-type="string">
            <text:p>('Tito',null,'Serna','Suarez','1989-12-18',152,68,'verde claro','20/40','confidencial','personal_inteligencia_data/foto.png','personal_inteligencia_data/huella_digital.png','personal_inteligencia_data/huella_retina.png',ROW(58,2618544490) ,ROW('98737102','Uganda'),ARRAY['español','inglés','hindi','ruso','mandarín','bengalí']::varchar(50)[], ARRAY[ ROW('Carla',null,'Larios','Mazariegos','1980-12-04','hermano',ROW(58,2437685995) ), ROW('Natividad','Fabiola','Samaniego','Castellanos','1980-12-04','hermano',ROW(58,2438435916) )]::familiar_ty[], ARRAY[ ROW('84936060','Argentina'),row('null','null') ]::identificacion_ty[], ARRAY[ ROW('Filosofía','null','null'), ROW('null','null','null') ]::nivel_educativo_ty[],null,'19'),</text:p>
          </table:table-cell>
          <table:table-cell table:number-columns-repeated="963"/>
        </table:table-row>
        <table:table-row table:style-name="ro2">
          <table:table-cell table:style-name="ce14" table:formula="of:=[.D44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4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53" office:value-type="string" calcext:value-type="string">
            <text:p>2000-08-11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4983800" calcext:value-type="float">
            <text:p>4983800</text:p>
          </table:table-cell>
          <table:table-cell table:formula="of:=RANDBETWEEN(10000000;99999999)" office:value-type="float" office:value="44656859" calcext:value-type="float">
            <text:p>4465685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558420" calcext:value-type="float">
            <text:p>9558420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7763784" calcext:value-type="float">
            <text:p>7763784</text:p>
          </table:table-cell>
          <table:table-cell table:style-name="ce62" table:formula="of:=RANDBETWEEN(10000000;100000000)" office:value-type="float" office:value="89856639" calcext:value-type="float">
            <text:p>89856639</text:p>
          </table:table-cell>
          <table:table-cell table:formula="of:=[.F44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4]" office:value-type="float" office:value="20" calcext:value-type="float">
            <text:p>20</text:p>
          </table:table-cell>
          <table:table-cell/>
          <table:table-cell table:style-name="ce71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office:value-type="string" office:string-value="('Emperatriz',null,'Farias','Rincon','2000-08-11',170,83,'marrón claro','20/160','top_secret','personal_inteligencia_data/foto.png','personal_inteligencia_data/huella_digital.png','personal_inteligencia_data/huella_retina.png',ROW(58,2344983800) ,ROW('44656859','Argentina'),ARRAY['español','inglés','hindi','ruso','mandarín','null']::varchar(50)[], ARRAY[ ROW('Amanda','Viviana','Delrio','Solorzano','1963-02-19','hermano',ROW(58,4149558420) ), ROW('Justiniano','Foster','Olivares','Ellis','1963-02-19','primo',ROW(58,4147763784) )]::familiar_ty[], ARRAY[ ROW('89856639','Argentina'),row('null','null') ]::identificacion_ty[], ARRAY[ ROW('Comunicación','null','null'), ROW('null','null','null') ]::nivel_educativo_ty[],null,'20')," calcext:value-type="string">
            <text:p>('Emperatriz',null,'Farias','Rincon','2000-08-11',170,83,'marrón claro','20/160','top_secret','personal_inteligencia_data/foto.png','personal_inteligencia_data/huella_digital.png','personal_inteligencia_data/huella_retina.png',ROW(58,2344983800) ,ROW('44656859','Argentina'),ARRAY['español','inglés','hindi','ruso','mandarín','null']::varchar(50)[], ARRAY[ ROW('Amanda','Viviana','Delrio','Solorzano','1963-02-19','hermano',ROW(58,4149558420) ), ROW('Justiniano','Foster','Olivares','Ellis','1963-02-19','primo',ROW(58,4147763784) )]::familiar_ty[], ARRAY[ ROW('89856639','Argentina'),row('null','null') ]::identificacion_ty[], ARRAY[ ROW('Comunicación','null','null'), ROW('null','null','null') ]::nivel_educativo_ty[],null,'20'),</text:p>
          </table:table-cell>
          <table:table-cell table:number-columns-repeated="963"/>
        </table:table-row>
        <table:table-row table:style-name="ro2">
          <table:table-cell table:style-name="ce14" table:formula="of:=[.D45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5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53" office:value-type="string" calcext:value-type="string">
            <text:p>1989-12-16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5315868" calcext:value-type="float">
            <text:p>5315868</text:p>
          </table:table-cell>
          <table:table-cell table:formula="of:=RANDBETWEEN(10000000;99999999)" office:value-type="float" office:value="15597695" calcext:value-type="float">
            <text:p>1559769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427515" calcext:value-type="float">
            <text:p>3427515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630522" calcext:value-type="float">
            <text:p>9630522</text:p>
          </table:table-cell>
          <table:table-cell table:style-name="ce62" table:formula="of:=RANDBETWEEN(10000000;100000000)" office:value-type="float" office:value="91519404" calcext:value-type="float">
            <text:p>91519404</text:p>
          </table:table-cell>
          <table:table-cell table:formula="of:=[.F45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36405564" calcext:value-type="float">
            <text:p>3640556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5]" office:value-type="float" office:value="20" calcext:value-type="float">
            <text:p>20</text:p>
          </table:table-cell>
          <table:table-cell/>
          <table:table-cell table:style-name="ce71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office:value-type="string" office:string-value="('Faustino','Margarito','Quinones','Mena','1989-12-16',166,81,'azul claro','20/20','no_clasificado','personal_inteligencia_data/foto.png','personal_inteligencia_data/huella_digital.png','personal_inteligencia_data/huella_retina.png',ROW(58,2815315868) ,ROW('15597695','Holanda'),ARRAY['español','inglés','hindi','ruso','null','null']::varchar(50)[], ARRAY[ ROW('Emiliana','Constanza','Renteria','Almaguer','1944-12-12','primo',ROW(58,2813427515) ), ROW('Constantino',null,'Bustos','Lima','1944-12-12','primo',ROW(58,2819630522) )]::familiar_ty[], ARRAY[ ROW('91519404','Argentina'),row('36405564','Groenlandia') ]::identificacion_ty[], ARRAY[ ROW('Comunicación','null','null'), ROW('null','null','null') ]::nivel_educativo_ty[],null,'20')," calcext:value-type="string">
            <text:p>('Faustino','Margarito','Quinones','Mena','1989-12-16',166,81,'azul claro','20/20','no_clasificado','personal_inteligencia_data/foto.png','personal_inteligencia_data/huella_digital.png','personal_inteligencia_data/huella_retina.png',ROW(58,2815315868) ,ROW('15597695','Holanda'),ARRAY['español','inglés','hindi','ruso','null','null']::varchar(50)[], ARRAY[ ROW('Emiliana','Constanza','Renteria','Almaguer','1944-12-12','primo',ROW(58,2813427515) ), ROW('Constantino',null,'Bustos','Lima','1944-12-12','primo',ROW(58,2819630522) )]::familiar_ty[], ARRAY[ ROW('91519404','Argentina'),row('36405564','Groenlandia') ]::identificacion_ty[], ARRAY[ ROW('Comunicación','null','null'), ROW('null','null','null') ]::nivel_educativo_ty[],null,'20'),</text:p>
          </table:table-cell>
          <table:table-cell table:number-columns-repeated="963"/>
        </table:table-row>
        <table:table-row table:style-name="ro2">
          <table:table-cell table:style-name="ce14" table:formula="of:=[.D46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6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91-01-29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709322" calcext:value-type="float">
            <text:p>8709322</text:p>
          </table:table-cell>
          <table:table-cell table:formula="of:=RANDBETWEEN(10000000;99999999)" office:value-type="float" office:value="89858438" calcext:value-type="float">
            <text:p>8985843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038440" calcext:value-type="float">
            <text:p>8038440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047170" calcext:value-type="float">
            <text:p>7047170</text:p>
          </table:table-cell>
          <table:table-cell table:style-name="ce62" table:formula="of:=RANDBETWEEN(10000000;100000000)" office:value-type="float" office:value="61315892" calcext:value-type="float">
            <text:p>61315892</text:p>
          </table:table-cell>
          <table:table-cell table:formula="of:=[.F46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6]" office:value-type="float" office:value="20" calcext:value-type="float">
            <text:p>20</text:p>
          </table:table-cell>
          <table:table-cell/>
          <table:table-cell table:style-name="ce71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office:value-type="string" office:string-value="('Facunda','Alvara','Prado','Sarmiento','1991-01-29',161,78,'azul claro','20/20','no_clasificado','personal_inteligencia_data/foto.png','personal_inteligencia_data/huella_digital.png','personal_inteligencia_data/huella_retina.png',ROW(58,2128709322) ,ROW('89858438','Malasia'),ARRAY['inglés','árabe','portugués','francés','null','null']::varchar(50)[], ARRAY[ ROW('Constantino','Leon','Marte','Recinos','1973-02-13','abuelo',ROW(58,2878038440) ), ROW('Salvador','Eleazar','Madrid','Moore','1973-02-13','abuelo',ROW(58,2877047170) )]::familiar_ty[], ARRAY[ ROW('61315892','Argentina'),row('null','null') ]::identificacion_ty[], ARRAY[ ROW('Ingeniería Informática','null','null'), ROW('Psicología','null','null') ]::nivel_educativo_ty[],null,'20')," calcext:value-type="string">
            <text:p>('Facunda','Alvara','Prado','Sarmiento','1991-01-29',161,78,'azul claro','20/20','no_clasificado','personal_inteligencia_data/foto.png','personal_inteligencia_data/huella_digital.png','personal_inteligencia_data/huella_retina.png',ROW(58,2128709322) ,ROW('89858438','Malasia'),ARRAY['inglés','árabe','portugués','francés','null','null']::varchar(50)[], ARRAY[ ROW('Constantino','Leon','Marte','Recinos','1973-02-13','abuelo',ROW(58,2878038440) ), ROW('Salvador','Eleazar','Madrid','Moore','1973-02-13','abuelo',ROW(58,2877047170) )]::familiar_ty[], ARRAY[ ROW('61315892','Argentina'),row('null','null') ]::identificacion_ty[], ARRAY[ ROW('Ingeniería Informática','null','null'), ROW('Psicología','null','null') ]::nivel_educativo_ty[],null,'20'),</text:p>
          </table:table-cell>
          <table:table-cell table:number-columns-repeated="963"/>
        </table:table-row>
        <table:table-row table:style-name="ro2">
          <table:table-cell table:style-name="ce14" table:formula="of:=[.D47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7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53" office:value-type="string" calcext:value-type="string">
            <text:p>1990-02-07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5288997" calcext:value-type="float">
            <text:p>5288997</text:p>
          </table:table-cell>
          <table:table-cell table:formula="of:=RANDBETWEEN(10000000;99999999)" office:value-type="float" office:value="52368538" calcext:value-type="float">
            <text:p>5236853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1972617" calcext:value-type="float">
            <text:p>1972617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838541" calcext:value-type="float">
            <text:p>6838541</text:p>
          </table:table-cell>
          <table:table-cell table:style-name="ce62" table:formula="of:=RANDBETWEEN(10000000;100000000)" office:value-type="float" office:value="79829510" calcext:value-type="float">
            <text:p>79829510</text:p>
          </table:table-cell>
          <table:table-cell table:formula="of:=[.F47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7]" office:value-type="float" office:value="20" calcext:value-type="float">
            <text:p>20</text:p>
          </table:table-cell>
          <table:table-cell/>
          <table:table-cell table:style-name="ce71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office:value-type="string" office:string-value="('Dulcinea',null,'Angeles','Ordonez','1990-02-07',187,75,'verde oscuro','20/32','confidencial','personal_inteligencia_data/foto.png','personal_inteligencia_data/huella_digital.png','personal_inteligencia_data/huella_retina.png',ROW(58,2445288997) ,ROW('52368538','Uganda'),ARRAY['español','inglés','hindi','ruso','mandarín','bengalí']::varchar(50)[], ARRAY[ ROW('Camila',null,'Garibay','Valle','1936-09-25','hermano',ROW(58,2811972617) ), ROW('Rosa','Mariana','Quiroz','Escobedo','1936-09-25','abuelo',ROW(58,2816838541) )]::familiar_ty[], ARRAY[ ROW('79829510','Argentina'),row('null','null') ]::identificacion_ty[], ARRAY[ ROW('Ingeniería Informática','null','null'), ROW('null','null','null') ]::nivel_educativo_ty[],null,'20')," calcext:value-type="string">
            <text:p>('Dulcinea',null,'Angeles','Ordonez','1990-02-07',187,75,'verde oscuro','20/32','confidencial','personal_inteligencia_data/foto.png','personal_inteligencia_data/huella_digital.png','personal_inteligencia_data/huella_retina.png',ROW(58,2445288997) ,ROW('52368538','Uganda'),ARRAY['español','inglés','hindi','ruso','mandarín','bengalí']::varchar(50)[], ARRAY[ ROW('Camila',null,'Garibay','Valle','1936-09-25','hermano',ROW(58,2811972617) ), ROW('Rosa','Mariana','Quiroz','Escobedo','1936-09-25','abuelo',ROW(58,2816838541) )]::familiar_ty[], ARRAY[ ROW('79829510','Argentina'),row('null','null') ]::identificacion_ty[], ARRAY[ ROW('Ingeniería Informática','null','null'), ROW('null','null','null') ]::nivel_educativo_ty[],null,'20'),</text:p>
          </table:table-cell>
          <table:table-cell table:number-columns-repeated="963"/>
        </table:table-row>
        <table:table-row table:style-name="ro2">
          <table:table-cell table:style-name="ce14" table:formula="of:=[.D48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8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53" office:value-type="string" calcext:value-type="string">
            <text:p>2000-10-19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601823" calcext:value-type="float">
            <text:p>7601823</text:p>
          </table:table-cell>
          <table:table-cell table:formula="of:=RANDBETWEEN(10000000;99999999)" office:value-type="float" office:value="87133640" calcext:value-type="float">
            <text:p>8713364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530973" calcext:value-type="float">
            <text:p>253097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750377" calcext:value-type="float">
            <text:p>1750377</text:p>
          </table:table-cell>
          <table:table-cell table:style-name="ce62" table:formula="of:=RANDBETWEEN(10000000;100000000)" office:value-type="float" office:value="41558061" calcext:value-type="float">
            <text:p>41558061</text:p>
          </table:table-cell>
          <table:table-cell table:formula="of:=[.F48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8]" office:value-type="float" office:value="21" calcext:value-type="float">
            <text:p>21</text:p>
          </table:table-cell>
          <table:table-cell/>
          <table:table-cell table:style-name="ce71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office:value-type="string" office:string-value="('Michael',null,'Moreno','Acuna','2000-10-19',153,85,'marrón oscuro','20/200','top_secret','personal_inteligencia_data/foto.png','personal_inteligencia_data/huella_digital.png','personal_inteligencia_data/huella_retina.png',ROW(58,4127601823) ,ROW('87133640','Argentina'),ARRAY['español','inglés','hindi','ruso','mandarín','null']::varchar(50)[], ARRAY[ ROW('Maximiliano','Pastor','Candelaria','Oropeza','1966-10-10','hermano',ROW(58,4122530973) ), ROW('Alba','Celia','Salcedo','Machado','1966-10-10','madre',ROW(58,4121750377) )]::familiar_ty[], ARRAY[ ROW('41558061','Argentina'),row('null','null') ]::identificacion_ty[], ARRAY[ ROW('Ingeniería Industrial','null','null'), ROW('null','null','null') ]::nivel_educativo_ty[],null,'21')," calcext:value-type="string">
            <text:p>('Michael',null,'Moreno','Acuna','2000-10-19',153,85,'marrón oscuro','20/200','top_secret','personal_inteligencia_data/foto.png','personal_inteligencia_data/huella_digital.png','personal_inteligencia_data/huella_retina.png',ROW(58,4127601823) ,ROW('87133640','Argentina'),ARRAY['español','inglés','hindi','ruso','mandarín','null']::varchar(50)[], ARRAY[ ROW('Maximiliano','Pastor','Candelaria','Oropeza','1966-10-10','hermano',ROW(58,4122530973) ), ROW('Alba','Celia','Salcedo','Machado','1966-10-10','madre',ROW(58,4121750377) )]::familiar_ty[], ARRAY[ ROW('41558061','Argentina'),row('null','null') ]::identificacion_ty[], ARRAY[ ROW('Ingeniería Industrial','null','null'), ROW('null','null','null') ]::nivel_educativo_ty[],null,'21'),</text:p>
          </table:table-cell>
          <table:table-cell table:number-columns-repeated="963"/>
        </table:table-row>
        <table:table-row table:style-name="ro2">
          <table:table-cell table:style-name="ce14" table:formula="of:=[.D49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9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53" office:value-type="string" calcext:value-type="string">
            <text:p>1990-02-05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4078930" calcext:value-type="float">
            <text:p>4078930</text:p>
          </table:table-cell>
          <table:table-cell table:formula="of:=RANDBETWEEN(10000000;99999999)" office:value-type="float" office:value="11193556" calcext:value-type="float">
            <text:p>1119355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146088" calcext:value-type="float">
            <text:p>1146088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6766441" calcext:value-type="float">
            <text:p>6766441</text:p>
          </table:table-cell>
          <table:table-cell table:style-name="ce62" table:formula="of:=RANDBETWEEN(10000000;100000000)" office:value-type="float" office:value="51416109" calcext:value-type="float">
            <text:p>51416109</text:p>
          </table:table-cell>
          <table:table-cell table:formula="of:=[.F49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60113663" calcext:value-type="float">
            <text:p>6011366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9]" office:value-type="float" office:value="21" calcext:value-type="float">
            <text:p>21</text:p>
          </table:table-cell>
          <table:table-cell/>
          <table:table-cell table:style-name="ce71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office:value-type="string" office:string-value="('Marcos','Alfredo','Solorio','Roldan','1990-02-05',158,70,'marrón claro','20/20','no_clasificado','personal_inteligencia_data/foto.png','personal_inteligencia_data/huella_digital.png','personal_inteligencia_data/huella_retina.png',ROW(58,2344078930) ,ROW('11193556','Holanda'),ARRAY['español','inglés','hindi','ruso','mandarín','null']::varchar(50)[], ARRAY[ ROW('Fernanda','Amelia','Ruano','Quintanilla','1946-12-07','tío',ROW(58,2341146088) ), ROW('Antonio',null,'Pinto','Cordero','1946-12-07','tío',ROW(58,2346766441) )]::familiar_ty[], ARRAY[ ROW('51416109','Argentina'),row('60113663','Groenlandia') ]::identificacion_ty[], ARRAY[ ROW('Ingeniería Industrial','null','null'), ROW('null','null','null') ]::nivel_educativo_ty[],null,'21')," calcext:value-type="string">
            <text:p>('Marcos','Alfredo','Solorio','Roldan','1990-02-05',158,70,'marrón claro','20/20','no_clasificado','personal_inteligencia_data/foto.png','personal_inteligencia_data/huella_digital.png','personal_inteligencia_data/huella_retina.png',ROW(58,2344078930) ,ROW('11193556','Holanda'),ARRAY['español','inglés','hindi','ruso','mandarín','null']::varchar(50)[], ARRAY[ ROW('Fernanda','Amelia','Ruano','Quintanilla','1946-12-07','tío',ROW(58,2341146088) ), ROW('Antonio',null,'Pinto','Cordero','1946-12-07','tío',ROW(58,2346766441) )]::familiar_ty[], ARRAY[ ROW('51416109','Argentina'),row('60113663','Groenlandia') ]::identificacion_ty[], ARRAY[ ROW('Ingeniería Industrial','null','null'), ROW('null','null','null') ]::nivel_educativo_ty[],null,'21'),</text:p>
          </table:table-cell>
          <table:table-cell table:number-columns-repeated="963"/>
        </table:table-row>
        <table:table-row table:style-name="ro2">
          <table:table-cell table:style-name="ce14" table:formula="of:=[.D50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0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91-05-26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287518" calcext:value-type="float">
            <text:p>9287518</text:p>
          </table:table-cell>
          <table:table-cell table:formula="of:=RANDBETWEEN(10000000;99999999)" office:value-type="float" office:value="83135663" calcext:value-type="float">
            <text:p>8313566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694815" calcext:value-type="float">
            <text:p>1694815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614341" calcext:value-type="float">
            <text:p>1614341</text:p>
          </table:table-cell>
          <table:table-cell table:style-name="ce62" table:formula="of:=RANDBETWEEN(10000000;100000000)" office:value-type="float" office:value="53890977" calcext:value-type="float">
            <text:p>53890977</text:p>
          </table:table-cell>
          <table:table-cell table:formula="of:=[.F5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0]" office:value-type="float" office:value="21" calcext:value-type="float">
            <text:p>21</text:p>
          </table:table-cell>
          <table:table-cell/>
          <table:table-cell table:style-name="ce71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office:value-type="string" office:string-value="('Matias','Orosio','Segura','Alvarenga','1991-05-26',153,71,'marrón claro','20/16','no_clasificado','personal_inteligencia_data/foto.png','personal_inteligencia_data/huella_digital.png','personal_inteligencia_data/huella_retina.png',ROW(58,4249287518) ,ROW('83135663','Malasia'),ARRAY['inglés','árabe','portugués','francés','null','null']::varchar(50)[], ARRAY[ ROW('Valentin','Fermin','Burgos','Caraballo','1976-01-07','primo',ROW(58,2431694815) ), ROW('Lucrecia','Margarita','Alonzo','Saenz','1976-01-07','primo',ROW(58,2431614341) )]::familiar_ty[], ARRAY[ ROW('53890977','Argentina'),row('null','null') ]::identificacion_ty[], ARRAY[ ROW('Comunicación','null','null'), ROW('Comunicación','null','null') ]::nivel_educativo_ty[],null,'21')," calcext:value-type="string">
            <text:p>('Matias','Orosio','Segura','Alvarenga','1991-05-26',153,71,'marrón claro','20/16','no_clasificado','personal_inteligencia_data/foto.png','personal_inteligencia_data/huella_digital.png','personal_inteligencia_data/huella_retina.png',ROW(58,4249287518) ,ROW('83135663','Malasia'),ARRAY['inglés','árabe','portugués','francés','null','null']::varchar(50)[], ARRAY[ ROW('Valentin','Fermin','Burgos','Caraballo','1976-01-07','primo',ROW(58,2431694815) ), ROW('Lucrecia','Margarita','Alonzo','Saenz','1976-01-07','primo',ROW(58,2431614341) )]::familiar_ty[], ARRAY[ ROW('53890977','Argentina'),row('null','null') ]::identificacion_ty[], ARRAY[ ROW('Comunicación','null','null'), ROW('Comunicación','null','null') ]::nivel_educativo_ty[],null,'21'),</text:p>
          </table:table-cell>
          <table:table-cell table:number-columns-repeated="963"/>
        </table:table-row>
        <table:table-row table:style-name="ro2">
          <table:table-cell table:style-name="ce14" table:formula="of:=[.D51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1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53" office:value-type="string" calcext:value-type="string">
            <text:p>1990-08-30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9703037" calcext:value-type="float">
            <text:p>9703037</text:p>
          </table:table-cell>
          <table:table-cell table:formula="of:=RANDBETWEEN(10000000;99999999)" office:value-type="float" office:value="98264046" calcext:value-type="float">
            <text:p>9826404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105479" calcext:value-type="float">
            <text:p>9105479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705287" calcext:value-type="float">
            <text:p>5705287</text:p>
          </table:table-cell>
          <table:table-cell table:style-name="ce62" table:formula="of:=RANDBETWEEN(10000000;100000000)" office:value-type="float" office:value="97118826" calcext:value-type="float">
            <text:p>97118826</text:p>
          </table:table-cell>
          <table:table-cell table:formula="of:=[.F51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style-name="ce71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office:value-type="string" office:string-value="('Amara',null,'Saldana','Delao','1990-08-30',157,88,'azul oscuro','20/25','confidencial','personal_inteligencia_data/foto.png','personal_inteligencia_data/huella_digital.png','personal_inteligencia_data/huella_retina.png',ROW(58,4149703037) ,ROW('98264046','Uganda'),ARRAY['español','inglés','hindi','ruso','mandarín','bengalí']::varchar(50)[], ARRAY[ ROW('Jorge',null,'James','Lopez','1937-04-10','abuelo',ROW(58,2349105479) ), ROW('Myriam','Zoe','Serrano','Ochoa','1937-04-10','abuelo',ROW(58,2345705287) )]::familiar_ty[], ARRAY[ ROW('97118826','Argentina'),row('null','null') ]::identificacion_ty[], ARRAY[ ROW('Comunicación','null','null'), ROW('null','null','null') ]::nivel_educativo_ty[],null,'21')," calcext:value-type="string">
            <text:p>('Amara',null,'Saldana','Delao','1990-08-30',157,88,'azul oscuro','20/25','confidencial','personal_inteligencia_data/foto.png','personal_inteligencia_data/huella_digital.png','personal_inteligencia_data/huella_retina.png',ROW(58,4149703037) ,ROW('98264046','Uganda'),ARRAY['español','inglés','hindi','ruso','mandarín','bengalí']::varchar(50)[], ARRAY[ ROW('Jorge',null,'James','Lopez','1937-04-10','abuelo',ROW(58,2349105479) ), ROW('Myriam','Zoe','Serrano','Ochoa','1937-04-10','abuelo',ROW(58,2345705287) )]::familiar_ty[], ARRAY[ ROW('97118826','Argentina'),row('null','null') ]::identificacion_ty[], ARRAY[ ROW('Comunicación','null','null'), ROW('null','null','null') ]::nivel_educativo_ty[],null,'21'),</text:p>
          </table:table-cell>
          <table:table-cell table:number-columns-repeated="963"/>
        </table:table-row>
        <table:table-row table:style-name="ro2">
          <table:table-cell table:style-name="ce14" table:formula="of:=[.D52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2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53" office:value-type="string" calcext:value-type="string">
            <text:p>2000-10-29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119808" calcext:value-type="float">
            <text:p>2119808</text:p>
          </table:table-cell>
          <table:table-cell table:formula="of:=RANDBETWEEN(10000000;99999999)" office:value-type="float" office:value="75180072" calcext:value-type="float">
            <text:p>7518007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270559" calcext:value-type="float">
            <text:p>9270559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445218" calcext:value-type="float">
            <text:p>7445218</text:p>
          </table:table-cell>
          <table:table-cell table:style-name="ce62" table:formula="of:=RANDBETWEEN(10000000;100000000)" office:value-type="float" office:value="15171190" calcext:value-type="float">
            <text:p>15171190</text:p>
          </table:table-cell>
          <table:table-cell table:formula="of:=[.F52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91250624" calcext:value-type="float">
            <text:p>9125062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2]" office:value-type="float" office:value="22" calcext:value-type="float">
            <text:p>22</text:p>
          </table:table-cell>
          <table:table-cell/>
          <table:table-cell table:style-name="ce71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office:value-type="string" office:string-value="('Nikita','Victoria','Sanabria','Monreal','2000-10-29',187,85,'azul oscuro','20/20','top_secret','personal_inteligencia_data/foto.png','personal_inteligencia_data/huella_digital.png','personal_inteligencia_data/huella_retina.png',ROW(58,2122119808) ,ROW('75180072','Australia'),ARRAY['español','inglés','portugués','francés','null','null']::varchar(50)[], ARRAY[ ROW('Poncio',null,'Alcala','Falcon','1981-02-02','tío',ROW(58,2129270559) ), ROW('Silvester',null,'Morris','Serrato','1981-02-02','primo',ROW(58,2127445218) )]::familiar_ty[], ARRAY[ ROW('15171190','Taiwán'),row('91250624','Irlanda') ]::identificacion_ty[], ARRAY[ ROW('Criminología','null','null'), ROW('null','null','null') ]::nivel_educativo_ty[],null,'22')," calcext:value-type="string">
            <text:p>('Nikita','Victoria','Sanabria','Monreal','2000-10-29',187,85,'azul oscuro','20/20','top_secret','personal_inteligencia_data/foto.png','personal_inteligencia_data/huella_digital.png','personal_inteligencia_data/huella_retina.png',ROW(58,2122119808) ,ROW('75180072','Australia'),ARRAY['español','inglés','portugués','francés','null','null']::varchar(50)[], ARRAY[ ROW('Poncio',null,'Alcala','Falcon','1981-02-02','tío',ROW(58,2129270559) ), ROW('Silvester',null,'Morris','Serrato','1981-02-02','primo',ROW(58,2127445218) )]::familiar_ty[], ARRAY[ ROW('15171190','Taiwán'),row('91250624','Irlanda') ]::identificacion_ty[], ARRAY[ ROW('Criminología','null','null'), ROW('null','null','null') ]::nivel_educativo_ty[],null,'22'),</text:p>
          </table:table-cell>
          <table:table-cell table:number-columns-repeated="963"/>
        </table:table-row>
        <table:table-row table:style-name="ro2">
          <table:table-cell table:style-name="ce14" table:formula="of:=[.D53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3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2000-04-30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676102" calcext:value-type="float">
            <text:p>6676102</text:p>
          </table:table-cell>
          <table:table-cell table:formula="of:=RANDBETWEEN(10000000;99999999)" office:value-type="float" office:value="95526036" calcext:value-type="float">
            <text:p>9552603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520486" calcext:value-type="float">
            <text:p>8520486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659968" calcext:value-type="float">
            <text:p>7659968</text:p>
          </table:table-cell>
          <table:table-cell table:style-name="ce62" table:formula="of:=RANDBETWEEN(10000000;100000000)" office:value-type="float" office:value="85174402" calcext:value-type="float">
            <text:p>85174402</text:p>
          </table:table-cell>
          <table:table-cell table:formula="of:=[.F53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3]" office:value-type="float" office:value="22" calcext:value-type="float">
            <text:p>22</text:p>
          </table:table-cell>
          <table:table-cell/>
          <table:table-cell table:style-name="ce71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office:value-type="string" office:string-value="('Benigno',null,'Lozano','Garay','2000-04-30',177,85,'azul claro','20/20','no_clasificado','personal_inteligencia_data/foto.png','personal_inteligencia_data/huella_digital.png','personal_inteligencia_data/huella_retina.png',ROW(58,2126676102) ,ROW('95526036','Holanda'),ARRAY['inglés','árabe','portugués','francés','null','null']::varchar(50)[], ARRAY[ ROW('Julian',null,'Quezada','Badillo','1948-11-18','padre',ROW(58,2878520486) ), ROW('Ophelia','Genesis','Roman','Reza','1948-11-18','primo',ROW(58,2877659968) )]::familiar_ty[], ARRAY[ ROW('85174402','Taiwán'),row('null','null') ]::identificacion_ty[], ARRAY[ ROW('Ciencias Sociales ','null','null'), ROW('Derecho','null','null') ]::nivel_educativo_ty[],null,'22')," calcext:value-type="string">
            <text:p>('Benigno',null,'Lozano','Garay','2000-04-30',177,85,'azul claro','20/20','no_clasificado','personal_inteligencia_data/foto.png','personal_inteligencia_data/huella_digital.png','personal_inteligencia_data/huella_retina.png',ROW(58,2126676102) ,ROW('95526036','Holanda'),ARRAY['inglés','árabe','portugués','francés','null','null']::varchar(50)[], ARRAY[ ROW('Julian',null,'Quezada','Badillo','1948-11-18','padre',ROW(58,2878520486) ), ROW('Ophelia','Genesis','Roman','Reza','1948-11-18','primo',ROW(58,2877659968) )]::familiar_ty[], ARRAY[ ROW('85174402','Taiwán'),row('null','null') ]::identificacion_ty[], ARRAY[ ROW('Ciencias Sociales ','null','null'), ROW('Derecho','null','null') ]::nivel_educativo_ty[],null,'22'),</text:p>
          </table:table-cell>
          <table:table-cell table:number-columns-repeated="963"/>
        </table:table-row>
        <table:table-row table:style-name="ro2">
          <table:table-cell table:style-name="ce14" table:formula="of:=[.D54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4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onath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53" office:value-type="string" calcext:value-type="string">
            <text:p>1986-05-04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8503081" calcext:value-type="float">
            <text:p>8503081</text:p>
          </table:table-cell>
          <table:table-cell table:formula="of:=RANDBETWEEN(10000000;99999999)" office:value-type="float" office:value="39177635" calcext:value-type="float">
            <text:p>3917763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272741" calcext:value-type="float">
            <text:p>827274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204371" calcext:value-type="float">
            <text:p>1204371</text:p>
          </table:table-cell>
          <table:table-cell table:style-name="ce62" table:formula="of:=RANDBETWEEN(10000000;100000000)" office:value-type="float" office:value="31110822" calcext:value-type="float">
            <text:p>31110822</text:p>
          </table:table-cell>
          <table:table-cell table:formula="of:=[.F54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style-name="ce71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office:value-type="string" office:string-value="('Jonathan',null,'Caballero','Hidalgo','1986-05-04',160,66,'azul claro','20/80','no_clasificado','personal_inteligencia_data/foto.png','personal_inteligencia_data/huella_digital.png','personal_inteligencia_data/huella_retina.png',ROW(58,2438503081) ,ROW('39177635','Malasia'),ARRAY['español','inglés','hindi','ruso','mandarín','null']::varchar(50)[], ARRAY[ ROW('Vicente','Juliano','Bello','Osuna','1978-12-06','tío',ROW(58,2128272741) ), ROW('Ophelia','Isabella','Pabon','Zambrano','1978-12-06','abuelo',ROW(58,2121204371) )]::familiar_ty[], ARRAY[ ROW('31110822','Taiwán'),row('null','null') ]::identificacion_ty[], ARRAY[ ROW('Enfermería','null','null'), ROW('null','null','null') ]::nivel_educativo_ty[],null,'22')," calcext:value-type="string">
            <text:p>('Jonathan',null,'Caballero','Hidalgo','1986-05-04',160,66,'azul claro','20/80','no_clasificado','personal_inteligencia_data/foto.png','personal_inteligencia_data/huella_digital.png','personal_inteligencia_data/huella_retina.png',ROW(58,2438503081) ,ROW('39177635','Malasia'),ARRAY['español','inglés','hindi','ruso','mandarín','null']::varchar(50)[], ARRAY[ ROW('Vicente','Juliano','Bello','Osuna','1978-12-06','tío',ROW(58,2128272741) ), ROW('Ophelia','Isabella','Pabon','Zambrano','1978-12-06','abuelo',ROW(58,2121204371) )]::familiar_ty[], ARRAY[ ROW('31110822','Taiwán'),row('null','null') ]::identificacion_ty[], ARRAY[ ROW('Enfermería','null','null'), ROW('null','null','null') ]::nivel_educativo_ty[],null,'22'),</text:p>
          </table:table-cell>
          <table:table-cell table:number-columns-repeated="963"/>
        </table:table-row>
        <table:table-row table:style-name="ro2">
          <table:table-cell table:style-name="ce14" table:formula="of:=[.D55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5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53" office:value-type="string" calcext:value-type="string">
            <text:p>2000-04-29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4057668" calcext:value-type="float">
            <text:p>4057668</text:p>
          </table:table-cell>
          <table:table-cell table:formula="of:=RANDBETWEEN(10000000;99999999)" office:value-type="float" office:value="14279521" calcext:value-type="float">
            <text:p>1427952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088365" calcext:value-type="float">
            <text:p>1088365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086418" calcext:value-type="float">
            <text:p>1086418</text:p>
          </table:table-cell>
          <table:table-cell table:style-name="ce62" table:formula="of:=RANDBETWEEN(10000000;100000000)" office:value-type="float" office:value="80099623" calcext:value-type="float">
            <text:p>80099623</text:p>
          </table:table-cell>
          <table:table-cell table:formula="of:=[.F55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5]" office:value-type="float" office:value="22" calcext:value-type="float">
            <text:p>22</text:p>
          </table:table-cell>
          <table:table-cell/>
          <table:table-cell table:style-name="ce71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office:value-type="string" office:string-value="('Jiovani','Julian','Villeda','Barahona','2000-04-29',151,74,'marrón oscuro','20/12.5','confidencial','personal_inteligencia_data/foto.png','personal_inteligencia_data/huella_digital.png','personal_inteligencia_data/huella_retina.png',ROW(58,2444057668) ,ROW('14279521','Zimbabue'),ARRAY['español','inglés','portugués','francés','null','null']::varchar(50)[], ARRAY[ ROW('Amada',null,'Rendon','Ochoa','1976-07-16','abuelo',ROW(58,2441088365) ), ROW('Rosalia',null,'Valles','Montes','1976-07-16','hermano',ROW(58,2441086418) )]::familiar_ty[], ARRAY[ ROW('80099623','Taiwán'),row('null','null') ]::identificacion_ty[], ARRAY[ ROW('Criminología','null','null'), ROW('null','null','null') ]::nivel_educativo_ty[],null,'22')," calcext:value-type="string">
            <text:p>('Jiovani','Julian','Villeda','Barahona','2000-04-29',151,74,'marrón oscuro','20/12.5','confidencial','personal_inteligencia_data/foto.png','personal_inteligencia_data/huella_digital.png','personal_inteligencia_data/huella_retina.png',ROW(58,2444057668) ,ROW('14279521','Zimbabue'),ARRAY['español','inglés','portugués','francés','null','null']::varchar(50)[], ARRAY[ ROW('Amada',null,'Rendon','Ochoa','1976-07-16','abuelo',ROW(58,2441088365) ), ROW('Rosalia',null,'Valles','Montes','1976-07-16','hermano',ROW(58,2441086418) )]::familiar_ty[], ARRAY[ ROW('80099623','Taiwán'),row('null','null') ]::identificacion_ty[], ARRAY[ ROW('Criminología','null','null'), ROW('null','null','null') ]::nivel_educativo_ty[],null,'22'),</text:p>
          </table:table-cell>
          <table:table-cell table:number-columns-repeated="963"/>
        </table:table-row>
        <table:table-row table:style-name="ro2">
          <table:table-cell table:style-name="ce14" table:formula="of:=[.D56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6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83-09-14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697814" calcext:value-type="float">
            <text:p>1697814</text:p>
          </table:table-cell>
          <table:table-cell table:formula="of:=RANDBETWEEN(10000000;99999999)" office:value-type="float" office:value="99678040" calcext:value-type="float">
            <text:p>9967804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827825" calcext:value-type="float">
            <text:p>582782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465366" calcext:value-type="float">
            <text:p>6465366</text:p>
          </table:table-cell>
          <table:table-cell table:style-name="ce62" table:formula="of:=RANDBETWEEN(10000000;100000000)" office:value-type="float" office:value="66645081" calcext:value-type="float">
            <text:p>66645081</text:p>
          </table:table-cell>
          <table:table-cell table:formula="of:=[.F56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67177060" calcext:value-type="float">
            <text:p>67177060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6]" office:value-type="float" office:value="23" calcext:value-type="float">
            <text:p>23</text:p>
          </table:table-cell>
          <table:table-cell/>
          <table:table-cell table:style-name="ce71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office:value-type="string" office:string-value="('Yves','Cornelio','Avina','Camarena','1983-09-14',167,74,'azul claro','20/16','top_secret','personal_inteligencia_data/foto.png','personal_inteligencia_data/huella_digital.png','personal_inteligencia_data/huella_retina.png',ROW(58,4241697814) ,ROW('99678040','Australia'),ARRAY['español','inglés','portugués','francés','null','null']::varchar(50)[], ARRAY[ ROW('Sebastian',null,'Cabral','Cedillo','1936-02-14','padre',ROW(58,4245827825) ), ROW('Magali',null,'Salmeron','Izquierdo','1936-02-14','tío',ROW(58,4246465366) )]::familiar_ty[], ARRAY[ ROW('66645081','Taiwán'),row('67177060','Irlanda') ]::identificacion_ty[], ARRAY[ ROW('Psicología','null','null'), ROW('null','null','null') ]::nivel_educativo_ty[],null,'23')," calcext:value-type="string">
            <text:p>('Yves','Cornelio','Avina','Camarena','1983-09-14',167,74,'azul claro','20/16','top_secret','personal_inteligencia_data/foto.png','personal_inteligencia_data/huella_digital.png','personal_inteligencia_data/huella_retina.png',ROW(58,4241697814) ,ROW('99678040','Australia'),ARRAY['español','inglés','portugués','francés','null','null']::varchar(50)[], ARRAY[ ROW('Sebastian',null,'Cabral','Cedillo','1936-02-14','padre',ROW(58,4245827825) ), ROW('Magali',null,'Salmeron','Izquierdo','1936-02-14','tío',ROW(58,4246465366) )]::familiar_ty[], ARRAY[ ROW('66645081','Taiwán'),row('67177060','Irlanda') ]::identificacion_ty[], ARRAY[ ROW('Psicología','null','null'), ROW('null','null','null') ]::nivel_educativo_ty[],null,'23'),</text:p>
          </table:table-cell>
          <table:table-cell table:number-columns-repeated="963"/>
        </table:table-row>
        <table:table-row table:style-name="ro2">
          <table:table-cell table:style-name="ce14" table:formula="of:=[.D57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7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sab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53" office:value-type="string" calcext:value-type="string">
            <text:p>2000-05-30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026318" calcext:value-type="float">
            <text:p>3026318</text:p>
          </table:table-cell>
          <table:table-cell table:formula="of:=RANDBETWEEN(10000000;99999999)" office:value-type="float" office:value="93464190" calcext:value-type="float">
            <text:p>9346419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579320" calcext:value-type="float">
            <text:p>6579320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7855271" calcext:value-type="float">
            <text:p>7855271</text:p>
          </table:table-cell>
          <table:table-cell table:style-name="ce62" table:formula="of:=RANDBETWEEN(10000000;100000000)" office:value-type="float" office:value="65541674" calcext:value-type="float">
            <text:p>65541674</text:p>
          </table:table-cell>
          <table:table-cell table:formula="of:=[.F57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7]" office:value-type="float" office:value="23" calcext:value-type="float">
            <text:p>23</text:p>
          </table:table-cell>
          <table:table-cell/>
          <table:table-cell table:style-name="ce71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office:value-type="string" office:string-value="('Isabel',null,'Rueda','Carmona','2000-05-30',165,70,'marrón claro','20/20','no_clasificado','personal_inteligencia_data/foto.png','personal_inteligencia_data/huella_digital.png','personal_inteligencia_data/huella_retina.png',ROW(58,4243026318) ,ROW('93464190','Holanda'),ARRAY['inglés','árabe','portugués','francés','null','null']::varchar(50)[], ARRAY[ ROW('Cornelio',null,'Ceja','Jaimes','1949-10-09','madre',ROW(58,2436579320) ), ROW('Gladys','Guadalupe','Nelson','Collazo','1949-10-09','tío',ROW(58,2437855271) )]::familiar_ty[], ARRAY[ ROW('65541674','Taiwán'),row('null','null') ]::identificacion_ty[], ARRAY[ ROW('Economía','null','null'), ROW('Ingeniería Informática','null','null') ]::nivel_educativo_ty[],null,'23')," calcext:value-type="string">
            <text:p>('Isabel',null,'Rueda','Carmona','2000-05-30',165,70,'marrón claro','20/20','no_clasificado','personal_inteligencia_data/foto.png','personal_inteligencia_data/huella_digital.png','personal_inteligencia_data/huella_retina.png',ROW(58,4243026318) ,ROW('93464190','Holanda'),ARRAY['inglés','árabe','portugués','francés','null','null']::varchar(50)[], ARRAY[ ROW('Cornelio',null,'Ceja','Jaimes','1949-10-09','madre',ROW(58,2436579320) ), ROW('Gladys','Guadalupe','Nelson','Collazo','1949-10-09','tío',ROW(58,2437855271) )]::familiar_ty[], ARRAY[ ROW('65541674','Taiwán'),row('null','null') ]::identificacion_ty[], ARRAY[ ROW('Economía','null','null'), ROW('Ingeniería Informática','null','null') ]::nivel_educativo_ty[],null,'23'),</text:p>
          </table:table-cell>
          <table:table-cell table:number-columns-repeated="963"/>
        </table:table-row>
        <table:table-row table:style-name="ro2">
          <table:table-cell table:style-name="ce14" table:formula="of:=[.D58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8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88-12-03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9843937" calcext:value-type="float">
            <text:p>9843937</text:p>
          </table:table-cell>
          <table:table-cell table:formula="of:=RANDBETWEEN(10000000;99999999)" office:value-type="float" office:value="38141650" calcext:value-type="float">
            <text:p>3814165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247115" calcext:value-type="float">
            <text:p>7247115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928866" calcext:value-type="float">
            <text:p>8928866</text:p>
          </table:table-cell>
          <table:table-cell table:style-name="ce62" table:formula="of:=RANDBETWEEN(10000000;100000000)" office:value-type="float" office:value="55703066" calcext:value-type="float">
            <text:p>55703066</text:p>
          </table:table-cell>
          <table:table-cell table:formula="of:=[.F58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8]" office:value-type="float" office:value="23" calcext:value-type="float">
            <text:p>23</text:p>
          </table:table-cell>
          <table:table-cell/>
          <table:table-cell table:style-name="ce71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office:value-type="string" office:string-value="('Adria',null,'Hermosillo','Barboza','1988-12-03',176,85,'marrón claro','20/63','no_clasificado','personal_inteligencia_data/foto.png','personal_inteligencia_data/huella_digital.png','personal_inteligencia_data/huella_retina.png',ROW(58,2819843937) ,ROW('38141650','Malasia'),ARRAY['español','inglés','hindi','ruso','mandarín','null']::varchar(50)[], ARRAY[ ROW('Marco','Maximiliano','Valadez','Thompson','1979-04-04','padre',ROW(58,4247247115) ), ROW('Paciano','Jose','Lima','Beltran','1979-04-04','primo',ROW(58,4248928866) )]::familiar_ty[], ARRAY[ ROW('55703066','Taiwán'),row('null','null') ]::identificacion_ty[], ARRAY[ ROW('Ciencias Sociales ','null','null'), ROW('null','null','null') ]::nivel_educativo_ty[],null,'23')," calcext:value-type="string">
            <text:p>('Adria',null,'Hermosillo','Barboza','1988-12-03',176,85,'marrón claro','20/63','no_clasificado','personal_inteligencia_data/foto.png','personal_inteligencia_data/huella_digital.png','personal_inteligencia_data/huella_retina.png',ROW(58,2819843937) ,ROW('38141650','Malasia'),ARRAY['español','inglés','hindi','ruso','mandarín','null']::varchar(50)[], ARRAY[ ROW('Marco','Maximiliano','Valadez','Thompson','1979-04-04','padre',ROW(58,4247247115) ), ROW('Paciano','Jose','Lima','Beltran','1979-04-04','primo',ROW(58,4248928866) )]::familiar_ty[], ARRAY[ ROW('55703066','Taiwán'),row('null','null') ]::identificacion_ty[], ARRAY[ ROW('Ciencias Sociales ','null','null'), ROW('null','null','null') ]::nivel_educativo_ty[],null,'23'),</text:p>
          </table:table-cell>
          <table:table-cell table:number-columns-repeated="963"/>
        </table:table-row>
        <table:table-row table:style-name="ro2">
          <table:table-cell table:style-name="ce14" table:formula="of:=[.D59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9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53" office:value-type="string" calcext:value-type="string">
            <text:p>2000-05-31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889321" calcext:value-type="float">
            <text:p>3889321</text:p>
          </table:table-cell>
          <table:table-cell table:formula="of:=RANDBETWEEN(10000000;99999999)" office:value-type="float" office:value="71199021" calcext:value-type="float">
            <text:p>7119902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6979906" calcext:value-type="float">
            <text:p>6979906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643336" calcext:value-type="float">
            <text:p>4643336</text:p>
          </table:table-cell>
          <table:table-cell table:style-name="ce62" table:formula="of:=RANDBETWEEN(10000000;100000000)" office:value-type="float" office:value="70022393" calcext:value-type="float">
            <text:p>70022393</text:p>
          </table:table-cell>
          <table:table-cell table:formula="of:=[.F59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45155844" calcext:value-type="float">
            <text:p>4515584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9]" office:value-type="float" office:value="23" calcext:value-type="float">
            <text:p>23</text:p>
          </table:table-cell>
          <table:table-cell/>
          <table:table-cell table:style-name="ce71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office:value-type="string" office:string-value="('Brenda','Fabia','Baltazar','Antonio','2000-05-31',185,73,'verde claro','20/32','confidencial','personal_inteligencia_data/foto.png','personal_inteligencia_data/huella_digital.png','personal_inteligencia_data/huella_retina.png',ROW(58,4143889321) ,ROW('71199021','Zimbabue'),ARRAY['español','inglés','portugués','francés','null','null']::varchar(50)[], ARRAY[ ROW('Naomi',null,'Powell','Butler','1979-05-22','abuelo',ROW(58,4146979906) ), ROW('Griselda',null,'Pedraza','Lozano','1979-05-22','abuelo',ROW(58,4144643336) )]::familiar_ty[], ARRAY[ ROW('70022393','Taiwán'),row('45155844','Australia') ]::identificacion_ty[], ARRAY[ ROW('Ingeniería Industrial','null','null'), ROW('null','null','null') ]::nivel_educativo_ty[],null,'23')," calcext:value-type="string">
            <text:p>('Brenda','Fabia','Baltazar','Antonio','2000-05-31',185,73,'verde claro','20/32','confidencial','personal_inteligencia_data/foto.png','personal_inteligencia_data/huella_digital.png','personal_inteligencia_data/huella_retina.png',ROW(58,4143889321) ,ROW('71199021','Zimbabue'),ARRAY['español','inglés','portugués','francés','null','null']::varchar(50)[], ARRAY[ ROW('Naomi',null,'Powell','Butler','1979-05-22','abuelo',ROW(58,4146979906) ), ROW('Griselda',null,'Pedraza','Lozano','1979-05-22','abuelo',ROW(58,4144643336) )]::familiar_ty[], ARRAY[ ROW('70022393','Taiwán'),row('45155844','Australia') ]::identificacion_ty[], ARRAY[ ROW('Ingeniería Industrial','null','null'), ROW('null','null','null') ]::nivel_educativo_ty[],null,'23'),</text:p>
          </table:table-cell>
          <table:table-cell table:number-columns-repeated="963"/>
        </table:table-row>
        <table:table-row table:style-name="ro2">
          <table:table-cell table:style-name="ce14" table:formula="of:=[.D60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0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53" office:value-type="string" calcext:value-type="string">
            <text:p>1984-05-21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211872" calcext:value-type="float">
            <text:p>3211872</text:p>
          </table:table-cell>
          <table:table-cell table:formula="of:=RANDBETWEEN(10000000;99999999)" office:value-type="float" office:value="89965201" calcext:value-type="float">
            <text:p>8996520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586554" calcext:value-type="float">
            <text:p>5586554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417059" calcext:value-type="float">
            <text:p>3417059</text:p>
          </table:table-cell>
          <table:table-cell table:style-name="ce62" table:formula="of:=RANDBETWEEN(10000000;100000000)" office:value-type="float" office:value="21011762" calcext:value-type="float">
            <text:p>21011762</text:p>
          </table:table-cell>
          <table:table-cell table:formula="of:=[.F60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30880226" calcext:value-type="float">
            <text:p>30880226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0]" office:value-type="float" office:value="24" calcext:value-type="float">
            <text:p>24</text:p>
          </table:table-cell>
          <table:table-cell/>
          <table:table-cell table:style-name="ce71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office:value-type="string" office:string-value="('Adria','Cloe','Armijo','Hall','1984-05-21',152,86,'marrón claro','20/12.5','top_secret','personal_inteligencia_data/foto.png','personal_inteligencia_data/huella_digital.png','personal_inteligencia_data/huella_retina.png',ROW(58,4123211872) ,ROW('89965201','Australia'),ARRAY['español','inglés','portugués','francés','null','null']::varchar(50)[], ARRAY[ ROW('Marlene',null,'Maravilla','Merino','1938-07-26','madre',ROW(58,4125586554) ), ROW('Emiliana',null,'Mariscal','Lora','1938-07-26','padre',ROW(58,4123417059) )]::familiar_ty[], ARRAY[ ROW('21011762','Taiwán'),row('30880226','Irlanda') ]::identificacion_ty[], ARRAY[ ROW('Enfermería','null','null'), ROW('null','null','null') ]::nivel_educativo_ty[],null,'24')," calcext:value-type="string">
            <text:p>('Adria','Cloe','Armijo','Hall','1984-05-21',152,86,'marrón claro','20/12.5','top_secret','personal_inteligencia_data/foto.png','personal_inteligencia_data/huella_digital.png','personal_inteligencia_data/huella_retina.png',ROW(58,4123211872) ,ROW('89965201','Australia'),ARRAY['español','inglés','portugués','francés','null','null']::varchar(50)[], ARRAY[ ROW('Marlene',null,'Maravilla','Merino','1938-07-26','madre',ROW(58,4125586554) ), ROW('Emiliana',null,'Mariscal','Lora','1938-07-26','padre',ROW(58,4123417059) )]::familiar_ty[], ARRAY[ ROW('21011762','Taiwán'),row('30880226','Irlanda') ]::identificacion_ty[], ARRAY[ ROW('Enfermería','null','null'), ROW('null','null','null') ]::nivel_educativo_ty[],null,'24'),</text:p>
          </table:table-cell>
          <table:table-cell table:number-columns-repeated="963"/>
        </table:table-row>
        <table:table-row table:style-name="ro2">
          <table:table-cell table:style-name="ce14" table:formula="of:=[.D61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1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har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2000-08-10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325107" calcext:value-type="float">
            <text:p>5325107</text:p>
          </table:table-cell>
          <table:table-cell table:formula="of:=RANDBETWEEN(10000000;99999999)" office:value-type="float" office:value="66461119" calcext:value-type="float">
            <text:p>6646111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5801067" calcext:value-type="float">
            <text:p>5801067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006581" calcext:value-type="float">
            <text:p>9006581</text:p>
          </table:table-cell>
          <table:table-cell table:style-name="ce62" table:formula="of:=RANDBETWEEN(10000000;100000000)" office:value-type="float" office:value="74117676" calcext:value-type="float">
            <text:p>74117676</text:p>
          </table:table-cell>
          <table:table-cell table:formula="of:=[.F61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1]" office:value-type="float" office:value="24" calcext:value-type="float">
            <text:p>24</text:p>
          </table:table-cell>
          <table:table-cell/>
          <table:table-cell table:style-name="ce71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office:value-type="string" office:string-value="('Sharon',null,'Beltran','Gallardo','2000-08-10',151,94,'marrón claro','20/20','no_clasificado','personal_inteligencia_data/foto.png','personal_inteligencia_data/huella_digital.png','personal_inteligencia_data/huella_retina.png',ROW(58,4125325107) ,ROW('66461119','Holanda'),ARRAY['inglés','árabe','portugués','francés','null','null']::varchar(50)[], ARRAY[ ROW('Liliana',null,'Cavazos','Coronado','1949-10-16','hermano',ROW(58,2815801067) ), ROW('Dulce','Aleyda','Jacobo','Farias','1949-10-16','padre',ROW(58,2819006581) )]::familiar_ty[], ARRAY[ ROW('74117676','Taiwán'),row('null','null') ]::identificacion_ty[], ARRAY[ ROW('Filosofía','null','null'), ROW('Comunicación','null','null') ]::nivel_educativo_ty[],null,'24')," calcext:value-type="string">
            <text:p>('Sharon',null,'Beltran','Gallardo','2000-08-10',151,94,'marrón claro','20/20','no_clasificado','personal_inteligencia_data/foto.png','personal_inteligencia_data/huella_digital.png','personal_inteligencia_data/huella_retina.png',ROW(58,4125325107) ,ROW('66461119','Holanda'),ARRAY['inglés','árabe','portugués','francés','null','null']::varchar(50)[], ARRAY[ ROW('Liliana',null,'Cavazos','Coronado','1949-10-16','hermano',ROW(58,2815801067) ), ROW('Dulce','Aleyda','Jacobo','Farias','1949-10-16','padre',ROW(58,2819006581) )]::familiar_ty[], ARRAY[ ROW('74117676','Taiwán'),row('null','null') ]::identificacion_ty[], ARRAY[ ROW('Filosofía','null','null'), ROW('Comunicación','null','null') ]::nivel_educativo_ty[],null,'24'),</text:p>
          </table:table-cell>
          <table:table-cell table:number-columns-repeated="963"/>
        </table:table-row>
        <table:table-row table:style-name="ro2">
          <table:table-cell table:style-name="ce14" table:formula="of:=[.D62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2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53" office:value-type="string" calcext:value-type="string">
            <text:p>1989-01-05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8503288" calcext:value-type="float">
            <text:p>8503288</text:p>
          </table:table-cell>
          <table:table-cell table:formula="of:=RANDBETWEEN(10000000;99999999)" office:value-type="float" office:value="96492395" calcext:value-type="float">
            <text:p>9649239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777056" calcext:value-type="float">
            <text:p>5777056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4211462" calcext:value-type="float">
            <text:p>4211462</text:p>
          </table:table-cell>
          <table:table-cell table:style-name="ce62" table:formula="of:=RANDBETWEEN(10000000;100000000)" office:value-type="float" office:value="19953850" calcext:value-type="float">
            <text:p>19953850</text:p>
          </table:table-cell>
          <table:table-cell table:formula="of:=[.F62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62]" office:value-type="float" office:value="24" calcext:value-type="float">
            <text:p>24</text:p>
          </table:table-cell>
          <table:table-cell/>
          <table:table-cell table:style-name="ce71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office:value-type="string" office:string-value="('Alfredo',null,'Flores','Velazquez','1989-01-05',160,78,'marrón oscuro','20/50','no_clasificado','personal_inteligencia_data/foto.png','personal_inteligencia_data/huella_digital.png','personal_inteligencia_data/huella_retina.png',ROW(58,2348503288) ,ROW('96492395','Malasia'),ARRAY['español','inglés','hindi','ruso','mandarín','bengalí']::varchar(50)[], ARRAY[ ROW('Ana','Carola','Olivares','Rubio','1979-08-01','madre',ROW(58,2875777056) ), ROW('Marcelo','Vicente','Montez','Walker','1979-08-01','hermano',ROW(58,2874211462) )]::familiar_ty[], ARRAY[ ROW('19953850','Taiwán'),row('null','null') ]::identificacion_ty[], ARRAY[ ROW('Economía','null','null'), ROW('null','null','null') ]::nivel_educativo_ty[],null,'24')," calcext:value-type="string">
            <text:p>('Alfredo',null,'Flores','Velazquez','1989-01-05',160,78,'marrón oscuro','20/50','no_clasificado','personal_inteligencia_data/foto.png','personal_inteligencia_data/huella_digital.png','personal_inteligencia_data/huella_retina.png',ROW(58,2348503288) ,ROW('96492395','Malasia'),ARRAY['español','inglés','hindi','ruso','mandarín','bengalí']::varchar(50)[], ARRAY[ ROW('Ana','Carola','Olivares','Rubio','1979-08-01','madre',ROW(58,2875777056) ), ROW('Marcelo','Vicente','Montez','Walker','1979-08-01','hermano',ROW(58,2874211462) )]::familiar_ty[], ARRAY[ ROW('19953850','Taiwán'),row('null','null') ]::identificacion_ty[], ARRAY[ ROW('Economía','null','null'), ROW('null','null','null') ]::nivel_educativo_ty[],null,'24'),</text:p>
          </table:table-cell>
          <table:table-cell table:number-columns-repeated="963"/>
        </table:table-row>
        <table:table-row table:style-name="ro2">
          <table:table-cell table:style-name="ce14" table:formula="of:=[.D63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3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53" office:value-type="string" calcext:value-type="string">
            <text:p>2000-08-09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971981" calcext:value-type="float">
            <text:p>6971981</text:p>
          </table:table-cell>
          <table:table-cell table:formula="of:=RANDBETWEEN(10000000;99999999)" office:value-type="float" office:value="79208423" calcext:value-type="float">
            <text:p>7920842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807902" calcext:value-type="float">
            <text:p>680790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441526" calcext:value-type="float">
            <text:p>6441526</text:p>
          </table:table-cell>
          <table:table-cell table:style-name="ce62" table:formula="of:=RANDBETWEEN(10000000;100000000)" office:value-type="float" office:value="16919036" calcext:value-type="float">
            <text:p>16919036</text:p>
          </table:table-cell>
          <table:table-cell table:formula="of:=[.F63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22488028" calcext:value-type="float">
            <text:p>2248802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3]" office:value-type="float" office:value="24" calcext:value-type="float">
            <text:p>24</text:p>
          </table:table-cell>
          <table:table-cell/>
          <table:table-cell table:style-name="ce71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office:value-type="string" office:string-value="('Emperatriz','Georgia','Castanon','Castillo','2000-08-09',153,70,'verde oscuro','20/25','confidencial','personal_inteligencia_data/foto.png','personal_inteligencia_data/huella_digital.png','personal_inteligencia_data/huella_retina.png',ROW(58,4126971981) ,ROW('79208423','Zimbabue'),ARRAY['español','inglés','portugués','francés','null','null']::varchar(50)[], ARRAY[ ROW('Adrian',null,'Price','Becerra','1981-01-22','primo',ROW(58,4126807902) ), ROW('Daniel',null,'Price','Gallardo','1981-01-22','abuelo',ROW(58,4126441526) )]::familiar_ty[], ARRAY[ ROW('16919036','Taiwán'),row('22488028','Australia') ]::identificacion_ty[], ARRAY[ ROW('Derecho','null','null'), ROW('null','null','null') ]::nivel_educativo_ty[],null,'24')," calcext:value-type="string">
            <text:p>('Emperatriz','Georgia','Castanon','Castillo','2000-08-09',153,70,'verde oscuro','20/25','confidencial','personal_inteligencia_data/foto.png','personal_inteligencia_data/huella_digital.png','personal_inteligencia_data/huella_retina.png',ROW(58,4126971981) ,ROW('79208423','Zimbabue'),ARRAY['español','inglés','portugués','francés','null','null']::varchar(50)[], ARRAY[ ROW('Adrian',null,'Price','Becerra','1981-01-22','primo',ROW(58,4126807902) ), ROW('Daniel',null,'Price','Gallardo','1981-01-22','abuelo',ROW(58,4126441526) )]::familiar_ty[], ARRAY[ ROW('16919036','Taiwán'),row('22488028','Australia') ]::identificacion_ty[], ARRAY[ ROW('Derecho','null','null'), ROW('null','null','null') ]::nivel_educativo_ty[],null,'24'),</text:p>
          </table:table-cell>
          <table:table-cell table:number-columns-repeated="963"/>
        </table:table-row>
        <table:table-row table:style-name="ro2">
          <table:table-cell table:style-name="ce14" table:formula="of:=[.D64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4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ylv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53" office:value-type="string" calcext:value-type="string">
            <text:p>1996-11-16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7245547" calcext:value-type="float">
            <text:p>7245547</text:p>
          </table:table-cell>
          <table:table-cell table:formula="of:=RANDBETWEEN(10000000;99999999)" office:value-type="float" office:value="79388163" calcext:value-type="float">
            <text:p>7938816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491835" calcext:value-type="float">
            <text:p>3491835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792016" calcext:value-type="float">
            <text:p>5792016</text:p>
          </table:table-cell>
          <table:table-cell table:style-name="ce62" table:formula="of:=RANDBETWEEN(10000000;100000000)" office:value-type="float" office:value="91018346" calcext:value-type="float">
            <text:p>91018346</text:p>
          </table:table-cell>
          <table:table-cell table:formula="of:=[.F6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4]" office:value-type="float" office:value="25" calcext:value-type="float">
            <text:p>25</text:p>
          </table:table-cell>
          <table:table-cell/>
          <table:table-cell table:style-name="ce71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office:value-type="string" office:string-value="('Sylvia',null,'Caraballo','Velarde','1996-11-16',186,80,'azul claro','20/63','top_secret','personal_inteligencia_data/foto.png','personal_inteligencia_data/huella_digital.png','personal_inteligencia_data/huella_retina.png',ROW(58,2817245547) ,ROW('79388163','Australia'),ARRAY['español','inglés','hindi','ruso','mandarín','bengalí']::varchar(50)[], ARRAY[ ROW('Anunciacion',null,'Osuna','Barcenas','1938-06-18','hermano',ROW(58,4123491835) ), ROW('Juan','Gregorio','Madrid','Larios','1938-06-18','tío',ROW(58,4125792016) )]::familiar_ty[], ARRAY[ ROW('91018346','Malasia'),row('null','null') ]::identificacion_ty[], ARRAY[ ROW('Comunicación','null','null'), ROW('Derecho','null','null') ]::nivel_educativo_ty[],null,'25')," calcext:value-type="string">
            <text:p>('Sylvia',null,'Caraballo','Velarde','1996-11-16',186,80,'azul claro','20/63','top_secret','personal_inteligencia_data/foto.png','personal_inteligencia_data/huella_digital.png','personal_inteligencia_data/huella_retina.png',ROW(58,2817245547) ,ROW('79388163','Australia'),ARRAY['español','inglés','hindi','ruso','mandarín','bengalí']::varchar(50)[], ARRAY[ ROW('Anunciacion',null,'Osuna','Barcenas','1938-06-18','hermano',ROW(58,4123491835) ), ROW('Juan','Gregorio','Madrid','Larios','1938-06-18','tío',ROW(58,4125792016) )]::familiar_ty[], ARRAY[ ROW('91018346','Malasia'),row('null','null') ]::identificacion_ty[], ARRAY[ ROW('Comunicación','null','null'), ROW('Derecho','null','null') ]::nivel_educativo_ty[],null,'25'),</text:p>
          </table:table-cell>
          <table:table-cell table:number-columns-repeated="963"/>
        </table:table-row>
        <table:table-row table:style-name="ro2">
          <table:table-cell table:style-name="ce14" table:formula="of:=[.D65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5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53" office:value-type="string" calcext:value-type="string">
            <text:p>2000-07-23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880970" calcext:value-type="float">
            <text:p>4880970</text:p>
          </table:table-cell>
          <table:table-cell table:formula="of:=RANDBETWEEN(10000000;99999999)" office:value-type="float" office:value="37110931" calcext:value-type="float">
            <text:p>3711093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273689" calcext:value-type="float">
            <text:p>4273689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546080" calcext:value-type="float">
            <text:p>7546080</text:p>
          </table:table-cell>
          <table:table-cell table:style-name="ce62" table:formula="of:=RANDBETWEEN(10000000;100000000)" office:value-type="float" office:value="41299660" calcext:value-type="float">
            <text:p>41299660</text:p>
          </table:table-cell>
          <table:table-cell table:formula="of:=[.F6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5]" office:value-type="float" office:value="25" calcext:value-type="float">
            <text:p>25</text:p>
          </table:table-cell>
          <table:table-cell/>
          <table:table-cell table:style-name="ce71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office:value-type="string" office:string-value="('Clarence','Marsello','Angel','Campos','2000-07-23',170,89,'marrón claro','20/160','no_clasificado','personal_inteligencia_data/foto.png','personal_inteligencia_data/huella_digital.png','personal_inteligencia_data/huella_retina.png',ROW(58,4244880970) ,ROW('37110931','Holanda'),ARRAY['español','inglés','hindi','francés','null','null']::varchar(50)[], ARRAY[ ROW('Liliana','Luisa','Carrillo','Cartagena','1956-12-09','hermano',ROW(58,4244273689) ), ROW('Ava','Guadalupe','Suarez','Caballero','1956-12-09','tío',ROW(58,4247546080) )]::familiar_ty[], ARRAY[ ROW('41299660','Malasia'),row('null','null') ]::identificacion_ty[], ARRAY[ ROW('Criminología','null','null'), ROW('Ciencias Sociales ','null','null') ]::nivel_educativo_ty[],null,'25')," calcext:value-type="string">
            <text:p>('Clarence','Marsello','Angel','Campos','2000-07-23',170,89,'marrón claro','20/160','no_clasificado','personal_inteligencia_data/foto.png','personal_inteligencia_data/huella_digital.png','personal_inteligencia_data/huella_retina.png',ROW(58,4244880970) ,ROW('37110931','Holanda'),ARRAY['español','inglés','hindi','francés','null','null']::varchar(50)[], ARRAY[ ROW('Liliana','Luisa','Carrillo','Cartagena','1956-12-09','hermano',ROW(58,4244273689) ), ROW('Ava','Guadalupe','Suarez','Caballero','1956-12-09','tío',ROW(58,4247546080) )]::familiar_ty[], ARRAY[ ROW('41299660','Malasia'),row('null','null') ]::identificacion_ty[], ARRAY[ ROW('Criminología','null','null'), ROW('Ciencias Sociales ','null','null') ]::nivel_educativo_ty[],null,'25'),</text:p>
          </table:table-cell>
          <table:table-cell table:number-columns-repeated="963"/>
        </table:table-row>
        <table:table-row table:style-name="ro2">
          <table:table-cell table:style-name="ce14" table:formula="of:=[.D66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6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94-06-22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808618" calcext:value-type="float">
            <text:p>6808618</text:p>
          </table:table-cell>
          <table:table-cell table:formula="of:=RANDBETWEEN(10000000;99999999)" office:value-type="float" office:value="59094461" calcext:value-type="float">
            <text:p>5909446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818612" calcext:value-type="float">
            <text:p>6818612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198109" calcext:value-type="float">
            <text:p>5198109</text:p>
          </table:table-cell>
          <table:table-cell table:style-name="ce62" table:formula="of:=RANDBETWEEN(10000000;100000000)" office:value-type="float" office:value="11398641" calcext:value-type="float">
            <text:p>11398641</text:p>
          </table:table-cell>
          <table:table-cell table:formula="of:=[.F66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66]" office:value-type="float" office:value="25" calcext:value-type="float">
            <text:p>25</text:p>
          </table:table-cell>
          <table:table-cell/>
          <table:table-cell table:style-name="ce71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office:value-type="string" office:string-value="('Donatila','Melania','Michel','Zambrano','1994-06-22',158,86,'azul claro','20/20','no_clasificado','personal_inteligencia_data/foto.png','personal_inteligencia_data/huella_digital.png','personal_inteligencia_data/huella_retina.png',ROW(58,4246808618) ,ROW('59094461','Taiwán'),ARRAY['inglés','árabe','portugués','francés','null','null']::varchar(50)[], ARRAY[ ROW('Santiago',null,'Lozada','Ledesma','1964-03-10','hermano',ROW(58,4246818612) ), ROW('Libertad','Eliana','Garces','Casanova','1964-03-10','tío',ROW(58,4245198109) )]::familiar_ty[], ARRAY[ ROW('11398641','Malasia'),row('null','null') ]::identificacion_ty[], ARRAY[ ROW('Ciencias Sociales ','Máster','Acción Internacional Humanitaria'), ROW('null','null','null') ]::nivel_educativo_ty[],null,'25')," calcext:value-type="string">
            <text:p>('Donatila','Melania','Michel','Zambrano','1994-06-22',158,86,'azul claro','20/20','no_clasificado','personal_inteligencia_data/foto.png','personal_inteligencia_data/huella_digital.png','personal_inteligencia_data/huella_retina.png',ROW(58,4246808618) ,ROW('59094461','Taiwán'),ARRAY['inglés','árabe','portugués','francés','null','null']::varchar(50)[], ARRAY[ ROW('Santiago',null,'Lozada','Ledesma','1964-03-10','hermano',ROW(58,4246818612) ), ROW('Libertad','Eliana','Garces','Casanova','1964-03-10','tío',ROW(58,4245198109) )]::familiar_ty[], ARRAY[ ROW('11398641','Malasia'),row('null','null') ]::identificacion_ty[], ARRAY[ ROW('Ciencias Sociales ','Máster','Acción Internacional Humanitaria'), ROW('null','null','null') ]::nivel_educativo_ty[],null,'25'),</text:p>
          </table:table-cell>
          <table:table-cell table:number-columns-repeated="963"/>
        </table:table-row>
        <table:table-row table:style-name="ro2">
          <table:table-cell table:style-name="ce14" table:formula="of:=[.D67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7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rik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2000-07-22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519831" calcext:value-type="float">
            <text:p>6519831</text:p>
          </table:table-cell>
          <table:table-cell table:formula="of:=RANDBETWEEN(10000000;99999999)" office:value-type="float" office:value="96154319" calcext:value-type="float">
            <text:p>9615431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483009" calcext:value-type="float">
            <text:p>8483009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437963" calcext:value-type="float">
            <text:p>4437963</text:p>
          </table:table-cell>
          <table:table-cell table:style-name="ce62" table:formula="of:=RANDBETWEEN(10000000;100000000)" office:value-type="float" office:value="27583302" calcext:value-type="float">
            <text:p>27583302</text:p>
          </table:table-cell>
          <table:table-cell table:formula="of:=[.F67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formula="of:=[.D67]" office:value-type="float" office:value="25" calcext:value-type="float">
            <text:p>25</text:p>
          </table:table-cell>
          <table:table-cell/>
          <table:table-cell table:style-name="ce71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office:value-type="string" office:string-value="('Erika',null,'Ordaz','Tolentino','2000-07-22',162,95,'verde claro','20/125','confidencial','personal_inteligencia_data/foto.png','personal_inteligencia_data/huella_digital.png','personal_inteligencia_data/huella_retina.png',ROW(58,4246519831) ,ROW('96154319','Zimbabue'),ARRAY['español','inglés','hindi','ruso','mandarín','bengalí']::varchar(50)[], ARRAY[ ROW('Emma','Audrey','Verduzco','Gallegos','1980-07-05','tío',ROW(58,2618483009) ), ROW('Flor','Esperanza','Peterson','Sarmiento','1980-07-05','abuelo',ROW(58,2614437963) )]::familiar_ty[], ARRAY[ ROW('27583302','Malasia'),row('null','null') ]::identificacion_ty[], ARRAY[ ROW('Economía','null','null'), ROW('Criminología','Máster','Química Orgánica') ]::nivel_educativo_ty[],null,'25')," calcext:value-type="string">
            <text:p>('Erika',null,'Ordaz','Tolentino','2000-07-22',162,95,'verde claro','20/125','confidencial','personal_inteligencia_data/foto.png','personal_inteligencia_data/huella_digital.png','personal_inteligencia_data/huella_retina.png',ROW(58,4246519831) ,ROW('96154319','Zimbabue'),ARRAY['español','inglés','hindi','ruso','mandarín','bengalí']::varchar(50)[], ARRAY[ ROW('Emma','Audrey','Verduzco','Gallegos','1980-07-05','tío',ROW(58,2618483009) ), ROW('Flor','Esperanza','Peterson','Sarmiento','1980-07-05','abuelo',ROW(58,2614437963) )]::familiar_ty[], ARRAY[ ROW('27583302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963"/>
        </table:table-row>
        <table:table-row table:style-name="ro2">
          <table:table-cell table:style-name="ce14" table:formula="of:=[.D68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8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xim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97-08-11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7756816" calcext:value-type="float">
            <text:p>7756816</text:p>
          </table:table-cell>
          <table:table-cell table:formula="of:=RANDBETWEEN(10000000;99999999)" office:value-type="float" office:value="61986624" calcext:value-type="float">
            <text:p>6198662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941781" calcext:value-type="float">
            <text:p>6941781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046862" calcext:value-type="float">
            <text:p>5046862</text:p>
          </table:table-cell>
          <table:table-cell table:style-name="ce62" table:formula="of:=RANDBETWEEN(10000000;100000000)" office:value-type="float" office:value="13258094" calcext:value-type="float">
            <text:p>13258094</text:p>
          </table:table-cell>
          <table:table-cell table:formula="of:=[.F68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8]" office:value-type="float" office:value="26" calcext:value-type="float">
            <text:p>26</text:p>
          </table:table-cell>
          <table:table-cell/>
          <table:table-cell table:style-name="ce71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office:value-type="string" office:string-value="('Maximo',null,'Moncada','Resendez','1997-08-11',169,94,'marrón claro','20/50','top_secret','personal_inteligencia_data/foto.png','personal_inteligencia_data/huella_digital.png','personal_inteligencia_data/huella_retina.png',ROW(58,2347756816) ,ROW('61986624','Australia'),ARRAY['español','inglés','hindi','ruso','mandarín','null']::varchar(50)[], ARRAY[ ROW('Hilda',null,'Landa','Trejo','1942-09-24','hermano',ROW(58,2126941781) ), ROW('Ivan','Vivaldo','Monge','Orozco','1942-09-24','padre',ROW(58,2125046862) )]::familiar_ty[], ARRAY[ ROW('13258094','Malasia'),row('null','null') ]::identificacion_ty[], ARRAY[ ROW('Ingeniería Industrial','null','null'), ROW('Criminología','null','null') ]::nivel_educativo_ty[],null,'26')," calcext:value-type="string">
            <text:p>('Maximo',null,'Moncada','Resendez','1997-08-11',169,94,'marrón claro','20/50','top_secret','personal_inteligencia_data/foto.png','personal_inteligencia_data/huella_digital.png','personal_inteligencia_data/huella_retina.png',ROW(58,2347756816) ,ROW('61986624','Australia'),ARRAY['español','inglés','hindi','ruso','mandarín','null']::varchar(50)[], ARRAY[ ROW('Hilda',null,'Landa','Trejo','1942-09-24','hermano',ROW(58,2126941781) ), ROW('Ivan','Vivaldo','Monge','Orozco','1942-09-24','padre',ROW(58,2125046862) )]::familiar_ty[], ARRAY[ ROW('13258094','Malasia'),row('null','null') ]::identificacion_ty[], ARRAY[ ROW('Ingeniería Industrial','null','null'), ROW('Criminología','null','null') ]::nivel_educativo_ty[],null,'26'),</text:p>
          </table:table-cell>
          <table:table-cell table:number-columns-repeated="963"/>
        </table:table-row>
        <table:table-row table:style-name="ro2">
          <table:table-cell table:style-name="ce14" table:formula="of:=[.D69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9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53" office:value-type="string" calcext:value-type="string">
            <text:p>2000-08-28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116875" calcext:value-type="float">
            <text:p>6116875</text:p>
          </table:table-cell>
          <table:table-cell table:formula="of:=RANDBETWEEN(10000000;99999999)" office:value-type="float" office:value="92360837" calcext:value-type="float">
            <text:p>9236083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172511" calcext:value-type="float">
            <text:p>8172511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4749420" calcext:value-type="float">
            <text:p>4749420</text:p>
          </table:table-cell>
          <table:table-cell table:style-name="ce62" table:formula="of:=RANDBETWEEN(10000000;100000000)" office:value-type="float" office:value="37808273" calcext:value-type="float">
            <text:p>37808273</text:p>
          </table:table-cell>
          <table:table-cell table:formula="of:=[.F69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9]" office:value-type="float" office:value="26" calcext:value-type="float">
            <text:p>26</text:p>
          </table:table-cell>
          <table:table-cell/>
          <table:table-cell table:style-name="ce71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office:value-type="string" office:string-value="('Juliana','Heidi','Archuleta','Sanchez','2000-08-28',161,76,'marrón oscuro','20/20','no_clasificado','personal_inteligencia_data/foto.png','personal_inteligencia_data/huella_digital.png','personal_inteligencia_data/huella_retina.png',ROW(58,4126116875) ,ROW('92360837','Holanda'),ARRAY['español','inglés','hindi','ruso','null','null']::varchar(50)[], ARRAY[ ROW('Nadia','Monica','Flores','Correa','1958-01-04','abuelo',ROW(58,2878172511) ), ROW('Victoria','Donatila','Vidal','Gastelum','1958-01-04','padre',ROW(58,2874749420) )]::familiar_ty[], ARRAY[ ROW('37808273','Malasia'),row('null','null') ]::identificacion_ty[], ARRAY[ ROW('Psicología','null','null'), ROW('Economía','null','null') ]::nivel_educativo_ty[],null,'26')," calcext:value-type="string">
            <text:p>('Juliana','Heidi','Archuleta','Sanchez','2000-08-28',161,76,'marrón oscuro','20/20','no_clasificado','personal_inteligencia_data/foto.png','personal_inteligencia_data/huella_digital.png','personal_inteligencia_data/huella_retina.png',ROW(58,4126116875) ,ROW('92360837','Holanda'),ARRAY['español','inglés','hindi','ruso','null','null']::varchar(50)[], ARRAY[ ROW('Nadia','Monica','Flores','Correa','1958-01-04','abuelo',ROW(58,2878172511) ), ROW('Victoria','Donatila','Vidal','Gastelum','1958-01-04','padre',ROW(58,2874749420) )]::familiar_ty[], ARRAY[ ROW('37808273','Malasia'),row('null','null') ]::identificacion_ty[], ARRAY[ ROW('Psicología','null','null'), ROW('Economía','null','null') ]::nivel_educativo_ty[],null,'26'),</text:p>
          </table:table-cell>
          <table:table-cell table:number-columns-repeated="963"/>
        </table:table-row>
        <table:table-row table:style-name="ro2">
          <table:table-cell table:style-name="ce14" table:formula="of:=[.D70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0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53" office:value-type="string" calcext:value-type="string">
            <text:p>1995-07-22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674740" calcext:value-type="float">
            <text:p>4674740</text:p>
          </table:table-cell>
          <table:table-cell table:formula="of:=RANDBETWEEN(10000000;99999999)" office:value-type="float" office:value="90756261" calcext:value-type="float">
            <text:p>9075626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650891" calcext:value-type="float">
            <text:p>665089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265000" calcext:value-type="float">
            <text:p>5265000</text:p>
          </table:table-cell>
          <table:table-cell table:style-name="ce62" table:formula="of:=RANDBETWEEN(10000000;100000000)" office:value-type="float" office:value="24742112" calcext:value-type="float">
            <text:p>24742112</text:p>
          </table:table-cell>
          <table:table-cell table:formula="of:=[.F70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0]" office:value-type="float" office:value="26" calcext:value-type="float">
            <text:p>26</text:p>
          </table:table-cell>
          <table:table-cell/>
          <table:table-cell table:style-name="ce71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office:value-type="string" office:string-value="('Haydee','Gladys','Caldera','Fabian','1995-07-22',158,68,'marrón claro','20/20','no_clasificado','personal_inteligencia_data/foto.png','personal_inteligencia_data/huella_digital.png','personal_inteligencia_data/huella_retina.png',ROW(58,4124674740) ,ROW('90756261','Taiwán'),ARRAY['inglés','árabe','portugués','francés','null','null']::varchar(50)[], ARRAY[ ROW('Haydee',null,'Solis','Villeda','1965-12-24','hermano',ROW(58,4126650891) ), ROW('Ignacio','Chistopher','Concepcion','Teran','1965-12-24','padre',ROW(58,4125265000) )]::familiar_ty[], ARRAY[ ROW('24742112','Malasia'),row('null','null') ]::identificacion_ty[], ARRAY[ ROW('Derecho','Máster','Asesoría Fiscal'), ROW('null','null','null') ]::nivel_educativo_ty[],null,'26')," calcext:value-type="string">
            <text:p>('Haydee','Gladys','Caldera','Fabian','1995-07-22',158,68,'marrón claro','20/20','no_clasificado','personal_inteligencia_data/foto.png','personal_inteligencia_data/huella_digital.png','personal_inteligencia_data/huella_retina.png',ROW(58,4124674740) ,ROW('90756261','Taiwán'),ARRAY['inglés','árabe','portugués','francés','null','null']::varchar(50)[], ARRAY[ ROW('Haydee',null,'Solis','Villeda','1965-12-24','hermano',ROW(58,4126650891) ), ROW('Ignacio','Chistopher','Concepcion','Teran','1965-12-24','padre',ROW(58,4125265000) )]::familiar_ty[], ARRAY[ ROW('24742112','Malasia'),row('null','null') ]::identificacion_ty[], ARRAY[ ROW('Derecho','Máster','Asesoría Fiscal'), ROW('null','null','null') ]::nivel_educativo_ty[],null,'26'),</text:p>
          </table:table-cell>
          <table:table-cell table:number-columns-repeated="963"/>
        </table:table-row>
        <table:table-row table:style-name="ro2">
          <table:table-cell table:style-name="ce14" table:formula="of:=[.D71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1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53" office:value-type="string" calcext:value-type="string">
            <text:p>2000-08-27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9231618" calcext:value-type="float">
            <text:p>9231618</text:p>
          </table:table-cell>
          <table:table-cell table:formula="of:=RANDBETWEEN(10000000;99999999)" office:value-type="float" office:value="31313257" calcext:value-type="float">
            <text:p>3131325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705203" calcext:value-type="float">
            <text:p>1705203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600483" calcext:value-type="float">
            <text:p>7600483</text:p>
          </table:table-cell>
          <table:table-cell table:style-name="ce62" table:formula="of:=RANDBETWEEN(10000000;100000000)" office:value-type="float" office:value="12233213" calcext:value-type="float">
            <text:p>12233213</text:p>
          </table:table-cell>
          <table:table-cell table:formula="of:=[.F71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formula="of:=[.D71]" office:value-type="float" office:value="26" calcext:value-type="float">
            <text:p>26</text:p>
          </table:table-cell>
          <table:table-cell/>
          <table:table-cell table:style-name="ce71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office:value-type="string" office:string-value="('Carla',null,'Mojica','Campbell','2000-08-27',154,76,'verde oscuro','20/100','confidencial','personal_inteligencia_data/foto.png','personal_inteligencia_data/huella_digital.png','personal_inteligencia_data/huella_retina.png',ROW(58,2879231618) ,ROW('31313257','Zimbabue'),ARRAY['español','inglés','hindi','ruso','mandarín','bengalí']::varchar(50)[], ARRAY[ ROW('Ives','Jorge','Narvaez','Tolentino','1980-09-16','padre',ROW(58,2441705203) ), ROW('Nicolas','Abelardo','Tafoya','Peralta','1980-09-16','abuelo',ROW(58,2447600483) )]::familiar_ty[], ARRAY[ ROW('12233213','Malasia'),row('null','null') ]::identificacion_ty[], ARRAY[ ROW('Filosofía','null','null'), ROW('Psicología','Máster','Inteligencia Emocional') ]::nivel_educativo_ty[],null,'26')," calcext:value-type="string">
            <text:p>('Carla',null,'Mojica','Campbell','2000-08-27',154,76,'verde oscuro','20/100','confidencial','personal_inteligencia_data/foto.png','personal_inteligencia_data/huella_digital.png','personal_inteligencia_data/huella_retina.png',ROW(58,2879231618) ,ROW('31313257','Zimbabue'),ARRAY['español','inglés','hindi','ruso','mandarín','bengalí']::varchar(50)[], ARRAY[ ROW('Ives','Jorge','Narvaez','Tolentino','1980-09-16','padre',ROW(58,2441705203) ), ROW('Nicolas','Abelardo','Tafoya','Peralta','1980-09-16','abuelo',ROW(58,2447600483) )]::familiar_ty[], ARRAY[ ROW('12233213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963"/>
        </table:table-row>
        <table:table-row table:style-name="ro2">
          <table:table-cell table:style-name="ce14" table:formula="of:=[.D72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2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53" office:value-type="string" calcext:value-type="string">
            <text:p>1997-10-11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4280884" calcext:value-type="float">
            <text:p>4280884</text:p>
          </table:table-cell>
          <table:table-cell table:formula="of:=RANDBETWEEN(10000000;99999999)" office:value-type="float" office:value="74924210" calcext:value-type="float">
            <text:p>749242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659750" calcext:value-type="float">
            <text:p>865975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779868" calcext:value-type="float">
            <text:p>9779868</text:p>
          </table:table-cell>
          <table:table-cell table:style-name="ce62" table:formula="of:=RANDBETWEEN(10000000;100000000)" office:value-type="float" office:value="32923904" calcext:value-type="float">
            <text:p>32923904</text:p>
          </table:table-cell>
          <table:table-cell table:formula="of:=[.F72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2]" office:value-type="float" office:value="27" calcext:value-type="float">
            <text:p>27</text:p>
          </table:table-cell>
          <table:table-cell/>
          <table:table-cell table:style-name="ce71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office:value-type="string" office:string-value="('Adolfo',null,'Quinonez','Garces','1997-10-11',184,68,'marrón oscuro','20/40','top_secret','personal_inteligencia_data/foto.png','personal_inteligencia_data/huella_digital.png','personal_inteligencia_data/huella_retina.png',ROW(58,2614280884) ,ROW('74924210','Australia'),ARRAY['español','inglés','hindi','ruso','mandarín','null']::varchar(50)[], ARRAY[ ROW('Atenea',null,'Amaya','Patino','1943-03-10','abuelo',ROW(58,4248659750) ), ROW('Andres','Caligula','Salguero','Cantu','1943-03-10','madre',ROW(58,4249779868) )]::familiar_ty[], ARRAY[ ROW('32923904','Malasia'),row('null','null') ]::identificacion_ty[], ARRAY[ ROW('Derecho','null','null'), ROW('Psicología','null','null') ]::nivel_educativo_ty[],null,'27')," calcext:value-type="string">
            <text:p>('Adolfo',null,'Quinonez','Garces','1997-10-11',184,68,'marrón oscuro','20/40','top_secret','personal_inteligencia_data/foto.png','personal_inteligencia_data/huella_digital.png','personal_inteligencia_data/huella_retina.png',ROW(58,2614280884) ,ROW('74924210','Australia'),ARRAY['español','inglés','hindi','ruso','mandarín','null']::varchar(50)[], ARRAY[ ROW('Atenea',null,'Amaya','Patino','1943-03-10','abuelo',ROW(58,4248659750) ), ROW('Andres','Caligula','Salguero','Cantu','1943-03-10','madre',ROW(58,4249779868) )]::familiar_ty[], ARRAY[ ROW('32923904','Malasia'),row('null','null') ]::identificacion_ty[], ARRAY[ ROW('Derecho','null','null'), ROW('Psicología','null','null') ]::nivel_educativo_ty[],null,'27'),</text:p>
          </table:table-cell>
          <table:table-cell table:number-columns-repeated="963"/>
        </table:table-row>
        <table:table-row table:style-name="ro2">
          <table:table-cell table:style-name="ce14" table:formula="of:=[.D73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3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53" office:value-type="string" calcext:value-type="string">
            <text:p>1996-09-22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292323" calcext:value-type="float">
            <text:p>9292323</text:p>
          </table:table-cell>
          <table:table-cell table:formula="of:=RANDBETWEEN(10000000;99999999)" office:value-type="float" office:value="99610276" calcext:value-type="float">
            <text:p>9961027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146468" calcext:value-type="float">
            <text:p>3146468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322608" calcext:value-type="float">
            <text:p>8322608</text:p>
          </table:table-cell>
          <table:table-cell table:style-name="ce62" table:formula="of:=RANDBETWEEN(10000000;100000000)" office:value-type="float" office:value="57742668" calcext:value-type="float">
            <text:p>57742668</text:p>
          </table:table-cell>
          <table:table-cell table:formula="of:=[.F73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73]" office:value-type="float" office:value="27" calcext:value-type="float">
            <text:p>27</text:p>
          </table:table-cell>
          <table:table-cell/>
          <table:table-cell table:style-name="ce71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office:value-type="string" office:string-value="('Ramona','Amelia','Viramontes','Ascencio','1996-09-22',162,66,'verde claro','20/20','no_clasificado','personal_inteligencia_data/foto.png','personal_inteligencia_data/huella_digital.png','personal_inteligencia_data/huella_retina.png',ROW(58,2129292323) ,ROW('99610276','Holanda'),ARRAY['español','inglés','hindi','ruso','null','null']::varchar(50)[], ARRAY[ ROW('Marcos','Venancio','Caldera','Alcantara','1959-04-26','abuelo',ROW(58,2433146468) ), ROW('Michael',null,'Montero','Mora','1959-04-26','madre',ROW(58,2438322608) )]::familiar_ty[], ARRAY[ ROW('57742668','Malasia'),row('null','null') ]::identificacion_ty[], ARRAY[ ROW('Enfermería','null','null'), ROW('null','null','null') ]::nivel_educativo_ty[],null,'27')," calcext:value-type="string">
            <text:p>('Ramona','Amelia','Viramontes','Ascencio','1996-09-22',162,66,'verde claro','20/20','no_clasificado','personal_inteligencia_data/foto.png','personal_inteligencia_data/huella_digital.png','personal_inteligencia_data/huella_retina.png',ROW(58,2129292323) ,ROW('99610276','Holanda'),ARRAY['español','inglés','hindi','ruso','null','null']::varchar(50)[], ARRAY[ ROW('Marcos','Venancio','Caldera','Alcantara','1959-04-26','abuelo',ROW(58,2433146468) ), ROW('Michael',null,'Montero','Mora','1959-04-26','madre',ROW(58,2438322608) )]::familiar_ty[], ARRAY[ ROW('57742668','Malasia'),row('null','null') ]::identificacion_ty[], ARRAY[ ROW('Enfermería','null','null'), ROW('null','null','null') ]::nivel_educativo_ty[],null,'27'),</text:p>
          </table:table-cell>
          <table:table-cell table:number-columns-repeated="963"/>
        </table:table-row>
        <table:table-row table:style-name="ro2">
          <table:table-cell table:style-name="ce14" table:formula="of:=[.D74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4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53" office:value-type="string" calcext:value-type="string">
            <text:p>1996-09-20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975327" calcext:value-type="float">
            <text:p>5975327</text:p>
          </table:table-cell>
          <table:table-cell table:formula="of:=RANDBETWEEN(10000000;99999999)" office:value-type="float" office:value="14427930" calcext:value-type="float">
            <text:p>1442793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661033" calcext:value-type="float">
            <text:p>8661033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091931" calcext:value-type="float">
            <text:p>4091931</text:p>
          </table:table-cell>
          <table:table-cell table:style-name="ce62" table:formula="of:=RANDBETWEEN(10000000;100000000)" office:value-type="float" office:value="75390775" calcext:value-type="float">
            <text:p>75390775</text:p>
          </table:table-cell>
          <table:table-cell table:formula="of:=[.F7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4]" office:value-type="float" office:value="27" calcext:value-type="float">
            <text:p>27</text:p>
          </table:table-cell>
          <table:table-cell/>
          <table:table-cell table:style-name="ce71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office:value-type="string" office:string-value="('Elizabeth','Eduviges','Henriquez','Hinojosa','1996-09-20',186,65,'marrón oscuro','20/63','no_clasificado','personal_inteligencia_data/foto.png','personal_inteligencia_data/huella_digital.png','personal_inteligencia_data/huella_retina.png',ROW(58,2125975327) ,ROW('14427930','Taiwán'),ARRAY['inglés','árabe','portugués','francés','null','null']::varchar(50)[], ARRAY[ ROW('Caligula',null,'Estevez','Cifuentes','1970-06-29','abuelo',ROW(58,2128661033) ), ROW('Fidel','Juan','Regalado','Machuca','1970-06-29','madre',ROW(58,2124091931) )]::familiar_ty[], ARRAY[ ROW('75390775','Malasia'),row('null','null') ]::identificacion_ty[], ARRAY[ ROW('Criminología','Máster','Química Orgánica'), ROW('null','null','null') ]::nivel_educativo_ty[],null,'27')," calcext:value-type="string">
            <text:p>('Elizabeth','Eduviges','Henriquez','Hinojosa','1996-09-20',186,65,'marrón oscuro','20/63','no_clasificado','personal_inteligencia_data/foto.png','personal_inteligencia_data/huella_digital.png','personal_inteligencia_data/huella_retina.png',ROW(58,2125975327) ,ROW('14427930','Taiwán'),ARRAY['inglés','árabe','portugués','francés','null','null']::varchar(50)[], ARRAY[ ROW('Caligula',null,'Estevez','Cifuentes','1970-06-29','abuelo',ROW(58,2128661033) ), ROW('Fidel','Juan','Regalado','Machuca','1970-06-29','madre',ROW(58,2124091931) )]::familiar_ty[], ARRAY[ ROW('75390775','Malasia'),row('null','null') ]::identificacion_ty[], ARRAY[ ROW('Criminología','Máster','Química Orgánica'), ROW('null','null','null') ]::nivel_educativo_ty[],null,'27'),</text:p>
          </table:table-cell>
          <table:table-cell table:number-columns-repeated="963"/>
        </table:table-row>
        <table:table-row table:style-name="ro2">
          <table:table-cell table:style-name="ce14" table:formula="of:=[.D75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5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mo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53" office:value-type="string" calcext:value-type="string">
            <text:p>1996-09-21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715267" calcext:value-type="float">
            <text:p>9715267</text:p>
          </table:table-cell>
          <table:table-cell table:formula="of:=RANDBETWEEN(10000000;99999999)" office:value-type="float" office:value="90559640" calcext:value-type="float">
            <text:p>9055964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809822" calcext:value-type="float">
            <text:p>5809822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102229" calcext:value-type="float">
            <text:p>5102229</text:p>
          </table:table-cell>
          <table:table-cell table:style-name="ce62" table:formula="of:=RANDBETWEEN(10000000;100000000)" office:value-type="float" office:value="52012212" calcext:value-type="float">
            <text:p>52012212</text:p>
          </table:table-cell>
          <table:table-cell table:formula="of:=[.F7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5]" office:value-type="float" office:value="27" calcext:value-type="float">
            <text:p>27</text:p>
          </table:table-cell>
          <table:table-cell/>
          <table:table-cell table:style-name="ce71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office:value-type="string" office:string-value="('Carmona',null,'Martinez','Olivarez','1996-09-21',174,85,'azul oscuro','20/80','confidencial','personal_inteligencia_data/foto.png','personal_inteligencia_data/huella_digital.png','personal_inteligencia_data/huella_retina.png',ROW(58,2439715267) ,ROW('90559640','Zimbabue'),ARRAY['español','inglés','hindi','ruso','mandarín','bengalí']::varchar(50)[], ARRAY[ ROW('Arturo',null,'Lovato','Hernandes','1938-03-06','madre',ROW(58,4145809822) ), ROW('Aidana','Consuelo','Hidalgo','Rodrigues','1938-03-06','primo',ROW(58,4145102229) )]::familiar_ty[], ARRAY[ ROW('52012212','Malasia'),row('null','null') ]::identificacion_ty[], ARRAY[ ROW('Ingeniería Informática','null','null'), ROW('Ingeniería Informática','null','null') ]::nivel_educativo_ty[],null,'27')," calcext:value-type="string">
            <text:p>('Carmona',null,'Martinez','Olivarez','1996-09-21',174,85,'azul oscuro','20/80','confidencial','personal_inteligencia_data/foto.png','personal_inteligencia_data/huella_digital.png','personal_inteligencia_data/huella_retina.png',ROW(58,2439715267) ,ROW('90559640','Zimbabue'),ARRAY['español','inglés','hindi','ruso','mandarín','bengalí']::varchar(50)[], ARRAY[ ROW('Arturo',null,'Lovato','Hernandes','1938-03-06','madre',ROW(58,4145809822) ), ROW('Aidana','Consuelo','Hidalgo','Rodrigues','1938-03-06','primo',ROW(58,4145102229) )]::familiar_ty[], ARRAY[ ROW('52012212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963"/>
        </table:table-row>
        <table:table-row table:style-name="ro2">
          <table:table-cell table:style-name="ce14" table:formula="of:=[.D76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6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53" office:value-type="string" calcext:value-type="string">
            <text:p>1998-03-20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9584437" calcext:value-type="float">
            <text:p>9584437</text:p>
          </table:table-cell>
          <table:table-cell table:formula="of:=RANDBETWEEN(10000000;99999999)" office:value-type="float" office:value="97252488" calcext:value-type="float">
            <text:p>9725248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828799" calcext:value-type="float">
            <text:p>3828799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252579" calcext:value-type="float">
            <text:p>3252579</text:p>
          </table:table-cell>
          <table:table-cell table:style-name="ce62" table:formula="of:=RANDBETWEEN(10000000;100000000)" office:value-type="float" office:value="80983883" calcext:value-type="float">
            <text:p>80983883</text:p>
          </table:table-cell>
          <table:table-cell table:formula="of:=[.F76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6]" office:value-type="float" office:value="28" calcext:value-type="float">
            <text:p>28</text:p>
          </table:table-cell>
          <table:table-cell/>
          <table:table-cell table:style-name="ce71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office:value-type="string" office:string-value="('Klement','Julian','Alonzo','Michel','1998-03-20',164,81,'marrón claro','20/20','top_secret','personal_inteligencia_data/foto.png','personal_inteligencia_data/huella_digital.png','personal_inteligencia_data/huella_retina.png',ROW(58,2349584437) ,ROW('97252488','Australia'),ARRAY['español','inglés','portugués','francés','null','null']::varchar(50)[], ARRAY[ ROW('Eleazar','Cesarino','Pina','Watson','1946-02-25','primo',ROW(58,2123828799) ), ROW('Gloria','Lorena','Valdez','Orozco','1946-02-25','padre',ROW(58,2123252579) )]::familiar_ty[], ARRAY[ ROW('80983883','Uganda'),row('null','null') ]::identificacion_ty[], ARRAY[ ROW('Economía','null','null'), ROW('Comunicación','null','null') ]::nivel_educativo_ty[],null,'28')," calcext:value-type="string">
            <text:p>('Klement','Julian','Alonzo','Michel','1998-03-20',164,81,'marrón claro','20/20','top_secret','personal_inteligencia_data/foto.png','personal_inteligencia_data/huella_digital.png','personal_inteligencia_data/huella_retina.png',ROW(58,2349584437) ,ROW('97252488','Australia'),ARRAY['español','inglés','portugués','francés','null','null']::varchar(50)[], ARRAY[ ROW('Eleazar','Cesarino','Pina','Watson','1946-02-25','primo',ROW(58,2123828799) ), ROW('Gloria','Lorena','Valdez','Orozco','1946-02-25','padre',ROW(58,2123252579) )]::familiar_ty[], ARRAY[ ROW('80983883','Uganda'),row('null','null') ]::identificacion_ty[], ARRAY[ ROW('Economía','null','null'), ROW('Comunicación','null','null') ]::nivel_educativo_ty[],null,'28'),</text:p>
          </table:table-cell>
          <table:table-cell table:number-columns-repeated="963"/>
        </table:table-row>
        <table:table-row table:style-name="ro2">
          <table:table-cell table:style-name="ce14" table:formula="of:=[.D77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7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53" office:value-type="string" calcext:value-type="string">
            <text:p>1983-03-26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593477" calcext:value-type="float">
            <text:p>7593477</text:p>
          </table:table-cell>
          <table:table-cell table:formula="of:=RANDBETWEEN(10000000;99999999)" office:value-type="float" office:value="79291530" calcext:value-type="float">
            <text:p>7929153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519324" calcext:value-type="float">
            <text:p>6519324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705680" calcext:value-type="float">
            <text:p>6705680</text:p>
          </table:table-cell>
          <table:table-cell table:style-name="ce62" table:formula="of:=RANDBETWEEN(10000000;100000000)" office:value-type="float" office:value="26856130" calcext:value-type="float">
            <text:p>26856130</text:p>
          </table:table-cell>
          <table:table-cell table:formula="of:=[.F7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7]" office:value-type="float" office:value="28" calcext:value-type="float">
            <text:p>28</text:p>
          </table:table-cell>
          <table:table-cell/>
          <table:table-cell table:style-name="ce71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office:value-type="string" office:string-value="('Emilio','Jaime','Quiles','Amezcua','1983-03-26',186,70,'azul claro','20/200','no_clasificado','personal_inteligencia_data/foto.png','personal_inteligencia_data/huella_digital.png','personal_inteligencia_data/huella_retina.png',ROW(58,4127593477) ,ROW('79291530','Irlanda'),ARRAY['inglés','árabe','portugués','francés','null','null']::varchar(50)[], ARRAY[ ROW('Irma','Nieves','Roque','Urias','1940-04-13','primo',ROW(58,4126519324) ), ROW('Celeste','Soledad','Chacon','Machado','1940-04-13','hermano',ROW(58,4126705680) )]::familiar_ty[], ARRAY[ ROW('26856130','Uganda'),row('null','null') ]::identificacion_ty[], ARRAY[ ROW('Ingeniería Informática','Máster','Inteligencia Artificial'), ROW('null','null','null') ]::nivel_educativo_ty[],null,'28')," calcext:value-type="string">
            <text:p>('Emilio','Jaime','Quiles','Amezcua','1983-03-26',186,70,'azul claro','20/200','no_clasificado','personal_inteligencia_data/foto.png','personal_inteligencia_data/huella_digital.png','personal_inteligencia_data/huella_retina.png',ROW(58,4127593477) ,ROW('79291530','Irlanda'),ARRAY['inglés','árabe','portugués','francés','null','null']::varchar(50)[], ARRAY[ ROW('Irma','Nieves','Roque','Urias','1940-04-13','primo',ROW(58,4126519324) ), ROW('Celeste','Soledad','Chacon','Machado','1940-04-13','hermano',ROW(58,4126705680) )]::familiar_ty[], ARRAY[ ROW('26856130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963"/>
        </table:table-row>
        <table:table-row table:style-name="ro2">
          <table:table-cell table:style-name="ce14" table:formula="of:=[.D78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8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53" office:value-type="string" calcext:value-type="string">
            <text:p>1993-10-08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322645" calcext:value-type="float">
            <text:p>7322645</text:p>
          </table:table-cell>
          <table:table-cell table:formula="of:=RANDBETWEEN(10000000;99999999)" office:value-type="float" office:value="74306088" calcext:value-type="float">
            <text:p>7430608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321198" calcext:value-type="float">
            <text:p>7321198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770204" calcext:value-type="float">
            <text:p>2770204</text:p>
          </table:table-cell>
          <table:table-cell table:style-name="ce62" table:formula="of:=RANDBETWEEN(10000000;100000000)" office:value-type="float" office:value="22076290" calcext:value-type="float">
            <text:p>22076290</text:p>
          </table:table-cell>
          <table:table-cell table:formula="of:=[.F78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46237329" calcext:value-type="float">
            <text:p>4623732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formula="of:=[.D78]" office:value-type="float" office:value="28" calcext:value-type="float">
            <text:p>28</text:p>
          </table:table-cell>
          <table:table-cell/>
          <table:table-cell table:style-name="ce71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office:value-type="string" office:string-value="('Rosaura','Sharon','Zelaya','Rico','1993-10-08',163,83,'marrón claro','20/20','no_clasificado','personal_inteligencia_data/foto.png','personal_inteligencia_data/huella_digital.png','personal_inteligencia_data/huella_retina.png',ROW(58,4127322645) ,ROW('74306088','Taiwán'),ARRAY['español','inglés','hindi','ruso','mandarín','null']::varchar(50)[], ARRAY[ ROW('Mario','Marcelo','Alexander','Roberts','1960-08-26','primo',ROW(58,4127321198) ), ROW('Cayetano','Fulgencio','Marquez','Infante','1960-08-26','primo',ROW(58,4122770204) )]::familiar_ty[], ARRAY[ ROW('22076290','Uganda'),row('46237329','Australia') ]::identificacion_ty[], ARRAY[ ROW('Filosofía','null','null'), ROW('Comunicación','Máster','Lexicografía') ]::nivel_educativo_ty[],null,'28')," calcext:value-type="string">
            <text:p>('Rosaura','Sharon','Zelaya','Rico','1993-10-08',163,83,'marrón claro','20/20','no_clasificado','personal_inteligencia_data/foto.png','personal_inteligencia_data/huella_digital.png','personal_inteligencia_data/huella_retina.png',ROW(58,4127322645) ,ROW('74306088','Taiwán'),ARRAY['español','inglés','hindi','ruso','mandarín','null']::varchar(50)[], ARRAY[ ROW('Mario','Marcelo','Alexander','Roberts','1960-08-26','primo',ROW(58,4127321198) ), ROW('Cayetano','Fulgencio','Marquez','Infante','1960-08-26','primo',ROW(58,4122770204) )]::familiar_ty[], ARRAY[ ROW('22076290','Uganda'),row('46237329','Australia') ]::identificacion_ty[], ARRAY[ ROW('Filosofía','null','null'), ROW('Comunicación','Máster','Lexicografía') ]::nivel_educativo_ty[],null,'28'),</text:p>
          </table:table-cell>
          <table:table-cell table:number-columns-repeated="963"/>
        </table:table-row>
        <table:table-row table:style-name="ro2">
          <table:table-cell table:style-name="ce14" table:formula="of:=[.D79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9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93-10-09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4964527" calcext:value-type="float">
            <text:p>4964527</text:p>
          </table:table-cell>
          <table:table-cell table:formula="of:=RANDBETWEEN(10000000;99999999)" office:value-type="float" office:value="37719891" calcext:value-type="float">
            <text:p>3771989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947881" calcext:value-type="float">
            <text:p>3947881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114756" calcext:value-type="float">
            <text:p>3114756</text:p>
          </table:table-cell>
          <table:table-cell table:style-name="ce62" table:formula="of:=RANDBETWEEN(10000000;100000000)" office:value-type="float" office:value="83883652" calcext:value-type="float">
            <text:p>83883652</text:p>
          </table:table-cell>
          <table:table-cell table:formula="of:=[.F79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9]" office:value-type="float" office:value="28" calcext:value-type="float">
            <text:p>28</text:p>
          </table:table-cell>
          <table:table-cell/>
          <table:table-cell table:style-name="ce71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office:value-type="string" office:string-value="('Luis','Marcus','Wilson','Tejeda','1993-10-09',152,73,'azul oscuro','20/100','confidencial','personal_inteligencia_data/foto.png','personal_inteligencia_data/huella_digital.png','personal_inteligencia_data/huella_retina.png',ROW(58,2874964527) ,ROW('37719891','Zimbabue'),ARRAY['español','inglés','portugués','francés','null','null']::varchar(50)[], ARRAY[ ROW('Italo','Florindo','Barragan','Salinas','1936-11-09','hermano',ROW(58,2443947881) ), ROW('Genesis','Ana','Davis','Vicente','1936-11-09','abuelo',ROW(58,2443114756) )]::familiar_ty[], ARRAY[ ROW('83883652','Uganda'),row('null','null') ]::identificacion_ty[], ARRAY[ ROW('Psicología','null','null'), ROW('Criminología','null','null') ]::nivel_educativo_ty[],null,'28')," calcext:value-type="string">
            <text:p>('Luis','Marcus','Wilson','Tejeda','1993-10-09',152,73,'azul oscuro','20/100','confidencial','personal_inteligencia_data/foto.png','personal_inteligencia_data/huella_digital.png','personal_inteligencia_data/huella_retina.png',ROW(58,2874964527) ,ROW('37719891','Zimbabue'),ARRAY['español','inglés','portugués','francés','null','null']::varchar(50)[], ARRAY[ ROW('Italo','Florindo','Barragan','Salinas','1936-11-09','hermano',ROW(58,2443947881) ), ROW('Genesis','Ana','Davis','Vicente','1936-11-09','abuelo',ROW(58,2443114756) )]::familiar_ty[], ARRAY[ ROW('83883652','Uganda'),row('null','null') ]::identificacion_ty[], ARRAY[ ROW('Psicología','null','null'), ROW('Criminología','null','null') ]::nivel_educativo_ty[],null,'28'),</text:p>
          </table:table-cell>
          <table:table-cell table:number-columns-repeated="963"/>
        </table:table-row>
        <table:table-row table:style-name="ro2">
          <table:table-cell table:style-name="ce14" table:formula="of:=[.D80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0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53" office:value-type="string" calcext:value-type="string">
            <text:p>1998-04-23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1491175" calcext:value-type="float">
            <text:p>1491175</text:p>
          </table:table-cell>
          <table:table-cell table:formula="of:=RANDBETWEEN(10000000;99999999)" office:value-type="float" office:value="96739604" calcext:value-type="float">
            <text:p>9673960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533162" calcext:value-type="float">
            <text:p>7533162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052076" calcext:value-type="float">
            <text:p>3052076</text:p>
          </table:table-cell>
          <table:table-cell table:style-name="ce62" table:formula="of:=RANDBETWEEN(10000000;100000000)" office:value-type="float" office:value="68762659" calcext:value-type="float">
            <text:p>68762659</text:p>
          </table:table-cell>
          <table:table-cell table:formula="of:=[.F80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0]" office:value-type="float" office:value="29" calcext:value-type="float">
            <text:p>29</text:p>
          </table:table-cell>
          <table:table-cell/>
          <table:table-cell table:style-name="ce71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office:value-type="string" office:string-value="('Ludmila','Facunda','Almonte','Frias','1998-04-23',187,75,'marrón oscuro','20/20','top_secret','personal_inteligencia_data/foto.png','personal_inteligencia_data/huella_digital.png','personal_inteligencia_data/huella_retina.png',ROW(58,2611491175) ,ROW('96739604','Australia'),ARRAY['español','inglés','portugués','francés','null','null']::varchar(50)[], ARRAY[ ROW('Felix','Petronilo','Abarca','Melo','1946-05-22','primo',ROW(58,4247533162) ), ROW('Inocencia','Carolina','Menendez','Saldana','1946-05-22','madre',ROW(58,4243052076) )]::familiar_ty[], ARRAY[ ROW('68762659','Uganda'),row('null','null') ]::identificacion_ty[], ARRAY[ ROW('Filosofía','null','null'), ROW('Ingeniería Industrial','null','null') ]::nivel_educativo_ty[],null,'29')," calcext:value-type="string">
            <text:p>('Ludmila','Facunda','Almonte','Frias','1998-04-23',187,75,'marrón oscuro','20/20','top_secret','personal_inteligencia_data/foto.png','personal_inteligencia_data/huella_digital.png','personal_inteligencia_data/huella_retina.png',ROW(58,2611491175) ,ROW('96739604','Australia'),ARRAY['español','inglés','portugués','francés','null','null']::varchar(50)[], ARRAY[ ROW('Felix','Petronilo','Abarca','Melo','1946-05-22','primo',ROW(58,4247533162) ), ROW('Inocencia','Carolina','Menendez','Saldana','1946-05-22','madre',ROW(58,4243052076) )]::familiar_ty[], ARRAY[ ROW('68762659','Uganda'),row('null','null') ]::identificacion_ty[], ARRAY[ ROW('Filosofía','null','null'), ROW('Ingeniería Industrial','null','null') ]::nivel_educativo_ty[],null,'29'),</text:p>
          </table:table-cell>
          <table:table-cell table:number-columns-repeated="963"/>
        </table:table-row>
        <table:table-row table:style-name="ro2">
          <table:table-cell table:style-name="ce14" table:formula="of:=[.D81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1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84-01-23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546990" calcext:value-type="float">
            <text:p>3546990</text:p>
          </table:table-cell>
          <table:table-cell table:formula="of:=RANDBETWEEN(10000000;99999999)" office:value-type="float" office:value="99799255" calcext:value-type="float">
            <text:p>9979925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577134" calcext:value-type="float">
            <text:p>4577134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155267" calcext:value-type="float">
            <text:p>5155267</text:p>
          </table:table-cell>
          <table:table-cell table:style-name="ce62" table:formula="of:=RANDBETWEEN(10000000;100000000)" office:value-type="float" office:value="27861939" calcext:value-type="float">
            <text:p>27861939</text:p>
          </table:table-cell>
          <table:table-cell table:formula="of:=[.F81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1]" office:value-type="float" office:value="29" calcext:value-type="float">
            <text:p>29</text:p>
          </table:table-cell>
          <table:table-cell/>
          <table:table-cell table:style-name="ce71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office:value-type="string" office:string-value="('Delfina','Ligia','Carpio','Buenrostro','1984-01-23',163,79,'marrón claro','20/160','no_clasificado','personal_inteligencia_data/foto.png','personal_inteligencia_data/huella_digital.png','personal_inteligencia_data/huella_retina.png',ROW(58,2123546990) ,ROW('99799255','Irlanda'),ARRAY['inglés','árabe','portugués','francés','null','null']::varchar(50)[], ARRAY[ ROW('Teodora','Libertad','Montero','Aparicio','1940-09-24','tío',ROW(58,2124577134) ), ROW('Marlene','Donatila','Rosa','Almazan','1940-09-24','hermano',ROW(58,2125155267) )]::familiar_ty[], ARRAY[ ROW('27861939','Uganda'),row('null','null') ]::identificacion_ty[], ARRAY[ ROW('Comunicación','Máster','Comunicación Intercultural'), ROW('null','null','null') ]::nivel_educativo_ty[],null,'29')," calcext:value-type="string">
            <text:p>('Delfina','Ligia','Carpio','Buenrostro','1984-01-23',163,79,'marrón claro','20/160','no_clasificado','personal_inteligencia_data/foto.png','personal_inteligencia_data/huella_digital.png','personal_inteligencia_data/huella_retina.png',ROW(58,2123546990) ,ROW('99799255','Irlanda'),ARRAY['inglés','árabe','portugués','francés','null','null']::varchar(50)[], ARRAY[ ROW('Teodora','Libertad','Montero','Aparicio','1940-09-24','tío',ROW(58,2124577134) ), ROW('Marlene','Donatila','Rosa','Almazan','1940-09-24','hermano',ROW(58,2125155267) )]::familiar_ty[], ARRAY[ ROW('27861939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963"/>
        </table:table-row>
        <table:table-row table:style-name="ro2">
          <table:table-cell table:style-name="ce14" table:formula="of:=[.D82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2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53" office:value-type="string" calcext:value-type="string">
            <text:p>1995-01-08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770062" calcext:value-type="float">
            <text:p>3770062</text:p>
          </table:table-cell>
          <table:table-cell table:formula="of:=RANDBETWEEN(10000000;99999999)" office:value-type="float" office:value="47700367" calcext:value-type="float">
            <text:p>4770036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501364" calcext:value-type="float">
            <text:p>15013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143633" calcext:value-type="float">
            <text:p>8143633</text:p>
          </table:table-cell>
          <table:table-cell table:style-name="ce62" table:formula="of:=RANDBETWEEN(10000000;100000000)" office:value-type="float" office:value="13704994" calcext:value-type="float">
            <text:p>13704994</text:p>
          </table:table-cell>
          <table:table-cell table:formula="of:=[.F82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70756444" calcext:value-type="float">
            <text:p>7075644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formula="of:=[.D82]" office:value-type="float" office:value="29" calcext:value-type="float">
            <text:p>29</text:p>
          </table:table-cell>
          <table:table-cell/>
          <table:table-cell table:style-name="ce71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office:value-type="string" office:string-value="('Eneida','America','Guerrero','Mireles','1995-01-08',159,79,'marrón oscuro','20/20','no_clasificado','personal_inteligencia_data/foto.png','personal_inteligencia_data/huella_digital.png','personal_inteligencia_data/huella_retina.png',ROW(58,2123770062) ,ROW('47700367','Taiwán'),ARRAY['español','inglés','hindi','ruso','mandarín','null']::varchar(50)[], ARRAY[ ROW('Javier','Breno','Benitez','Zayas','1963-01-23','tío',ROW(58,2121501364) ), ROW('Jhoan','Dante','Lucero','Orona','1963-01-23','madre',ROW(58,2128143633) )]::familiar_ty[], ARRAY[ ROW('13704994','Uganda'),row('70756444','Australia') ]::identificacion_ty[], ARRAY[ ROW('Ingeniería Informática','null','null'), ROW('Enfermería','Máster','Investigación de Medicamentos') ]::nivel_educativo_ty[],null,'29')," calcext:value-type="string">
            <text:p>('Eneida','America','Guerrero','Mireles','1995-01-08',159,79,'marrón oscuro','20/20','no_clasificado','personal_inteligencia_data/foto.png','personal_inteligencia_data/huella_digital.png','personal_inteligencia_data/huella_retina.png',ROW(58,2123770062) ,ROW('47700367','Taiwán'),ARRAY['español','inglés','hindi','ruso','mandarín','null']::varchar(50)[], ARRAY[ ROW('Javier','Breno','Benitez','Zayas','1963-01-23','tío',ROW(58,2121501364) ), ROW('Jhoan','Dante','Lucero','Orona','1963-01-23','madre',ROW(58,2128143633) )]::familiar_ty[], ARRAY[ ROW('13704994','Uganda'),row('70756444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963"/>
        </table:table-row>
        <table:table-row table:style-name="ro2">
          <table:table-cell table:style-name="ce14" table:formula="of:=[.D83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3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53" office:value-type="string" calcext:value-type="string">
            <text:p>1995-01-09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7283009" calcext:value-type="float">
            <text:p>7283009</text:p>
          </table:table-cell>
          <table:table-cell table:formula="of:=RANDBETWEEN(10000000;99999999)" office:value-type="float" office:value="25831540" calcext:value-type="float">
            <text:p>2583154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716459" calcext:value-type="float">
            <text:p>4716459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352619" calcext:value-type="float">
            <text:p>8352619</text:p>
          </table:table-cell>
          <table:table-cell table:style-name="ce62" table:formula="of:=RANDBETWEEN(10000000;100000000)" office:value-type="float" office:value="38566217" calcext:value-type="float">
            <text:p>38566217</text:p>
          </table:table-cell>
          <table:table-cell table:formula="of:=[.F83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3]" office:value-type="float" office:value="29" calcext:value-type="float">
            <text:p>29</text:p>
          </table:table-cell>
          <table:table-cell/>
          <table:table-cell table:style-name="ce71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office:value-type="string" office:string-value="('Constancia','Alma','Payan','Moya','1995-01-09',167,85,'azul claro','20/80','confidencial','personal_inteligencia_data/foto.png','personal_inteligencia_data/huella_digital.png','personal_inteligencia_data/huella_retina.png',ROW(58,2437283009) ,ROW('25831540','Zimbabue'),ARRAY['español','inglés','portugués','francés','null','null']::varchar(50)[], ARRAY[ ROW('Maricruz','Viviana','Moore','Zamora','1936-12-24','hermano',ROW(58,4144716459) ), ROW('Ignacio','Maximo','Wright','Resendez','1936-12-24','primo',ROW(58,4148352619) )]::familiar_ty[], ARRAY[ ROW('38566217','Uganda'),row('null','null') ]::identificacion_ty[], ARRAY[ ROW('Enfermería','null','null'), ROW('Psicología','null','null') ]::nivel_educativo_ty[],null,'29')," calcext:value-type="string">
            <text:p>('Constancia','Alma','Payan','Moya','1995-01-09',167,85,'azul claro','20/80','confidencial','personal_inteligencia_data/foto.png','personal_inteligencia_data/huella_digital.png','personal_inteligencia_data/huella_retina.png',ROW(58,2437283009) ,ROW('25831540','Zimbabue'),ARRAY['español','inglés','portugués','francés','null','null']::varchar(50)[], ARRAY[ ROW('Maricruz','Viviana','Moore','Zamora','1936-12-24','hermano',ROW(58,4144716459) ), ROW('Ignacio','Maximo','Wright','Resendez','1936-12-24','primo',ROW(58,4148352619) )]::familiar_ty[], ARRAY[ ROW('38566217','Uganda'),row('null','null') ]::identificacion_ty[], ARRAY[ ROW('Enfermería','null','null'), ROW('Psicología','null','null') ]::nivel_educativo_ty[],null,'29'),</text:p>
          </table:table-cell>
          <table:table-cell table:number-columns-repeated="963"/>
        </table:table-row>
        <table:table-row table:style-name="ro2">
          <table:table-cell table:style-name="ce14" table:formula="of:=[.D84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4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98-06-27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1039201" calcext:value-type="float">
            <text:p>1039201</text:p>
          </table:table-cell>
          <table:table-cell table:formula="of:=RANDBETWEEN(10000000;99999999)" office:value-type="float" office:value="43555142" calcext:value-type="float">
            <text:p>4355514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718418" calcext:value-type="float">
            <text:p>8718418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138193" calcext:value-type="float">
            <text:p>7138193</text:p>
          </table:table-cell>
          <table:table-cell table:style-name="ce62" table:formula="of:=RANDBETWEEN(10000000;100000000)" office:value-type="float" office:value="71131171" calcext:value-type="float">
            <text:p>71131171</text:p>
          </table:table-cell>
          <table:table-cell table:formula="of:=[.F84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4]" office:value-type="float" office:value="30" calcext:value-type="float">
            <text:p>30</text:p>
          </table:table-cell>
          <table:table-cell/>
          <table:table-cell table:style-name="ce71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office:value-type="string" office:string-value="('Imelda','Genesis','Salmeron','Baca','1998-06-27',181,71,'verde claro','20/32','top_secret','personal_inteligencia_data/foto.png','personal_inteligencia_data/huella_digital.png','personal_inteligencia_data/huella_retina.png',ROW(58,2441039201) ,ROW('43555142','Australia'),ARRAY['español','inglés','portugués','francés','null','null']::varchar(50)[], ARRAY[ ROW('Celina','Mafalda','Smith','Alcantar','1948-02-28','tío',ROW(58,4128718418) ), ROW('Hermione','Mariluz','Manzanares','Chavez','1948-02-28','hermano',ROW(58,4127138193) )]::familiar_ty[], ARRAY[ ROW('71131171','Uganda'),row('null','null') ]::identificacion_ty[], ARRAY[ ROW('Ingeniería Informática','null','null'), ROW('Derecho','null','null') ]::nivel_educativo_ty[],null,'30')," calcext:value-type="string">
            <text:p>('Imelda','Genesis','Salmeron','Baca','1998-06-27',181,71,'verde claro','20/32','top_secret','personal_inteligencia_data/foto.png','personal_inteligencia_data/huella_digital.png','personal_inteligencia_data/huella_retina.png',ROW(58,2441039201) ,ROW('43555142','Australia'),ARRAY['español','inglés','portugués','francés','null','null']::varchar(50)[], ARRAY[ ROW('Celina','Mafalda','Smith','Alcantar','1948-02-28','tío',ROW(58,4128718418) ), ROW('Hermione','Mariluz','Manzanares','Chavez','1948-02-28','hermano',ROW(58,4127138193) )]::familiar_ty[], ARRAY[ ROW('71131171','Uganda'),row('null','null') ]::identificacion_ty[], ARRAY[ ROW('Ingeniería Informática','null','null'), ROW('Derecho','null','null') ]::nivel_educativo_ty[],null,'30'),</text:p>
          </table:table-cell>
          <table:table-cell table:number-columns-repeated="963"/>
        </table:table-row>
        <table:table-row table:style-name="ro2">
          <table:table-cell table:style-name="ce14" table:formula="of:=[.D85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5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53" office:value-type="string" calcext:value-type="string">
            <text:p>1986-03-28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311133" calcext:value-type="float">
            <text:p>2311133</text:p>
          </table:table-cell>
          <table:table-cell table:formula="of:=RANDBETWEEN(10000000;99999999)" office:value-type="float" office:value="37521494" calcext:value-type="float">
            <text:p>3752149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232740" calcext:value-type="float">
            <text:p>9232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430897" calcext:value-type="float">
            <text:p>3430897</text:p>
          </table:table-cell>
          <table:table-cell table:style-name="ce62" table:formula="of:=RANDBETWEEN(10000000;100000000)" office:value-type="float" office:value="78820158" calcext:value-type="float">
            <text:p>78820158</text:p>
          </table:table-cell>
          <table:table-cell table:formula="of:=[.F85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5]" office:value-type="float" office:value="30" calcext:value-type="float">
            <text:p>30</text:p>
          </table:table-cell>
          <table:table-cell/>
          <table:table-cell table:style-name="ce71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office:value-type="string" office:string-value="('Felicia','Emiliana','Pacheco','Munoz','1986-03-28',154,77,'marrón oscuro','20/125','no_clasificado','personal_inteligencia_data/foto.png','personal_inteligencia_data/huella_digital.png','personal_inteligencia_data/huella_retina.png',ROW(58,4242311133) ,ROW('37521494','Irlanda'),ARRAY['inglés','árabe','portugués','francés','null','null']::varchar(50)[], ARRAY[ ROW('Marcelo','Tulio','Paredes','Heredia','1943-12-14','padre',ROW(58,4249232740) ), ROW('Fabiano','Tarsicio','Santamaria','Jaquez','1943-12-14','abuelo',ROW(58,4243430897) )]::familiar_ty[], ARRAY[ ROW('78820158','Uganda'),row('null','null') ]::identificacion_ty[], ARRAY[ ROW('Ingeniería Industrial','Máster','Dirección de Empresas'), ROW('null','null','null') ]::nivel_educativo_ty[],null,'30')," calcext:value-type="string">
            <text:p>('Felicia','Emiliana','Pacheco','Munoz','1986-03-28',154,77,'marrón oscuro','20/125','no_clasificado','personal_inteligencia_data/foto.png','personal_inteligencia_data/huella_digital.png','personal_inteligencia_data/huella_retina.png',ROW(58,4242311133) ,ROW('37521494','Irlanda'),ARRAY['inglés','árabe','portugués','francés','null','null']::varchar(50)[], ARRAY[ ROW('Marcelo','Tulio','Paredes','Heredia','1943-12-14','padre',ROW(58,4249232740) ), ROW('Fabiano','Tarsicio','Santamaria','Jaquez','1943-12-14','abuelo',ROW(58,4243430897) )]::familiar_ty[], ARRAY[ ROW('78820158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963"/>
        </table:table-row>
        <table:table-row table:style-name="ro2">
          <table:table-cell table:style-name="ce14" table:formula="of:=[.D86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6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95-07-24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260194" calcext:value-type="float">
            <text:p>5260194</text:p>
          </table:table-cell>
          <table:table-cell table:formula="of:=RANDBETWEEN(10000000;99999999)" office:value-type="float" office:value="43958344" calcext:value-type="float">
            <text:p>4395834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258322" calcext:value-type="float">
            <text:p>125832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560115" calcext:value-type="float">
            <text:p>4560115</text:p>
          </table:table-cell>
          <table:table-cell table:style-name="ce62" table:formula="of:=RANDBETWEEN(10000000;100000000)" office:value-type="float" office:value="18579177" calcext:value-type="float">
            <text:p>18579177</text:p>
          </table:table-cell>
          <table:table-cell table:formula="of:=[.F86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42542208" calcext:value-type="float">
            <text:p>4254220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formula="of:=[.D86]" office:value-type="float" office:value="30" calcext:value-type="float">
            <text:p>30</text:p>
          </table:table-cell>
          <table:table-cell/>
          <table:table-cell table:style-name="ce71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office:value-type="string" office:string-value="('Tarsicio','Carlos','Garza','Ochoa','1995-07-24',182,75,'verde claro','20/20','no_clasificado','personal_inteligencia_data/foto.png','personal_inteligencia_data/huella_digital.png','personal_inteligencia_data/huella_retina.png',ROW(58,4245260194) ,ROW('43958344','Taiwán'),ARRAY['español','inglés','hindi','ruso','mandarín','null']::varchar(50)[], ARRAY[ ROW('Patricia','Maricruz','Miller','Amador','1965-03-19','padre',ROW(58,4121258322) ), ROW('Elidio','Jonathan','Puentes','Ozuna','1965-03-19','hermano',ROW(58,4124560115) )]::familiar_ty[], ARRAY[ ROW('18579177','Uganda'),row('42542208','Irlanda') ]::identificacion_ty[], ARRAY[ ROW('Comunicación','null','null'), ROW('Ciencias Sociales ','Máster','Relaciones Internacionales') ]::nivel_educativo_ty[],null,'30')," calcext:value-type="string">
            <text:p>('Tarsicio','Carlos','Garza','Ochoa','1995-07-24',182,75,'verde claro','20/20','no_clasificado','personal_inteligencia_data/foto.png','personal_inteligencia_data/huella_digital.png','personal_inteligencia_data/huella_retina.png',ROW(58,4245260194) ,ROW('43958344','Taiwán'),ARRAY['español','inglés','hindi','ruso','mandarín','null']::varchar(50)[], ARRAY[ ROW('Patricia','Maricruz','Miller','Amador','1965-03-19','padre',ROW(58,4121258322) ), ROW('Elidio','Jonathan','Puentes','Ozuna','1965-03-19','hermano',ROW(58,4124560115) )]::familiar_ty[], ARRAY[ ROW('18579177','Uganda'),row('42542208','Irlanda') ]::identificacion_ty[], ARRAY[ ROW('Comunicación','null','null'), ROW('Ciencias Sociales ','Máster','Relaciones Internacionales') ]::nivel_educativo_ty[],null,'30'),</text:p>
          </table:table-cell>
          <table:table-cell table:number-columns-repeated="963"/>
        </table:table-row>
        <table:table-row table:style-name="ro2">
          <table:table-cell table:style-name="ce14" table:formula="of:=[.D87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7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53" office:value-type="string" calcext:value-type="string">
            <text:p>1995-07-25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9293470" calcext:value-type="float">
            <text:p>9293470</text:p>
          </table:table-cell>
          <table:table-cell table:formula="of:=RANDBETWEEN(10000000;99999999)" office:value-type="float" office:value="90198083" calcext:value-type="float">
            <text:p>9019808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735307" calcext:value-type="float">
            <text:p>2735307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378767" calcext:value-type="float">
            <text:p>4378767</text:p>
          </table:table-cell>
          <table:table-cell table:style-name="ce62" table:formula="of:=RANDBETWEEN(10000000;100000000)" office:value-type="float" office:value="77609738" calcext:value-type="float">
            <text:p>77609738</text:p>
          </table:table-cell>
          <table:table-cell table:formula="of:=[.F8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7]" office:value-type="float" office:value="30" calcext:value-type="float">
            <text:p>30</text:p>
          </table:table-cell>
          <table:table-cell/>
          <table:table-cell table:style-name="ce71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office:value-type="string" office:string-value="('Jacobo','Elian','Person','Bianco','1995-07-25',166,88,'marrón claro','20/20','confidencial','personal_inteligencia_data/foto.png','personal_inteligencia_data/huella_digital.png','personal_inteligencia_data/huella_retina.png',ROW(58,2819293470) ,ROW('90198083','Zimbabue'),ARRAY['español','inglés','portugués','francés','null','null']::varchar(50)[], ARRAY[ ROW('Cristiano','Fabiano','Toledo','Bustos','1941-01-27','abuelo',ROW(58,4122735307) ), ROW('Eduardo','Juan','Roybal','Escamilla','1941-01-27','tío',ROW(58,4124378767) )]::familiar_ty[], ARRAY[ ROW('77609738','Uganda'),row('null','null') ]::identificacion_ty[], ARRAY[ ROW('Ciencias Sociales ','null','null'), ROW('Ingeniería Informática','null','null') ]::nivel_educativo_ty[],null,'30')," calcext:value-type="string">
            <text:p>('Jacobo','Elian','Person','Bianco','1995-07-25',166,88,'marrón claro','20/20','confidencial','personal_inteligencia_data/foto.png','personal_inteligencia_data/huella_digital.png','personal_inteligencia_data/huella_retina.png',ROW(58,2819293470) ,ROW('90198083','Zimbabue'),ARRAY['español','inglés','portugués','francés','null','null']::varchar(50)[], ARRAY[ ROW('Cristiano','Fabiano','Toledo','Bustos','1941-01-27','abuelo',ROW(58,4122735307) ), ROW('Eduardo','Juan','Roybal','Escamilla','1941-01-27','tío',ROW(58,4124378767) )]::familiar_ty[], ARRAY[ ROW('77609738','Uganda'),row('null','null') ]::identificacion_ty[], ARRAY[ ROW('Ciencias Sociales ','null','null'), ROW('Ingeniería Informática','null','null') ]::nivel_educativo_ty[],null,'30'),</text:p>
          </table:table-cell>
          <table:table-cell table:number-columns-repeated="963"/>
        </table:table-row>
        <table:table-row table:style-name="ro2">
          <table:table-cell table:style-name="ce14" table:formula="of:=[.D88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8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89-02-08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1193237" calcext:value-type="float">
            <text:p>1193237</text:p>
          </table:table-cell>
          <table:table-cell table:formula="of:=RANDBETWEEN(10000000;99999999)" office:value-type="float" office:value="40175102" calcext:value-type="float">
            <text:p>4017510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596077" calcext:value-type="float">
            <text:p>5596077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658067" calcext:value-type="float">
            <text:p>9658067</text:p>
          </table:table-cell>
          <table:table-cell table:style-name="ce62" table:formula="of:=RANDBETWEEN(10000000;100000000)" office:value-type="float" office:value="75425004" calcext:value-type="float">
            <text:p>75425004</text:p>
          </table:table-cell>
          <table:table-cell table:formula="of:=[.F88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8]" office:value-type="float" office:value="31" calcext:value-type="float">
            <text:p>31</text:p>
          </table:table-cell>
          <table:table-cell/>
          <table:table-cell table:style-name="ce71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office:value-type="string" office:string-value="('Diego','Cesar','Bueno','Conde','1989-02-08',172,84,'azul claro','20/50','top_secret','personal_inteligencia_data/foto.png','personal_inteligencia_data/huella_digital.png','personal_inteligencia_data/huella_retina.png',ROW(58,2341193237) ,ROW('40175102','Groenlandia'),ARRAY['inglés','árabe','portugués','francés','null','null']::varchar(50)[], ARRAY[ ROW('Hilda','Bernarda','Tamez','Cuellar','1954-08-20','abuelo',ROW(58,2345596077) ), ROW('Mirella','Zamira','Machuca','Magallon','1954-08-20','padre',ROW(58,2349658067) )]::familiar_ty[], ARRAY[ ROW('75425004','Zimbabue'),row('null','null') ]::identificacion_ty[], ARRAY[ ROW('Enfermería','Máster','Investigación de Medicamentos'), ROW('null','null','null') ]::nivel_educativo_ty[],null,'31')," calcext:value-type="string">
            <text:p>('Diego','Cesar','Bueno','Conde','1989-02-08',172,84,'azul claro','20/50','top_secret','personal_inteligencia_data/foto.png','personal_inteligencia_data/huella_digital.png','personal_inteligencia_data/huella_retina.png',ROW(58,2341193237) ,ROW('40175102','Groenlandia'),ARRAY['inglés','árabe','portugués','francés','null','null']::varchar(50)[], ARRAY[ ROW('Hilda','Bernarda','Tamez','Cuellar','1954-08-20','abuelo',ROW(58,2345596077) ), ROW('Mirella','Zamira','Machuca','Magallon','1954-08-20','padre',ROW(58,2349658067) )]::familiar_ty[], ARRAY[ ROW('75425004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963"/>
        </table:table-row>
        <table:table-row table:style-name="ro2">
          <table:table-cell table:style-name="ce14" table:formula="of:=[.D89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9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53" office:value-type="string" calcext:value-type="string">
            <text:p>1984-12-22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840962" calcext:value-type="float">
            <text:p>2840962</text:p>
          </table:table-cell>
          <table:table-cell table:formula="of:=RANDBETWEEN(10000000;99999999)" office:value-type="float" office:value="62077311" calcext:value-type="float">
            <text:p>6207731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477487" calcext:value-type="float">
            <text:p>9477487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338870" calcext:value-type="float">
            <text:p>6338870</text:p>
          </table:table-cell>
          <table:table-cell table:style-name="ce62" table:formula="of:=RANDBETWEEN(10000000;100000000)" office:value-type="float" office:value="37097824" calcext:value-type="float">
            <text:p>37097824</text:p>
          </table:table-cell>
          <table:table-cell table:formula="of:=[.F89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70259127" calcext:value-type="float">
            <text:p>7025912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89]" office:value-type="float" office:value="31" calcext:value-type="float">
            <text:p>31</text:p>
          </table:table-cell>
          <table:table-cell/>
          <table:table-cell table:style-name="ce71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office:value-type="string" office:string-value="('Eleazar','Silvio','Calderon','Maciel','1984-12-22',186,85,'marrón oscuro','20/10','no_clasificado','personal_inteligencia_data/foto.png','personal_inteligencia_data/huella_digital.png','personal_inteligencia_data/huella_retina.png',ROW(58,2122840962) ,ROW('62077311','Irlanda'),ARRAY['español','inglés','portugués','francés','null','null']::varchar(50)[], ARRAY[ ROW('Aleyda','Donatila','Nolasco','Salgado','1938-11-18','hermano',ROW(58,2129477487) ), ROW('Pamela',null,'Guevara','Zapata','1938-11-18','madre',ROW(58,2126338870) )]::familiar_ty[], ARRAY[ ROW('37097824','Zimbabue'),row('70259127','Holanda') ]::identificacion_ty[], ARRAY[ ROW('Ciencias Sociales ','null','null'), ROW('null','null','null') ]::nivel_educativo_ty[],null,'31')," calcext:value-type="string">
            <text:p>('Eleazar','Silvio','Calderon','Maciel','1984-12-22',186,85,'marrón oscuro','20/10','no_clasificado','personal_inteligencia_data/foto.png','personal_inteligencia_data/huella_digital.png','personal_inteligencia_data/huella_retina.png',ROW(58,2122840962) ,ROW('62077311','Irlanda'),ARRAY['español','inglés','portugués','francés','null','null']::varchar(50)[], ARRAY[ ROW('Aleyda','Donatila','Nolasco','Salgado','1938-11-18','hermano',ROW(58,2129477487) ), ROW('Pamela',null,'Guevara','Zapata','1938-11-18','madre',ROW(58,2126338870) )]::familiar_ty[], ARRAY[ ROW('37097824','Zimbabue'),row('70259127','Holanda') ]::identificacion_ty[], ARRAY[ ROW('Ciencias Sociales ','null','null'), ROW('null','null','null') ]::nivel_educativo_ty[],null,'31'),</text:p>
          </table:table-cell>
          <table:table-cell table:number-columns-repeated="963"/>
        </table:table-row>
        <table:table-row table:style-name="ro2">
          <table:table-cell table:style-name="ce14" table:formula="of:=[.D90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0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53" office:value-type="string" calcext:value-type="string">
            <text:p>1989-01-04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4197548" calcext:value-type="float">
            <text:p>4197548</text:p>
          </table:table-cell>
          <table:table-cell table:formula="of:=RANDBETWEEN(10000000;99999999)" office:value-type="float" office:value="82840733" calcext:value-type="float">
            <text:p>82840733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313560" calcext:value-type="float">
            <text:p>5313560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163053" calcext:value-type="float">
            <text:p>7163053</text:p>
          </table:table-cell>
          <table:table-cell table:style-name="ce62" table:formula="of:=RANDBETWEEN(10000000;100000000)" office:value-type="float" office:value="99290155" calcext:value-type="float">
            <text:p>99290155</text:p>
          </table:table-cell>
          <table:table-cell table:formula="of:=[.F90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0]" office:value-type="float" office:value="31" calcext:value-type="float">
            <text:p>31</text:p>
          </table:table-cell>
          <table:table-cell/>
          <table:table-cell table:style-name="ce71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office:value-type="string" office:string-value="('Facundo','Cristian','Ventura','Valladares','1989-01-04',157,70,'marrón oscuro','20/16','no_clasificado','personal_inteligencia_data/foto.png','personal_inteligencia_data/huella_digital.png','personal_inteligencia_data/huella_retina.png',ROW(58,2614197548) ,ROW('82840733','Taiwán'),ARRAY['inglés','árabe','portugués','francés','null','null']::varchar(50)[], ARRAY[ ROW('Agustin','Hugo','Maldonado','Estrella','1965-09-12','madre',ROW(58,4245313560) ), ROW('Silvio','Maximiliano','Granados','Cordova','1965-09-12','madre',ROW(58,4247163053) )]::familiar_ty[], ARRAY[ ROW('99290155','Zimbabue'),row('null','null') ]::identificacion_ty[], ARRAY[ ROW('Enfermería','null','null'), ROW('Ciencias Sociales ','null','null') ]::nivel_educativo_ty[],null,'31')," calcext:value-type="string">
            <text:p>('Facundo','Cristian','Ventura','Valladares','1989-01-04',157,70,'marrón oscuro','20/16','no_clasificado','personal_inteligencia_data/foto.png','personal_inteligencia_data/huella_digital.png','personal_inteligencia_data/huella_retina.png',ROW(58,2614197548) ,ROW('82840733','Taiwán'),ARRAY['inglés','árabe','portugués','francés','null','null']::varchar(50)[], ARRAY[ ROW('Agustin','Hugo','Maldonado','Estrella','1965-09-12','madre',ROW(58,4245313560) ), ROW('Silvio','Maximiliano','Granados','Cordova','1965-09-12','madre',ROW(58,4247163053) )]::familiar_ty[], ARRAY[ ROW('99290155','Zimbabue'),row('null','null') ]::identificacion_ty[], ARRAY[ ROW('Enfermería','null','null'), ROW('Ciencias Sociales ','null','null') ]::nivel_educativo_ty[],null,'31'),</text:p>
          </table:table-cell>
          <table:table-cell table:number-columns-repeated="963"/>
        </table:table-row>
        <table:table-row table:style-name="ro2">
          <table:table-cell table:style-name="ce14" table:formula="of:=[.D91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1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53" office:value-type="string" calcext:value-type="string">
            <text:p>1989-04-24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6604650" calcext:value-type="float">
            <text:p>6604650</text:p>
          </table:table-cell>
          <table:table-cell table:formula="of:=RANDBETWEEN(10000000;99999999)" office:value-type="float" office:value="65955661" calcext:value-type="float">
            <text:p>6595566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568931" calcext:value-type="float">
            <text:p>15689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802011" calcext:value-type="float">
            <text:p>6802011</text:p>
          </table:table-cell>
          <table:table-cell table:style-name="ce62" table:formula="of:=RANDBETWEEN(10000000;100000000)" office:value-type="float" office:value="18391049" calcext:value-type="float">
            <text:p>18391049</text:p>
          </table:table-cell>
          <table:table-cell table:formula="of:=[.F91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1]" office:value-type="float" office:value="32" calcext:value-type="float">
            <text:p>32</text:p>
          </table:table-cell>
          <table:table-cell/>
          <table:table-cell table:style-name="ce71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office:value-type="string" office:string-value="('Venancio','Justin','Miramontes','Verduzco','1989-04-24',157,78,'marrón claro','20/40','confidencial','personal_inteligencia_data/foto.png','personal_inteligencia_data/huella_digital.png','personal_inteligencia_data/huella_retina.png',ROW(58,2616604650) ,ROW('65955661','Groenlandia'),ARRAY['inglés','árabe','portugués','francés','null','null']::varchar(50)[], ARRAY[ ROW('Octavio',null,'Villanueva','Valles','1955-07-02','abuelo',ROW(58,2611568931) ), ROW('Vicente','Agustin','Rosas','Arguello','1955-07-02','madre',ROW(58,2616802011) )]::familiar_ty[], ARRAY[ ROW('18391049','Zimbabue'),row('null','null') ]::identificacion_ty[], ARRAY[ ROW('Ciencias Sociales ','Máster','Relaciones Internacionales'), ROW('null','null','null') ]::nivel_educativo_ty[],null,'32')," calcext:value-type="string">
            <text:p>('Venancio','Justin','Miramontes','Verduzco','1989-04-24',157,78,'marrón claro','20/40','confidencial','personal_inteligencia_data/foto.png','personal_inteligencia_data/huella_digital.png','personal_inteligencia_data/huella_retina.png',ROW(58,2616604650) ,ROW('65955661','Groenlandia'),ARRAY['inglés','árabe','portugués','francés','null','null']::varchar(50)[], ARRAY[ ROW('Octavio',null,'Villanueva','Valles','1955-07-02','abuelo',ROW(58,2611568931) ), ROW('Vicente','Agustin','Rosas','Arguello','1955-07-02','madre',ROW(58,2616802011) )]::familiar_ty[], ARRAY[ ROW('18391049','Zimbabue'),row('null','null') ]::identificacion_ty[], ARRAY[ ROW('Ciencias Sociales ','Máster','Relaciones Internacionales'), ROW('null','null','null') ]::nivel_educativo_ty[],null,'32'),</text:p>
          </table:table-cell>
          <table:table-cell table:number-columns-repeated="963"/>
        </table:table-row>
        <table:table-row table:style-name="ro2">
          <table:table-cell table:style-name="ce14" table:formula="of:=[.D92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2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53" office:value-type="string" calcext:value-type="string">
            <text:p>1986-05-02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479061" calcext:value-type="float">
            <text:p>5479061</text:p>
          </table:table-cell>
          <table:table-cell table:formula="of:=RANDBETWEEN(10000000;99999999)" office:value-type="float" office:value="19329422" calcext:value-type="float">
            <text:p>1932942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713831" calcext:value-type="float">
            <text:p>571383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783417" calcext:value-type="float">
            <text:p>1783417</text:p>
          </table:table-cell>
          <table:table-cell table:style-name="ce62" table:formula="of:=RANDBETWEEN(10000000;100000000)" office:value-type="float" office:value="24536261" calcext:value-type="float">
            <text:p>24536261</text:p>
          </table:table-cell>
          <table:table-cell table:formula="of:=[.F92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24316572" calcext:value-type="float">
            <text:p>2431657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2]" office:value-type="float" office:value="32" calcext:value-type="float">
            <text:p>32</text:p>
          </table:table-cell>
          <table:table-cell/>
          <table:table-cell table:style-name="ce71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office:value-type="string" office:string-value="('Eleazar','Francisco','Abreu','Alba','1986-05-02',164,87,'verde claro','20/125','top_secret','personal_inteligencia_data/foto.png','personal_inteligencia_data/huella_digital.png','personal_inteligencia_data/huella_retina.png',ROW(58,4245479061) ,ROW('19329422','Irlanda'),ARRAY['español','inglés','hindi','francés','null','null']::varchar(50)[], ARRAY[ ROW('Lionel','Vivaldo','Martinez','Elias','1940-07-21','hermano',ROW(58,4245713831) ), ROW('Feliciano',null,'Hurtado','Baca','1940-07-21','hermano',ROW(58,4241783417) )]::familiar_ty[], ARRAY[ ROW('24536261','Zimbabue'),row('24316572','Holanda') ]::identificacion_ty[], ARRAY[ ROW('Economía','null','null'), ROW('null','null','null') ]::nivel_educativo_ty[],null,'32')," calcext:value-type="string">
            <text:p>('Eleazar','Francisco','Abreu','Alba','1986-05-02',164,87,'verde claro','20/125','top_secret','personal_inteligencia_data/foto.png','personal_inteligencia_data/huella_digital.png','personal_inteligencia_data/huella_retina.png',ROW(58,4245479061) ,ROW('19329422','Irlanda'),ARRAY['español','inglés','hindi','francés','null','null']::varchar(50)[], ARRAY[ ROW('Lionel','Vivaldo','Martinez','Elias','1940-07-21','hermano',ROW(58,4245713831) ), ROW('Feliciano',null,'Hurtado','Baca','1940-07-21','hermano',ROW(58,4241783417) )]::familiar_ty[], ARRAY[ ROW('24536261','Zimbabue'),row('24316572','Holanda') ]::identificacion_ty[], ARRAY[ ROW('Economía','null','null'), ROW('null','null','null') ]::nivel_educativo_ty[],null,'32'),</text:p>
          </table:table-cell>
          <table:table-cell table:number-columns-repeated="963"/>
        </table:table-row>
        <table:table-row table:style-name="ro2">
          <table:table-cell table:style-name="ce14" table:formula="of:=[.D93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3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53" office:value-type="string" calcext:value-type="string">
            <text:p>1989-12-17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7092446" calcext:value-type="float">
            <text:p>7092446</text:p>
          </table:table-cell>
          <table:table-cell table:formula="of:=RANDBETWEEN(10000000;99999999)" office:value-type="float" office:value="38294642" calcext:value-type="float">
            <text:p>3829464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339207" calcext:value-type="float">
            <text:p>833920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770909" calcext:value-type="float">
            <text:p>8770909</text:p>
          </table:table-cell>
          <table:table-cell table:style-name="ce62" table:formula="of:=RANDBETWEEN(10000000;100000000)" office:value-type="float" office:value="77660197" calcext:value-type="float">
            <text:p>77660197</text:p>
          </table:table-cell>
          <table:table-cell table:formula="of:=[.F93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3]" office:value-type="float" office:value="32" calcext:value-type="float">
            <text:p>32</text:p>
          </table:table-cell>
          <table:table-cell/>
          <table:table-cell table:style-name="ce71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office:value-type="string" office:string-value="('Vitalicio','Benjamin','Bennett','Rios','1989-12-17',156,84,'verde claro','20/12.5','no_clasificado','personal_inteligencia_data/foto.png','personal_inteligencia_data/huella_digital.png','personal_inteligencia_data/huella_retina.png',ROW(58,2447092446) ,ROW('38294642','Taiwán'),ARRAY['inglés','árabe','portugués','francés','null','null']::varchar(50)[], ARRAY[ ROW('Yovanni','Ivan','Barbosa','Orosco','1965-11-26','hermano',ROW(58,4128339207) ), ROW('Ayala','Adria','Arriaga','Cota','1965-11-26','hermano',ROW(58,4128770909) )]::familiar_ty[], ARRAY[ ROW('77660197','Zimbabue'),row('null','null') ]::identificacion_ty[], ARRAY[ ROW('Ciencias Sociales ','null','null'), ROW('Derecho','null','null') ]::nivel_educativo_ty[],null,'32')," calcext:value-type="string">
            <text:p>('Vitalicio','Benjamin','Bennett','Rios','1989-12-17',156,84,'verde claro','20/12.5','no_clasificado','personal_inteligencia_data/foto.png','personal_inteligencia_data/huella_digital.png','personal_inteligencia_data/huella_retina.png',ROW(58,2447092446) ,ROW('38294642','Taiwán'),ARRAY['inglés','árabe','portugués','francés','null','null']::varchar(50)[], ARRAY[ ROW('Yovanni','Ivan','Barbosa','Orosco','1965-11-26','hermano',ROW(58,4128339207) ), ROW('Ayala','Adria','Arriaga','Cota','1965-11-26','hermano',ROW(58,4128770909) )]::familiar_ty[], ARRAY[ ROW('77660197','Zimbabue'),row('null','null') ]::identificacion_ty[], ARRAY[ ROW('Ciencias Sociales ','null','null'), ROW('Derecho','null','null') ]::nivel_educativo_ty[],null,'32'),</text:p>
          </table:table-cell>
          <table:table-cell table:number-columns-repeated="963"/>
        </table:table-row>
        <table:table-row table:style-name="ro2">
          <table:table-cell table:style-name="ce14" table:formula="of:=[.D94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4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53" office:value-type="string" calcext:value-type="string">
            <text:p>1990-09-14</text:p>
          </table:table-cell>
          <table:table-cell table:style-name="ce55" table:formula="of:=ROUND(RAND()*40+150 )" office:value-type="float" office:value="155" calcext:value-type="float">
            <text:p>155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3779020" calcext:value-type="float">
            <text:p>3779020</text:p>
          </table:table-cell>
          <table:table-cell table:formula="of:=RANDBETWEEN(10000000;99999999)" office:value-type="float" office:value="76749680" calcext:value-type="float">
            <text:p>7674968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9553066" calcext:value-type="float">
            <text:p>9553066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587059" calcext:value-type="float">
            <text:p>3587059</text:p>
          </table:table-cell>
          <table:table-cell table:style-name="ce62" table:formula="of:=RANDBETWEEN(10000000;100000000)" office:value-type="float" office:value="27671783" calcext:value-type="float">
            <text:p>27671783</text:p>
          </table:table-cell>
          <table:table-cell table:formula="of:=[.F94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4]" office:value-type="float" office:value="33" calcext:value-type="float">
            <text:p>33</text:p>
          </table:table-cell>
          <table:table-cell/>
          <table:table-cell table:style-name="ce71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office:value-type="string" office:string-value="('Camilo','Marcos','Melgoza','Roa','1990-09-14',155,90,'marrón oscuro','20/32','no_clasificado','personal_inteligencia_data/foto.png','personal_inteligencia_data/huella_digital.png','personal_inteligencia_data/huella_retina.png',ROW(58,2443779020) ,ROW('76749680','Groenlandia'),ARRAY['inglés','árabe','portugués','francés','null','null']::varchar(50)[], ARRAY[ ROW('Julio',null,'Avelar','Conde','1955-12-31','primo',ROW(58,2449553066) ), ROW('Octavia','Eduviges','Mena','Alcantara','1955-12-31','hermano',ROW(58,2443587059) )]::familiar_ty[], ARRAY[ ROW('27671783','Zimbabue'),row('null','null') ]::identificacion_ty[], ARRAY[ ROW('Economía','Máster','Auditoria Financiera y Riegos'), ROW('null','null','null') ]::nivel_educativo_ty[],null,'33')," calcext:value-type="string">
            <text:p>('Camilo','Marcos','Melgoza','Roa','1990-09-14',155,90,'marrón oscuro','20/32','no_clasificado','personal_inteligencia_data/foto.png','personal_inteligencia_data/huella_digital.png','personal_inteligencia_data/huella_retina.png',ROW(58,2443779020) ,ROW('76749680','Groenlandia'),ARRAY['inglés','árabe','portugués','francés','null','null']::varchar(50)[], ARRAY[ ROW('Julio',null,'Avelar','Conde','1955-12-31','primo',ROW(58,2449553066) ), ROW('Octavia','Eduviges','Mena','Alcantara','1955-12-31','hermano',ROW(58,2443587059) )]::familiar_ty[], ARRAY[ ROW('27671783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963"/>
        </table:table-row>
        <table:table-row table:style-name="ro2">
          <table:table-cell table:style-name="ce14" table:formula="of:=[.D95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5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53" office:value-type="string" calcext:value-type="string">
            <text:p>1988-12-01</text:p>
          </table:table-cell>
          <table:table-cell table:style-name="ce55" table:formula="of:=ROUND(RAND()*40+150 )" office:value-type="float" office:value="155" calcext:value-type="float">
            <text:p>155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1343753" calcext:value-type="float">
            <text:p>1343753</text:p>
          </table:table-cell>
          <table:table-cell table:formula="of:=RANDBETWEEN(10000000;99999999)" office:value-type="float" office:value="98613821" calcext:value-type="float">
            <text:p>9861382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240468" calcext:value-type="float">
            <text:p>7240468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565566" calcext:value-type="float">
            <text:p>8565566</text:p>
          </table:table-cell>
          <table:table-cell table:style-name="ce62" table:formula="of:=RANDBETWEEN(10000000;100000000)" office:value-type="float" office:value="78479298" calcext:value-type="float">
            <text:p>78479298</text:p>
          </table:table-cell>
          <table:table-cell table:formula="of:=[.F95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61368500" calcext:value-type="float">
            <text:p>6136850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5]" office:value-type="float" office:value="33" calcext:value-type="float">
            <text:p>33</text:p>
          </table:table-cell>
          <table:table-cell/>
          <table:table-cell table:style-name="ce71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office:value-type="string" office:string-value="('Ulises','Jhoan','Delgadillo','Vera','1988-12-01',155,75,'verde oscuro','20/100','confidencial','personal_inteligencia_data/foto.png','personal_inteligencia_data/huella_digital.png','personal_inteligencia_data/huella_retina.png',ROW(58,2871343753) ,ROW('98613821','Irlanda'),ARRAY['español','inglés','hindi','ruso','null','null']::varchar(50)[], ARRAY[ ROW('Valerio','Carmona','Solis','Sarabia','1942-07-22','abuelo',ROW(58,2877240468) ), ROW('Eloisa',null,'Nolasco','White','1942-07-22','hermano',ROW(58,2878565566) )]::familiar_ty[], ARRAY[ ROW('78479298','Zimbabue'),row('61368500','Holanda') ]::identificacion_ty[], ARRAY[ ROW('Filosofía','null','null'), ROW('null','null','null') ]::nivel_educativo_ty[],null,'33')," calcext:value-type="string">
            <text:p>('Ulises','Jhoan','Delgadillo','Vera','1988-12-01',155,75,'verde oscuro','20/100','confidencial','personal_inteligencia_data/foto.png','personal_inteligencia_data/huella_digital.png','personal_inteligencia_data/huella_retina.png',ROW(58,2871343753) ,ROW('98613821','Irlanda'),ARRAY['español','inglés','hindi','ruso','null','null']::varchar(50)[], ARRAY[ ROW('Valerio','Carmona','Solis','Sarabia','1942-07-22','abuelo',ROW(58,2877240468) ), ROW('Eloisa',null,'Nolasco','White','1942-07-22','hermano',ROW(58,2878565566) )]::familiar_ty[], ARRAY[ ROW('78479298','Zimbabue'),row('61368500','Holanda') ]::identificacion_ty[], ARRAY[ ROW('Filosofía','null','null'), ROW('null','null','null') ]::nivel_educativo_ty[],null,'33'),</text:p>
          </table:table-cell>
          <table:table-cell table:number-columns-repeated="963"/>
        </table:table-row>
        <table:table-row table:style-name="ro2">
          <table:table-cell table:style-name="ce14" table:formula="of:=[.D96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6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90-02-06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6981948" calcext:value-type="float">
            <text:p>6981948</text:p>
          </table:table-cell>
          <table:table-cell table:formula="of:=RANDBETWEEN(10000000;99999999)" office:value-type="float" office:value="99022249" calcext:value-type="float">
            <text:p>9902224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149504" calcext:value-type="float">
            <text:p>3149504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693057" calcext:value-type="float">
            <text:p>2693057</text:p>
          </table:table-cell>
          <table:table-cell table:style-name="ce62" table:formula="of:=RANDBETWEEN(10000000;100000000)" office:value-type="float" office:value="94792713" calcext:value-type="float">
            <text:p>94792713</text:p>
          </table:table-cell>
          <table:table-cell table:formula="of:=[.F96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6]" office:value-type="float" office:value="33" calcext:value-type="float">
            <text:p>33</text:p>
          </table:table-cell>
          <table:table-cell/>
          <table:table-cell table:style-name="ce71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office:value-type="string" office:string-value="('Paula','Laila','Serna','Mora','1990-02-06',187,65,'verde oscuro','20/32','top_secret','personal_inteligencia_data/foto.png','personal_inteligencia_data/huella_digital.png','personal_inteligencia_data/huella_retina.png',ROW(58,4146981948) ,ROW('99022249','Taiwán'),ARRAY['inglés','árabe','portugués','francés','null','null']::varchar(50)[], ARRAY[ ROW('Celeste','Jessica','Maravilla','Quiroga','1969-05-14','hermano',ROW(58,2123149504) ), ROW('Perla','Gloria','Lima','Valentin','1969-05-14','hermano',ROW(58,2122693057) )]::familiar_ty[], ARRAY[ ROW('94792713','Zimbabue'),row('null','null') ]::identificacion_ty[], ARRAY[ ROW('Economía','null','null'), ROW('Criminología','null','null') ]::nivel_educativo_ty[],null,'33')," calcext:value-type="string">
            <text:p>('Paula','Laila','Serna','Mora','1990-02-06',187,65,'verde oscuro','20/32','top_secret','personal_inteligencia_data/foto.png','personal_inteligencia_data/huella_digital.png','personal_inteligencia_data/huella_retina.png',ROW(58,4146981948) ,ROW('99022249','Taiwán'),ARRAY['inglés','árabe','portugués','francés','null','null']::varchar(50)[], ARRAY[ ROW('Celeste','Jessica','Maravilla','Quiroga','1969-05-14','hermano',ROW(58,2123149504) ), ROW('Perla','Gloria','Lima','Valentin','1969-05-14','hermano',ROW(58,2122693057) )]::familiar_ty[], ARRAY[ ROW('94792713','Zimbabue'),row('null','null') ]::identificacion_ty[], ARRAY[ ROW('Economía','null','null'), ROW('Criminología','null','null') ]::nivel_educativo_ty[],null,'33'),</text:p>
          </table:table-cell>
          <table:table-cell table:number-columns-repeated="963"/>
        </table:table-row>
        <table:table-row table:style-name="ro2">
          <table:table-cell table:style-name="ce14" table:formula="of:=[.D97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7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90-08-28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5302606" calcext:value-type="float">
            <text:p>5302606</text:p>
          </table:table-cell>
          <table:table-cell table:formula="of:=RANDBETWEEN(10000000;99999999)" office:value-type="float" office:value="99735358" calcext:value-type="float">
            <text:p>9973535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602887" calcext:value-type="float">
            <text:p>4602887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9092186" calcext:value-type="float">
            <text:p>9092186</text:p>
          </table:table-cell>
          <table:table-cell table:style-name="ce62" table:formula="of:=RANDBETWEEN(10000000;100000000)" office:value-type="float" office:value="88914716" calcext:value-type="float">
            <text:p>88914716</text:p>
          </table:table-cell>
          <table:table-cell table:formula="of:=[.F97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37339859" calcext:value-type="float">
            <text:p>3733985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7]" office:value-type="float" office:value="34" calcext:value-type="float">
            <text:p>34</text:p>
          </table:table-cell>
          <table:table-cell/>
          <table:table-cell table:style-name="ce71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office:value-type="string" office:string-value="('Constancia','Sheila','Olivo','Cifuentes','1990-08-28',170,93,'marrón claro','20/20','no_clasificado','personal_inteligencia_data/foto.png','personal_inteligencia_data/huella_digital.png','personal_inteligencia_data/huella_retina.png',ROW(58,2615302606) ,ROW('99735358','Groenlandia'),ARRAY['español','inglés','hindi','ruso','mandarín','null']::varchar(50)[], ARRAY[ ROW('Javier','Valentin','Aguirre','Covarrubias','1954-01-12','padre',ROW(58,2614602887) ), ROW('Dulcinea',null,'Pizarro','Santiago','1954-01-12','padre',ROW(58,2619092186) )]::familiar_ty[], ARRAY[ ROW('88914716','Australia'),row('37339859','Uganda') ]::identificacion_ty[], ARRAY[ ROW('Derecho','null','null'), ROW('null','null','null') ]::nivel_educativo_ty[],null,'34')," calcext:value-type="string">
            <text:p>('Constancia','Sheila','Olivo','Cifuentes','1990-08-28',170,93,'marrón claro','20/20','no_clasificado','personal_inteligencia_data/foto.png','personal_inteligencia_data/huella_digital.png','personal_inteligencia_data/huella_retina.png',ROW(58,2615302606) ,ROW('99735358','Groenlandia'),ARRAY['español','inglés','hindi','ruso','mandarín','null']::varchar(50)[], ARRAY[ ROW('Javier','Valentin','Aguirre','Covarrubias','1954-01-12','padre',ROW(58,2614602887) ), ROW('Dulcinea',null,'Pizarro','Santiago','1954-01-12','padre',ROW(58,2619092186) )]::familiar_ty[], ARRAY[ ROW('88914716','Australia'),row('37339859','Uganda') ]::identificacion_ty[], ARRAY[ ROW('Derecho','null','null'), ROW('null','null','null') ]::nivel_educativo_ty[],null,'34'),</text:p>
          </table:table-cell>
          <table:table-cell table:number-columns-repeated="963"/>
        </table:table-row>
        <table:table-row table:style-name="ro2">
          <table:table-cell table:style-name="ce14" table:formula="of:=[.D98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8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7-12-16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9189732" calcext:value-type="float">
            <text:p>9189732</text:p>
          </table:table-cell>
          <table:table-cell table:formula="of:=RANDBETWEEN(10000000;99999999)" office:value-type="float" office:value="44574925" calcext:value-type="float">
            <text:p>4457492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547974" calcext:value-type="float">
            <text:p>654797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945555" calcext:value-type="float">
            <text:p>2945555</text:p>
          </table:table-cell>
          <table:table-cell table:style-name="ce62" table:formula="of:=RANDBETWEEN(10000000;100000000)" office:value-type="float" office:value="15147260" calcext:value-type="float">
            <text:p>15147260</text:p>
          </table:table-cell>
          <table:table-cell table:formula="of:=[.F98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8]" office:value-type="float" office:value="34" calcext:value-type="float">
            <text:p>34</text:p>
          </table:table-cell>
          <table:table-cell/>
          <table:table-cell table:style-name="ce71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office:value-type="string" office:string-value="('Sebastian',null,'Mitchell','Hill','1997-12-16',177,90,'verde claro','20/32','no_clasificado','personal_inteligencia_data/foto.png','personal_inteligencia_data/huella_digital.png','personal_inteligencia_data/huella_retina.png',ROW(58,2449189732) ,ROW('44574925','Irlanda'),ARRAY['español','inglés','hindi','ruso','mandarín','null']::varchar(50)[], ARRAY[ ROW('Arturo',null,'Villa','Tejeda','1945-07-24','abuelo',ROW(58,4126547974) ), ROW('Mia','Caridad','Avalos','Castaneda','1945-07-24','hermano',ROW(58,4122945555) )]::familiar_ty[], ARRAY[ ROW('15147260','Australia'),row('null','null') ]::identificacion_ty[], ARRAY[ ROW('Criminología','null','null'), ROW('Ingeniería Informática','null','null') ]::nivel_educativo_ty[],null,'34')," calcext:value-type="string">
            <text:p>('Sebastian',null,'Mitchell','Hill','1997-12-16',177,90,'verde claro','20/32','no_clasificado','personal_inteligencia_data/foto.png','personal_inteligencia_data/huella_digital.png','personal_inteligencia_data/huella_retina.png',ROW(58,2449189732) ,ROW('44574925','Irlanda'),ARRAY['español','inglés','hindi','ruso','mandarín','null']::varchar(50)[], ARRAY[ ROW('Arturo',null,'Villa','Tejeda','1945-07-24','abuelo',ROW(58,4126547974) ), ROW('Mia','Caridad','Avalos','Castaneda','1945-07-24','hermano',ROW(58,4122945555) )]::familiar_ty[], ARRAY[ ROW('15147260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963"/>
        </table:table-row>
        <table:table-row table:style-name="ro2">
          <table:table-cell table:style-name="ce14" table:formula="of:=[.D99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9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Gabri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53" office:value-type="string" calcext:value-type="string">
            <text:p>1983-09-16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353902" calcext:value-type="float">
            <text:p>4353902</text:p>
          </table:table-cell>
          <table:table-cell table:formula="of:=RANDBETWEEN(10000000;99999999)" office:value-type="float" office:value="90092880" calcext:value-type="float">
            <text:p>9009288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987110" calcext:value-type="float">
            <text:p>2987110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859590" calcext:value-type="float">
            <text:p>4859590</text:p>
          </table:table-cell>
          <table:table-cell table:style-name="ce62" table:formula="of:=RANDBETWEEN(10000000;100000000)" office:value-type="float" office:value="78535298" calcext:value-type="float">
            <text:p>78535298</text:p>
          </table:table-cell>
          <table:table-cell table:formula="of:=[.F99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99]" office:value-type="float" office:value="34" calcext:value-type="float">
            <text:p>34</text:p>
          </table:table-cell>
          <table:table-cell/>
          <table:table-cell table:style-name="ce71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office:value-type="string" office:string-value="('Gabriela',null,'Vallejo','Holguin','1983-09-16',184,78,'verde claro','20/160','confidencial','personal_inteligencia_data/foto.png','personal_inteligencia_data/huella_digital.png','personal_inteligencia_data/huella_retina.png',ROW(58,2124353902) ,ROW('90092880','Taiwán'),ARRAY['español','inglés','hindi','ruso','mandarín','null']::varchar(50)[], ARRAY[ ROW('Gabriel','Caligula','Batista','Moreno','1967-09-29','abuelo',ROW(58,2122987110) ), ROW('Benicio','Victor','Morris','Gray','1967-09-29','hermano',ROW(58,2124859590) )]::familiar_ty[], ARRAY[ ROW('78535298','Australia'),row('null','null') ]::identificacion_ty[], ARRAY[ ROW('Derecho','null','null'), ROW('null','null','null') ]::nivel_educativo_ty[],null,'34')," calcext:value-type="string">
            <text:p>('Gabriela',null,'Vallejo','Holguin','1983-09-16',184,78,'verde claro','20/160','confidencial','personal_inteligencia_data/foto.png','personal_inteligencia_data/huella_digital.png','personal_inteligencia_data/huella_retina.png',ROW(58,2124353902) ,ROW('90092880','Taiwán'),ARRAY['español','inglés','hindi','ruso','mandarín','null']::varchar(50)[], ARRAY[ ROW('Gabriel','Caligula','Batista','Moreno','1967-09-29','abuelo',ROW(58,2122987110) ), ROW('Benicio','Victor','Morris','Gray','1967-09-29','hermano',ROW(58,2124859590) )]::familiar_ty[], ARRAY[ ROW('78535298','Australia'),row('null','null') ]::identificacion_ty[], ARRAY[ ROW('Derecho','null','null'), ROW('null','null','null') ]::nivel_educativo_ty[],null,'34'),</text:p>
          </table:table-cell>
          <table:table-cell table:number-columns-repeated="963"/>
        </table:table-row>
        <table:table-row table:style-name="ro2">
          <table:table-cell table:style-name="ce14" table:formula="of:=[.D100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0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53" office:value-type="string" calcext:value-type="string">
            <text:p>1991-01-31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7453471" calcext:value-type="float">
            <text:p>7453471</text:p>
          </table:table-cell>
          <table:table-cell table:formula="of:=RANDBETWEEN(10000000;99999999)" office:value-type="float" office:value="81891359" calcext:value-type="float">
            <text:p>8189135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6572072" calcext:value-type="float">
            <text:p>6572072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154979" calcext:value-type="float">
            <text:p>7154979</text:p>
          </table:table-cell>
          <table:table-cell table:style-name="ce62" table:formula="of:=RANDBETWEEN(10000000;100000000)" office:value-type="float" office:value="31036631" calcext:value-type="float">
            <text:p>31036631</text:p>
          </table:table-cell>
          <table:table-cell table:formula="of:=[.F100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53356646" calcext:value-type="float">
            <text:p>5335664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formula="of:=[.D100]" office:value-type="float" office:value="35" calcext:value-type="float">
            <text:p>35</text:p>
          </table:table-cell>
          <table:table-cell/>
          <table:table-cell table:style-name="ce71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office:value-type="string" office:string-value="('Ema','Chantal','Ramirez','Mendez','1991-01-31',159,72,'marrón oscuro','20/32','top_secret','personal_inteligencia_data/foto.png','personal_inteligencia_data/huella_digital.png','personal_inteligencia_data/huella_retina.png',ROW(58,2447453471) ,ROW('81891359','Groenlandia'),ARRAY['español','inglés','hindi','ruso','mandarín','null']::varchar(50)[], ARRAY[ ROW('Amelia','Veronica','Huerta','Quesada','1955-01-04','madre',ROW(58,2446572072) ), ROW('Marsello',null,'Carpio','Thomas','1955-01-04','madre',ROW(58,2447154979) )]::familiar_ty[], ARRAY[ ROW('31036631','Australia'),row('53356646','Uganda') ]::identificacion_ty[], ARRAY[ ROW('Criminología','null','null'), ROW('Ingeniería Informática','Máster','Inteligencia Artificial') ]::nivel_educativo_ty[],null,'35')," calcext:value-type="string">
            <text:p>('Ema','Chantal','Ramirez','Mendez','1991-01-31',159,72,'marrón oscuro','20/32','top_secret','personal_inteligencia_data/foto.png','personal_inteligencia_data/huella_digital.png','personal_inteligencia_data/huella_retina.png',ROW(58,2447453471) ,ROW('81891359','Groenlandia'),ARRAY['español','inglés','hindi','ruso','mandarín','null']::varchar(50)[], ARRAY[ ROW('Amelia','Veronica','Huerta','Quesada','1955-01-04','madre',ROW(58,2446572072) ), ROW('Marsello',null,'Carpio','Thomas','1955-01-04','madre',ROW(58,2447154979) )]::familiar_ty[], ARRAY[ ROW('31036631','Australia'),row('53356646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963"/>
        </table:table-row>
        <table:table-row table:style-name="ro2">
          <table:table-cell table:style-name="ce14" table:formula="of:=[.D101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1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Heid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53" office:value-type="string" calcext:value-type="string">
            <text:p>1999-09-15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1875754" calcext:value-type="float">
            <text:p>1875754</text:p>
          </table:table-cell>
          <table:table-cell table:formula="of:=RANDBETWEEN(10000000;99999999)" office:value-type="float" office:value="10341111" calcext:value-type="float">
            <text:p>1034111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602736" calcext:value-type="float">
            <text:p>8602736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005640" calcext:value-type="float">
            <text:p>5005640</text:p>
          </table:table-cell>
          <table:table-cell table:style-name="ce62" table:formula="of:=RANDBETWEEN(10000000;100000000)" office:value-type="float" office:value="75097330" calcext:value-type="float">
            <text:p>75097330</text:p>
          </table:table-cell>
          <table:table-cell table:formula="of:=[.F101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1]" office:value-type="float" office:value="35" calcext:value-type="float">
            <text:p>35</text:p>
          </table:table-cell>
          <table:table-cell/>
          <table:table-cell table:style-name="ce71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office:value-type="string" office:string-value="('Heidi',null,'Luciano','Aguayo','1999-09-15',182,95,'verde oscuro','20/25','no_clasificado','personal_inteligencia_data/foto.png','personal_inteligencia_data/huella_digital.png','personal_inteligencia_data/huella_retina.png',ROW(58,4141875754) ,ROW('10341111','Irlanda'),ARRAY['español','inglés','hindi','ruso','mandarín','null']::varchar(50)[], ARRAY[ ROW('Johanna',null,'Ayala','Bocanegra','1946-05-25','primo',ROW(58,2128602736) ), ROW('Camilo','Breno','Larios','Irizarry','1946-05-25','hermano',ROW(58,2125005640) )]::familiar_ty[], ARRAY[ ROW('75097330','Australia'),row('null','null') ]::identificacion_ty[], ARRAY[ ROW('Psicología','null','null'), ROW('Comunicación','null','null') ]::nivel_educativo_ty[],null,'35')," calcext:value-type="string">
            <text:p>('Heidi',null,'Luciano','Aguayo','1999-09-15',182,95,'verde oscuro','20/25','no_clasificado','personal_inteligencia_data/foto.png','personal_inteligencia_data/huella_digital.png','personal_inteligencia_data/huella_retina.png',ROW(58,4141875754) ,ROW('10341111','Irlanda'),ARRAY['español','inglés','hindi','ruso','mandarín','null']::varchar(50)[], ARRAY[ ROW('Johanna',null,'Ayala','Bocanegra','1946-05-25','primo',ROW(58,2128602736) ), ROW('Camilo','Breno','Larios','Irizarry','1946-05-25','hermano',ROW(58,2125005640) )]::familiar_ty[], ARRAY[ ROW('75097330','Australia'),row('null','null') ]::identificacion_ty[], ARRAY[ ROW('Psicología','null','null'), ROW('Comunicación','null','null') ]::nivel_educativo_ty[],null,'35'),</text:p>
          </table:table-cell>
          <table:table-cell table:number-columns-repeated="963"/>
        </table:table-row>
        <table:table-row table:style-name="ro2">
          <table:table-cell table:style-name="ce14" table:formula="of:=[.D102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2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53" office:value-type="string" calcext:value-type="string">
            <text:p>1984-05-23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821339" calcext:value-type="float">
            <text:p>9821339</text:p>
          </table:table-cell>
          <table:table-cell table:formula="of:=RANDBETWEEN(10000000;99999999)" office:value-type="float" office:value="29107196" calcext:value-type="float">
            <text:p>2910719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388286" calcext:value-type="float">
            <text:p>6388286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137396" calcext:value-type="float">
            <text:p>4137396</text:p>
          </table:table-cell>
          <table:table-cell table:style-name="ce62" table:formula="of:=RANDBETWEEN(10000000;100000000)" office:value-type="float" office:value="91911757" calcext:value-type="float">
            <text:p>91911757</text:p>
          </table:table-cell>
          <table:table-cell table:formula="of:=[.F102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02]" office:value-type="float" office:value="35" calcext:value-type="float">
            <text:p>35</text:p>
          </table:table-cell>
          <table:table-cell/>
          <table:table-cell table:style-name="ce71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office:value-type="string" office:string-value="('Benedicto',null,'Melgar','Arevalo','1984-05-23',182,91,'verde oscuro','20/125','no_clasificado','personal_inteligencia_data/foto.png','personal_inteligencia_data/huella_digital.png','personal_inteligencia_data/huella_retina.png',ROW(58,4249821339) ,ROW('29107196','Taiwán'),ARRAY['español','inglés','hindi','ruso','mandarín','null']::varchar(50)[], ARRAY[ ROW('Ciceron','Regulo','Luevano','Samaniego','1967-10-01','primo',ROW(58,4246388286) ), ROW('Santiago','Angel','Magallanes','Catalan','1967-10-01','hermano',ROW(58,4244137396) )]::familiar_ty[], ARRAY[ ROW('91911757','Australia'),row('null','null') ]::identificacion_ty[], ARRAY[ ROW('Criminología','null','null'), ROW('null','null','null') ]::nivel_educativo_ty[],null,'35')," calcext:value-type="string">
            <text:p>('Benedicto',null,'Melgar','Arevalo','1984-05-23',182,91,'verde oscuro','20/125','no_clasificado','personal_inteligencia_data/foto.png','personal_inteligencia_data/huella_digital.png','personal_inteligencia_data/huella_retina.png',ROW(58,4249821339) ,ROW('29107196','Taiwán'),ARRAY['español','inglés','hindi','ruso','mandarín','null']::varchar(50)[], ARRAY[ ROW('Ciceron','Regulo','Luevano','Samaniego','1967-10-01','primo',ROW(58,4246388286) ), ROW('Santiago','Angel','Magallanes','Catalan','1967-10-01','hermano',ROW(58,4244137396) )]::familiar_ty[], ARRAY[ ROW('91911757','Australia'),row('null','null') ]::identificacion_ty[], ARRAY[ ROW('Criminología','null','null'), ROW('null','null','null') ]::nivel_educativo_ty[],null,'35'),</text:p>
          </table:table-cell>
          <table:table-cell table:number-columns-repeated="963"/>
        </table:table-row>
        <table:table-row table:style-name="ro2">
          <table:table-cell table:style-name="ce14" table:formula="of:=[.D103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3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53" office:value-type="string" calcext:value-type="string">
            <text:p>1991-05-25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8342465" calcext:value-type="float">
            <text:p>8342465</text:p>
          </table:table-cell>
          <table:table-cell table:formula="of:=RANDBETWEEN(10000000;99999999)" office:value-type="float" office:value="41773186" calcext:value-type="float">
            <text:p>4177318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835678" calcext:value-type="float">
            <text:p>1835678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740377" calcext:value-type="float">
            <text:p>1740377</text:p>
          </table:table-cell>
          <table:table-cell table:style-name="ce62" table:formula="of:=RANDBETWEEN(10000000;100000000)" office:value-type="float" office:value="67722140" calcext:value-type="float">
            <text:p>67722140</text:p>
          </table:table-cell>
          <table:table-cell table:formula="of:=[.F103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94084559" calcext:value-type="float">
            <text:p>94084559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formula="of:=[.D103]" office:value-type="float" office:value="36" calcext:value-type="float">
            <text:p>36</text:p>
          </table:table-cell>
          <table:table-cell/>
          <table:table-cell table:style-name="ce71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office:value-type="string" office:string-value="('Waldetrudis','Lucila','Angulo','Barajas','1991-05-25',169,76,'verde claro','20/25','confidencial','personal_inteligencia_data/foto.png','personal_inteligencia_data/huella_digital.png','personal_inteligencia_data/huella_retina.png',ROW(58,4148342465) ,ROW('41773186','Groenlandia'),ARRAY['español','inglés','hindi','ruso','mandarín','null']::varchar(50)[], ARRAY[ ROW('Rafael','Amador','Solis','Garcia','1955-09-08','hermano',ROW(58,4141835678) ), ROW('Antonio',null,'Recinos','Santacruz','1955-09-08','hermano',ROW(58,4141740377) )]::familiar_ty[], ARRAY[ ROW('67722140','Australia'),row('94084559','Zimbabue') ]::identificacion_ty[], ARRAY[ ROW('Psicología','null','null'), ROW('Comunicación','Máster','Comunicación Intercultural') ]::nivel_educativo_ty[],null,'36')," calcext:value-type="string">
            <text:p>('Waldetrudis','Lucila','Angulo','Barajas','1991-05-25',169,76,'verde claro','20/25','confidencial','personal_inteligencia_data/foto.png','personal_inteligencia_data/huella_digital.png','personal_inteligencia_data/huella_retina.png',ROW(58,4148342465) ,ROW('41773186','Groenlandia'),ARRAY['español','inglés','hindi','ruso','mandarín','null']::varchar(50)[], ARRAY[ ROW('Rafael','Amador','Solis','Garcia','1955-09-08','hermano',ROW(58,4141835678) ), ROW('Antonio',null,'Recinos','Santacruz','1955-09-08','hermano',ROW(58,4141740377) )]::familiar_ty[], ARRAY[ ROW('67722140','Australia'),row('94084559','Zimbabue') ]::identificacion_ty[], ARRAY[ ROW('Psicología','null','null'), ROW('Comunicación','Máster','Comunicación Intercultural') ]::nivel_educativo_ty[],null,'36'),</text:p>
          </table:table-cell>
          <table:table-cell table:number-columns-repeated="963"/>
        </table:table-row>
        <table:table-row table:style-name="ro2">
          <table:table-cell table:style-name="ce14" table:formula="of:=[.D104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4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53" office:value-type="string" calcext:value-type="string">
            <text:p>1999-09-21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607786" calcext:value-type="float">
            <text:p>3607786</text:p>
          </table:table-cell>
          <table:table-cell table:formula="of:=RANDBETWEEN(10000000;99999999)" office:value-type="float" office:value="98870406" calcext:value-type="float">
            <text:p>9887040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756870" calcext:value-type="float">
            <text:p>2756870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079396" calcext:value-type="float">
            <text:p>3079396</text:p>
          </table:table-cell>
          <table:table-cell table:style-name="ce62" table:formula="of:=RANDBETWEEN(10000000;100000000)" office:value-type="float" office:value="75481560" calcext:value-type="float">
            <text:p>75481560</text:p>
          </table:table-cell>
          <table:table-cell table:formula="of:=[.F104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4]" office:value-type="float" office:value="36" calcext:value-type="float">
            <text:p>36</text:p>
          </table:table-cell>
          <table:table-cell/>
          <table:table-cell table:style-name="ce71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office:value-type="string" office:string-value="('Faustino',null,'Camarillo','Carreno','1999-09-21',164,74,'azul oscuro','20/20','top_secret','personal_inteligencia_data/foto.png','personal_inteligencia_data/huella_digital.png','personal_inteligencia_data/huella_retina.png',ROW(58,4123607786) ,ROW('98870406','Irlanda'),ARRAY['inglés','árabe','portugués','francés','null','null']::varchar(50)[], ARRAY[ ROW('Ignacio',null,'Gallardo','Corrales','1947-09-12','tío',ROW(58,4242756870) ), ROW('Foster','Hercules','Palma','Palomino','1947-09-12','abuelo',ROW(58,4243079396) )]::familiar_ty[], ARRAY[ ROW('75481560','Australia'),row('null','null') ]::identificacion_ty[], ARRAY[ ROW('Enfermería','null','null'), ROW('Ingeniería Industrial','null','null') ]::nivel_educativo_ty[],null,'36')," calcext:value-type="string">
            <text:p>('Faustino',null,'Camarillo','Carreno','1999-09-21',164,74,'azul oscuro','20/20','top_secret','personal_inteligencia_data/foto.png','personal_inteligencia_data/huella_digital.png','personal_inteligencia_data/huella_retina.png',ROW(58,4123607786) ,ROW('98870406','Irlanda'),ARRAY['inglés','árabe','portugués','francés','null','null']::varchar(50)[], ARRAY[ ROW('Ignacio',null,'Gallardo','Corrales','1947-09-12','tío',ROW(58,4242756870) ), ROW('Foster','Hercules','Palma','Palomino','1947-09-12','abuelo',ROW(58,4243079396) )]::familiar_ty[], ARRAY[ ROW('75481560','Australia'),row('null','null') ]::identificacion_ty[], ARRAY[ ROW('Enfermería','null','null'), ROW('Ingeniería Industrial','null','null') ]::nivel_educativo_ty[],null,'36'),</text:p>
          </table:table-cell>
          <table:table-cell table:number-columns-repeated="963"/>
        </table:table-row>
        <table:table-row table:style-name="ro2">
          <table:table-cell table:style-name="ce14" table:formula="of:=[.D105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5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47"/>
          <table:table-cell table:style-name="ce51" office:value-type="string" calcext:value-type="string">
            <text:p>'Marcelo'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Parada'</text:p>
          </table:table-cell>
          <table:table-cell table:style-name="ce51" office:value-type="string" calcext:value-type="string">
            <text:p>'Alcantar'</text:p>
          </table:table-cell>
          <table:table-cell table:style-name="ce54" office:value-type="string" calcext:value-type="string">
            <text:p>1984-12-24</text:p>
          </table:table-cell>
          <table:table-cell table:style-name="ce56" table:formula="of:=ROUND(RAND()*40+150 )" office:value-type="float" office:value="177" calcext:value-type="float">
            <text:p>177</text:p>
          </table:table-cell>
          <table:table-cell table:style-name="ce56" table:formula="of:=ROUND(RAND()*30+65 )" office:value-type="float" office:value="78" calcext:value-type="float">
            <text:p>78</text:p>
          </table:table-cell>
          <table:table-cell table:style-name="ce51" office:value-type="string" calcext:value-type="string">
            <text:p>azul oscuro</text:p>
          </table:table-cell>
          <table:table-cell table:style-name="ce59" office:value-type="string" calcext:value-type="string">
            <text:p>20/100</text:p>
          </table:table-cell>
          <table:table-cell table:style-name="ce51" office:value-type="string" calcext:value-type="string">
            <text:p>no_clasificado</text:p>
          </table:table-cell>
          <table:table-cell table:style-name="ce51" office:value-type="string" calcext:value-type="string">
            <text:p>'personal_inteligencia_data/foto.png'</text:p>
          </table:table-cell>
          <table:table-cell table:style-name="ce51" office:value-type="string" calcext:value-type="string">
            <text:p>'personal_inteligencia_data/huella_digital.png'</text:p>
          </table:table-cell>
          <table:table-cell table:style-name="ce51" office:value-type="string" calcext:value-type="string">
            <text:p>'personal_inteligencia_data/huella_retina.png'</text:p>
          </table:table-cell>
          <table:table-cell table:style-name="ce61" office:value-type="float" office:value="287" calcext:value-type="float">
            <text:p>287</text:p>
          </table:table-cell>
          <table:table-cell table:style-name="ce64" table:formula="of:=RANDBETWEEN(1000000;9999999)" office:value-type="float" office:value="9100440" calcext:value-type="float">
            <text:p>9100440</text:p>
          </table:table-cell>
          <table:table-cell table:style-name="ce64" table:formula="of:=RANDBETWEEN(10000000;99999999)" office:value-type="float" office:value="23145189" calcext:value-type="float">
            <text:p>23145189</text:p>
          </table:table-cell>
          <table:table-cell table:style-name="ce51" office:value-type="string" calcext:value-type="string">
            <text:p>Taiwán</text:p>
          </table:table-cell>
          <table:table-cell table:style-name="ce51" office:value-type="string" calcext:value-type="string">
            <text:p>español</text:p>
          </table:table-cell>
          <table:table-cell table:style-name="ce51" office:value-type="string" calcext:value-type="string">
            <text:p>inglés</text:p>
          </table:table-cell>
          <table:table-cell table:style-name="ce51" office:value-type="string" calcext:value-type="string">
            <text:p>hindi</text:p>
          </table:table-cell>
          <table:table-cell table:style-name="ce51" office:value-type="string" calcext:value-type="string">
            <text:p>ruso</text:p>
          </table:table-cell>
          <table:table-cell table:style-name="ce61" office:value-type="string" calcext:value-type="string">
            <text:p>mandarín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Irma'</text:p>
          </table:table-cell>
          <table:table-cell table:style-name="ce51" office:value-type="string" calcext:value-type="string">
            <text:p>'Natividad'</text:p>
          </table:table-cell>
          <table:table-cell table:style-name="ce51" office:value-type="string" calcext:value-type="string">
            <text:p>'Cordova'</text:p>
          </table:table-cell>
          <table:table-cell table:style-name="ce51" office:value-type="string" calcext:value-type="string">
            <text:p>'Torrez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prim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6304674" calcext:value-type="float">
            <text:p>6304674</text:p>
          </table:table-cell>
          <table:table-cell table:style-name="ce51" office:value-type="string" calcext:value-type="string">
            <text:p>'Samuel'</text:p>
          </table:table-cell>
          <table:table-cell table:style-name="ce51" office:value-type="string" calcext:value-type="string">
            <text:p>'Tulio'</text:p>
          </table:table-cell>
          <table:table-cell table:style-name="ce51" office:value-type="string" calcext:value-type="string">
            <text:p>'Rolon'</text:p>
          </table:table-cell>
          <table:table-cell table:style-name="ce51" office:value-type="string" calcext:value-type="string">
            <text:p>'Henderson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abuel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9795198" calcext:value-type="float">
            <text:p>9795198</text:p>
          </table:table-cell>
          <table:table-cell table:style-name="ce64" table:formula="of:=RANDBETWEEN(10000000;100000000)" office:value-type="float" office:value="73519878" calcext:value-type="float">
            <text:p>73519878</text:p>
          </table:table-cell>
          <table:table-cell table:formula="of:=[.F105]" office:value-type="string" office:string-value="Australia" calcext:value-type="string">
            <text:p>Australi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style-name="ce61" office:value-type="string" calcext:value-type="string">
            <text:p>Psicologí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number-columns-repeated="3" table:style-name="ce68" office:value-type="string" calcext:value-type="string">
            <text:p>null</text:p>
          </table:table-cell>
          <table:table-cell table:style-name="ce47" table:formula="of:=[.D105]" office:value-type="float" office:value="36" calcext:value-type="float">
            <text:p>36</text:p>
          </table:table-cell>
          <table:table-cell table:style-name="ce47"/>
          <table:table-cell table:style-name="ce72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office:value-type="string" office:string-value="('Marcelo',null,'Parada','Alcantar','1984-12-24',177,78,'azul oscuro','20/100','no_clasificado','personal_inteligencia_data/foto.png','personal_inteligencia_data/huella_digital.png','personal_inteligencia_data/huella_retina.png',ROW(58,2879100440) ,ROW('23145189','Taiwán'),ARRAY['español','inglés','hindi','ruso','mandarín','null']::varchar(50)[], ARRAY[ ROW('Irma','Natividad','Cordova','Torrez','1971-01-05','primo',ROW(58,4126304674) ), ROW('Samuel','Tulio','Rolon','Henderson','1971-01-05','abuelo',ROW(58,4129795198) )]::familiar_ty[], ARRAY[ ROW('73519878','Australia'),row('null','null') ]::identificacion_ty[], ARRAY[ ROW('Psicología','null','null'), ROW('null','null','null') ]::nivel_educativo_ty[],null,'36')," calcext:value-type="string">
            <text:p>('Marcelo',null,'Parada','Alcantar','1984-12-24',177,78,'azul oscuro','20/100','no_clasificado','personal_inteligencia_data/foto.png','personal_inteligencia_data/huella_digital.png','personal_inteligencia_data/huella_retina.png',ROW(58,2879100440) ,ROW('23145189','Taiwán'),ARRAY['español','inglés','hindi','ruso','mandarín','null']::varchar(50)[], ARRAY[ ROW('Irma','Natividad','Cordova','Torrez','1971-01-05','primo',ROW(58,4126304674) ), ROW('Samuel','Tulio','Rolon','Henderson','1971-01-05','abuelo',ROW(58,4129795198) )]::familiar_ty[], ARRAY[ ROW('73519878','Australia'),row('null','null') ]::identificacion_ty[], ARRAY[ ROW('Psicología','null','null'), ROW('null','null','null') ]::nivel_educativo_ty[],null,'36'),</text:p>
          </table:table-cell>
          <table:table-cell table:style-name="ce47" table:number-columns-repeated="961"/>
          <table:table-cell table:number-columns-repeated="2"/>
        </table:table-row>
        <table:table-row table:style-name="ro2">
          <table:table-cell table:number-columns-repeated="3"/>
          <table:table-cell table:style-name="ce14"/>
          <table:table-cell table:style-name="ce28"/>
          <table:table-cell table:style-name="ce31"/>
          <table:table-cell table:style-name="ce45"/>
          <table:table-cell table:style-name="ce48"/>
          <table:table-cell/>
          <table:table-cell table:style-name="ce52" table:number-columns-repeated="14"/>
          <table:table-cell table:style-name="ce65" table:number-columns-repeated="2"/>
          <table:table-cell table:style-name="ce52" table:number-columns-repeated="5"/>
          <table:table-cell table:style-name="ce66" table:number-columns-repeated="2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69" table:number-columns-repeated="3"/>
          <table:table-cell table:style-name="ce48" table:number-columns-repeated="2"/>
          <table:table-cell table:style-name="ce73"/>
          <table:table-cell table:style-name="ce48" table:number-columns-repeated="956"/>
          <table:table-cell table:number-columns-repeated="7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30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 table:number-rows-repeated="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 table:number-rows-repeated="2">
          <table:table-cell table:number-columns-repeated="30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 table:number-rows-repeated="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 table:number-rows-repeated="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 table:number-rows-repeated="4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9"/>
          <table:table-cell table:style-name="ce71"/>
          <table:table-cell table:number-columns-repeated="963"/>
        </table:table-row>
        <table:table-row table:style-name="ro2">
          <table:table-cell table:number-columns-repeated="36"/>
          <table:table-cell table:style-name="ce53"/>
          <table:table-cell table:number-columns-repeated="7"/>
          <table:table-cell table:style-name="ce53"/>
          <table:table-cell table:number-columns-repeated="15"/>
          <table:table-cell table:style-name="ce71"/>
          <table:table-cell table:number-columns-repeated="963"/>
        </table:table-row>
        <table:table-row table:style-name="ro2" table:number-rows-repeated="95">
          <table:table-cell table:number-columns-repeated="60"/>
          <table:table-cell table:style-name="ce71"/>
          <table:table-cell table:number-columns-repeated="963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entas" table:style-name="ta3">
        <table:table-column table:style-name="co1" table:default-cell-style-name="Default"/>
        <table:table-column table:style-name="co42" table:default-cell-style-name="ce49"/>
        <table:table-column table:style-name="co1" table:default-cell-style-name="Default"/>
        <table:table-column table:style-name="co43" table:default-cell-style-name="ce49"/>
        <table:table-column table:style-name="co1" table:default-cell-style-name="Default"/>
        <table:table-column table:style-name="co44" table:number-columns-repeated="2" table:default-cell-style-name="ce49"/>
        <table:table-column table:style-name="co6" table:default-cell-style-name="ce49"/>
        <table:table-column table:style-name="co1" table:number-columns-repeated="2" table:default-cell-style-name="Default"/>
        <table:table-column table:style-name="co45" table:default-cell-style-name="ce49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49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Dublin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Cork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Galway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Amsterdam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Roterdam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Haarlam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uk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Qaqortoq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Sisimiut 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Buenos Aires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Ciudad de Cordoba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Rosario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Tainan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49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49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49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49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49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Entebbe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49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49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Bulawayo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Chitungwiza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Sidney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Perth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Gold Coast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1016"/>
        </table:table-row>
        <table:table-row table:style-name="ro3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1020"/>
        </table:table-row>
        <table:table-row table:style-name="ro3" table:number-rows-repeated="7">
          <table:table-cell table:style-name="ce16"/>
          <table:table-cell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6">
          <table:table-cell table:style-name="ce17"/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1">
          <table:table-cell table:style-name="ce17"/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1">
          <table:table-cell table:style-name="ce17"/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1">
          <table:table-cell table:style-name="ce17"/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1">
          <table:table-cell table:style-name="ce1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ASES" table:style-name="ta4">
        <office:forms form:automatic-focus="false" form:apply-design-mode="false"/>
        <table:table-column table:style-name="co46" table:default-cell-style-name="ce25"/>
        <table:table-column table:style-name="co47" table:default-cell-style-name="ce30"/>
        <table:table-column table:style-name="co48" table:default-cell-style-name="ce39"/>
        <table:table-column table:style-name="co49" table:default-cell-style-name="Default"/>
        <table:table-column table:style-name="co14" table:default-cell-style-name="Default"/>
        <table:table-column table:style-name="co50" table:default-cell-style-name="ce49"/>
        <table:table-column table:style-name="co51" table:default-cell-style-name="ce49"/>
        <table:table-column table:style-name="co52" table:number-columns-repeated="2" table:default-cell-style-name="ce49"/>
        <table:table-column table:style-name="co53" table:default-cell-style-name="ce49"/>
        <table:table-column table:style-name="co54" table:default-cell-style-name="ce49"/>
        <table:table-column table:style-name="co47" table:default-cell-style-name="ce49"/>
        <table:table-column table:style-name="co53" table:default-cell-style-name="Default"/>
        <table:table-column table:style-name="co55" table:default-cell-style-name="ce49"/>
        <table:table-column table:style-name="co56" table:default-cell-style-name="Default"/>
        <table:table-column table:style-name="co19" table:default-cell-style-name="ce104"/>
        <table:table-column table:style-name="co57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14" table:number-columns-repeated="999" table:default-cell-style-name="Default"/>
        <table:table-row table:style-name="ro4">
          <table:table-cell/>
          <table:table-cell table:style-name="ce25"/>
          <table:table-cell table:number-columns-repeated="1022"/>
        </table:table-row>
        <table:table-row table:style-name="ro4">
          <table:table-cell/>
          <table:table-cell table:style-name="ce25"/>
          <table:table-cell table:number-columns-repeated="12"/>
          <table:table-cell office:value-type="string" calcext:value-type="string">
            <text:p>UPDATE personal_inteligencia SET aliases = array_append(aliases, </text:p>
          </table:table-cell>
          <table:table-cell table:style-name="ce105" office:value-type="string" calcext:value-type="string">
            <text:p><text:s/>WHERE id = 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id</text:p>
          </table:table-cell>
          <table:table-cell table:style-name="ce41"/>
          <table:table-cell/>
          <table:table-cell table:style-name="ce74" office:value-type="string" calcext:value-type="string">
            <text:p>aliases</text:p>
          </table:table-cell>
          <table:table-cell/>
          <table:table-cell table:number-columns-repeated="2" table:style-name="Default" office:value-type="string" calcext:value-type="string">
            <text:p><text:s/></text:p>
          </table:table-cell>
          <table:table-cell table:style-name="Default"/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08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15576506" calcext:value-type="float">
            <text:p>1557650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Tucson, AZ 85718</text:p>
          </table:table-cell>
          <table:table-cell table:style-name="ce106" office:value-type="string" calcext:value-type="string">
            <text:p>2035-12-08</text:p>
          </table:table-cell>
          <table:table-cell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office:value-type="string" office:string-value="UPDATE personal_inteligencia SET aliases = array_append(aliases,  ROW( 'Bertrudis','Viviana','Sanchez','Serna','personal_inteligencia_data/foto.png','1993-09-21','Argentina',15576506,'marrón oscuro','Tucson, AZ 85718','2035-12-08' )::alias_ty)" calcext:value-type="string">
            <text:p>UPDATE personal_inteligencia SET aliases = array_append(aliases, <text:s/>ROW( 'Bertrudis','Viviana','Sanchez','Serna','personal_inteligencia_data/foto.png','1993-09-21','Argentina',15576506,'marrón oscuro','Tucson, AZ 85718','2035-12-08' )::alias_ty)</text:p>
          </table:table-cell>
          <table:table-cell table:formula="of:=CONCATENATE([.$P$2];[.C4];&quot;;&quot;)" office:value-type="string" office:string-value=" WHERE id = 1;" calcext:value-type="string">
            <text:p><text:s/>WHERE id = 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8229541" calcext:value-type="float">
            <text:p>98229541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Kennesaw, GA 30144</text:p>
          </table:table-cell>
          <table:table-cell table:style-name="ce106" office:value-type="string" calcext:value-type="string">
            <text:p>2036-04-24</text:p>
          </table:table-cell>
          <table:table-cell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office:value-type="string" office:string-value="UPDATE personal_inteligencia SET aliases = array_append(aliases,  ROW( 'Bienvenido','Vivaldo','Salmeron','Sarmiento','personal_inteligencia_data/foto.png','2002-05-06','Taiwán',98229541,'azul oscuro','Kennesaw, GA 30144','2036-04-24' )::alias_ty)" calcext:value-type="string">
            <text:p>UPDATE personal_inteligencia SET aliases = array_append(aliases, <text:s/>ROW( 'Bienvenido','Vivaldo','Salmeron','Sarmiento','personal_inteligencia_data/foto.png','2002-05-06','Taiwán',98229541,'azul oscuro','Kennesaw, GA 30144','2036-04-24' )::alias_ty)</text:p>
          </table:table-cell>
          <table:table-cell table:formula="of:=CONCATENATE([.$P$2];[.C5];&quot;;&quot;)" office:value-type="string" office:string-value=" WHERE id = 3;" calcext:value-type="string">
            <text:p><text:s/>WHERE id = 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62206320" calcext:value-type="float">
            <text:p>62206320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3 Sunbeam Drive </text:p>
          </table:table-cell>
          <table:table-cell table:style-name="ce106" office:value-type="string" calcext:value-type="string">
            <text:p>2035-09-16</text:p>
          </table:table-cell>
          <table:table-cell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office:value-type="string" office:string-value="UPDATE personal_inteligencia SET aliases = array_append(aliases,  ROW( 'Adrian','Vitalicio','Ward','Zambrano','personal_inteligencia_data/foto.png','1982-05-28','Argentina',62206320,'azul oscuro','93 Sunbeam Drive ','2035-09-16' )::alias_ty)" calcext:value-type="string">
            <text:p>UPDATE personal_inteligencia SET aliases = array_append(aliases, <text:s/>ROW( 'Adrian','Vitalicio','Ward','Zambrano','personal_inteligencia_data/foto.png','1982-05-28','Argentina',62206320,'azul oscuro','93 Sunbeam Drive ','2035-09-16' )::alias_ty)</text:p>
          </table:table-cell>
          <table:table-cell table:formula="of:=CONCATENATE([.$P$2];[.C6];&quot;;&quot;)" office:value-type="string" office:string-value=" WHERE id = 5;" calcext:value-type="string">
            <text:p><text:s/>WHERE id = 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9392459" calcext:value-type="float">
            <text:p>39392459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Nashville, TN 37205</text:p>
          </table:table-cell>
          <table:table-cell table:style-name="ce106" office:value-type="string" calcext:value-type="string">
            <text:p>2036-07-05</text:p>
          </table:table-cell>
          <table:table-cell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office:value-type="string" office:string-value="UPDATE personal_inteligencia SET aliases = array_append(aliases,  ROW( 'Anastasia','Victor','Toro','Valentin','personal_inteligencia_data/foto.png','2000-09-18','Malasia',39392459,'verde oscuro','Nashville, TN 37205','2036-07-05' )::alias_ty)" calcext:value-type="string">
            <text:p>UPDATE personal_inteligencia SET aliases = array_append(aliases, <text:s/>ROW( 'Anastasia','Victor','Toro','Valentin','personal_inteligencia_data/foto.png','2000-09-18','Malasia',39392459,'verde oscuro','Nashville, TN 37205','2036-07-05' )::alias_ty)</text:p>
          </table:table-cell>
          <table:table-cell table:formula="of:=CONCATENATE([.$P$2];[.C7];&quot;;&quot;)" office:value-type="string" office:string-value=" WHERE id = 7;" calcext:value-type="string">
            <text:p><text:s/>WHERE id = 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86222329" calcext:value-type="float">
            <text:p>86222329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Germantown, MD 20874</text:p>
          </table:table-cell>
          <table:table-cell table:style-name="ce106" office:value-type="string" calcext:value-type="string">
            <text:p>2036-08-08</text:p>
          </table:table-cell>
          <table:table-cell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office:value-type="string" office:string-value="UPDATE personal_inteligencia SET aliases = array_append(aliases,  ROW( 'Brandon','Vicente','Salguero','Santiago','personal_inteligencia_data/foto.png','2007-01-29','Malasia',86222329,'marrón claro','Germantown, MD 20874','2036-08-08' )::alias_ty)" calcext:value-type="string">
            <text:p>UPDATE personal_inteligencia SET aliases = array_append(aliases, <text:s/>ROW( 'Brandon','Vicente','Salguero','Santiago','personal_inteligencia_data/foto.png','2007-01-29','Malasia',86222329,'marrón claro','Germantown, MD 20874','2036-08-08' )::alias_ty)</text:p>
          </table:table-cell>
          <table:table-cell table:formula="of:=CONCATENATE([.$P$2];[.C8];&quot;;&quot;)" office:value-type="string" office:string-value=" WHERE id = 9;" calcext:value-type="string">
            <text:p><text:s/>WHERE id = 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Vicente'</text:p>
          </table:table-cell>
          <table:table-cell table:number-columns-repeated="2"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63593435" calcext:value-type="float">
            <text:p>63593435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586 Bear Hill Court </text:p>
          </table:table-cell>
          <table:table-cell table:style-name="ce106" office:value-type="string" calcext:value-type="string">
            <text:p>2034-10-01</text:p>
          </table:table-cell>
          <table:table-cell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office:value-type="string" office:string-value="UPDATE personal_inteligencia SET aliases = array_append(aliases,  ROW( 'Adolfo','Vicente','Zaragoza','Zaragoza','personal_inteligencia_data/foto.png','1973-02-07','Holanda',63593435,'azul claro','586 Bear Hill Court ','2034-10-01' )::alias_ty)" calcext:value-type="string">
            <text:p>UPDATE personal_inteligencia SET aliases = array_append(aliases, <text:s/>ROW( 'Adolfo','Vicente','Zaragoza','Zaragoza','personal_inteligencia_data/foto.png','1973-02-07','Holanda',63593435,'azul claro','586 Bear Hill Court ','2034-10-01' )::alias_ty)</text:p>
          </table:table-cell>
          <table:table-cell table:formula="of:=CONCATENATE([.$P$2];[.C9];&quot;;&quot;)" office:value-type="string" office:string-value=" WHERE id = 11;" calcext:value-type="string">
            <text:p><text:s/>WHERE id = 1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55180649" calcext:value-type="float">
            <text:p>55180649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Stroudsburg, PA 18360</text:p>
          </table:table-cell>
          <table:table-cell table:style-name="ce106" office:value-type="string" calcext:value-type="string">
            <text:p>2036-07-24</text:p>
          </table:table-cell>
          <table:table-cell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office:value-type="string" office:string-value="UPDATE personal_inteligencia SET aliases = array_append(aliases,  ROW( 'Alba','Veronica','Vidal','Villa','personal_inteligencia_data/foto.png','2006-08-18','Zimbabue',55180649,'verde claro','Stroudsburg, PA 18360','2036-07-24' )::alias_ty)" calcext:value-type="string">
            <text:p>UPDATE personal_inteligencia SET aliases = array_append(aliases, <text:s/>ROW( 'Alba','Veronica','Vidal','Villa','personal_inteligencia_data/foto.png','2006-08-18','Zimbabue',55180649,'verde claro','Stroudsburg, PA 18360','2036-07-24' )::alias_ty)</text:p>
          </table:table-cell>
          <table:table-cell table:formula="of:=CONCATENATE([.$P$2];[.C10];&quot;;&quot;)" office:value-type="string" office:string-value=" WHERE id = 13;" calcext:value-type="string">
            <text:p><text:s/>WHERE id = 1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m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1885362" calcext:value-type="float">
            <text:p>81885362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West Bloomfield, MI 48322</text:p>
          </table:table-cell>
          <table:table-cell table:style-name="ce106" office:value-type="string" calcext:value-type="string">
            <text:p>2034-10-30</text:p>
          </table:table-cell>
          <table:table-cell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office:value-type="string" office:string-value="UPDATE personal_inteligencia SET aliases = array_append(aliases,  ROW( 'Alma','Vanesa','Valles','Velazquez','personal_inteligencia_data/foto.png','1975-07-14','Holanda',81885362,'verde oscuro','West Bloomfield, MI 48322','2034-10-30' )::alias_ty)" calcext:value-type="string">
            <text:p>UPDATE personal_inteligencia SET aliases = array_append(aliases, <text:s/>ROW( 'Alma','Vanesa','Valles','Velazquez','personal_inteligencia_data/foto.png','1975-07-14','Holanda',81885362,'verde oscuro','West Bloomfield, MI 48322','2034-10-30' )::alias_ty)</text:p>
          </table:table-cell>
          <table:table-cell table:formula="of:=CONCATENATE([.$P$2];[.C11];&quot;;&quot;)" office:value-type="string" office:string-value=" WHERE id = 15;" calcext:value-type="string">
            <text:p><text:s/>WHERE id = 1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85081933" calcext:value-type="float">
            <text:p>85081933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Madison Heights, MI 48071</text:p>
          </table:table-cell>
          <table:table-cell table:style-name="ce106" office:value-type="string" calcext:value-type="string">
            <text:p>2036-11-05</text:p>
          </table:table-cell>
          <table:table-cell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office:value-type="string" office:string-value="UPDATE personal_inteligencia SET aliases = array_append(aliases,  ROW( 'Benedicto','Valentina','Serrano','Stewart','personal_inteligencia_data/foto.png','1965-06-03','Uganda',85081933,'azul claro','Madison Heights, MI 48071','2036-11-05' )::alias_ty)" calcext:value-type="string">
            <text:p>UPDATE personal_inteligencia SET aliases = array_append(aliases, <text:s/>ROW( 'Benedicto','Valentina','Serrano','Stewart','personal_inteligencia_data/foto.png','1965-06-03','Uganda',85081933,'azul claro','Madison Heights, MI 48071','2036-11-05' )::alias_ty)</text:p>
          </table:table-cell>
          <table:table-cell table:formula="of:=CONCATENATE([.$P$2];[.C12];&quot;;&quot;)" office:value-type="string" office:string-value=" WHERE id = 17;" calcext:value-type="string">
            <text:p><text:s/>WHERE id = 1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idan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65113248" calcext:value-type="float">
            <text:p>65113248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Richardson, TX 75080</text:p>
          </table:table-cell>
          <table:table-cell table:style-name="ce106" office:value-type="string" calcext:value-type="string">
            <text:p>2035-12-06</text:p>
          </table:table-cell>
          <table:table-cell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office:value-type="string" office:string-value="UPDATE personal_inteligencia SET aliases = array_append(aliases,  ROW( 'Aidana','Tulio','Villareal','Villatoro','personal_inteligencia_data/foto.png','1995-05-19','Malasia',65113248,'verde oscuro','Richardson, TX 75080','2035-12-06' )::alias_ty)" calcext:value-type="string">
            <text:p>UPDATE personal_inteligencia SET aliases = array_append(aliases, <text:s/>ROW( 'Aidana','Tulio','Villareal','Villatoro','personal_inteligencia_data/foto.png','1995-05-19','Malasia',65113248,'verde oscuro','Richardson, TX 75080','2035-12-06' )::alias_ty)</text:p>
          </table:table-cell>
          <table:table-cell table:formula="of:=CONCATENATE([.$P$2];[.C13];&quot;;&quot;)" office:value-type="string" office:string-value=" WHERE id = 19;" calcext:value-type="string">
            <text:p><text:s/>WHERE id = 1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42882567" calcext:value-type="float">
            <text:p>42882567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West Haven, CT 06516</text:p>
          </table:table-cell>
          <table:table-cell table:style-name="ce106" office:value-type="string" calcext:value-type="string">
            <text:p>2036-08-27</text:p>
          </table:table-cell>
          <table:table-cell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office:value-type="string" office:string-value="UPDATE personal_inteligencia SET aliases = array_append(aliases,  ROW( 'Andres','Tulio','Terrazas','Valdivia','personal_inteligencia_data/foto.png','2004-03-15','Uganda',42882567,'azul claro','West Haven, CT 06516','2036-08-27' )::alias_ty)" calcext:value-type="string">
            <text:p>UPDATE personal_inteligencia SET aliases = array_append(aliases, <text:s/>ROW( 'Andres','Tulio','Terrazas','Valdivia','personal_inteligencia_data/foto.png','2004-03-15','Uganda',42882567,'azul claro','West Haven, CT 06516','2036-08-27' )::alias_ty)</text:p>
          </table:table-cell>
          <table:table-cell table:formula="of:=CONCATENATE([.$P$2];[.C14];&quot;;&quot;)" office:value-type="string" office:string-value=" WHERE id = 21;" calcext:value-type="string">
            <text:p><text:s/>WHERE id = 2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elardo'</text:p>
          </table:table-cell>
          <table:table-cell office:value-type="string" calcext:value-type="string">
            <text:p>'Trinidad'</text:p>
          </table:table-cell>
          <table:table-cell table:number-columns-repeated="2" office:value-type="string" calcext:value-type="string">
            <text:p>'Zunig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80496964" calcext:value-type="float">
            <text:p>8049696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161 Court Street </text:p>
          </table:table-cell>
          <table:table-cell table:style-name="ce106" office:value-type="string" calcext:value-type="string">
            <text:p>2034-02-12</text:p>
          </table:table-cell>
          <table:table-cell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office:value-type="string" office:string-value="UPDATE personal_inteligencia SET aliases = array_append(aliases,  ROW( 'Abelardo','Trinidad','Zuniga','Zuniga','personal_inteligencia_data/foto.png','1964-12-31','Irlanda',80496964,'marrón oscuro','9161 Court Street ','2034-02-12' )::alias_ty)" calcext:value-type="string">
            <text:p>UPDATE personal_inteligencia SET aliases = array_append(aliases, <text:s/>ROW( 'Abelardo','Trinidad','Zuniga','Zuniga','personal_inteligencia_data/foto.png','1964-12-31','Irlanda',80496964,'marrón oscuro','9161 Court Street ','2034-02-12' )::alias_ty)</text:p>
          </table:table-cell>
          <table:table-cell table:formula="of:=CONCATENATE([.$P$2];[.C15];&quot;;&quot;)" office:value-type="string" office:string-value=" WHERE id = 23;" calcext:value-type="string">
            <text:p><text:s/>WHERE id = 2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74891438" calcext:value-type="float">
            <text:p>74891438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Bedford, OH 44146</text:p>
          </table:table-cell>
          <table:table-cell table:style-name="ce106" office:value-type="string" calcext:value-type="string">
            <text:p>2036-08-10</text:p>
          </table:table-cell>
          <table:table-cell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office:value-type="string" office:string-value="UPDATE personal_inteligencia SET aliases = array_append(aliases,  ROW( 'Bella','Tarsicio','Serrato','Sullivan','personal_inteligencia_data/foto.png','2011-02-15','Uganda',74891438,'verde oscuro','Bedford, OH 44146','2036-08-10' )::alias_ty)" calcext:value-type="string">
            <text:p>UPDATE personal_inteligencia SET aliases = array_append(aliases, <text:s/>ROW( 'Bella','Tarsicio','Serrato','Sullivan','personal_inteligencia_data/foto.png','2011-02-15','Uganda',74891438,'verde oscuro','Bedford, OH 44146','2036-08-10' )::alias_ty)</text:p>
          </table:table-cell>
          <table:table-cell table:formula="of:=CONCATENATE([.$P$2];[.C16];&quot;;&quot;)" office:value-type="string" office:string-value=" WHERE id = 25;" calcext:value-type="string">
            <text:p><text:s/>WHERE id = 2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6461183" calcext:value-type="float">
            <text:p>7646118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Elkridge, MD 21075</text:p>
          </table:table-cell>
          <table:table-cell table:style-name="ce106" office:value-type="string" calcext:value-type="string">
            <text:p>2035-07-20</text:p>
          </table:table-cell>
          <table:table-cell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office:value-type="string" office:string-value="UPDATE personal_inteligencia SET aliases = array_append(aliases,  ROW( 'Atenea','Tarsicio','Stevens','Teran','personal_inteligencia_data/foto.png','1985-08-22','Groenlandia',76461183,'marrón oscuro','Elkridge, MD 21075','2035-07-20' )::alias_ty)" calcext:value-type="string">
            <text:p>UPDATE personal_inteligencia SET aliases = array_append(aliases, <text:s/>ROW( 'Atenea','Tarsicio','Stevens','Teran','personal_inteligencia_data/foto.png','1985-08-22','Groenlandia',76461183,'marrón oscuro','Elkridge, MD 21075','2035-07-20' )::alias_ty)</text:p>
          </table:table-cell>
          <table:table-cell table:formula="of:=CONCATENATE([.$P$2];[.C17];&quot;;&quot;)" office:value-type="string" office:string-value=" WHERE id = 27;" calcext:value-type="string">
            <text:p><text:s/>WHERE id = 2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a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90795673" calcext:value-type="float">
            <text:p>90795673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Longview, TX 75604</text:p>
          </table:table-cell>
          <table:table-cell table:style-name="ce106" office:value-type="string" calcext:value-type="string">
            <text:p>2035-10-06</text:p>
          </table:table-cell>
          <table:table-cell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office:value-type="string" office:string-value="UPDATE personal_inteligencia SET aliases = array_append(aliases,  ROW( 'Berta','Soledad','Sandoval','Serrato','personal_inteligencia_data/foto.png','1990-12-04','Groenlandia',90795673,'azul claro','Longview, TX 75604','2035-10-06' )::alias_ty)" calcext:value-type="string">
            <text:p>UPDATE personal_inteligencia SET aliases = array_append(aliases, <text:s/>ROW( 'Berta','Soledad','Sandoval','Serrato','personal_inteligencia_data/foto.png','1990-12-04','Groenlandia',90795673,'azul claro','Longview, TX 75604','2035-10-06' )::alias_ty)</text:p>
          </table:table-cell>
          <table:table-cell table:formula="of:=CONCATENATE([.$P$2];[.C18];&quot;;&quot;)" office:value-type="string" office:string-value=" WHERE id = 29;" calcext:value-type="string">
            <text:p><text:s/>WHERE id = 2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3819469" calcext:value-type="float">
            <text:p>2381946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illedgeville, GA 31061</text:p>
          </table:table-cell>
          <table:table-cell table:style-name="ce106" office:value-type="string" calcext:value-type="string">
            <text:p>2036-06-06</text:p>
          </table:table-cell>
          <table:table-cell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office:value-type="string" office:string-value="UPDATE personal_inteligencia SET aliases = array_append(aliases,  ROW( 'Alana','Santiago','Vidal','Villalobos','personal_inteligencia_data/foto.png','2000-06-05','Uganda',23819469,'marrón oscuro','Milledgeville, GA 31061','2036-06-06' )::alias_ty)" calcext:value-type="string">
            <text:p>UPDATE personal_inteligencia SET aliases = array_append(aliases, <text:s/>ROW( 'Alana','Santiago','Vidal','Villalobos','personal_inteligencia_data/foto.png','2000-06-05','Uganda',23819469,'marrón oscuro','Milledgeville, GA 31061','2036-06-06' )::alias_ty)</text:p>
          </table:table-cell>
          <table:table-cell table:formula="of:=CONCATENATE([.$P$2];[.C19];&quot;;&quot;)" office:value-type="string" office:string-value=" WHERE id = 31;" calcext:value-type="string">
            <text:p><text:s/>WHERE id = 3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34485476" calcext:value-type="float">
            <text:p>34485476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Casselberry, FL 32707</text:p>
          </table:table-cell>
          <table:table-cell table:style-name="ce106" office:value-type="string" calcext:value-type="string">
            <text:p>2035-12-13</text:p>
          </table:table-cell>
          <table:table-cell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office:value-type="string" office:string-value="UPDATE personal_inteligencia SET aliases = array_append(aliases,  ROW( 'Aurelio','Saida','Soliz','Tejeda','personal_inteligencia_data/foto.png','1996-08-09','Taiwán',34485476,'azul oscuro','Casselberry, FL 32707','2035-12-13' )::alias_ty)" calcext:value-type="string">
            <text:p>UPDATE personal_inteligencia SET aliases = array_append(aliases, <text:s/>ROW( 'Aurelio','Saida','Soliz','Tejeda','personal_inteligencia_data/foto.png','1996-08-09','Taiwán',34485476,'azul oscuro','Casselberry, FL 32707','2035-12-13' )::alias_ty)</text:p>
          </table:table-cell>
          <table:table-cell table:formula="of:=CONCATENATE([.$P$2];[.C20];&quot;;&quot;)" office:value-type="string" office:string-value=" WHERE id = 33;" calcext:value-type="string">
            <text:p><text:s/>WHERE id = 3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enice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22286962" calcext:value-type="float">
            <text:p>2228696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Thibodaux, LA 70301</text:p>
          </table:table-cell>
          <table:table-cell table:style-name="ce106" office:value-type="string" calcext:value-type="string">
            <text:p>2035-04-24</text:p>
          </table:table-cell>
          <table:table-cell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office:value-type="string" office:string-value="UPDATE personal_inteligencia SET aliases = array_append(aliases,  ROW( 'Berenice','Rosaura','Santiago','Sifuentes','personal_inteligencia_data/foto.png','1982-09-23','Holanda',22286962,'marrón oscuro','Thibodaux, LA 70301','2035-04-24' )::alias_ty)" calcext:value-type="string">
            <text:p>UPDATE personal_inteligencia SET aliases = array_append(aliases, <text:s/>ROW( 'Berenice','Rosaura','Santiago','Sifuentes','personal_inteligencia_data/foto.png','1982-09-23','Holanda',22286962,'marrón oscuro','Thibodaux, LA 70301','2035-04-24' )::alias_ty)</text:p>
          </table:table-cell>
          <table:table-cell table:formula="of:=CONCATENATE([.$P$2];[.C21];&quot;;&quot;)" office:value-type="string" office:string-value=" WHERE id = 35;" calcext:value-type="string">
            <text:p><text:s/>WHERE id = 3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99997315" calcext:value-type="float">
            <text:p>99997315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Maplewood, NJ 07040</text:p>
          </table:table-cell>
          <table:table-cell table:style-name="ce106" office:value-type="string" calcext:value-type="string">
            <text:p>2036-01-21</text:p>
          </table:table-cell>
          <table:table-cell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office:value-type="string" office:string-value="UPDATE personal_inteligencia SET aliases = array_append(aliases,  ROW( 'Alan','Renato','Villa','Villarreal','personal_inteligencia_data/foto.png','1999-03-19','Uganda',99997315,'azul claro','Maplewood, NJ 07040','2036-01-21' )::alias_ty)" calcext:value-type="string">
            <text:p>UPDATE personal_inteligencia SET aliases = array_append(aliases, <text:s/>ROW( 'Alan','Renato','Villa','Villarreal','personal_inteligencia_data/foto.png','1999-03-19','Uganda',99997315,'azul claro','Maplewood, NJ 07040','2036-01-21' )::alias_ty)</text:p>
          </table:table-cell>
          <table:table-cell table:formula="of:=CONCATENATE([.$P$2];[.C22];&quot;;&quot;)" office:value-type="string" office:string-value=" WHERE id = 37;" calcext:value-type="string">
            <text:p><text:s/>WHERE id = 3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53943234" calcext:value-type="float">
            <text:p>53943234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Tupelo, MS 38801</text:p>
          </table:table-cell>
          <table:table-cell table:style-name="ce106" office:value-type="string" calcext:value-type="string">
            <text:p>2034-08-05</text:p>
          </table:table-cell>
          <table:table-cell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office:value-type="string" office:string-value="UPDATE personal_inteligencia SET aliases = array_append(aliases,  ROW( 'Benedicto','Ramona','Segura','Solorzano','personal_inteligencia_data/foto.png','1971-12-24','Australia',53943234,'verde claro','Tupelo, MS 38801','2034-08-05' )::alias_ty)" calcext:value-type="string">
            <text:p>UPDATE personal_inteligencia SET aliases = array_append(aliases, <text:s/>ROW( 'Benedicto','Ramona','Segura','Solorzano','personal_inteligencia_data/foto.png','1971-12-24','Australia',53943234,'verde claro','Tupelo, MS 38801','2034-08-05' )::alias_ty)</text:p>
          </table:table-cell>
          <table:table-cell table:formula="of:=CONCATENATE([.$P$2];[.C23];&quot;;&quot;)" office:value-type="string" office:string-value=" WHERE id = 39;" calcext:value-type="string">
            <text:p><text:s/>WHERE id = 3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3931360" calcext:value-type="float">
            <text:p>3393136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Glen Allen, VA 23059</text:p>
          </table:table-cell>
          <table:table-cell table:style-name="ce106" office:value-type="string" calcext:value-type="string">
            <text:p>2036-09-28</text:p>
          </table:table-cell>
          <table:table-cell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office:value-type="string" office:string-value="UPDATE personal_inteligencia SET aliases = array_append(aliases,  ROW( 'Breno','Pilar','Saldana','Santiago','personal_inteligencia_data/foto.png','2011-09-15','Malasia',33931360,'marrón oscuro','Glen Allen, VA 23059','2036-09-28' )::alias_ty)" calcext:value-type="string">
            <text:p>UPDATE personal_inteligencia SET aliases = array_append(aliases, <text:s/>ROW( 'Breno','Pilar','Saldana','Santiago','personal_inteligencia_data/foto.png','2011-09-15','Malasia',33931360,'marrón oscuro','Glen Allen, VA 23059','2036-09-28' )::alias_ty)</text:p>
          </table:table-cell>
          <table:table-cell table:formula="of:=CONCATENATE([.$P$2];[.C24];&quot;;&quot;)" office:value-type="string" office:string-value=" WHERE id = 41;" calcext:value-type="string">
            <text:p><text:s/>WHERE id = 4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18825028" calcext:value-type="float">
            <text:p>1882502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eadville, PA 16335</text:p>
          </table:table-cell>
          <table:table-cell table:style-name="ce106" office:value-type="string" calcext:value-type="string">
            <text:p>2036-04-09</text:p>
          </table:table-cell>
          <table:table-cell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office:value-type="string" office:string-value="UPDATE personal_inteligencia SET aliases = array_append(aliases,  ROW( 'Anastasia','Petronila','Torrez','Valerio','personal_inteligencia_data/foto.png','1999-02-16','Malasia',18825028,'marrón oscuro','Meadville, PA 16335','2036-04-09' )::alias_ty)" calcext:value-type="string">
            <text:p>UPDATE personal_inteligencia SET aliases = array_append(aliases, <text:s/>ROW( 'Anastasia','Petronila','Torrez','Valerio','personal_inteligencia_data/foto.png','1999-02-16','Malasia',18825028,'marrón oscuro','Meadville, PA 16335','2036-04-09' )::alias_ty)</text:p>
          </table:table-cell>
          <table:table-cell table:formula="of:=CONCATENATE([.$P$2];[.C25];&quot;;&quot;)" office:value-type="string" office:string-value=" WHERE id = 43;" calcext:value-type="string">
            <text:p><text:s/>WHERE id = 4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jandro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10693025" calcext:value-type="float">
            <text:p>10693025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Round Lake, IL 60073</text:p>
          </table:table-cell>
          <table:table-cell table:style-name="ce106" office:value-type="string" calcext:value-type="string">
            <text:p>2036-12-11</text:p>
          </table:table-cell>
          <table:table-cell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office:value-type="string" office:string-value="UPDATE personal_inteligencia SET aliases = array_append(aliases,  ROW( 'Alejandro','Paulo','Verdugo','Vicente','personal_inteligencia_data/foto.png','2011-08-18','Australia',10693025,'azul oscuro','Round Lake, IL 60073','2036-12-11' )::alias_ty)" calcext:value-type="string">
            <text:p>UPDATE personal_inteligencia SET aliases = array_append(aliases, <text:s/>ROW( 'Alejandro','Paulo','Verdugo','Vicente','personal_inteligencia_data/foto.png','2011-08-18','Australia',10693025,'azul oscuro','Round Lake, IL 60073','2036-12-11' )::alias_ty)</text:p>
          </table:table-cell>
          <table:table-cell table:formula="of:=CONCATENATE([.$P$2];[.C26];&quot;;&quot;)" office:value-type="string" office:string-value=" WHERE id = 45;" calcext:value-type="string">
            <text:p><text:s/>WHERE id = 4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62646502" calcext:value-type="float">
            <text:p>6264650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Shakopee, MN 55379</text:p>
          </table:table-cell>
          <table:table-cell table:style-name="ce106" office:value-type="string" calcext:value-type="string">
            <text:p>2034-06-20</text:p>
          </table:table-cell>
          <table:table-cell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office:value-type="string" office:string-value="UPDATE personal_inteligencia SET aliases = array_append(aliases,  ROW( 'Alfredo','Orosio','Vargas','Vera','personal_inteligencia_data/foto.png','1973-12-12','Irlanda',62646502,'marrón oscuro','Shakopee, MN 55379','2034-06-20' )::alias_ty)" calcext:value-type="string">
            <text:p>UPDATE personal_inteligencia SET aliases = array_append(aliases, <text:s/>ROW( 'Alfredo','Orosio','Vargas','Vera','personal_inteligencia_data/foto.png','1973-12-12','Irlanda',62646502,'marrón oscuro','Shakopee, MN 55379','2034-06-20' )::alias_ty)</text:p>
          </table:table-cell>
          <table:table-cell table:formula="of:=CONCATENATE([.$P$2];[.C27];&quot;;&quot;)" office:value-type="string" office:string-value=" WHERE id = 47;" calcext:value-type="string">
            <text:p><text:s/>WHERE id = 4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78011654" calcext:value-type="float">
            <text:p>7801165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East Brunswick, NJ 08816</text:p>
          </table:table-cell>
          <table:table-cell table:style-name="ce106" office:value-type="string" calcext:value-type="string">
            <text:p>2036-11-07</text:p>
          </table:table-cell>
          <table:table-cell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office:value-type="string" office:string-value="UPDATE personal_inteligencia SET aliases = array_append(aliases,  ROW( 'Angel','Orosio','Tello','Valadez','personal_inteligencia_data/foto.png','2005-05-04','Zimbabue',78011654,'marrón oscuro','East Brunswick, NJ 08816','2036-11-07' )::alias_ty)" calcext:value-type="string">
            <text:p>UPDATE personal_inteligencia SET aliases = array_append(aliases, <text:s/>ROW( 'Angel','Orosio','Tello','Valadez','personal_inteligencia_data/foto.png','2005-05-04','Zimbabue',78011654,'marrón oscuro','East Brunswick, NJ 08816','2036-11-07' )::alias_ty)</text:p>
          </table:table-cell>
          <table:table-cell table:formula="of:=CONCATENATE([.$P$2];[.C28];&quot;;&quot;)" office:value-type="string" office:string-value=" WHERE id = 49;" calcext:value-type="string">
            <text:p><text:s/>WHERE id = 4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8953082" calcext:value-type="float">
            <text:p>3895308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iami Gardens, FL 33056</text:p>
          </table:table-cell>
          <table:table-cell table:style-name="ce106" office:value-type="string" calcext:value-type="string">
            <text:p>2036-04-22</text:p>
          </table:table-cell>
          <table:table-cell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office:value-type="string" office:string-value="UPDATE personal_inteligencia SET aliases = array_append(aliases,  ROW( 'Ayala','Ophelia','Solis','Tamez','personal_inteligencia_data/foto.png','2007-03-05','Malasia',38953082,'marrón oscuro','Miami Gardens, FL 33056','2036-04-22' )::alias_ty)" calcext:value-type="string">
            <text:p>UPDATE personal_inteligencia SET aliases = array_append(aliases, <text:s/>ROW( 'Ayala','Ophelia','Solis','Tamez','personal_inteligencia_data/foto.png','2007-03-05','Malasia',38953082,'marrón oscuro','Miami Gardens, FL 33056','2036-04-22' )::alias_ty)</text:p>
          </table:table-cell>
          <table:table-cell table:formula="of:=CONCATENATE([.$P$2];[.C29];&quot;;&quot;)" office:value-type="string" office:string-value=" WHERE id = 51;" calcext:value-type="string">
            <text:p><text:s/>WHERE id = 5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75540749" calcext:value-type="float">
            <text:p>75540749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Orchard Park, NY 14127</text:p>
          </table:table-cell>
          <table:table-cell table:style-name="ce106" office:value-type="string" calcext:value-type="string">
            <text:p>2034-02-12</text:p>
          </table:table-cell>
          <table:table-cell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office:value-type="string" office:string-value="UPDATE personal_inteligencia SET aliases = array_append(aliases,  ROW( 'Antonio','Nathaly','Tavarez','Urena','personal_inteligencia_data/foto.png','1968-01-12','Australia',75540749,'azul oscuro','Orchard Park, NY 14127','2034-02-12' )::alias_ty)" calcext:value-type="string">
            <text:p>UPDATE personal_inteligencia SET aliases = array_append(aliases, <text:s/>ROW( 'Antonio','Nathaly','Tavarez','Urena','personal_inteligencia_data/foto.png','1968-01-12','Australia',75540749,'azul oscuro','Orchard Park, NY 14127','2034-02-12' )::alias_ty)</text:p>
          </table:table-cell>
          <table:table-cell table:formula="of:=CONCATENATE([.$P$2];[.C30];&quot;;&quot;)" office:value-type="string" office:string-value=" WHERE id = 53;" calcext:value-type="string">
            <text:p><text:s/>WHERE id = 5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18186723" calcext:value-type="float">
            <text:p>18186723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Lorton, VA 22079</text:p>
          </table:table-cell>
          <table:table-cell table:style-name="ce106" office:value-type="string" calcext:value-type="string">
            <text:p>2035-02-23</text:p>
          </table:table-cell>
          <table:table-cell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office:value-type="string" office:string-value="UPDATE personal_inteligencia SET aliases = array_append(aliases,  ROW( 'Arturo','Myriam','Sullivan','Tolentino','personal_inteligencia_data/foto.png','1975-07-31','Holanda',18186723,'verde oscuro','Lorton, VA 22079','2035-02-23' )::alias_ty)" calcext:value-type="string">
            <text:p>UPDATE personal_inteligencia SET aliases = array_append(aliases, <text:s/>ROW( 'Arturo','Myriam','Sullivan','Tolentino','personal_inteligencia_data/foto.png','1975-07-31','Holanda',18186723,'verde oscuro','Lorton, VA 22079','2035-02-23' )::alias_ty)</text:p>
          </table:table-cell>
          <table:table-cell table:formula="of:=CONCATENATE([.$P$2];[.C31];&quot;;&quot;)" office:value-type="string" office:string-value=" WHERE id = 55;" calcext:value-type="string">
            <text:p><text:s/>WHERE id = 55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3110611" calcext:value-type="float">
            <text:p>53110611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Woodbridge, VA 22191</text:p>
          </table:table-cell>
          <table:table-cell table:style-name="ce106" office:value-type="string" calcext:value-type="string">
            <text:p>2036-03-20</text:p>
          </table:table-cell>
          <table:table-cell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office:value-type="string" office:string-value="UPDATE personal_inteligencia SET aliases = array_append(aliases,  ROW( 'Ana','Michael','Ulloa','Valle','personal_inteligencia_data/foto.png','1996-09-25','Taiwán',53110611,'marrón claro','Woodbridge, VA 22191','2036-03-20' )::alias_ty)" calcext:value-type="string">
            <text:p>UPDATE personal_inteligencia SET aliases = array_append(aliases, <text:s/>ROW( 'Ana','Michael','Ulloa','Valle','personal_inteligencia_data/foto.png','1996-09-25','Taiwán',53110611,'marrón claro','Woodbridge, VA 22191','2036-03-20' )::alias_ty)</text:p>
          </table:table-cell>
          <table:table-cell table:formula="of:=CONCATENATE([.$P$2];[.C32];&quot;;&quot;)" office:value-type="string" office:string-value=" WHERE id = 57;" calcext:value-type="string">
            <text:p><text:s/>WHERE id = 57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96165875" calcext:value-type="float">
            <text:p>96165875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Lake Mary, FL 32746</text:p>
          </table:table-cell>
          <table:table-cell table:style-name="ce106" office:value-type="string" calcext:value-type="string">
            <text:p>2036-01-10</text:p>
          </table:table-cell>
          <table:table-cell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office:value-type="string" office:string-value="UPDATE personal_inteligencia SET aliases = array_append(aliases,  ROW( 'Bibiana','Melina','Samaniego','Scott','personal_inteligencia_data/foto.png','1996-01-26','Argentina',96165875,'verde claro','Lake Mary, FL 32746','2036-01-10' )::alias_ty)" calcext:value-type="string">
            <text:p>UPDATE personal_inteligencia SET aliases = array_append(aliases, <text:s/>ROW( 'Bibiana','Melina','Samaniego','Scott','personal_inteligencia_data/foto.png','1996-01-26','Argentina',96165875,'verde claro','Lake Mary, FL 32746','2036-01-10' )::alias_ty)</text:p>
          </table:table-cell>
          <table:table-cell table:formula="of:=CONCATENATE([.$P$2];[.C33];&quot;;&quot;)" office:value-type="string" office:string-value=" WHERE id = 59;" calcext:value-type="string">
            <text:p><text:s/>WHERE id = 59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55351426" calcext:value-type="float">
            <text:p>55351426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Arlington, MA 02474</text:p>
          </table:table-cell>
          <table:table-cell table:style-name="ce106" office:value-type="string" calcext:value-type="string">
            <text:p>2034-01-27</text:p>
          </table:table-cell>
          <table:table-cell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office:value-type="string" office:string-value="UPDATE personal_inteligencia SET aliases = array_append(aliases,  ROW( 'Caligula','Melchor','Saavedra','Santacruz','personal_inteligencia_data/foto.png','1969-09-17','Uganda',55351426,'verde oscuro','Arlington, MA 02474','2034-01-27' )::alias_ty)" calcext:value-type="string">
            <text:p>UPDATE personal_inteligencia SET aliases = array_append(aliases, <text:s/>ROW( 'Caligula','Melchor','Saavedra','Santacruz','personal_inteligencia_data/foto.png','1969-09-17','Uganda',55351426,'verde oscuro','Arlington, MA 02474','2034-01-27' )::alias_ty)</text:p>
          </table:table-cell>
          <table:table-cell table:formula="of:=CONCATENATE([.$P$2];[.C34];&quot;;&quot;)" office:value-type="string" office:string-value=" WHERE id = 61;" calcext:value-type="string">
            <text:p><text:s/>WHERE id = 61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94434424" calcext:value-type="float">
            <text:p>94434424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7399 Brickyard St. </text:p>
          </table:table-cell>
          <table:table-cell table:style-name="ce106" office:value-type="string" calcext:value-type="string">
            <text:p>2034-05-22</text:p>
          </table:table-cell>
          <table:table-cell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office:value-type="string" office:string-value="UPDATE personal_inteligencia SET aliases = array_append(aliases,  ROW( 'Abigail','Maximo','Zelaya','Zayas','personal_inteligencia_data/foto.png','1970-03-20','Irlanda',94434424,'verde oscuro','7399 Brickyard St. ','2034-05-22' )::alias_ty)" calcext:value-type="string">
            <text:p>UPDATE personal_inteligencia SET aliases = array_append(aliases, <text:s/>ROW( 'Abigail','Maximo','Zelaya','Zayas','personal_inteligencia_data/foto.png','1970-03-20','Irlanda',94434424,'verde oscuro','7399 Brickyard St. ','2034-05-22' )::alias_ty)</text:p>
          </table:table-cell>
          <table:table-cell table:formula="of:=CONCATENATE([.$P$2];[.C35];&quot;;&quot;)" office:value-type="string" office:string-value=" WHERE id = 63;" calcext:value-type="string">
            <text:p><text:s/>WHERE id = 63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49379687" calcext:value-type="float">
            <text:p>49379687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Mason, OH 45040</text:p>
          </table:table-cell>
          <table:table-cell table:style-name="ce106" office:value-type="string" calcext:value-type="string">
            <text:p>2035-08-13</text:p>
          </table:table-cell>
          <table:table-cell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office:value-type="string" office:string-value="UPDATE personal_inteligencia SET aliases = array_append(aliases,  ROW( 'Bernarda','Maximo','Santana','Sierra','personal_inteligencia_data/foto.png','1986-10-17','Holanda',49379687,'verde oscuro','Mason, OH 45040','2035-08-13' )::alias_ty)" calcext:value-type="string">
            <text:p>UPDATE personal_inteligencia SET aliases = array_append(aliases, <text:s/>ROW( 'Bernarda','Maximo','Santana','Sierra','personal_inteligencia_data/foto.png','1986-10-17','Holanda',49379687,'verde oscuro','Mason, OH 45040','2035-08-13' )::alias_ty)</text:p>
          </table:table-cell>
          <table:table-cell table:formula="of:=CONCATENATE([.$P$2];[.C36];&quot;;&quot;)" office:value-type="string" office:string-value=" WHERE id = 65;" calcext:value-type="string">
            <text:p><text:s/>WHERE id = 65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li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71624901" calcext:value-type="float">
            <text:p>71624901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Venice, FL 34293</text:p>
          </table:table-cell>
          <table:table-cell table:style-name="ce106" office:value-type="string" calcext:value-type="string">
            <text:p>2035-10-24</text:p>
          </table:table-cell>
          <table:table-cell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office:value-type="string" office:string-value="UPDATE personal_inteligencia SET aliases = array_append(aliases,  ROW( 'Amelia','Maximo','Valdivia','Valverde','personal_inteligencia_data/foto.png','1990-05-03','Argentina',71624901,'verde claro','Venice, FL 34293','2035-10-24' )::alias_ty)" calcext:value-type="string">
            <text:p>UPDATE personal_inteligencia SET aliases = array_append(aliases, <text:s/>ROW( 'Amelia','Maximo','Valdivia','Valverde','personal_inteligencia_data/foto.png','1990-05-03','Argentina',71624901,'verde claro','Venice, FL 34293','2035-10-24' )::alias_ty)</text:p>
          </table:table-cell>
          <table:table-cell table:formula="of:=CONCATENATE([.$P$2];[.C37];&quot;;&quot;)" office:value-type="string" office:string-value=" WHERE id = 67;" calcext:value-type="string">
            <text:p><text:s/>WHERE id = 67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55864234" calcext:value-type="float">
            <text:p>5586423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West Springfield, MA 01089</text:p>
          </table:table-cell>
          <table:table-cell table:style-name="ce106" office:value-type="string" calcext:value-type="string">
            <text:p>2034-06-02</text:p>
          </table:table-cell>
          <table:table-cell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office:value-type="string" office:string-value="UPDATE personal_inteligencia SET aliases = array_append(aliases,  ROW( 'Aleyda','Maximiliano','Velasco','Verdugo','personal_inteligencia_data/foto.png','1967-02-15','Australia',55864234,'marrón claro','West Springfield, MA 01089','2034-06-02' )::alias_ty)" calcext:value-type="string">
            <text:p>UPDATE personal_inteligencia SET aliases = array_append(aliases, <text:s/>ROW( 'Aleyda','Maximiliano','Velasco','Verdugo','personal_inteligencia_data/foto.png','1967-02-15','Australia',55864234,'marrón claro','West Springfield, MA 01089','2034-06-02' )::alias_ty)</text:p>
          </table:table-cell>
          <table:table-cell table:formula="of:=CONCATENATE([.$P$2];[.C38];&quot;;&quot;)" office:value-type="string" office:string-value=" WHERE id = 69;" calcext:value-type="string">
            <text:p><text:s/>WHERE id = 69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19602659" calcext:value-type="float">
            <text:p>1960265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Zionsville, IN 46077</text:p>
          </table:table-cell>
          <table:table-cell table:style-name="ce106" office:value-type="string" calcext:value-type="string">
            <text:p>2035-07-27</text:p>
          </table:table-cell>
          <table:table-cell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office:value-type="string" office:string-value="UPDATE personal_inteligencia SET aliases = array_append(aliases,  ROW( 'Amanda','Mariluz','Valerio','Velarde','personal_inteligencia_data/foto.png','1983-06-07','Groenlandia',19602659,'marrón oscuro','Zionsville, IN 46077','2035-07-27' )::alias_ty)" calcext:value-type="string">
            <text:p>UPDATE personal_inteligencia SET aliases = array_append(aliases, <text:s/>ROW( 'Amanda','Mariluz','Valerio','Velarde','personal_inteligencia_data/foto.png','1983-06-07','Groenlandia',19602659,'marrón oscuro','Zionsville, IN 46077','2035-07-27' )::alias_ty)</text:p>
          </table:table-cell>
          <table:table-cell table:formula="of:=CONCATENATE([.$P$2];[.C39];&quot;;&quot;)" office:value-type="string" office:string-value=" WHERE id = 71;" calcext:value-type="string">
            <text:p><text:s/>WHERE id = 71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nes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6125566" calcext:value-type="float">
            <text:p>9612556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Chillicothe, OH 45601</text:p>
          </table:table-cell>
          <table:table-cell table:style-name="ce106" office:value-type="string" calcext:value-type="string">
            <text:p>2035-10-22</text:p>
          </table:table-cell>
          <table:table-cell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office:value-type="string" office:string-value="UPDATE personal_inteligencia SET aliases = array_append(aliases,  ROW( 'Agnes','Mariana','Villeda','Walker','personal_inteligencia_data/foto.png','1989-03-16','Taiwán',96125566,'marrón oscuro','Chillicothe, OH 45601','2035-10-22' )::alias_ty)" calcext:value-type="string">
            <text:p>UPDATE personal_inteligencia SET aliases = array_append(aliases, <text:s/>ROW( 'Agnes','Mariana','Villeda','Walker','personal_inteligencia_data/foto.png','1989-03-16','Taiwán',96125566,'marrón oscuro','Chillicothe, OH 45601','2035-10-22' )::alias_ty)</text:p>
          </table:table-cell>
          <table:table-cell table:formula="of:=CONCATENATE([.$P$2];[.C40];&quot;;&quot;)" office:value-type="string" office:string-value=" WHERE id = 73;" calcext:value-type="string">
            <text:p><text:s/>WHERE id = 73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25982521" calcext:value-type="float">
            <text:p>25982521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Palm Harbor, FL 34683</text:p>
          </table:table-cell>
          <table:table-cell table:style-name="ce106" office:value-type="string" calcext:value-type="string">
            <text:p>2035-02-09</text:p>
          </table:table-cell>
          <table:table-cell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office:value-type="string" office:string-value="UPDATE personal_inteligencia SET aliases = array_append(aliases,  ROW( 'Benigno','Mariam','Sauceda','Simon','personal_inteligencia_data/foto.png','1975-06-12','Australia',25982521,'azul oscuro','Palm Harbor, FL 34683','2035-02-09' )::alias_ty)" calcext:value-type="string">
            <text:p>UPDATE personal_inteligencia SET aliases = array_append(aliases, <text:s/>ROW( 'Benigno','Mariam','Sauceda','Simon','personal_inteligencia_data/foto.png','1975-06-12','Australia',25982521,'azul oscuro','Palm Harbor, FL 34683','2035-02-09' )::alias_ty)</text:p>
          </table:table-cell>
          <table:table-cell table:formula="of:=CONCATENATE([.$P$2];[.C41];&quot;;&quot;)" office:value-type="string" office:string-value=" WHERE id = 75;" calcext:value-type="string">
            <text:p><text:s/>WHERE id = 7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92401922" calcext:value-type="float">
            <text:p>92401922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Cheshire, CT 06410</text:p>
          </table:table-cell>
          <table:table-cell table:style-name="ce106" office:value-type="string" calcext:value-type="string">
            <text:p>2034-06-10</text:p>
          </table:table-cell>
          <table:table-cell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office:value-type="string" office:string-value="UPDATE personal_inteligencia SET aliases = array_append(aliases,  ROW( 'Antonio','Margarita','Tamez','Trejo','personal_inteligencia_data/foto.png','1971-06-15','Irlanda',92401922,'marrón claro','Cheshire, CT 06410','2034-06-10' )::alias_ty)" calcext:value-type="string">
            <text:p>UPDATE personal_inteligencia SET aliases = array_append(aliases, <text:s/>ROW( 'Antonio','Margarita','Tamez','Trejo','personal_inteligencia_data/foto.png','1971-06-15','Irlanda',92401922,'marrón claro','Cheshire, CT 06410','2034-06-10' )::alias_ty)</text:p>
          </table:table-cell>
          <table:table-cell table:formula="of:=CONCATENATE([.$P$2];[.C42];&quot;;&quot;)" office:value-type="string" office:string-value=" WHERE id = 77;" calcext:value-type="string">
            <text:p><text:s/>WHERE id = 7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aceli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95434063" calcext:value-type="float">
            <text:p>9543406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Georgetown, SC 29440</text:p>
          </table:table-cell>
          <table:table-cell table:style-name="ce106" office:value-type="string" calcext:value-type="string">
            <text:p>2034-09-21</text:p>
          </table:table-cell>
          <table:table-cell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office:value-type="string" office:string-value="UPDATE personal_inteligencia SET aliases = array_append(aliases,  ROW( 'Araceli','Marcial','Tafoya','Torrez','personal_inteligencia_data/foto.png','1972-08-11','Irlanda',95434063,'marrón oscuro','Georgetown, SC 29440','2034-09-21' )::alias_ty)" calcext:value-type="string">
            <text:p>UPDATE personal_inteligencia SET aliases = array_append(aliases, <text:s/>ROW( 'Araceli','Marcial','Tafoya','Torrez','personal_inteligencia_data/foto.png','1972-08-11','Irlanda',95434063,'marrón oscuro','Georgetown, SC 29440','2034-09-21' )::alias_ty)</text:p>
          </table:table-cell>
          <table:table-cell table:formula="of:=CONCATENATE([.$P$2];[.C43];&quot;;&quot;)" office:value-type="string" office:string-value=" WHERE id = 79;" calcext:value-type="string">
            <text:p><text:s/>WHERE id = 79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48585167" calcext:value-type="float">
            <text:p>48585167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Maumee, OH 43537</text:p>
          </table:table-cell>
          <table:table-cell table:style-name="ce106" office:value-type="string" calcext:value-type="string">
            <text:p>2035-03-28</text:p>
          </table:table-cell>
          <table:table-cell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office:value-type="string" office:string-value="UPDATE personal_inteligencia SET aliases = array_append(aliases,  ROW( 'Benjamin','Marcela','Santillan','Silva','personal_inteligencia_data/foto.png','1979-03-29','Irlanda',48585167,'marrón claro','Maumee, OH 43537','2035-03-28' )::alias_ty)" calcext:value-type="string">
            <text:p>UPDATE personal_inteligencia SET aliases = array_append(aliases, <text:s/>ROW( 'Benjamin','Marcela','Santillan','Silva','personal_inteligencia_data/foto.png','1979-03-29','Irlanda',48585167,'marrón claro','Maumee, OH 43537','2035-03-28' )::alias_ty)</text:p>
          </table:table-cell>
          <table:table-cell table:formula="of:=CONCATENATE([.$P$2];[.C44];&quot;;&quot;)" office:value-type="string" office:string-value=" WHERE id = 81;" calcext:value-type="string">
            <text:p><text:s/>WHERE id = 81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9576742" calcext:value-type="float">
            <text:p>7957674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29 Golf St. </text:p>
          </table:table-cell>
          <table:table-cell table:style-name="ce106" office:value-type="string" calcext:value-type="string">
            <text:p>2035-02-23</text:p>
          </table:table-cell>
          <table:table-cell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office:value-type="string" office:string-value="UPDATE personal_inteligencia SET aliases = array_append(aliases,  ROW( 'Adolfo','Mabel','Yepez','Zapata','personal_inteligencia_data/foto.png','1974-12-30','Groenlandia',79576742,'marrón oscuro','29 Golf St. ','2035-02-23' )::alias_ty)" calcext:value-type="string">
            <text:p>UPDATE personal_inteligencia SET aliases = array_append(aliases, <text:s/>ROW( 'Adolfo','Mabel','Yepez','Zapata','personal_inteligencia_data/foto.png','1974-12-30','Groenlandia',79576742,'marrón oscuro','29 Golf St. ','2035-02-23' )::alias_ty)</text:p>
          </table:table-cell>
          <table:table-cell table:formula="of:=CONCATENATE([.$P$2];[.C45];&quot;;&quot;)" office:value-type="string" office:string-value=" WHERE id = 83;" calcext:value-type="string">
            <text:p><text:s/>WHERE id = 83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37837876" calcext:value-type="float">
            <text:p>3783787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Winston Salem, NC 27103</text:p>
          </table:table-cell>
          <table:table-cell table:style-name="ce106" office:value-type="string" calcext:value-type="string">
            <text:p>2034-02-08</text:p>
          </table:table-cell>
          <table:table-cell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office:value-type="string" office:string-value="UPDATE personal_inteligencia SET aliases = array_append(aliases,  ROW( 'Benedicto','Lucrecia','Serna','Soria','personal_inteligencia_data/foto.png','1968-08-05','Zimbabue',37837876,'marrón oscuro','Winston Salem, NC 27103','2034-02-08' )::alias_ty)" calcext:value-type="string">
            <text:p>UPDATE personal_inteligencia SET aliases = array_append(aliases, <text:s/>ROW( 'Benedicto','Lucrecia','Serna','Soria','personal_inteligencia_data/foto.png','1968-08-05','Zimbabue',37837876,'marrón oscuro','Winston Salem, NC 27103','2034-02-08' )::alias_ty)</text:p>
          </table:table-cell>
          <table:table-cell table:formula="of:=CONCATENATE([.$P$2];[.C46];&quot;;&quot;)" office:value-type="string" office:string-value=" WHERE id = 85;" calcext:value-type="string">
            <text:p><text:s/>WHERE id = 85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67054222" calcext:value-type="float">
            <text:p>6705422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New York, NY 10002</text:p>
          </table:table-cell>
          <table:table-cell table:style-name="ce106" office:value-type="string" calcext:value-type="string">
            <text:p>2035-08-09</text:p>
          </table:table-cell>
          <table:table-cell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office:value-type="string" office:string-value="UPDATE personal_inteligencia SET aliases = array_append(aliases,  ROW( 'Aurelio','Lorena','Soriano','Tejeda','personal_inteligencia_data/foto.png','1994-08-02','Argentina',67054222,'verde claro','New York, NY 10002','2035-08-09' )::alias_ty)" calcext:value-type="string">
            <text:p>UPDATE personal_inteligencia SET aliases = array_append(aliases, <text:s/>ROW( 'Aurelio','Lorena','Soriano','Tejeda','personal_inteligencia_data/foto.png','1994-08-02','Argentina',67054222,'verde claro','New York, NY 10002','2035-08-09' )::alias_ty)</text:p>
          </table:table-cell>
          <table:table-cell table:formula="of:=CONCATENATE([.$P$2];[.C47];&quot;;&quot;)" office:value-type="string" office:string-value=" WHERE id = 87;" calcext:value-type="string">
            <text:p><text:s/>WHERE id = 8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70852119" calcext:value-type="float">
            <text:p>70852119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8417 South Brandywine Rd. </text:p>
          </table:table-cell>
          <table:table-cell table:style-name="ce106" office:value-type="string" calcext:value-type="string">
            <text:p>2035-09-27</text:p>
          </table:table-cell>
          <table:table-cell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office:value-type="string" office:string-value="UPDATE personal_inteligencia SET aliases = array_append(aliases,  ROW( 'Adriana','Lincoln','Viramontes','Watson','personal_inteligencia_data/foto.png','1987-06-01','Taiwán',70852119,'marrón claro','8417 South Brandywine Rd. ','2035-09-27' )::alias_ty)" calcext:value-type="string">
            <text:p>UPDATE personal_inteligencia SET aliases = array_append(aliases, <text:s/>ROW( 'Adriana','Lincoln','Viramontes','Watson','personal_inteligencia_data/foto.png','1987-06-01','Taiwán',70852119,'marrón claro','8417 South Brandywine Rd. ','2035-09-27' )::alias_ty)</text:p>
          </table:table-cell>
          <table:table-cell table:formula="of:=CONCATENATE([.$P$2];[.C48];&quot;;&quot;)" office:value-type="string" office:string-value=" WHERE id = 89;" calcext:value-type="string">
            <text:p><text:s/>WHERE id = 8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paro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16183524" calcext:value-type="float">
            <text:p>16183524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Nottingham, MD 21236</text:p>
          </table:table-cell>
          <table:table-cell table:style-name="ce106" office:value-type="string" calcext:value-type="string">
            <text:p>2036-01-28</text:p>
          </table:table-cell>
          <table:table-cell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office:value-type="string" office:string-value="UPDATE personal_inteligencia SET aliases = array_append(aliases,  ROW( 'Amparo','Liliana','Valadez','Vallejo','personal_inteligencia_data/foto.png','1994-03-07','Argentina',16183524,'azul oscuro','Nottingham, MD 21236','2036-01-28' )::alias_ty)" calcext:value-type="string">
            <text:p>UPDATE personal_inteligencia SET aliases = array_append(aliases, <text:s/>ROW( 'Amparo','Liliana','Valadez','Vallejo','personal_inteligencia_data/foto.png','1994-03-07','Argentina',16183524,'azul oscuro','Nottingham, MD 21236','2036-01-28' )::alias_ty)</text:p>
          </table:table-cell>
          <table:table-cell table:formula="of:=CONCATENATE([.$P$2];[.C49];&quot;;&quot;)" office:value-type="string" office:string-value=" WHERE id = 91;" calcext:value-type="string">
            <text:p><text:s/>WHERE id = 9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shley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46851881" calcext:value-type="float">
            <text:p>46851881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Lake Villa, IL 60046</text:p>
          </table:table-cell>
          <table:table-cell table:style-name="ce106" office:value-type="string" calcext:value-type="string">
            <text:p>2035-05-28</text:p>
          </table:table-cell>
          <table:table-cell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office:value-type="string" office:string-value="UPDATE personal_inteligencia SET aliases = array_append(aliases,  ROW( 'Ashley','Leopoldo','Suarez','Thompson','personal_inteligencia_data/foto.png','1980-06-12','Groenlandia',46851881,'azul claro','Lake Villa, IL 60046','2035-05-28' )::alias_ty)" calcext:value-type="string">
            <text:p>UPDATE personal_inteligencia SET aliases = array_append(aliases, <text:s/>ROW( 'Ashley','Leopoldo','Suarez','Thompson','personal_inteligencia_data/foto.png','1980-06-12','Groenlandia',46851881,'azul claro','Lake Villa, IL 60046','2035-05-28' )::alias_ty)</text:p>
          </table:table-cell>
          <table:table-cell table:formula="of:=CONCATENATE([.$P$2];[.C50];&quot;;&quot;)" office:value-type="string" office:string-value=" WHERE id = 93;" calcext:value-type="string">
            <text:p><text:s/>WHERE id = 9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5534164" calcext:value-type="float">
            <text:p>35534164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9638 Greenrose Road </text:p>
          </table:table-cell>
          <table:table-cell table:style-name="ce106" office:value-type="string" calcext:value-type="string">
            <text:p>2035-05-16</text:p>
          </table:table-cell>
          <table:table-cell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office:value-type="string" office:string-value="UPDATE personal_inteligencia SET aliases = array_append(aliases,  ROW( 'Adria','Leopoldo','Wilson','Zamora','personal_inteligencia_data/foto.png','1980-03-31','Groenlandia',35534164,'verde claro','9638 Greenrose Road ','2035-05-16' )::alias_ty)" calcext:value-type="string">
            <text:p>UPDATE personal_inteligencia SET aliases = array_append(aliases, <text:s/>ROW( 'Adria','Leopoldo','Wilson','Zamora','personal_inteligencia_data/foto.png','1980-03-31','Groenlandia',35534164,'verde claro','9638 Greenrose Road ','2035-05-16' )::alias_ty)</text:p>
          </table:table-cell>
          <table:table-cell table:formula="of:=CONCATENATE([.$P$2];[.C51];&quot;;&quot;)" office:value-type="string" office:string-value=" WHERE id = 95;" calcext:value-type="string">
            <text:p><text:s/>WHERE id = 9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2483805" calcext:value-type="float">
            <text:p>92483805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Lawrenceville, GA 30043</text:p>
          </table:table-cell>
          <table:table-cell table:style-name="ce106" office:value-type="string" calcext:value-type="string">
            <text:p>2036-02-18</text:p>
          </table:table-cell>
          <table:table-cell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office:value-type="string" office:string-value="UPDATE personal_inteligencia SET aliases = array_append(aliases,  ROW( 'Ava','Leonardo','Solis','Tavarez','personal_inteligencia_data/foto.png','2004-05-20','Taiwán',92483805,'marrón claro','Lawrenceville, GA 30043','2036-02-18' )::alias_ty)" calcext:value-type="string">
            <text:p>UPDATE personal_inteligencia SET aliases = array_append(aliases, <text:s/>ROW( 'Ava','Leonardo','Solis','Tavarez','personal_inteligencia_data/foto.png','2004-05-20','Taiwán',92483805,'marrón claro','Lawrenceville, GA 30043','2036-02-18' )::alias_ty)</text:p>
          </table:table-cell>
          <table:table-cell table:formula="of:=CONCATENATE([.$P$2];[.C52];&quot;;&quot;)" office:value-type="string" office:string-value=" WHERE id = 97;" calcext:value-type="string">
            <text:p><text:s/>WHERE id = 9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da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74005354" calcext:value-type="float">
            <text:p>7400535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Adrian, MI 49221</text:p>
          </table:table-cell>
          <table:table-cell table:style-name="ce106" office:value-type="string" calcext:value-type="string">
            <text:p>2035-06-10</text:p>
          </table:table-cell>
          <table:table-cell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office:value-type="string" office:string-value="UPDATE personal_inteligencia SET aliases = array_append(aliases,  ROW( 'Amada','Leon','Vallejo','Velasquez','personal_inteligencia_data/foto.png','1975-12-30','Holanda',74005354,'azul claro','Adrian, MI 49221','2035-06-10' )::alias_ty)" calcext:value-type="string">
            <text:p>UPDATE personal_inteligencia SET aliases = array_append(aliases, <text:s/>ROW( 'Amada','Leon','Vallejo','Velasquez','personal_inteligencia_data/foto.png','1975-12-30','Holanda',74005354,'azul claro','Adrian, MI 49221','2035-06-10' )::alias_ty)</text:p>
          </table:table-cell>
          <table:table-cell table:formula="of:=CONCATENATE([.$P$2];[.C53];&quot;;&quot;)" office:value-type="string" office:string-value=" WHERE id = 99;" calcext:value-type="string">
            <text:p><text:s/>WHERE id = 9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hony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95246782" calcext:value-type="float">
            <text:p>9524678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New Berlin, WI 53151</text:p>
          </table:table-cell>
          <table:table-cell table:style-name="ce106" office:value-type="string" calcext:value-type="string">
            <text:p>2034-01-16</text:p>
          </table:table-cell>
          <table:table-cell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office:value-type="string" office:string-value="UPDATE personal_inteligencia SET aliases = array_append(aliases,  ROW( 'Anthony','Klement','Tellez','Uribe','personal_inteligencia_data/foto.png','1966-06-15','Zimbabue',95246782,'verde claro','New Berlin, WI 53151','2034-01-16' )::alias_ty)" calcext:value-type="string">
            <text:p>UPDATE personal_inteligencia SET aliases = array_append(aliases, <text:s/>ROW( 'Anthony','Klement','Tellez','Uribe','personal_inteligencia_data/foto.png','1966-06-15','Zimbabue',95246782,'verde claro','New Berlin, WI 53151','2034-01-16' )::alias_ty)</text:p>
          </table:table-cell>
          <table:table-cell table:formula="of:=CONCATENATE([.$P$2];[.C54];&quot;;&quot;)" office:value-type="string" office:string-value=" WHERE id = 101;" calcext:value-type="string">
            <text:p><text:s/>WHERE id = 10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13768430" calcext:value-type="float">
            <text:p>13768430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1 Baker Court </text:p>
          </table:table-cell>
          <table:table-cell table:style-name="ce106" office:value-type="string" calcext:value-type="string">
            <text:p>2035-03-06</text:p>
          </table:table-cell>
          <table:table-cell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office:value-type="string" office:string-value="UPDATE personal_inteligencia SET aliases = array_append(aliases,  ROW( 'Arturo','Guadalupe','Sullivan','Tobar','personal_inteligencia_data/foto.png','1980-04-16','Holanda',13768430,'azul oscuro','1 Baker Court ','2035-03-06' )::alias_ty)" calcext:value-type="string">
            <text:p>UPDATE personal_inteligencia SET aliases = array_append(aliases, <text:s/>ROW( 'Arturo','Guadalupe','Sullivan','Tobar','personal_inteligencia_data/foto.png','1980-04-16','Holanda',13768430,'azul oscuro','1 Baker Court ','2035-03-06' )::alias_ty)</text:p>
          </table:table-cell>
          <table:table-cell table:formula="of:=CONCATENATE([.$P$2];[.C55];&quot;;&quot;)" office:value-type="string" office:string-value=" WHERE id = 1;" calcext:value-type="string">
            <text:p><text:s/>WHERE id = 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14953150" calcext:value-type="float">
            <text:p>1495315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1 Shirley Drive </text:p>
          </table:table-cell>
          <table:table-cell table:style-name="ce106" office:value-type="string" calcext:value-type="string">
            <text:p>2035-12-12</text:p>
          </table:table-cell>
          <table:table-cell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office:value-type="string" office:string-value="UPDATE personal_inteligencia SET aliases = array_append(aliases,  ROW( 'Betsabe','Liliana','Sanabria','Segovia','personal_inteligencia_data/foto.png','1995-05-17','Argentina',14953150,'marrón oscuro','1 Shirley Drive ','2035-12-12' )::alias_ty)" calcext:value-type="string">
            <text:p>UPDATE personal_inteligencia SET aliases = array_append(aliases, <text:s/>ROW( 'Betsabe','Liliana','Sanabria','Segovia','personal_inteligencia_data/foto.png','1995-05-17','Argentina',14953150,'marrón oscuro','1 Shirley Drive ','2035-12-12' )::alias_ty)</text:p>
          </table:table-cell>
          <table:table-cell table:formula="of:=CONCATENATE([.$P$2];[.C56];&quot;;&quot;)" office:value-type="string" office:string-value=" WHERE id = 3;" calcext:value-type="string">
            <text:p><text:s/>WHERE id = 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41518582" calcext:value-type="float">
            <text:p>41518582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121 Lincoln Lane </text:p>
          </table:table-cell>
          <table:table-cell table:style-name="ce106" office:value-type="string" calcext:value-type="string">
            <text:p>2036-02-13</text:p>
          </table:table-cell>
          <table:table-cell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office:value-type="string" office:string-value="UPDATE personal_inteligencia SET aliases = array_append(aliases,  ROW( 'Alan','Adan','Vigil','Villalpando','personal_inteligencia_data/foto.png','2000-01-03','Uganda',41518582,'marrón claro','121 Lincoln Lane ','2036-02-13' )::alias_ty)" calcext:value-type="string">
            <text:p>UPDATE personal_inteligencia SET aliases = array_append(aliases, <text:s/>ROW( 'Alan','Adan','Vigil','Villalpando','personal_inteligencia_data/foto.png','2000-01-03','Uganda',41518582,'marrón claro','121 Lincoln Lane ','2036-02-13' )::alias_ty)</text:p>
          </table:table-cell>
          <table:table-cell table:formula="of:=CONCATENATE([.$P$2];[.C57];&quot;;&quot;)" office:value-type="string" office:string-value=" WHERE id = 5;" calcext:value-type="string">
            <text:p><text:s/>WHERE id = 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51053898" calcext:value-type="float">
            <text:p>51053898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14 N. Southampton Dr. </text:p>
          </table:table-cell>
          <table:table-cell table:style-name="ce106" office:value-type="string" calcext:value-type="string">
            <text:p>2034-02-03</text:p>
          </table:table-cell>
          <table:table-cell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office:value-type="string" office:string-value="UPDATE personal_inteligencia SET aliases = array_append(aliases,  ROW( 'Antonella','Consuelo','Tejeda','Urias','personal_inteligencia_data/foto.png','1966-08-26','Australia',51053898,'verde oscuro','14 N. Southampton Dr. ','2034-02-03' )::alias_ty)" calcext:value-type="string">
            <text:p>UPDATE personal_inteligencia SET aliases = array_append(aliases, <text:s/>ROW( 'Antonella','Consuelo','Tejeda','Urias','personal_inteligencia_data/foto.png','1966-08-26','Australia',51053898,'verde oscuro','14 N. Southampton Dr. ','2034-02-03' )::alias_ty)</text:p>
          </table:table-cell>
          <table:table-cell table:formula="of:=CONCATENATE([.$P$2];[.C58];&quot;;&quot;)" office:value-type="string" office:string-value=" WHERE id = 7;" calcext:value-type="string">
            <text:p><text:s/>WHERE id = 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5217595" calcext:value-type="float">
            <text:p>3521759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15 SW. Gates Street </text:p>
          </table:table-cell>
          <table:table-cell table:style-name="ce106" office:value-type="string" calcext:value-type="string">
            <text:p>2036-04-08</text:p>
          </table:table-cell>
          <table:table-cell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office:value-type="string" office:string-value="UPDATE personal_inteligencia SET aliases = array_append(aliases,  ROW( 'Ayala','Gloria','Solis','Tapia','personal_inteligencia_data/foto.png','2005-10-25','Malasia',35217595,'marrón oscuro','15 SW. Gates Street ','2036-04-08' )::alias_ty)" calcext:value-type="string">
            <text:p>UPDATE personal_inteligencia SET aliases = array_append(aliases, <text:s/>ROW( 'Ayala','Gloria','Solis','Tapia','personal_inteligencia_data/foto.png','2005-10-25','Malasia',35217595,'marrón oscuro','15 SW. Gates Street ','2036-04-08' )::alias_ty)</text:p>
          </table:table-cell>
          <table:table-cell table:formula="of:=CONCATENATE([.$P$2];[.C59];&quot;;&quot;)" office:value-type="string" office:string-value=" WHERE id = 9;" calcext:value-type="string">
            <text:p><text:s/>WHERE id = 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10379802" calcext:value-type="float">
            <text:p>10379802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235 Orchard Dr. </text:p>
          </table:table-cell>
          <table:table-cell table:style-name="ce106" office:value-type="string" calcext:value-type="string">
            <text:p>2036-01-19</text:p>
          </table:table-cell>
          <table:table-cell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office:value-type="string" office:string-value="UPDATE personal_inteligencia SET aliases = array_append(aliases,  ROW( 'Bibiana','Celia','Salmeron','Sarmiento','personal_inteligencia_data/foto.png','1999-12-14','Taiwán',10379802,'verde oscuro','235 Orchard Dr. ','2036-01-19' )::alias_ty)" calcext:value-type="string">
            <text:p>UPDATE personal_inteligencia SET aliases = array_append(aliases, <text:s/>ROW( 'Bibiana','Celia','Salmeron','Sarmiento','personal_inteligencia_data/foto.png','1999-12-14','Taiwán',10379802,'verde oscuro','235 Orchard Dr. ','2036-01-19' )::alias_ty)</text:p>
          </table:table-cell>
          <table:table-cell table:formula="of:=CONCATENATE([.$P$2];[.C60];&quot;;&quot;)" office:value-type="string" office:string-value=" WHERE id = 11;" calcext:value-type="string">
            <text:p><text:s/>WHERE id = 1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74307494" calcext:value-type="float">
            <text:p>74307494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3 Cedarwood Street </text:p>
          </table:table-cell>
          <table:table-cell table:style-name="ce106" office:value-type="string" calcext:value-type="string">
            <text:p>2036-06-26</text:p>
          </table:table-cell>
          <table:table-cell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office:value-type="string" office:string-value="UPDATE personal_inteligencia SET aliases = array_append(aliases,  ROW( 'Ayala','Eleazar','Smith','Tafoya','personal_inteligencia_data/foto.png','2011-01-03','Malasia',74307494,'verde claro','3 Cedarwood Street ','2036-06-26' )::alias_ty)" calcext:value-type="string">
            <text:p>UPDATE personal_inteligencia SET aliases = array_append(aliases, <text:s/>ROW( 'Ayala','Eleazar','Smith','Tafoya','personal_inteligencia_data/foto.png','2011-01-03','Malasia',74307494,'verde claro','3 Cedarwood Street ','2036-06-26' )::alias_ty)</text:p>
          </table:table-cell>
          <table:table-cell table:formula="of:=CONCATENATE([.$P$2];[.C61];&quot;;&quot;)" office:value-type="string" office:string-value=" WHERE id = 13;" calcext:value-type="string">
            <text:p><text:s/>WHERE id = 1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27853501" calcext:value-type="float">
            <text:p>27853501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34 Cross St. </text:p>
          </table:table-cell>
          <table:table-cell table:style-name="ce106" office:value-type="string" calcext:value-type="string">
            <text:p>2034-05-22</text:p>
          </table:table-cell>
          <table:table-cell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office:value-type="string" office:string-value="UPDATE personal_inteligencia SET aliases = array_append(aliases,  ROW( 'Antonio','Vivaldo','Tamez','Umana','personal_inteligencia_data/foto.png','1970-09-16','Australia',27853501,'azul claro','34 Cross St. ','2034-05-22' )::alias_ty)" calcext:value-type="string">
            <text:p>UPDATE personal_inteligencia SET aliases = array_append(aliases, <text:s/>ROW( 'Antonio','Vivaldo','Tamez','Umana','personal_inteligencia_data/foto.png','1970-09-16','Australia',27853501,'azul claro','34 Cross St. ','2034-05-22' )::alias_ty)</text:p>
          </table:table-cell>
          <table:table-cell table:formula="of:=CONCATENATE([.$P$2];[.C62];&quot;;&quot;)" office:value-type="string" office:string-value=" WHERE id = 15;" calcext:value-type="string">
            <text:p><text:s/>WHERE id = 1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9390711" calcext:value-type="float">
            <text:p>59390711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367 West Cedarwood Street </text:p>
          </table:table-cell>
          <table:table-cell table:style-name="ce106" office:value-type="string" calcext:value-type="string">
            <text:p>2036-01-27</text:p>
          </table:table-cell>
          <table:table-cell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office:value-type="string" office:string-value="UPDATE personal_inteligencia SET aliases = array_append(aliases,  ROW( 'Ava','Maximiliano','Soliz','Taveras','personal_inteligencia_data/foto.png','2003-08-08','Taiwán',59390711,'azul claro','367 West Cedarwood Street ','2036-01-27' )::alias_ty)" calcext:value-type="string">
            <text:p>UPDATE personal_inteligencia SET aliases = array_append(aliases, <text:s/>ROW( 'Ava','Maximiliano','Soliz','Taveras','personal_inteligencia_data/foto.png','2003-08-08','Taiwán',59390711,'azul claro','367 West Cedarwood Street ','2036-01-27' )::alias_ty)</text:p>
          </table:table-cell>
          <table:table-cell table:formula="of:=CONCATENATE([.$P$2];[.C63];&quot;;&quot;)" office:value-type="string" office:string-value=" WHERE id = 17;" calcext:value-type="string">
            <text:p><text:s/>WHERE id = 1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74527776" calcext:value-type="float">
            <text:p>74527776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4 Division Circle </text:p>
          </table:table-cell>
          <table:table-cell table:style-name="ce106" office:value-type="string" calcext:value-type="string">
            <text:p>2034-02-08</text:p>
          </table:table-cell>
          <table:table-cell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office:value-type="string" office:string-value="UPDATE personal_inteligencia SET aliases = array_append(aliases,  ROW( 'Caligula','Mariana','Saavedra','Santacruz','personal_inteligencia_data/foto.png','1970-10-02','Uganda',74527776,'azul oscuro','4 Division Circle ','2034-02-08' )::alias_ty)" calcext:value-type="string">
            <text:p>UPDATE personal_inteligencia SET aliases = array_append(aliases, <text:s/>ROW( 'Caligula','Mariana','Saavedra','Santacruz','personal_inteligencia_data/foto.png','1970-10-02','Uganda',74527776,'azul oscuro','4 Division Circle ','2034-02-08' )::alias_ty)</text:p>
          </table:table-cell>
          <table:table-cell table:formula="of:=CONCATENATE([.$P$2];[.C64];&quot;;&quot;)" office:value-type="string" office:string-value=" WHERE id = 19;" calcext:value-type="string">
            <text:p><text:s/>WHERE id = 1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89223860" calcext:value-type="float">
            <text:p>8922386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417 North Cedar St. </text:p>
          </table:table-cell>
          <table:table-cell table:style-name="ce106" office:value-type="string" calcext:value-type="string">
            <text:p>2036-04-06</text:p>
          </table:table-cell>
          <table:table-cell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office:value-type="string" office:string-value="UPDATE personal_inteligencia SET aliases = array_append(aliases,  ROW( 'Anastasia','Dante','Trejo','Valladares','personal_inteligencia_data/foto.png','1998-02-18','Taiwán',89223860,'marrón oscuro','417 North Cedar St. ','2036-04-06' )::alias_ty)" calcext:value-type="string">
            <text:p>UPDATE personal_inteligencia SET aliases = array_append(aliases, <text:s/>ROW( 'Anastasia','Dante','Trejo','Valladares','personal_inteligencia_data/foto.png','1998-02-18','Taiwán',89223860,'marrón oscuro','417 North Cedar St. ','2036-04-06' )::alias_ty)</text:p>
          </table:table-cell>
          <table:table-cell table:formula="of:=CONCATENATE([.$P$2];[.C65];&quot;;&quot;)" office:value-type="string" office:string-value=" WHERE id = 21;" calcext:value-type="string">
            <text:p><text:s/>WHERE id = 2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82227443" calcext:value-type="float">
            <text:p>8222744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474 Primrose Rd. </text:p>
          </table:table-cell>
          <table:table-cell table:style-name="ce106" office:value-type="string" calcext:value-type="string">
            <text:p>2036-11-08</text:p>
          </table:table-cell>
          <table:table-cell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office:value-type="string" office:string-value="UPDATE personal_inteligencia SET aliases = array_append(aliases,  ROW( 'Angela','Esperanza','Tellez','Uribe','personal_inteligencia_data/foto.png','1965-05-26','Zimbabue',82227443,'marrón oscuro','474 Primrose Rd. ','2036-11-08' )::alias_ty)" calcext:value-type="string">
            <text:p>UPDATE personal_inteligencia SET aliases = array_append(aliases, <text:s/>ROW( 'Angela','Esperanza','Tellez','Uribe','personal_inteligencia_data/foto.png','1965-05-26','Zimbabue',82227443,'marrón oscuro','474 Primrose Rd. ','2036-11-08' )::alias_ty)</text:p>
          </table:table-cell>
          <table:table-cell table:formula="of:=CONCATENATE([.$P$2];[.C66];&quot;;&quot;)" office:value-type="string" office:string-value=" WHERE id = 23;" calcext:value-type="string">
            <text:p><text:s/>WHERE id = 2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98953985" calcext:value-type="float">
            <text:p>98953985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567 Brickyard St. </text:p>
          </table:table-cell>
          <table:table-cell table:style-name="ce106" office:value-type="string" calcext:value-type="string">
            <text:p>2036-09-29</text:p>
          </table:table-cell>
          <table:table-cell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office:value-type="string" office:string-value="UPDATE personal_inteligencia SET aliases = array_append(aliases,  ROW( 'Andres','Aidana','Tenorio','Valdes','personal_inteligencia_data/foto.png','2004-07-13','Uganda',98953985,'marrón claro','567 Brickyard St. ','2036-09-29' )::alias_ty)" calcext:value-type="string">
            <text:p>UPDATE personal_inteligencia SET aliases = array_append(aliases, <text:s/>ROW( 'Andres','Aidana','Tenorio','Valdes','personal_inteligencia_data/foto.png','2004-07-13','Uganda',98953985,'marrón claro','567 Brickyard St. ','2036-09-29' )::alias_ty)</text:p>
          </table:table-cell>
          <table:table-cell table:formula="of:=CONCATENATE([.$P$2];[.C67];&quot;;&quot;)" office:value-type="string" office:string-value=" WHERE id = 25;" calcext:value-type="string">
            <text:p><text:s/>WHERE id = 2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69653406" calcext:value-type="float">
            <text:p>69653406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60 Leatherwood Ave. </text:p>
          </table:table-cell>
          <table:table-cell table:style-name="ce106" office:value-type="string" calcext:value-type="string">
            <text:p>2035-03-25</text:p>
          </table:table-cell>
          <table:table-cell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office:value-type="string" office:string-value="UPDATE personal_inteligencia SET aliases = array_append(aliases,  ROW( 'Benita','Mariluz','Santoyo','Silva','personal_inteligencia_data/foto.png','1977-02-23','Irlanda',69653406,'azul claro','60 Leatherwood Ave. ','2035-03-25' )::alias_ty)" calcext:value-type="string">
            <text:p>UPDATE personal_inteligencia SET aliases = array_append(aliases, <text:s/>ROW( 'Benita','Mariluz','Santoyo','Silva','personal_inteligencia_data/foto.png','1977-02-23','Irlanda',69653406,'azul claro','60 Leatherwood Ave. ','2035-03-25' )::alias_ty)</text:p>
          </table:table-cell>
          <table:table-cell table:formula="of:=CONCATENATE([.$P$2];[.C68];&quot;;&quot;)" office:value-type="string" office:string-value=" WHERE id = 27;" calcext:value-type="string">
            <text:p><text:s/>WHERE id = 2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72869243" calcext:value-type="float">
            <text:p>72869243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637 Elizabeth Dr. </text:p>
          </table:table-cell>
          <table:table-cell table:style-name="ce106" office:value-type="string" calcext:value-type="string">
            <text:p>2036-11-01</text:p>
          </table:table-cell>
          <table:table-cell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office:value-type="string" office:string-value="UPDATE personal_inteligencia SET aliases = array_append(aliases,  ROW( 'Bruno','Vicente','Salcedo','Santamaria','personal_inteligencia_data/foto.png','1968-01-03','Uganda',72869243,'verde claro','637 Elizabeth Dr. ','2036-11-01' )::alias_ty)" calcext:value-type="string">
            <text:p>UPDATE personal_inteligencia SET aliases = array_append(aliases, <text:s/>ROW( 'Bruno','Vicente','Salcedo','Santamaria','personal_inteligencia_data/foto.png','1968-01-03','Uganda',72869243,'verde claro','637 Elizabeth Dr. ','2036-11-01' )::alias_ty)</text:p>
          </table:table-cell>
          <table:table-cell table:formula="of:=CONCATENATE([.$P$2];[.C69];&quot;;&quot;)" office:value-type="string" office:string-value=" WHERE id = 29;" calcext:value-type="string">
            <text:p><text:s/>WHERE id = 2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85965546" calcext:value-type="float">
            <text:p>85965546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65 Johnson Drive </text:p>
          </table:table-cell>
          <table:table-cell table:style-name="ce106" office:value-type="string" calcext:value-type="string">
            <text:p>2035-12-21</text:p>
          </table:table-cell>
          <table:table-cell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office:value-type="string" office:string-value="UPDATE personal_inteligencia SET aliases = array_append(aliases,  ROW( 'Alan','Nathaly','Villanueva','Villarreal','personal_inteligencia_data/foto.png','1995-07-06','Malasia',85965546,'azul oscuro','65 Johnson Drive ','2035-12-21' )::alias_ty)" calcext:value-type="string">
            <text:p>UPDATE personal_inteligencia SET aliases = array_append(aliases, <text:s/>ROW( 'Alan','Nathaly','Villanueva','Villarreal','personal_inteligencia_data/foto.png','1995-07-06','Malasia',85965546,'azul oscuro','65 Johnson Drive ','2035-12-21' )::alias_ty)</text:p>
          </table:table-cell>
          <table:table-cell table:formula="of:=CONCATENATE([.$P$2];[.C70];&quot;;&quot;)" office:value-type="string" office:string-value=" WHERE id = 31;" calcext:value-type="string">
            <text:p><text:s/>WHERE id = 3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58379517" calcext:value-type="float">
            <text:p>5837951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666 Princeton Ave. </text:p>
          </table:table-cell>
          <table:table-cell table:style-name="ce106" office:value-type="string" calcext:value-type="string">
            <text:p>2036-06-10</text:p>
          </table:table-cell>
          <table:table-cell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office:value-type="string" office:string-value="UPDATE personal_inteligencia SET aliases = array_append(aliases,  ROW( 'Alba','Klement','Vidal','Villa','personal_inteligencia_data/foto.png','2002-04-12','Zimbabue',58379517,'marrón oscuro','666 Princeton Ave. ','2036-06-10' )::alias_ty)" calcext:value-type="string">
            <text:p>UPDATE personal_inteligencia SET aliases = array_append(aliases, <text:s/>ROW( 'Alba','Klement','Vidal','Villa','personal_inteligencia_data/foto.png','2002-04-12','Zimbabue',58379517,'marrón oscuro','666 Princeton Ave. ','2036-06-10' )::alias_ty)</text:p>
          </table:table-cell>
          <table:table-cell table:formula="of:=CONCATENATE([.$P$2];[.C71];&quot;;&quot;)" office:value-type="string" office:string-value=" WHERE id = 33;" calcext:value-type="string">
            <text:p><text:s/>WHERE id = 3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74983512" calcext:value-type="float">
            <text:p>74983512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67 Vermont Street </text:p>
          </table:table-cell>
          <table:table-cell table:style-name="ce106" office:value-type="string" calcext:value-type="string">
            <text:p>2036-05-15</text:p>
          </table:table-cell>
          <table:table-cell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office:value-type="string" office:string-value="UPDATE personal_inteligencia SET aliases = array_append(aliases,  ROW( 'Brandon','Angel','Salinas','Sarabia','personal_inteligencia_data/foto.png','2005-04-04','Taiwán',74983512,'azul claro','67 Vermont Street ','2036-05-15' )::alias_ty)" calcext:value-type="string">
            <text:p>UPDATE personal_inteligencia SET aliases = array_append(aliases, <text:s/>ROW( 'Brandon','Angel','Salinas','Sarabia','personal_inteligencia_data/foto.png','2005-04-04','Taiwán',74983512,'azul claro','67 Vermont Street ','2036-05-15' )::alias_ty)</text:p>
          </table:table-cell>
          <table:table-cell table:formula="of:=CONCATENATE([.$P$2];[.C72];&quot;;&quot;)" office:value-type="string" office:string-value=" WHERE id = 35;" calcext:value-type="string">
            <text:p><text:s/>WHERE id = 3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12398630" calcext:value-type="float">
            <text:p>1239863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7049 Bradford Court </text:p>
          </table:table-cell>
          <table:table-cell table:style-name="ce106" office:value-type="string" calcext:value-type="string">
            <text:p>2034-06-14</text:p>
          </table:table-cell>
          <table:table-cell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office:value-type="string" office:string-value="UPDATE personal_inteligencia SET aliases = array_append(aliases,  ROW( 'Aleyda','Gracia','Velasco','Vera','personal_inteligencia_data/foto.png','1967-11-20','Irlanda',12398630,'marrón oscuro','7049 Bradford Court ','2034-06-14' )::alias_ty)" calcext:value-type="string">
            <text:p>UPDATE personal_inteligencia SET aliases = array_append(aliases, <text:s/>ROW( 'Aleyda','Gracia','Velasco','Vera','personal_inteligencia_data/foto.png','1967-11-20','Irlanda',12398630,'marrón oscuro','7049 Bradford Court ','2034-06-14' )::alias_ty)</text:p>
          </table:table-cell>
          <table:table-cell table:formula="of:=CONCATENATE([.$P$2];[.C73];&quot;;&quot;)" office:value-type="string" office:string-value=" WHERE id = 37;" calcext:value-type="string">
            <text:p><text:s/>WHERE id = 3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65372720" calcext:value-type="float">
            <text:p>65372720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7497 Pheasant Street </text:p>
          </table:table-cell>
          <table:table-cell table:style-name="ce106" office:value-type="string" calcext:value-type="string">
            <text:p>2034-09-18</text:p>
          </table:table-cell>
          <table:table-cell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office:value-type="string" office:string-value="UPDATE personal_inteligencia SET aliases = array_append(aliases,  ROW( 'Benicio','Lorena','Sauceda','Solorio','personal_inteligencia_data/foto.png','1974-08-30','Australia',65372720,'verde oscuro','7497 Pheasant Street ','2034-09-18' )::alias_ty)" calcext:value-type="string">
            <text:p>UPDATE personal_inteligencia SET aliases = array_append(aliases, <text:s/>ROW( 'Benicio','Lorena','Sauceda','Solorio','personal_inteligencia_data/foto.png','1974-08-30','Australia',65372720,'verde oscuro','7497 Pheasant Street ','2034-09-18' )::alias_ty)</text:p>
          </table:table-cell>
          <table:table-cell table:formula="of:=CONCATENATE([.$P$2];[.C74];&quot;;&quot;)" office:value-type="string" office:string-value=" WHERE id = 39;" calcext:value-type="string">
            <text:p><text:s/>WHERE id = 3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63231965" calcext:value-type="float">
            <text:p>6323196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7810 Marshall Ave. </text:p>
          </table:table-cell>
          <table:table-cell table:style-name="ce106" office:value-type="string" calcext:value-type="string">
            <text:p>2034-06-26</text:p>
          </table:table-cell>
          <table:table-cell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office:value-type="string" office:string-value="UPDATE personal_inteligencia SET aliases = array_append(aliases,  ROW( 'Anunciacion','Caridad','Tafoya','Toscano','personal_inteligencia_data/foto.png','1972-06-09','Irlanda',63231965,'marrón oscuro','7810 Marshall Ave. ','2034-06-26' )::alias_ty)" calcext:value-type="string">
            <text:p>UPDATE personal_inteligencia SET aliases = array_append(aliases, <text:s/>ROW( 'Anunciacion','Caridad','Tafoya','Toscano','personal_inteligencia_data/foto.png','1972-06-09','Irlanda',63231965,'marrón oscuro','7810 Marshall Ave. ','2034-06-26' )::alias_ty)</text:p>
          </table:table-cell>
          <table:table-cell table:formula="of:=CONCATENATE([.$P$2];[.C75];&quot;;&quot;)" office:value-type="string" office:string-value=" WHERE id = 41;" calcext:value-type="string">
            <text:p><text:s/>WHERE id = 4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85171759" calcext:value-type="float">
            <text:p>85171759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7965 Academy Street </text:p>
          </table:table-cell>
          <table:table-cell table:style-name="ce106" office:value-type="string" calcext:value-type="string">
            <text:p>2034-04-15</text:p>
          </table:table-cell>
          <table:table-cell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office:value-type="string" office:string-value="UPDATE personal_inteligencia SET aliases = array_append(aliases,  ROW( 'Aleyda','Vitalicio','Ventura','Verduzco','personal_inteligencia_data/foto.png','1965-04-16','Australia',85171759,'azul claro','7965 Academy Street ','2034-04-15' )::alias_ty)" calcext:value-type="string">
            <text:p>UPDATE personal_inteligencia SET aliases = array_append(aliases, <text:s/>ROW( 'Aleyda','Vitalicio','Ventura','Verduzco','personal_inteligencia_data/foto.png','1965-04-16','Australia',85171759,'azul claro','7965 Academy Street ','2034-04-15' )::alias_ty)</text:p>
          </table:table-cell>
          <table:table-cell table:formula="of:=CONCATENATE([.$P$2];[.C76];&quot;;&quot;)" office:value-type="string" office:string-value=" WHERE id = 43;" calcext:value-type="string">
            <text:p><text:s/>WHERE id = 4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71052472" calcext:value-type="float">
            <text:p>7105247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011 Kirkland Road </text:p>
          </table:table-cell>
          <table:table-cell table:style-name="ce106" office:value-type="string" calcext:value-type="string">
            <text:p>2035-11-09</text:p>
          </table:table-cell>
          <table:table-cell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office:value-type="string" office:string-value="UPDATE personal_inteligencia SET aliases = array_append(aliases,  ROW( 'Agustin','Juan','Villeda','Villeda','personal_inteligencia_data/foto.png','1993-04-14','Malasia',71052472,'verde claro','8011 Kirkland Road ','2035-11-09' )::alias_ty)" calcext:value-type="string">
            <text:p>UPDATE personal_inteligencia SET aliases = array_append(aliases, <text:s/>ROW( 'Agustin','Juan','Villeda','Villeda','personal_inteligencia_data/foto.png','1993-04-14','Malasia',71052472,'verde claro','8011 Kirkland Road ','2035-11-09' )::alias_ty)</text:p>
          </table:table-cell>
          <table:table-cell table:formula="of:=CONCATENATE([.$P$2];[.C77];&quot;;&quot;)" office:value-type="string" office:string-value=" WHERE id = 45;" calcext:value-type="string">
            <text:p><text:s/>WHERE id = 4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12362077" calcext:value-type="float">
            <text:p>12362077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201 Old Arrowhead Street </text:p>
          </table:table-cell>
          <table:table-cell table:style-name="ce106" office:value-type="string" calcext:value-type="string">
            <text:p>2035-06-27</text:p>
          </table:table-cell>
          <table:table-cell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office:value-type="string" office:string-value="UPDATE personal_inteligencia SET aliases = array_append(aliases,  ROW( 'Bernarda','Guadalupe','Santana','Sifuentes','personal_inteligencia_data/foto.png','1983-04-26','Holanda',12362077,'verde claro','8201 Old Arrowhead Street ','2035-06-27' )::alias_ty)" calcext:value-type="string">
            <text:p>UPDATE personal_inteligencia SET aliases = array_append(aliases, <text:s/>ROW( 'Bernarda','Guadalupe','Santana','Sifuentes','personal_inteligencia_data/foto.png','1983-04-26','Holanda',12362077,'verde claro','8201 Old Arrowhead Street ','2035-06-27' )::alias_ty)</text:p>
          </table:table-cell>
          <table:table-cell table:formula="of:=CONCATENATE([.$P$2];[.C78];&quot;;&quot;)" office:value-type="string" office:string-value=" WHERE id = 47;" calcext:value-type="string">
            <text:p><text:s/>WHERE id = 4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78775356" calcext:value-type="float">
            <text:p>7877535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351 E. Young St. </text:p>
          </table:table-cell>
          <table:table-cell table:style-name="ce106" office:value-type="string" calcext:value-type="string">
            <text:p>2034-07-19</text:p>
          </table:table-cell>
          <table:table-cell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office:value-type="string" office:string-value="UPDATE personal_inteligencia SET aliases = array_append(aliases,  ROW( 'Benedicto','Maximo','Segura','Solorzano','personal_inteligencia_data/foto.png','1969-07-22','Zimbabue',78775356,'marrón oscuro','8351 E. Young St. ','2034-07-19' )::alias_ty)" calcext:value-type="string">
            <text:p>UPDATE personal_inteligencia SET aliases = array_append(aliases, <text:s/>ROW( 'Benedicto','Maximo','Segura','Solorzano','personal_inteligencia_data/foto.png','1969-07-22','Zimbabue',78775356,'marrón oscuro','8351 E. Young St. ','2034-07-19' )::alias_ty)</text:p>
          </table:table-cell>
          <table:table-cell table:formula="of:=CONCATENATE([.$P$2];[.C79];&quot;;&quot;)" office:value-type="string" office:string-value=" WHERE id = 49;" calcext:value-type="string">
            <text:p><text:s/>WHERE id = 4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6646530" calcext:value-type="float">
            <text:p>8664653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466 Lakeview Street </text:p>
          </table:table-cell>
          <table:table-cell table:style-name="ce106" office:value-type="string" calcext:value-type="string">
            <text:p>2034-11-18</text:p>
          </table:table-cell>
          <table:table-cell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office:value-type="string" office:string-value="UPDATE personal_inteligencia SET aliases = array_append(aliases,  ROW( 'Arturo','Hercules','Tafoya','Tolentino','personal_inteligencia_data/foto.png','1975-01-17','Holanda',86646530,'verde claro','8466 Lakeview Street ','2034-11-18' )::alias_ty)" calcext:value-type="string">
            <text:p>UPDATE personal_inteligencia SET aliases = array_append(aliases, <text:s/>ROW( 'Arturo','Hercules','Tafoya','Tolentino','personal_inteligencia_data/foto.png','1975-01-17','Holanda',86646530,'verde claro','8466 Lakeview Street ','2034-11-18' )::alias_ty)</text:p>
          </table:table-cell>
          <table:table-cell table:formula="of:=CONCATENATE([.$P$2];[.C80];&quot;;&quot;)" office:value-type="string" office:string-value=" WHERE id = 51;" calcext:value-type="string">
            <text:p><text:s/>WHERE id = 5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44338124" calcext:value-type="float">
            <text:p>4433812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487 W. Foxrun Street </text:p>
          </table:table-cell>
          <table:table-cell table:style-name="ce106" office:value-type="string" calcext:value-type="string">
            <text:p>2036-08-24</text:p>
          </table:table-cell>
          <table:table-cell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office:value-type="string" office:string-value="UPDATE personal_inteligencia SET aliases = array_append(aliases,  ROW( 'Brenda','Isabella','Salgado','Santiago','personal_inteligencia_data/foto.png','2010-09-23','Malasia',44338124,'marrón oscuro','8487 W. Foxrun Street ','2036-08-24' )::alias_ty)" calcext:value-type="string">
            <text:p>UPDATE personal_inteligencia SET aliases = array_append(aliases, <text:s/>ROW( 'Brenda','Isabella','Salgado','Santiago','personal_inteligencia_data/foto.png','2010-09-23','Malasia',44338124,'marrón oscuro','8487 W. Foxrun Street ','2036-08-24' )::alias_ty)</text:p>
          </table:table-cell>
          <table:table-cell table:formula="of:=CONCATENATE([.$P$2];[.C81];&quot;;&quot;)" office:value-type="string" office:string-value=" WHERE id = 53;" calcext:value-type="string">
            <text:p><text:s/>WHERE id = 5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72919264" calcext:value-type="float">
            <text:p>7291926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58 Franklin Drive </text:p>
          </table:table-cell>
          <table:table-cell table:style-name="ce106" office:value-type="string" calcext:value-type="string">
            <text:p>2035-07-26</text:p>
          </table:table-cell>
          <table:table-cell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office:value-type="string" office:string-value="UPDATE personal_inteligencia SET aliases = array_append(aliases,  ROW( 'Aurelia','Calixtrato','Sorto','Tello','personal_inteligencia_data/foto.png','1985-11-11','Argentina',72919264,'marrón oscuro','858 Franklin Drive ','2035-07-26' )::alias_ty)" calcext:value-type="string">
            <text:p>UPDATE personal_inteligencia SET aliases = array_append(aliases, <text:s/>ROW( 'Aurelia','Calixtrato','Sorto','Tello','personal_inteligencia_data/foto.png','1985-11-11','Argentina',72919264,'marrón oscuro','858 Franklin Drive ','2035-07-26' )::alias_ty)</text:p>
          </table:table-cell>
          <table:table-cell table:formula="of:=CONCATENATE([.$P$2];[.C82];&quot;;&quot;)" office:value-type="string" office:string-value=" WHERE id = 55;" calcext:value-type="string">
            <text:p><text:s/>WHERE id = 55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33288937" calcext:value-type="float">
            <text:p>33288937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794 Old Cobblestone Ave. </text:p>
          </table:table-cell>
          <table:table-cell table:style-name="ce106" office:value-type="string" calcext:value-type="string">
            <text:p>2036-05-01</text:p>
          </table:table-cell>
          <table:table-cell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office:value-type="string" office:string-value="UPDATE personal_inteligencia SET aliases = array_append(aliases,  ROW( 'Anastasia','Eneida','Torres','Valerio','personal_inteligencia_data/foto.png','2000-04-03','Malasia',33288937,'verde claro','8794 Old Cobblestone Ave. ','2036-05-01' )::alias_ty)" calcext:value-type="string">
            <text:p>UPDATE personal_inteligencia SET aliases = array_append(aliases, <text:s/>ROW( 'Anastasia','Eneida','Torres','Valerio','personal_inteligencia_data/foto.png','2000-04-03','Malasia',33288937,'verde claro','8794 Old Cobblestone Ave. ','2036-05-01' )::alias_ty)</text:p>
          </table:table-cell>
          <table:table-cell table:formula="of:=CONCATENATE([.$P$2];[.C83];&quot;;&quot;)" office:value-type="string" office:string-value=" WHERE id = 57;" calcext:value-type="string">
            <text:p><text:s/>WHERE id = 57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91531560" calcext:value-type="float">
            <text:p>91531560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884 Glenridge Ave. </text:p>
          </table:table-cell>
          <table:table-cell table:style-name="ce106" office:value-type="string" calcext:value-type="string">
            <text:p>2035-08-16</text:p>
          </table:table-cell>
          <table:table-cell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office:value-type="string" office:string-value="UPDATE personal_inteligencia SET aliases = array_append(aliases,  ROW( 'Aurelio','Corania','Solorio','Tejeda','personal_inteligencia_data/foto.png','1996-01-05','Argentina',91531560,'verde oscuro','884 Glenridge Ave. ','2035-08-16' )::alias_ty)" calcext:value-type="string">
            <text:p>UPDATE personal_inteligencia SET aliases = array_append(aliases, <text:s/>ROW( 'Aurelio','Corania','Solorio','Tejeda','personal_inteligencia_data/foto.png','1996-01-05','Argentina',91531560,'verde oscuro','884 Glenridge Ave. ','2035-08-16' )::alias_ty)</text:p>
          </table:table-cell>
          <table:table-cell table:formula="of:=CONCATENATE([.$P$2];[.C84];&quot;;&quot;)" office:value-type="string" office:string-value=" WHERE id = 59;" calcext:value-type="string">
            <text:p><text:s/>WHERE id = 59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41883163" calcext:value-type="float">
            <text:p>41883163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893 South Stonybrook Dr. </text:p>
          </table:table-cell>
          <table:table-cell table:style-name="ce106" office:value-type="string" calcext:value-type="string">
            <text:p>2035-11-17</text:p>
          </table:table-cell>
          <table:table-cell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office:value-type="string" office:string-value="UPDATE personal_inteligencia SET aliases = array_append(aliases,  ROW( 'America','Rosaura','Valdez','Valles','personal_inteligencia_data/foto.png','1990-07-24','Argentina',41883163,'verde oscuro','893 South Stonybrook Dr. ','2035-11-17' )::alias_ty)" calcext:value-type="string">
            <text:p>UPDATE personal_inteligencia SET aliases = array_append(aliases, <text:s/>ROW( 'America','Rosaura','Valdez','Valles','personal_inteligencia_data/foto.png','1990-07-24','Argentina',41883163,'verde oscuro','893 South Stonybrook Dr. ','2035-11-17' )::alias_ty)</text:p>
          </table:table-cell>
          <table:table-cell table:formula="of:=CONCATENATE([.$P$2];[.C85];&quot;;&quot;)" office:value-type="string" office:string-value=" WHERE id = 61;" calcext:value-type="string">
            <text:p><text:s/>WHERE id = 61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26858634" calcext:value-type="float">
            <text:p>2685863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8966 High Drive </text:p>
          </table:table-cell>
          <table:table-cell table:style-name="ce106" office:value-type="string" calcext:value-type="string">
            <text:p>2036-02-14</text:p>
          </table:table-cell>
          <table:table-cell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office:value-type="string" office:string-value="UPDATE personal_inteligencia SET aliases = array_append(aliases,  ROW( 'Ana','Veronica','Umana','Vallejo','personal_inteligencia_data/foto.png','1994-09-06','Taiwán',26858634,'azul claro','8966 High Drive ','2036-02-14' )::alias_ty)" calcext:value-type="string">
            <text:p>UPDATE personal_inteligencia SET aliases = array_append(aliases, <text:s/>ROW( 'Ana','Veronica','Umana','Vallejo','personal_inteligencia_data/foto.png','1994-09-06','Taiwán',26858634,'azul claro','8966 High Drive ','2036-02-14' )::alias_ty)</text:p>
          </table:table-cell>
          <table:table-cell table:formula="of:=CONCATENATE([.$P$2];[.C86];&quot;;&quot;)" office:value-type="string" office:string-value=" WHERE id = 63;" calcext:value-type="string">
            <text:p><text:s/>WHERE id = 63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12608349" calcext:value-type="float">
            <text:p>12608349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036 Harvey Street </text:p>
          </table:table-cell>
          <table:table-cell table:style-name="ce106" office:value-type="string" calcext:value-type="string">
            <text:p>2035-06-26</text:p>
          </table:table-cell>
          <table:table-cell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office:value-type="string" office:string-value="UPDATE personal_inteligencia SET aliases = array_append(aliases,  ROW( 'Amanda','Tulio','Vallejo','Velasquez','personal_inteligencia_data/foto.png','1982-03-05','Groenlandia',12608349,'marrón claro','9036 Harvey Street ','2035-06-26' )::alias_ty)" calcext:value-type="string">
            <text:p>UPDATE personal_inteligencia SET aliases = array_append(aliases, <text:s/>ROW( 'Amanda','Tulio','Vallejo','Velasquez','personal_inteligencia_data/foto.png','1982-03-05','Groenlandia',12608349,'marrón claro','9036 Harvey Street ','2035-06-26' )::alias_ty)</text:p>
          </table:table-cell>
          <table:table-cell table:formula="of:=CONCATENATE([.$P$2];[.C87];&quot;;&quot;)" office:value-type="string" office:string-value=" WHERE id = 65;" calcext:value-type="string">
            <text:p><text:s/>WHERE id = 65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55541100" calcext:value-type="float">
            <text:p>55541100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17 Ketch Harbour St. </text:p>
          </table:table-cell>
          <table:table-cell table:style-name="ce106" office:value-type="string" calcext:value-type="string">
            <text:p>2035-09-14</text:p>
          </table:table-cell>
          <table:table-cell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office:value-type="string" office:string-value="UPDATE personal_inteligencia SET aliases = array_append(aliases,  ROW( 'Bernarda','Michael','Santamaria','Servin','personal_inteligencia_data/foto.png','1990-01-26','Groenlandia',55541100,'azul oscuro','917 Ketch Harbour St. ','2035-09-14' )::alias_ty)" calcext:value-type="string">
            <text:p>UPDATE personal_inteligencia SET aliases = array_append(aliases, <text:s/>ROW( 'Bernarda','Michael','Santamaria','Servin','personal_inteligencia_data/foto.png','1990-01-26','Groenlandia',55541100,'azul oscuro','917 Ketch Harbour St. ','2035-09-14' )::alias_ty)</text:p>
          </table:table-cell>
          <table:table-cell table:formula="of:=CONCATENATE([.$P$2];[.C88];&quot;;&quot;)" office:value-type="string" office:string-value=" WHERE id = 67;" calcext:value-type="string">
            <text:p><text:s/>WHERE id = 67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0013546" calcext:value-type="float">
            <text:p>70013546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205 Carson Street </text:p>
          </table:table-cell>
          <table:table-cell table:style-name="ce106" office:value-type="string" calcext:value-type="string">
            <text:p>2035-10-11</text:p>
          </table:table-cell>
          <table:table-cell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office:value-type="string" office:string-value="UPDATE personal_inteligencia SET aliases = array_append(aliases,  ROW( 'Bertrudis','Saida','Sandoval','Serrato','personal_inteligencia_data/foto.png','1991-08-22','Groenlandia',70013546,'marrón claro','9205 Carson Street ','2035-10-11' )::alias_ty)" calcext:value-type="string">
            <text:p>UPDATE personal_inteligencia SET aliases = array_append(aliases, <text:s/>ROW( 'Bertrudis','Saida','Sandoval','Serrato','personal_inteligencia_data/foto.png','1991-08-22','Groenlandia',70013546,'marrón claro','9205 Carson Street ','2035-10-11' )::alias_ty)</text:p>
          </table:table-cell>
          <table:table-cell table:formula="of:=CONCATENATE([.$P$2];[.C89];&quot;;&quot;)" office:value-type="string" office:string-value=" WHERE id = 69;" calcext:value-type="string">
            <text:p><text:s/>WHERE id = 69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78831341" calcext:value-type="float">
            <text:p>78831341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22 North Brown Street </text:p>
          </table:table-cell>
          <table:table-cell table:style-name="ce106" office:value-type="string" calcext:value-type="string">
            <text:p>2034-01-27</text:p>
          </table:table-cell>
          <table:table-cell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office:value-type="string" office:string-value="UPDATE personal_inteligencia SET aliases = array_append(aliases,  ROW( 'Benedicto','Klement','Serna','Sosa','personal_inteligencia_data/foto.png','1965-09-20','Zimbabue',78831341,'marrón claro','922 North Brown Street ','2034-01-27' )::alias_ty)" calcext:value-type="string">
            <text:p>UPDATE personal_inteligencia SET aliases = array_append(aliases, <text:s/>ROW( 'Benedicto','Klement','Serna','Sosa','personal_inteligencia_data/foto.png','1965-09-20','Zimbabue',78831341,'marrón claro','922 North Brown Street ','2034-01-27' )::alias_ty)</text:p>
          </table:table-cell>
          <table:table-cell table:formula="of:=CONCATENATE([.$P$2];[.C90];&quot;;&quot;)" office:value-type="string" office:string-value=" WHERE id = 71;" calcext:value-type="string">
            <text:p><text:s/>WHERE id = 71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25287214" calcext:value-type="float">
            <text:p>25287214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9414 Fawn St. </text:p>
          </table:table-cell>
          <table:table-cell table:style-name="ce106" office:value-type="string" calcext:value-type="string">
            <text:p>2034-08-14</text:p>
          </table:table-cell>
          <table:table-cell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office:value-type="string" office:string-value="UPDATE personal_inteligencia SET aliases = array_append(aliases,  ROW( 'Alicia','Jaime','Valverde','Veliz','personal_inteligencia_data/foto.png','1975-06-03','Irlanda',25287214,'verde claro','9414 Fawn St. ','2034-08-14' )::alias_ty)" calcext:value-type="string">
            <text:p>UPDATE personal_inteligencia SET aliases = array_append(aliases, <text:s/>ROW( 'Alicia','Jaime','Valverde','Veliz','personal_inteligencia_data/foto.png','1975-06-03','Irlanda',25287214,'verde claro','9414 Fawn St. ','2034-08-14' )::alias_ty)</text:p>
          </table:table-cell>
          <table:table-cell table:formula="of:=CONCATENATE([.$P$2];[.C91];&quot;;&quot;)" office:value-type="string" office:string-value=" WHERE id = 73;" calcext:value-type="string">
            <text:p><text:s/>WHERE id = 73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58199045" calcext:value-type="float">
            <text:p>58199045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44 Shadow Brook Ave. </text:p>
          </table:table-cell>
          <table:table-cell table:style-name="ce106" office:value-type="string" calcext:value-type="string">
            <text:p>2034-12-17</text:p>
          </table:table-cell>
          <table:table-cell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office:value-type="string" office:string-value="UPDATE personal_inteligencia SET aliases = array_append(aliases,  ROW( 'Altagracia','Paulo','Valles','Velazquez','personal_inteligencia_data/foto.png','1975-10-27','Holanda',58199045,'azul oscuro','944 Shadow Brook Ave. ','2034-12-17' )::alias_ty)" calcext:value-type="string">
            <text:p>UPDATE personal_inteligencia SET aliases = array_append(aliases, <text:s/>ROW( 'Altagracia','Paulo','Valles','Velazquez','personal_inteligencia_data/foto.png','1975-10-27','Holanda',58199045,'azul oscuro','944 Shadow Brook Ave. ','2034-12-17' )::alias_ty)</text:p>
          </table:table-cell>
          <table:table-cell table:formula="of:=CONCATENATE([.$P$2];[.C92];&quot;;&quot;)" office:value-type="string" office:string-value=" WHERE id = 75;" calcext:value-type="string">
            <text:p><text:s/>WHERE id = 7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72459515" calcext:value-type="float">
            <text:p>7245951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54 Lyme Road </text:p>
          </table:table-cell>
          <table:table-cell table:style-name="ce106" office:value-type="string" calcext:value-type="string">
            <text:p>2035-04-18</text:p>
          </table:table-cell>
          <table:table-cell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office:value-type="string" office:string-value="UPDATE personal_inteligencia SET aliases = array_append(aliases,  ROW( 'Benjamin','Felix','Santillan','Sifuentes','personal_inteligencia_data/foto.png','1981-11-20','Irlanda',72459515,'marrón oscuro','954 Lyme Road ','2035-04-18' )::alias_ty)" calcext:value-type="string">
            <text:p>UPDATE personal_inteligencia SET aliases = array_append(aliases, <text:s/>ROW( 'Benjamin','Felix','Santillan','Sifuentes','personal_inteligencia_data/foto.png','1981-11-20','Irlanda',72459515,'marrón oscuro','954 Lyme Road ','2035-04-18' )::alias_ty)</text:p>
          </table:table-cell>
          <table:table-cell table:formula="of:=CONCATENATE([.$P$2];[.C93];&quot;;&quot;)" office:value-type="string" office:string-value=" WHERE id = 77;" calcext:value-type="string">
            <text:p><text:s/>WHERE id = 7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59376493" calcext:value-type="float">
            <text:p>5937649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552 Beach Ave. </text:p>
          </table:table-cell>
          <table:table-cell table:style-name="ce106" office:value-type="string" calcext:value-type="string">
            <text:p>2036-07-16</text:p>
          </table:table-cell>
          <table:table-cell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office:value-type="string" office:string-value="UPDATE personal_inteligencia SET aliases = array_append(aliases,  ROW( 'Andres','Lincoln','Toledo','Valdivia','personal_inteligencia_data/foto.png','2002-05-07','Uganda',59376493,'azul oscuro','9552 Beach Ave. ','2036-07-16' )::alias_ty)" calcext:value-type="string">
            <text:p>UPDATE personal_inteligencia SET aliases = array_append(aliases, <text:s/>ROW( 'Andres','Lincoln','Toledo','Valdivia','personal_inteligencia_data/foto.png','2002-05-07','Uganda',59376493,'azul oscuro','9552 Beach Ave. ','2036-07-16' )::alias_ty)</text:p>
          </table:table-cell>
          <table:table-cell table:formula="of:=CONCATENATE([.$P$2];[.C94];&quot;;&quot;)" office:value-type="string" office:string-value=" WHERE id = 79;" calcext:value-type="string">
            <text:p><text:s/>WHERE id = 79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75247577" calcext:value-type="float">
            <text:p>75247577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9619 Jennings Rd. </text:p>
          </table:table-cell>
          <table:table-cell table:style-name="ce106" office:value-type="string" calcext:value-type="string">
            <text:p>2036-11-25</text:p>
          </table:table-cell>
          <table:table-cell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office:value-type="string" office:string-value="UPDATE personal_inteligencia SET aliases = array_append(aliases,  ROW( 'Alba','Mabel','Verduzco','Viera','personal_inteligencia_data/foto.png','2010-11-25','Zimbabue',75247577,'verde oscuro','9619 Jennings Rd. ','2036-11-25' )::alias_ty)" calcext:value-type="string">
            <text:p>UPDATE personal_inteligencia SET aliases = array_append(aliases, <text:s/>ROW( 'Alba','Mabel','Verduzco','Viera','personal_inteligencia_data/foto.png','2010-11-25','Zimbabue',75247577,'verde oscuro','9619 Jennings Rd. ','2036-11-25' )::alias_ty)</text:p>
          </table:table-cell>
          <table:table-cell table:formula="of:=CONCATENATE([.$P$2];[.C95];&quot;;&quot;)" office:value-type="string" office:string-value=" WHERE id = 81;" calcext:value-type="string">
            <text:p><text:s/>WHERE id = 81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1476608" calcext:value-type="float">
            <text:p>7147660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62 St Paul St. </text:p>
          </table:table-cell>
          <table:table-cell table:style-name="ce106" office:value-type="string" calcext:value-type="string">
            <text:p>2035-08-06</text:p>
          </table:table-cell>
          <table:table-cell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office:value-type="string" office:string-value="UPDATE personal_inteligencia SET aliases = array_append(aliases,  ROW( 'Amara','Alan','Valerio','Velarde','personal_inteligencia_data/foto.png','1989-03-23','Groenlandia',71476608,'marrón oscuro','962 St Paul St. ','2035-08-06' )::alias_ty)" calcext:value-type="string">
            <text:p>UPDATE personal_inteligencia SET aliases = array_append(aliases, <text:s/>ROW( 'Amara','Alan','Valerio','Velarde','personal_inteligencia_data/foto.png','1989-03-23','Groenlandia',71476608,'marrón oscuro','962 St Paul St. ','2035-08-06' )::alias_ty)</text:p>
          </table:table-cell>
          <table:table-cell table:formula="of:=CONCATENATE([.$P$2];[.C96];&quot;;&quot;)" office:value-type="string" office:string-value=" WHERE id = 83;" calcext:value-type="string">
            <text:p><text:s/>WHERE id = 83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1671723" calcext:value-type="float">
            <text:p>2167172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822 High Noon Street </text:p>
          </table:table-cell>
          <table:table-cell table:style-name="ce106" office:value-type="string" calcext:value-type="string">
            <text:p>2036-08-13</text:p>
          </table:table-cell>
          <table:table-cell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office:value-type="string" office:string-value="UPDATE personal_inteligencia SET aliases = array_append(aliases,  ROW( 'Bella','Orosio','Serrano','Suarez','personal_inteligencia_data/foto.png','2011-05-23','Uganda',21671723,'azul oscuro','9822 High Noon Street ','2036-08-13' )::alias_ty)" calcext:value-type="string">
            <text:p>UPDATE personal_inteligencia SET aliases = array_append(aliases, <text:s/>ROW( 'Bella','Orosio','Serrano','Suarez','personal_inteligencia_data/foto.png','2011-05-23','Uganda',21671723,'azul oscuro','9822 High Noon Street ','2036-08-13' )::alias_ty)</text:p>
          </table:table-cell>
          <table:table-cell table:formula="of:=CONCATENATE([.$P$2];[.C97];&quot;;&quot;)" office:value-type="string" office:string-value=" WHERE id = 85;" calcext:value-type="string">
            <text:p><text:s/>WHERE id = 85;</text:p>
          </table:table-cell>
          <table:table-cell table:number-columns-repeated="100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90740410" calcext:value-type="float">
            <text:p>90740410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951 Lyme Road </text:p>
          </table:table-cell>
          <table:table-cell table:style-name="ce106" office:value-type="string" calcext:value-type="string">
            <text:p>2035-06-30</text:p>
          </table:table-cell>
          <table:table-cell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office:value-type="string" office:string-value="UPDATE personal_inteligencia SET aliases = array_append(aliases,  ROW( 'Atenea','Cesar','Suarez','Thomas','personal_inteligencia_data/foto.png','1984-04-26','Groenlandia',90740410,'marrón claro','9951 Lyme Road ','2035-06-30' )::alias_ty)" calcext:value-type="string">
            <text:p>UPDATE personal_inteligencia SET aliases = array_append(aliases, <text:s/>ROW( 'Atenea','Cesar','Suarez','Thomas','personal_inteligencia_data/foto.png','1984-04-26','Groenlandia',90740410,'marrón claro','9951 Lyme Road ','2035-06-30' )::alias_ty)</text:p>
          </table:table-cell>
          <table:table-cell table:formula="of:=CONCATENATE([.$P$2];[.C98];&quot;;&quot;)" office:value-type="string" office:string-value=" WHERE id = 87;" calcext:value-type="string">
            <text:p><text:s/>WHERE id = 8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6985649" calcext:value-type="float">
            <text:p>7698564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Atlantic City, NJ 08401</text:p>
          </table:table-cell>
          <table:table-cell table:style-name="ce106" office:value-type="string" calcext:value-type="string">
            <text:p>2035-04-02</text:p>
          </table:table-cell>
          <table:table-cell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office:value-type="string" office:string-value="UPDATE personal_inteligencia SET aliases = array_append(aliases,  ROW( 'Adria','Zamira','Wright','Zamora','personal_inteligencia_data/foto.png','1977-10-31','Groenlandia',76985649,'marrón oscuro','Atlantic City, NJ 08401','2035-04-02' )::alias_ty)" calcext:value-type="string">
            <text:p>UPDATE personal_inteligencia SET aliases = array_append(aliases, <text:s/>ROW( 'Adria','Zamira','Wright','Zamora','personal_inteligencia_data/foto.png','1977-10-31','Groenlandia',76985649,'marrón oscuro','Atlantic City, NJ 08401','2035-04-02' )::alias_ty)</text:p>
          </table:table-cell>
          <table:table-cell table:formula="of:=CONCATENATE([.$P$2];[.C99];&quot;;&quot;)" office:value-type="string" office:string-value=" WHERE id = 89;" calcext:value-type="string">
            <text:p><text:s/>WHERE id = 8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91359850" calcext:value-type="float">
            <text:p>91359850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Chattanooga, TN 37421</text:p>
          </table:table-cell>
          <table:table-cell table:style-name="ce106" office:value-type="string" calcext:value-type="string">
            <text:p>2034-07-03</text:p>
          </table:table-cell>
          <table:table-cell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office:value-type="string" office:string-value="UPDATE personal_inteligencia SET aliases = array_append(aliases,  ROW( 'Adan','Tarsicio','Zavala','Zarate','personal_inteligencia_data/foto.png','1971-04-19','Holanda',91359850,'azul oscuro','Chattanooga, TN 37421','2034-07-03' )::alias_ty)" calcext:value-type="string">
            <text:p>UPDATE personal_inteligencia SET aliases = array_append(aliases, <text:s/>ROW( 'Adan','Tarsicio','Zavala','Zarate','personal_inteligencia_data/foto.png','1971-04-19','Holanda',91359850,'azul oscuro','Chattanooga, TN 37421','2034-07-03' )::alias_ty)</text:p>
          </table:table-cell>
          <table:table-cell table:formula="of:=CONCATENATE([.$P$2];[.C100];&quot;;&quot;)" office:value-type="string" office:string-value=" WHERE id = 91;" calcext:value-type="string">
            <text:p><text:s/>WHERE id = 91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53326096" calcext:value-type="float">
            <text:p>53326096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Leland, NC 28451</text:p>
          </table:table-cell>
          <table:table-cell table:style-name="ce106" office:value-type="string" calcext:value-type="string">
            <text:p>2034-03-12</text:p>
          </table:table-cell>
          <table:table-cell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office:value-type="string" office:string-value="UPDATE personal_inteligencia SET aliases = array_append(aliases,  ROW( 'Abigail','Soledad','Zepeda','Zepeda','personal_inteligencia_data/foto.png','1966-05-13','Irlanda',53326096,'verde claro','Leland, NC 28451','2034-03-12' )::alias_ty)" calcext:value-type="string">
            <text:p>UPDATE personal_inteligencia SET aliases = array_append(aliases, <text:s/>ROW( 'Abigail','Soledad','Zepeda','Zepeda','personal_inteligencia_data/foto.png','1966-05-13','Irlanda',53326096,'verde claro','Leland, NC 28451','2034-03-12' )::alias_ty)</text:p>
          </table:table-cell>
          <table:table-cell table:formula="of:=CONCATENATE([.$P$2];[.C101];&quot;;&quot;)" office:value-type="string" office:string-value=" WHERE id = 93;" calcext:value-type="string">
            <text:p><text:s/>WHERE id = 93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56664014" calcext:value-type="float">
            <text:p>56664014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Mc Lean, VA 22101</text:p>
          </table:table-cell>
          <table:table-cell table:style-name="ce106" office:value-type="string" calcext:value-type="string">
            <text:p>2035-06-07</text:p>
          </table:table-cell>
          <table:table-cell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office:value-type="string" office:string-value="UPDATE personal_inteligencia SET aliases = array_append(aliases,  ROW( 'Adria','Eduviges','Ward','Zambrano','personal_inteligencia_data/foto.png','1980-05-19','Argentina',56664014,'verde oscuro','Mc Lean, VA 22101','2035-06-07' )::alias_ty)" calcext:value-type="string">
            <text:p>UPDATE personal_inteligencia SET aliases = array_append(aliases, <text:s/>ROW( 'Adria','Eduviges','Ward','Zambrano','personal_inteligencia_data/foto.png','1980-05-19','Argentina',56664014,'verde oscuro','Mc Lean, VA 22101','2035-06-07' )::alias_ty)</text:p>
          </table:table-cell>
          <table:table-cell table:formula="of:=CONCATENATE([.$P$2];[.C102];&quot;;&quot;)" office:value-type="string" office:string-value=" WHERE id = 95;" calcext:value-type="string">
            <text:p><text:s/>WHERE id = 95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49900863" calcext:value-type="float">
            <text:p>49900863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Patchogue, NY 11772</text:p>
          </table:table-cell>
          <table:table-cell table:style-name="ce106" office:value-type="string" calcext:value-type="string">
            <text:p>2035-09-25</text:p>
          </table:table-cell>
          <table:table-cell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office:value-type="string" office:string-value="UPDATE personal_inteligencia SET aliases = array_append(aliases,  ROW( 'Adrian','Constantino','Walker','White','personal_inteligencia_data/foto.png','1982-10-08','Argentina',49900863,'azul claro','Patchogue, NY 11772','2035-09-25' )::alias_ty)" calcext:value-type="string">
            <text:p>UPDATE personal_inteligencia SET aliases = array_append(aliases, <text:s/>ROW( 'Adrian','Constantino','Walker','White','personal_inteligencia_data/foto.png','1982-10-08','Argentina',49900863,'azul claro','Patchogue, NY 11772','2035-09-25' )::alias_ty)</text:p>
          </table:table-cell>
          <table:table-cell table:formula="of:=CONCATENATE([.$P$2];[.C103];&quot;;&quot;)" office:value-type="string" office:string-value=" WHERE id = 97;" calcext:value-type="string">
            <text:p><text:s/>WHERE id = 97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64063940" calcext:value-type="float">
            <text:p>64063940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Peachtree City, GA 30269</text:p>
          </table:table-cell>
          <table:table-cell table:style-name="ce106" office:value-type="string" calcext:value-type="string">
            <text:p>2034-10-03</text:p>
          </table:table-cell>
          <table:table-cell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office:value-type="string" office:string-value="UPDATE personal_inteligencia SET aliases = array_append(aliases,  ROW( 'Adolfo','Berenice','Zacarias','Zaragoza','personal_inteligencia_data/foto.png','1974-10-04','Holanda',64063940,'marrón claro','Peachtree City, GA 30269','2034-10-03' )::alias_ty)" calcext:value-type="string">
            <text:p>UPDATE personal_inteligencia SET aliases = array_append(aliases, <text:s/>ROW( 'Adolfo','Berenice','Zacarias','Zaragoza','personal_inteligencia_data/foto.png','1974-10-04','Holanda',64063940,'marrón claro','Peachtree City, GA 30269','2034-10-03' )::alias_ty)</text:p>
          </table:table-cell>
          <table:table-cell table:formula="of:=CONCATENATE([.$P$2];[.C104];&quot;;&quot;)" office:value-type="string" office:string-value=" WHERE id = 99;" calcext:value-type="string">
            <text:p><text:s/>WHERE id = 99;</text:p>
          </table:table-cell>
          <table:table-cell table:number-columns-repeated="1006"/>
        </table:table-row>
        <table:table-row table:style-name="ro4"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38473813" calcext:value-type="float">
            <text:p>3847381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Unit 7 </text:p>
          </table:table-cell>
          <table:table-cell table:style-name="ce106" office:value-type="string" calcext:value-type="string">
            <text:p>2035-10-11</text:p>
          </table:table-cell>
          <table:table-cell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office:value-type="string" office:string-value="UPDATE personal_inteligencia SET aliases = array_append(aliases,  ROW( 'Adriana','Eliana','Villeda','Ward','personal_inteligencia_data/foto.png','1987-10-13','Taiwán',38473813,'marrón oscuro','Unit 7 ','2035-10-11' )::alias_ty)" calcext:value-type="string">
            <text:p>UPDATE personal_inteligencia SET aliases = array_append(aliases, <text:s/>ROW( 'Adriana','Eliana','Villeda','Ward','personal_inteligencia_data/foto.png','1987-10-13','Taiwán',38473813,'marrón oscuro','Unit 7 ','2035-10-11' )::alias_ty)</text:p>
          </table:table-cell>
          <table:table-cell table:formula="of:=CONCATENATE([.$P$2];[.C105];&quot;;&quot;)" office:value-type="string" office:string-value=" WHERE id = 101;" calcext:value-type="string">
            <text:p><text:s/>WHERE id = 101;</text:p>
          </table:table-cell>
          <table:table-cell table:number-columns-repeated="1006"/>
        </table:table-row>
        <table:table-row table:style-name="ro4" table:number-rows-repeated="2">
          <table:table-cell table:style-name="ce27"/>
          <table:table-cell table:style-name="ce31"/>
          <table:table-cell table:number-columns-repeated="8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1008"/>
        </table:table-row>
        <table:table-row table:style-name="ro4" table:number-rows-repeated="3">
          <table:table-cell table:style-name="ce27"/>
          <table:table-cell table:style-name="ce25"/>
          <table:table-cell table:number-columns-repeated="8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1008"/>
        </table:table-row>
        <table:table-row table:style-name="ro4" table:number-rows-repeated="20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1008"/>
        </table:table-row>
        <table:table-row table:style-name="ro4">
          <table:table-cell table:number-columns-repeated="6"/>
          <table:table-cell table:style-name="Default"/>
          <table:table-cell table:number-columns-repeated="3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1008"/>
        </table:table-row>
        <table:table-row table:style-name="ro4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1008"/>
        </table:table-row>
        <table:table-row table:style-name="ro4" table:number-rows-repeated="3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1008"/>
        </table:table-row>
        <table:table-row table:style-name="ro4" table:number-rows-repeated="15">
          <table:table-cell table:number-columns-repeated="10"/>
          <table:table-cell table:style-name="ce53"/>
          <table:table-cell table:number-columns-repeated="3"/>
          <table:table-cell table:style-name="ce60"/>
          <table:table-cell table:style-name="ce106"/>
          <table:table-cell table:number-columns-repeated="1008"/>
        </table:table-row>
        <table:table-row table:style-name="ro4" table:number-rows-repeated="2">
          <table:table-cell table:number-columns-repeated="14"/>
          <table:table-cell table:style-name="ce60"/>
          <table:table-cell table:style-name="ce106"/>
          <table:table-cell table:number-columns-repeated="1008"/>
        </table:table-row>
        <table:table-row table:style-name="ro4" table:number-rows-repeated="64">
          <table:table-cell table:number-columns-repeated="14"/>
          <table:table-cell table:style-name="ce60"/>
          <table:table-cell table:number-columns-repeated="1009"/>
        </table:table-row>
        <table:table-row table:style-name="ro4" table:number-rows-repeated="104835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ST_CARGO" table:style-name="ta4">
        <office:forms form:automatic-focus="false" form:apply-design-mode="false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0" table:default-cell-style-name="ce24"/>
        <table:table-column table:style-name="co62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4" table:default-cell-style-name="ce24"/>
        <table:table-column table:style-name="co65" table:default-cell-style-name="ce114"/>
        <table:table-column table:style-name="co66" table:default-cell-style-name="Default"/>
        <table:table-column table:style-name="co67" table:default-cell-style-name="Default"/>
        <table:table-column table:style-name="co63" table:default-cell-style-name="ce118"/>
        <table:table-column table:style-name="co68" table:default-cell-style-name="ce118"/>
        <table:table-column table:style-name="co69" table:default-cell-style-name="ce123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1007" table:default-cell-style-name="Default"/>
        <table:table-row table:style-name="ro6">
          <table:table-cell table:number-columns-repeated="1024"/>
        </table:table-row>
        <table:table-row table:style-name="ro6">
          <table:table-cell table:style-name="ce107" office:value-type="string" calcext:value-type="string">
            <text:p>primer_nombre</text:p>
          </table:table-cell>
          <table:table-cell table:style-name="ce107" office:value-type="string" calcext:value-type="string">
            <text:p>primer_apellido</text:p>
          </table:table-cell>
          <table:table-cell table:style-name="ce111" office:value-type="string" calcext:value-type="string">
            <text:p>fecha_nacimiento</text:p>
          </table:table-cell>
          <table:table-cell table:style-name="ce111" office:value-type="string" calcext:value-type="string">
            <text:p>class_seguridad</text:p>
          </table:table-cell>
          <table:table-cell table:style-name="ce2" office:value-type="string" calcext:value-type="string">
            <text:p>fk_lugar</text:p>
          </table:table-cell>
          <table:table-cell table:style-name="ce25" table:number-columns-repeated="2"/>
          <table:table-cell table:style-name="ce111"/>
          <table:table-cell table:style-name="ce115" office:value-type="string" calcext:value-type="string">
            <text:p>n</text:p>
          </table:table-cell>
          <table:table-cell table:style-name="ce39" office:value-type="string" calcext:value-type="string">
            <text:p>fk_personal_inteligencia</text:p>
          </table:table-cell>
          <table:table-cell table:style-name="ce41" office:value-type="string" calcext:value-type="string">
            <text:p>cargo</text:p>
          </table:table-cell>
          <table:table-cell table:style-name="ce119" office:value-type="string" calcext:value-type="string">
            <text:p>fk_estacion</text:p>
          </table:table-cell>
          <table:table-cell table:style-name="ce119" office:value-type="string" calcext:value-type="string">
            <text:p>fk_oficina_principal</text:p>
          </table:table-cell>
          <table:table-cell table:style-name="ce124" office:value-type="string" calcext:value-type="string">
            <text:p>fk_empleado_jefe</text:p>
          </table:table-cell>
          <table:table-cell table:style-name="ce128" office:value-type="string" calcext:value-type="string">
            <text:p>fecha_inicio</text:p>
          </table:table-cell>
          <table:table-cell table:style-name="ce128" office:value-type="string" calcext:value-type="string">
            <text:p>fecha_fin</text:p>
          </table:table-cell>
          <table:table-cell table:style-name="ce130" office:value-type="string" calcext:value-type="string">
            <text:p>INSERT INTO HIST_CARGO (fecha_inicio, fecha_fin, cargo, <text:s/>fk_personal_inteligencia, fk_estacion, fk_oficina_principal) VALUES 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lorentina'</text:p>
          </table:table-cell>
          <table:table-cell table:style-name="ce14" office:value-type="string" calcext:value-type="string">
            <text:p>'Landa'</text:p>
          </table:table-cell>
          <table:table-cell table:style-name="ce112" office:value-type="string" calcext:value-type="string">
            <text:p>1993-03-05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];&quot;','&quot;;[.P3];&quot;','&quot;;[.K3];&quot;',&quot;;[.J3];&quot;,&quot;;[.L3];&quot;,&quot;;[.M3];&quot;),&quot;)" office:value-type="string" office:string-value="('2034-01-05 01:00:00','2035-03-09 07:00:00','agente',1,1,1)," calcext:value-type="string">
            <text:p>('2034-01-05 01:00:00','2035-03-09 07:00:00','agente',1,1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Oviedo'</text:p>
          </table:table-cell>
          <table:table-cell table:style-name="ce112" office:value-type="string" calcext:value-type="string">
            <text:p>2000-10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];&quot;','&quot;;[.P4];&quot;','&quot;;[.K4];&quot;',&quot;;[.J4];&quot;,&quot;;[.L4];&quot;,&quot;;[.M4];&quot;),&quot;)" office:value-type="string" office:string-value="('2034-01-05 01:00:00','2035-03-09 07:00:00','analista',2,1,1)," calcext:value-type="string">
            <text:p>('2034-01-05 01:00:00','2035-03-09 07:00:00','analista',2,1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Libertad'</text:p>
          </table:table-cell>
          <table:table-cell table:style-name="ce14" office:value-type="string" calcext:value-type="string">
            <text:p>'Casas'</text:p>
          </table:table-cell>
          <table:table-cell table:style-name="ce112" office:value-type="string" calcext:value-type="string">
            <text:p>1998-11-21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];&quot;','&quot;;[.P5];&quot;','&quot;;[.K5];&quot;',&quot;;[.J5];&quot;,&quot;;[.L5];&quot;,&quot;;[.M5];&quot;),&quot;)" office:value-type="string" office:string-value="('2034-01-06 01:00:00','2035-03-12 07:00:00','agente',3,1,1)," calcext:value-type="string">
            <text:p>('2034-01-06 01:00:00','2035-03-12 07:00:00','agente',3,1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Teodora'</text:p>
          </table:table-cell>
          <table:table-cell table:style-name="ce14" office:value-type="string" calcext:value-type="string">
            <text:p>'Nolasco'</text:p>
          </table:table-cell>
          <table:table-cell table:style-name="ce112" office:value-type="string" calcext:value-type="string">
            <text:p>1997-12-1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];&quot;','&quot;;[.P6];&quot;','&quot;;[.K6];&quot;',&quot;;[.J6];&quot;,&quot;;[.L6];&quot;,&quot;;[.M6];&quot;),&quot;)" office:value-type="string" office:string-value="('2034-01-06 01:00:00','2035-03-12 07:00:00','analista',4,1,1)," calcext:value-type="string">
            <text:p>('2034-01-06 01:00:00','2035-03-12 07:00:00','analista',4,1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Valentin'</text:p>
          </table:table-cell>
          <table:table-cell table:style-name="ce14" office:value-type="string" calcext:value-type="string">
            <text:p>'Machuca'</text:p>
          </table:table-cell>
          <table:table-cell table:style-name="ce112" office:value-type="string" calcext:value-type="string">
            <text:p>1993-08-25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];&quot;','&quot;;[.P7];&quot;','&quot;;[.K7];&quot;',&quot;;[.J7];&quot;,&quot;;[.L7];&quot;,&quot;;[.M7];&quot;),&quot;)" office:value-type="string" office:string-value="('2034-01-05 01:00:00','2035-03-09 07:00:00','agente',5,2,1)," calcext:value-type="string">
            <text:p>('2034-01-05 01:00:00','2035-03-09 07:00:00','agente',5,2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esarino'</text:p>
          </table:table-cell>
          <table:table-cell table:style-name="ce14" office:value-type="string" calcext:value-type="string">
            <text:p>'Zuniga'</text:p>
          </table:table-cell>
          <table:table-cell table:style-name="ce112" office:value-type="string" calcext:value-type="string">
            <text:p>1983-09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];&quot;','&quot;;[.P8];&quot;','&quot;;[.K8];&quot;',&quot;;[.J8];&quot;,&quot;;[.L8];&quot;,&quot;;[.M8];&quot;),&quot;)" office:value-type="string" office:string-value="('2034-01-05 01:00:00','2035-03-09 07:00:00','analista',6,2,1)," calcext:value-type="string">
            <text:p>('2034-01-05 01:00:00','2035-03-09 07:00:00','analista',6,2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runo'</text:p>
          </table:table-cell>
          <table:table-cell table:style-name="ce14" office:value-type="string" calcext:value-type="string">
            <text:p>'Quiroga'</text:p>
          </table:table-cell>
          <table:table-cell table:style-name="ce112" office:value-type="string" calcext:value-type="string">
            <text:p>1998-12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];&quot;','&quot;;[.P9];&quot;','&quot;;[.K9];&quot;',&quot;;[.J9];&quot;,&quot;;[.L9];&quot;,&quot;;[.M9];&quot;),&quot;)" office:value-type="string" office:string-value="('2034-01-06 01:00:00','2035-03-12 07:00:00','agente',7,2,1)," calcext:value-type="string">
            <text:p>('2034-01-06 01:00:00','2035-03-12 07:00:00','agente',7,2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ane'</text:p>
          </table:table-cell>
          <table:table-cell table:style-name="ce14" office:value-type="string" calcext:value-type="string">
            <text:p>'Tenorio'</text:p>
          </table:table-cell>
          <table:table-cell table:style-name="ce112" office:value-type="string" calcext:value-type="string">
            <text:p>1999-09-1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];&quot;','&quot;;[.P10];&quot;','&quot;;[.K10];&quot;',&quot;;[.J10];&quot;,&quot;;[.L10];&quot;,&quot;;[.M10];&quot;),&quot;)" office:value-type="string" office:string-value="('2034-01-06 01:00:00','2035-03-12 07:00:00','analista',8,2,1)," calcext:value-type="string">
            <text:p>('2034-01-06 01:00:00','2035-03-12 07:00:00','analista',8,2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ienvenido'</text:p>
          </table:table-cell>
          <table:table-cell table:style-name="ce14" office:value-type="string" calcext:value-type="string">
            <text:p>'Martines'</text:p>
          </table:table-cell>
          <table:table-cell table:style-name="ce112" office:value-type="string" calcext:value-type="string">
            <text:p>1994-05-2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];&quot;','&quot;;[.P11];&quot;','&quot;;[.K11];&quot;',&quot;;[.J11];&quot;,&quot;;[.L11];&quot;,&quot;;[.M11];&quot;),&quot;)" office:value-type="string" office:string-value="('2034-01-05 01:00:00','2035-03-09 07:00:00','agente',9,3,1)," calcext:value-type="string">
            <text:p>('2034-01-05 01:00:00','2035-03-09 07:00:00','agente',9,3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Valerio'</text:p>
          </table:table-cell>
          <table:table-cell table:style-name="ce14" office:value-type="string" calcext:value-type="string">
            <text:p>'Bahena'</text:p>
          </table:table-cell>
          <table:table-cell table:style-name="ce112" office:value-type="string" calcext:value-type="string">
            <text:p>1984-05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];&quot;','&quot;;[.P12];&quot;','&quot;;[.K12];&quot;',&quot;;[.J12];&quot;,&quot;;[.L12];&quot;,&quot;;[.M12];&quot;),&quot;)" office:value-type="string" office:string-value="('2034-01-05 01:00:00','2035-03-09 07:00:00','analista',10,3,1)," calcext:value-type="string">
            <text:p>('2034-01-05 01:00:00','2035-03-09 07:00:00','analista',10,3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argarito'</text:p>
          </table:table-cell>
          <table:table-cell table:style-name="ce14" office:value-type="string" calcext:value-type="string">
            <text:p>'Nevarez'</text:p>
          </table:table-cell>
          <table:table-cell table:style-name="ce112" office:value-type="string" calcext:value-type="string">
            <text:p>2000-03-0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1" calcext:value-type="float">
            <text:p>11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];&quot;','&quot;;[.P13];&quot;','&quot;;[.K13];&quot;',&quot;;[.J13];&quot;,&quot;;[.L13];&quot;,&quot;;[.M13];&quot;),&quot;)" office:value-type="string" office:string-value="('2034-01-06 01:00:00','2035-03-12 07:00:00','agente',11,3,1)," calcext:value-type="string">
            <text:p>('2034-01-06 01:00:00','2035-03-12 07:00:00','agente',11,3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eliciano'</text:p>
          </table:table-cell>
          <table:table-cell table:style-name="ce14" office:value-type="string" calcext:value-type="string">
            <text:p>'Guzman'</text:p>
          </table:table-cell>
          <table:table-cell table:style-name="ce112" office:value-type="string" calcext:value-type="string">
            <text:p>1999-09-2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];&quot;','&quot;;[.P14];&quot;','&quot;;[.K14];&quot;',&quot;;[.J14];&quot;,&quot;;[.L14];&quot;,&quot;;[.M14];&quot;),&quot;)" office:value-type="string" office:string-value="('2034-01-06 01:00:00','2035-03-12 07:00:00','analista',12,3,1)," calcext:value-type="string">
            <text:p>('2034-01-06 01:00:00','2035-03-12 07:00:00','analista',12,3,1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antiago'</text:p>
          </table:table-cell>
          <table:table-cell table:style-name="ce14" office:value-type="string" calcext:value-type="string">
            <text:p>'Izaguirre'</text:p>
          </table:table-cell>
          <table:table-cell table:style-name="ce112" office:value-type="string" calcext:value-type="string">
            <text:p>1992-05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4"/>
          <table:table-cell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5];&quot;','&quot;;[.P15];&quot;','&quot;;[.K15];&quot;',&quot;;[.J15];&quot;,&quot;;[.L15];&quot;,&quot;;[.M15];&quot;),&quot;)" office:value-type="string" office:string-value="('2034-01-05 01:00:00','2035-03-09 07:00:00','agente',13,4,2)," calcext:value-type="string">
            <text:p>('2034-01-05 01:00:00','2035-03-09 07:00:00','agente',13,4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lidio'</text:p>
          </table:table-cell>
          <table:table-cell table:style-name="ce14" office:value-type="string" calcext:value-type="string">
            <text:p>'Carreno'</text:p>
          </table:table-cell>
          <table:table-cell table:style-name="ce112" office:value-type="string" calcext:value-type="string">
            <text:p>1996-11-1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4" calcext:value-type="float">
            <text:p>14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6];&quot;','&quot;;[.P16];&quot;','&quot;;[.K16];&quot;',&quot;;[.J16];&quot;,&quot;;[.L16];&quot;,&quot;;[.M16];&quot;),&quot;)" office:value-type="string" office:string-value="('2034-01-05 01:00:00','2035-03-09 07:00:00','analista',14,4,2)," calcext:value-type="string">
            <text:p>('2034-01-05 01:00:00','2035-03-09 07:00:00','analista',14,4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Regulo'</text:p>
          </table:table-cell>
          <table:table-cell table:style-name="ce14" office:value-type="string" calcext:value-type="string">
            <text:p>'Coria'</text:p>
          </table:table-cell>
          <table:table-cell table:style-name="ce112" office:value-type="string" calcext:value-type="string">
            <text:p>1996-11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7];&quot;','&quot;;[.P17];&quot;','&quot;;[.K17];&quot;',&quot;;[.J17];&quot;,&quot;;[.L17];&quot;,&quot;;[.M17];&quot;),&quot;)" office:value-type="string" office:string-value="('2034-01-06 01:00:00','2035-03-12 07:00:00','agente',15,4,2)," calcext:value-type="string">
            <text:p>('2034-01-06 01:00:00','2035-03-12 07:00:00','agente',15,4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tenea'</text:p>
          </table:table-cell>
          <table:table-cell table:style-name="ce14" office:value-type="string" calcext:value-type="string">
            <text:p>'Escalante'</text:p>
          </table:table-cell>
          <table:table-cell table:style-name="ce112" office:value-type="string" calcext:value-type="string">
            <text:p>1998-11-2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8];&quot;','&quot;;[.P18];&quot;','&quot;;[.K18];&quot;',&quot;;[.J18];&quot;,&quot;;[.L18];&quot;,&quot;;[.M18];&quot;),&quot;)" office:value-type="string" office:string-value="('2034-01-06 01:00:00','2035-03-12 07:00:00','analista',16,4,2)," calcext:value-type="string">
            <text:p>('2034-01-06 01:00:00','2035-03-12 07:00:00','analista',16,4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ilvio'</text:p>
          </table:table-cell>
          <table:table-cell table:style-name="ce14" office:value-type="string" calcext:value-type="string">
            <text:p>'Avelar'</text:p>
          </table:table-cell>
          <table:table-cell table:style-name="ce112" office:value-type="string" calcext:value-type="string">
            <text:p>1992-05-2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9];&quot;','&quot;;[.P19];&quot;','&quot;;[.K19];&quot;',&quot;;[.J19];&quot;,&quot;;[.L19];&quot;,&quot;;[.M19];&quot;),&quot;)" office:value-type="string" office:string-value="('2034-01-05 01:00:00','2035-03-09 07:00:00','agente',17,5,2)," calcext:value-type="string">
            <text:p>('2034-01-05 01:00:00','2035-03-09 07:00:00','agente',17,5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ristian'</text:p>
          </table:table-cell>
          <table:table-cell table:style-name="ce14" office:value-type="string" calcext:value-type="string">
            <text:p>'Montero'</text:p>
          </table:table-cell>
          <table:table-cell table:style-name="ce112" office:value-type="string" calcext:value-type="string">
            <text:p>1999-09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8" calcext:value-type="float">
            <text:p>18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0];&quot;','&quot;;[.P20];&quot;','&quot;;[.K20];&quot;',&quot;;[.J20];&quot;,&quot;;[.L20];&quot;,&quot;;[.M20];&quot;),&quot;)" office:value-type="string" office:string-value="('2034-01-05 01:00:00','2035-03-09 07:00:00','analista',18,5,2)," calcext:value-type="string">
            <text:p>('2034-01-05 01:00:00','2035-03-09 07:00:00','analista',18,5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Ives'</text:p>
          </table:table-cell>
          <table:table-cell table:style-name="ce14" office:value-type="string" calcext:value-type="string">
            <text:p>'Valerio'</text:p>
          </table:table-cell>
          <table:table-cell table:style-name="ce112" office:value-type="string" calcext:value-type="string">
            <text:p>1997-08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9" calcext:value-type="float">
            <text:p>19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1];&quot;','&quot;;[.P21];&quot;','&quot;;[.K21];&quot;',&quot;;[.J21];&quot;,&quot;;[.L21];&quot;,&quot;;[.M21];&quot;),&quot;)" office:value-type="string" office:string-value="('2034-01-06 01:00:00','2035-03-12 07:00:00','agente',19,5,2)," calcext:value-type="string">
            <text:p>('2034-01-06 01:00:00','2035-03-12 07:00:00','agente',19,5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Poncio'</text:p>
          </table:table-cell>
          <table:table-cell table:style-name="ce14" office:value-type="string" calcext:value-type="string">
            <text:p>'Parker'</text:p>
          </table:table-cell>
          <table:table-cell table:style-name="ce112" office:value-type="string" calcext:value-type="string">
            <text:p>1998-12-02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0" calcext:value-type="float">
            <text:p>20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2];&quot;','&quot;;[.P22];&quot;','&quot;;[.K22];&quot;',&quot;;[.J22];&quot;,&quot;;[.L22];&quot;,&quot;;[.M22];&quot;),&quot;)" office:value-type="string" office:string-value="('2034-01-06 01:00:00','2035-03-12 07:00:00','analista',20,5,2)," calcext:value-type="string">
            <text:p>('2034-01-06 01:00:00','2035-03-12 07:00:00','analista',20,5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reno'</text:p>
          </table:table-cell>
          <table:table-cell table:style-name="ce14" office:value-type="string" calcext:value-type="string">
            <text:p>'Acuna'</text:p>
          </table:table-cell>
          <table:table-cell table:style-name="ce112" office:value-type="string" calcext:value-type="string">
            <text:p>1993-05-1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3];&quot;','&quot;;[.P23];&quot;','&quot;;[.K23];&quot;',&quot;;[.J23];&quot;,&quot;;[.L23];&quot;,&quot;;[.M23];&quot;),&quot;)" office:value-type="string" office:string-value="('2034-01-05 01:00:00','2035-03-09 07:00:00','agente',21,6,2)," calcext:value-type="string">
            <text:p>('2034-01-05 01:00:00','2035-03-09 07:00:00','agente',21,6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neida'</text:p>
          </table:table-cell>
          <table:table-cell table:style-name="ce14" office:value-type="string" calcext:value-type="string">
            <text:p>'Velasco'</text:p>
          </table:table-cell>
          <table:table-cell table:style-name="ce112" office:value-type="string" calcext:value-type="string">
            <text:p>2000-04-2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2" calcext:value-type="float">
            <text:p>22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4];&quot;','&quot;;[.P24];&quot;','&quot;;[.K24];&quot;',&quot;;[.J24];&quot;,&quot;;[.L24];&quot;,&quot;;[.M24];&quot;),&quot;)" office:value-type="string" office:string-value="('2034-01-05 01:00:00','2035-03-09 07:00:00','analista',22,6,2)," calcext:value-type="string">
            <text:p>('2034-01-05 01:00:00','2035-03-09 07:00:00','analista',22,6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ayden'</text:p>
          </table:table-cell>
          <table:table-cell table:style-name="ce14" office:value-type="string" calcext:value-type="string">
            <text:p>'Amezcua'</text:p>
          </table:table-cell>
          <table:table-cell table:style-name="ce112" office:value-type="string" calcext:value-type="string">
            <text:p>1997-10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3" calcext:value-type="float">
            <text:p>23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5];&quot;','&quot;;[.P25];&quot;','&quot;;[.K25];&quot;',&quot;;[.J25];&quot;,&quot;;[.L25];&quot;,&quot;;[.M25];&quot;),&quot;)" office:value-type="string" office:string-value="('2034-01-06 01:00:00','2035-03-12 07:00:00','agente',23,6,2)," calcext:value-type="string">
            <text:p>('2034-01-06 01:00:00','2035-03-12 07:00:00','agente',23,6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lba'</text:p>
          </table:table-cell>
          <table:table-cell table:style-name="ce14" office:value-type="string" calcext:value-type="string">
            <text:p>'Cortez'</text:p>
          </table:table-cell>
          <table:table-cell table:style-name="ce112" office:value-type="string" calcext:value-type="string">
            <text:p>2000-03-08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6];&quot;','&quot;;[.P26];&quot;','&quot;;[.K26];&quot;',&quot;;[.J26];&quot;,&quot;;[.L26];&quot;,&quot;;[.M26];&quot;),&quot;)" office:value-type="string" office:string-value="('2034-01-06 01:00:00','2035-03-12 07:00:00','analista',24,6,2)," calcext:value-type="string">
            <text:p>('2034-01-06 01:00:00','2035-03-12 07:00:00','analista',24,6,2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Kevin'</text:p>
          </table:table-cell>
          <table:table-cell table:style-name="ce14" office:value-type="string" calcext:value-type="string">
            <text:p>'Edwards'</text:p>
          </table:table-cell>
          <table:table-cell table:style-name="ce112" office:value-type="string" calcext:value-type="string">
            <text:p>1984-12-2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7];&quot;','&quot;;[.P27];&quot;','&quot;;[.K27];&quot;',&quot;;[.J27];&quot;,&quot;;[.L27];&quot;,&quot;;[.M27];&quot;),&quot;)" office:value-type="string" office:string-value="('2034-01-05 01:00:00','2035-03-09 07:00:00','agente',25,7,3)," calcext:value-type="string">
            <text:p>('2034-01-05 01:00:00','2035-03-09 07:00:00','agente',25,7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lana'</text:p>
          </table:table-cell>
          <table:table-cell table:style-name="ce14" office:value-type="string" calcext:value-type="string">
            <text:p>'Nevarez'</text:p>
          </table:table-cell>
          <table:table-cell table:style-name="ce112" office:value-type="string" calcext:value-type="string">
            <text:p>1988-02-0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6" calcext:value-type="float">
            <text:p>26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8];&quot;','&quot;;[.P28];&quot;','&quot;;[.K28];&quot;',&quot;;[.J28];&quot;,&quot;;[.L28];&quot;,&quot;;[.M28];&quot;),&quot;)" office:value-type="string" office:string-value="('2034-01-05 01:00:00','2035-03-09 07:00:00','analista',26,7,3)," calcext:value-type="string">
            <text:p>('2034-01-05 01:00:00','2035-03-09 07:00:00','analista',26,7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ladio'</text:p>
          </table:table-cell>
          <table:table-cell table:style-name="ce14" office:value-type="string" calcext:value-type="string">
            <text:p>'Arteaga'</text:p>
          </table:table-cell>
          <table:table-cell table:style-name="ce112" office:value-type="string" calcext:value-type="string">
            <text:p>1998-03-1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9];&quot;','&quot;;[.P29];&quot;','&quot;;[.K29];&quot;',&quot;;[.J29];&quot;,&quot;;[.L29];&quot;,&quot;;[.M29];&quot;),&quot;)" office:value-type="string" office:string-value="('2034-01-06 01:00:00','2035-03-12 07:00:00','agente',27,7,3)," calcext:value-type="string">
            <text:p>('2034-01-06 01:00:00','2035-03-12 07:00:00','agente',27,7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abina'</text:p>
          </table:table-cell>
          <table:table-cell table:style-name="ce14" office:value-type="string" calcext:value-type="string">
            <text:p>'Johnson'</text:p>
          </table:table-cell>
          <table:table-cell table:style-name="ce112" office:value-type="string" calcext:value-type="string">
            <text:p>1992-05-03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8" calcext:value-type="float">
            <text:p>28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0];&quot;','&quot;;[.P30];&quot;','&quot;;[.K30];&quot;',&quot;;[.J30];&quot;,&quot;;[.L30];&quot;,&quot;;[.M30];&quot;),&quot;)" office:value-type="string" office:string-value="('2034-01-06 01:00:00','2035-03-12 07:00:00','analista',28,7,3)," calcext:value-type="string">
            <text:p>('2034-01-06 01:00:00','2035-03-12 07:00:00','analista',28,7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oledad'</text:p>
          </table:table-cell>
          <table:table-cell table:style-name="ce14" office:value-type="string" calcext:value-type="string">
            <text:p>'Moreno'</text:p>
          </table:table-cell>
          <table:table-cell table:style-name="ce112" office:value-type="string" calcext:value-type="string">
            <text:p>1986-05-0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9" calcext:value-type="float">
            <text:p>29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1];&quot;','&quot;;[.P31];&quot;','&quot;;[.K31];&quot;',&quot;;[.J31];&quot;,&quot;;[.L31];&quot;,&quot;;[.M31];&quot;),&quot;)" office:value-type="string" office:string-value="('2034-01-05 01:00:00','2035-03-09 07:00:00','agente',29,8,3)," calcext:value-type="string">
            <text:p>('2034-01-05 01:00:00','2035-03-09 07:00:00','agente',29,8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udas'</text:p>
          </table:table-cell>
          <table:table-cell table:style-name="ce14" office:value-type="string" calcext:value-type="string">
            <text:p>'Cerda'</text:p>
          </table:table-cell>
          <table:table-cell table:style-name="ce112" office:value-type="string" calcext:value-type="string">
            <text:p>1988-05-0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2];&quot;','&quot;;[.P32];&quot;','&quot;;[.K32];&quot;',&quot;;[.J32];&quot;,&quot;;[.L32];&quot;,&quot;;[.M32];&quot;),&quot;)" office:value-type="string" office:string-value="('2034-01-05 01:00:00','2035-03-09 07:00:00','analista',30,8,3)," calcext:value-type="string">
            <text:p>('2034-01-05 01:00:00','2035-03-09 07:00:00','analista',30,8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ariam'</text:p>
          </table:table-cell>
          <table:table-cell table:style-name="ce14" office:value-type="string" calcext:value-type="string">
            <text:p>'Orellana'</text:p>
          </table:table-cell>
          <table:table-cell table:style-name="ce112" office:value-type="string" calcext:value-type="string">
            <text:p>1998-04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3];&quot;','&quot;;[.P33];&quot;','&quot;;[.K33];&quot;',&quot;;[.J33];&quot;,&quot;;[.L33];&quot;,&quot;;[.M33];&quot;),&quot;)" office:value-type="string" office:string-value="('2034-01-06 01:00:00','2035-03-12 07:00:00','agente',31,8,3)," calcext:value-type="string">
            <text:p>('2034-01-06 01:00:00','2035-03-12 07:00:00','agente',31,8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orge'</text:p>
          </table:table-cell>
          <table:table-cell table:style-name="ce14" office:value-type="string" calcext:value-type="string">
            <text:p>'Ocampo'</text:p>
          </table:table-cell>
          <table:table-cell table:style-name="ce112" office:value-type="string" calcext:value-type="string">
            <text:p>1992-05-3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2" calcext:value-type="float">
            <text:p>32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4];&quot;','&quot;;[.P34];&quot;','&quot;;[.K34];&quot;',&quot;;[.J34];&quot;,&quot;;[.L34];&quot;,&quot;;[.M34];&quot;),&quot;)" office:value-type="string" office:string-value="('2034-01-06 01:00:00','2035-03-12 07:00:00','analista',32,8,3)," calcext:value-type="string">
            <text:p>('2034-01-06 01:00:00','2035-03-12 07:00:00','analista',32,8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iona'</text:p>
          </table:table-cell>
          <table:table-cell table:style-name="ce14" office:value-type="string" calcext:value-type="string">
            <text:p>'Soriano'</text:p>
          </table:table-cell>
          <table:table-cell table:style-name="ce112" office:value-type="string" calcext:value-type="string">
            <text:p>1988-12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3" calcext:value-type="float">
            <text:p>33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5];&quot;','&quot;;[.P35];&quot;','&quot;;[.K35];&quot;',&quot;;[.J35];&quot;,&quot;;[.L35];&quot;,&quot;;[.M35];&quot;),&quot;)" office:value-type="string" office:string-value="('2034-01-05 01:00:00','2035-03-09 07:00:00','agente',33,9,3)," calcext:value-type="string">
            <text:p>('2034-01-05 01:00:00','2035-03-09 07:00:00','agente',33,9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Inocencia'</text:p>
          </table:table-cell>
          <table:table-cell table:style-name="ce14" office:value-type="string" calcext:value-type="string">
            <text:p>'Maldonado'</text:p>
          </table:table-cell>
          <table:table-cell table:style-name="ce112" office:value-type="string" calcext:value-type="string">
            <text:p>1988-06-1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4" calcext:value-type="float">
            <text:p>34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6];&quot;','&quot;;[.P36];&quot;','&quot;;[.K36];&quot;',&quot;;[.J36];&quot;,&quot;;[.L36];&quot;,&quot;;[.M36];&quot;),&quot;)" office:value-type="string" office:string-value="('2034-01-05 01:00:00','2035-03-09 07:00:00','analista',34,9,3)," calcext:value-type="string">
            <text:p>('2034-01-05 01:00:00','2035-03-09 07:00:00','analista',34,9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Thais'</text:p>
          </table:table-cell>
          <table:table-cell table:style-name="ce14" office:value-type="string" calcext:value-type="string">
            <text:p>'Kelly'</text:p>
          </table:table-cell>
          <table:table-cell table:style-name="ce112" office:value-type="string" calcext:value-type="string">
            <text:p>1998-06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5" calcext:value-type="float">
            <text:p>35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7];&quot;','&quot;;[.P37];&quot;','&quot;;[.K37];&quot;',&quot;;[.J37];&quot;,&quot;;[.L37];&quot;,&quot;;[.M37];&quot;),&quot;)" office:value-type="string" office:string-value="('2034-01-06 01:00:00','2035-03-12 07:00:00','agente',35,9,3)," calcext:value-type="string">
            <text:p>('2034-01-06 01:00:00','2035-03-12 07:00:00','agente',35,9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William'</text:p>
          </table:table-cell>
          <table:table-cell table:style-name="ce14" office:value-type="string" calcext:value-type="string">
            <text:p>'Miranda'</text:p>
          </table:table-cell>
          <table:table-cell table:style-name="ce112" office:value-type="string" calcext:value-type="string">
            <text:p>1993-05-1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6" calcext:value-type="float">
            <text:p>36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8];&quot;','&quot;;[.P38];&quot;','&quot;;[.K38];&quot;',&quot;;[.J38];&quot;,&quot;;[.L38];&quot;,&quot;;[.M38];&quot;),&quot;)" office:value-type="string" office:string-value="('2034-01-06 01:00:00','2035-03-12 07:00:00','analista',36,9,3)," calcext:value-type="string">
            <text:p>('2034-01-06 01:00:00','2035-03-12 07:00:00','analista',36,9,3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ernarda'</text:p>
          </table:table-cell>
          <table:table-cell table:style-name="ce14" office:value-type="string" calcext:value-type="string">
            <text:p>'Preciado'</text:p>
          </table:table-cell>
          <table:table-cell table:style-name="ce112" office:value-type="string" calcext:value-type="string">
            <text:p>2000-05-20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7" calcext:value-type="float">
            <text:p>37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9];&quot;','&quot;;[.P39];&quot;','&quot;;[.K39];&quot;',&quot;;[.J39];&quot;,&quot;;[.L39];&quot;,&quot;;[.M39];&quot;),&quot;)" office:value-type="string" office:string-value="('2034-01-05 01:00:00','2035-03-09 07:00:00','agente',37,10,4)," calcext:value-type="string">
            <text:p>('2034-01-05 01:00:00','2035-03-09 07:00:00','agente',37,10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ertrudis'</text:p>
          </table:table-cell>
          <table:table-cell table:style-name="ce14" office:value-type="string" calcext:value-type="string">
            <text:p>'Mandujano'</text:p>
          </table:table-cell>
          <table:table-cell table:style-name="ce112" office:value-type="string" calcext:value-type="string">
            <text:p>1989-01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8" calcext:value-type="float">
            <text:p>38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0];&quot;','&quot;;[.P40];&quot;','&quot;;[.K40];&quot;',&quot;;[.J40];&quot;,&quot;;[.L40];&quot;,&quot;;[.M40];&quot;),&quot;)" office:value-type="string" office:string-value="('2034-01-05 01:00:00','2035-03-09 07:00:00','analista',38,10,4)," calcext:value-type="string">
            <text:p>('2034-01-05 01:00:00','2035-03-09 07:00:00','analista',38,10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elina'</text:p>
          </table:table-cell>
          <table:table-cell table:style-name="ce14" office:value-type="string" calcext:value-type="string">
            <text:p>'Cardenas'</text:p>
          </table:table-cell>
          <table:table-cell table:style-name="ce112" office:value-type="string" calcext:value-type="string">
            <text:p>1990-08-2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9" calcext:value-type="float">
            <text:p>39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1];&quot;','&quot;;[.P41];&quot;','&quot;;[.K41];&quot;',&quot;;[.J41];&quot;,&quot;;[.L41];&quot;,&quot;;[.M41];&quot;),&quot;)" office:value-type="string" office:string-value="('2034-01-06 01:00:00','2035-03-12 07:00:00','agente',39,10,4)," calcext:value-type="string">
            <text:p>('2034-01-06 01:00:00','2035-03-12 07:00:00','agente',39,10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Tito'</text:p>
          </table:table-cell>
          <table:table-cell table:style-name="ce14" office:value-type="string" calcext:value-type="string">
            <text:p>'Serna'</text:p>
          </table:table-cell>
          <table:table-cell table:style-name="ce112" office:value-type="string" calcext:value-type="string">
            <text:p>1989-12-18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0" calcext:value-type="float">
            <text:p>4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2];&quot;','&quot;;[.P42];&quot;','&quot;;[.K42];&quot;',&quot;;[.J42];&quot;,&quot;;[.L42];&quot;,&quot;;[.M42];&quot;),&quot;)" office:value-type="string" office:string-value="('2034-01-06 01:00:00','2035-03-12 07:00:00','analista',40,10,4)," calcext:value-type="string">
            <text:p>('2034-01-06 01:00:00','2035-03-12 07:00:00','analista',40,10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mperatriz'</text:p>
          </table:table-cell>
          <table:table-cell table:style-name="ce14" office:value-type="string" calcext:value-type="string">
            <text:p>'Farias'</text:p>
          </table:table-cell>
          <table:table-cell table:style-name="ce112" office:value-type="string" calcext:value-type="string">
            <text:p>2000-08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1" calcext:value-type="float">
            <text:p>41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3];&quot;','&quot;;[.P43];&quot;','&quot;;[.K43];&quot;',&quot;;[.J43];&quot;,&quot;;[.L43];&quot;,&quot;;[.M43];&quot;),&quot;)" office:value-type="string" office:string-value="('2034-01-05 01:00:00','2035-03-09 07:00:00','agente',41,11,4)," calcext:value-type="string">
            <text:p>('2034-01-05 01:00:00','2035-03-09 07:00:00','agente',41,11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austino'</text:p>
          </table:table-cell>
          <table:table-cell table:style-name="ce14" office:value-type="string" calcext:value-type="string">
            <text:p>'Quinones'</text:p>
          </table:table-cell>
          <table:table-cell table:style-name="ce112" office:value-type="string" calcext:value-type="string">
            <text:p>1989-12-1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2" calcext:value-type="float">
            <text:p>42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4];&quot;','&quot;;[.P44];&quot;','&quot;;[.K44];&quot;',&quot;;[.J44];&quot;,&quot;;[.L44];&quot;,&quot;;[.M44];&quot;),&quot;)" office:value-type="string" office:string-value="('2034-01-05 01:00:00','2035-03-09 07:00:00','analista',42,11,4)," calcext:value-type="string">
            <text:p>('2034-01-05 01:00:00','2035-03-09 07:00:00','analista',42,11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acunda'</text:p>
          </table:table-cell>
          <table:table-cell table:style-name="ce14" office:value-type="string" calcext:value-type="string">
            <text:p>'Prado'</text:p>
          </table:table-cell>
          <table:table-cell table:style-name="ce112" office:value-type="string" calcext:value-type="string">
            <text:p>1991-01-2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3" calcext:value-type="float">
            <text:p>43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5];&quot;','&quot;;[.P45];&quot;','&quot;;[.K45];&quot;',&quot;;[.J45];&quot;,&quot;;[.L45];&quot;,&quot;;[.M45];&quot;),&quot;)" office:value-type="string" office:string-value="('2034-01-06 01:00:00','2035-03-12 07:00:00','agente',43,11,4)," calcext:value-type="string">
            <text:p>('2034-01-06 01:00:00','2035-03-12 07:00:00','agente',43,11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Dulcinea'</text:p>
          </table:table-cell>
          <table:table-cell table:style-name="ce14" office:value-type="string" calcext:value-type="string">
            <text:p>'Angeles'</text:p>
          </table:table-cell>
          <table:table-cell table:style-name="ce112" office:value-type="string" calcext:value-type="string">
            <text:p>1990-02-07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4" calcext:value-type="float">
            <text:p>44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6];&quot;','&quot;;[.P46];&quot;','&quot;;[.K46];&quot;',&quot;;[.J46];&quot;,&quot;;[.L46];&quot;,&quot;;[.M46];&quot;),&quot;)" office:value-type="string" office:string-value="('2034-01-06 01:00:00','2035-03-12 07:00:00','analista',44,11,4)," calcext:value-type="string">
            <text:p>('2034-01-06 01:00:00','2035-03-12 07:00:00','analista',44,11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ichael'</text:p>
          </table:table-cell>
          <table:table-cell table:style-name="ce14" office:value-type="string" calcext:value-type="string">
            <text:p>'Moreno'</text:p>
          </table:table-cell>
          <table:table-cell table:style-name="ce112" office:value-type="string" calcext:value-type="string">
            <text:p>2000-10-1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5" calcext:value-type="float">
            <text:p>45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7];&quot;','&quot;;[.P47];&quot;','&quot;;[.K47];&quot;',&quot;;[.J47];&quot;,&quot;;[.L47];&quot;,&quot;;[.M47];&quot;),&quot;)" office:value-type="string" office:string-value="('2034-01-05 01:00:00','2035-03-09 07:00:00','agente',45,12,4)," calcext:value-type="string">
            <text:p>('2034-01-05 01:00:00','2035-03-09 07:00:00','agente',45,12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arcos'</text:p>
          </table:table-cell>
          <table:table-cell table:style-name="ce14" office:value-type="string" calcext:value-type="string">
            <text:p>'Solorio'</text:p>
          </table:table-cell>
          <table:table-cell table:style-name="ce112" office:value-type="string" calcext:value-type="string">
            <text:p>1990-02-0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6" calcext:value-type="float">
            <text:p>46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8];&quot;','&quot;;[.P48];&quot;','&quot;;[.K48];&quot;',&quot;;[.J48];&quot;,&quot;;[.L48];&quot;,&quot;;[.M48];&quot;),&quot;)" office:value-type="string" office:string-value="('2034-01-05 01:00:00','2035-03-09 07:00:00','analista',46,12,4)," calcext:value-type="string">
            <text:p>('2034-01-05 01:00:00','2035-03-09 07:00:00','analista',46,12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atias'</text:p>
          </table:table-cell>
          <table:table-cell table:style-name="ce14" office:value-type="string" calcext:value-type="string">
            <text:p>'Segura'</text:p>
          </table:table-cell>
          <table:table-cell table:style-name="ce112" office:value-type="string" calcext:value-type="string">
            <text:p>1991-05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7" calcext:value-type="float">
            <text:p>47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9];&quot;','&quot;;[.P49];&quot;','&quot;;[.K49];&quot;',&quot;;[.J49];&quot;,&quot;;[.L49];&quot;,&quot;;[.M49];&quot;),&quot;)" office:value-type="string" office:string-value="('2034-01-06 01:00:00','2035-03-12 07:00:00','agente',47,12,4)," calcext:value-type="string">
            <text:p>('2034-01-06 01:00:00','2035-03-12 07:00:00','agente',47,12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mara'</text:p>
          </table:table-cell>
          <table:table-cell table:style-name="ce14" office:value-type="string" calcext:value-type="string">
            <text:p>'Saldana'</text:p>
          </table:table-cell>
          <table:table-cell table:style-name="ce112" office:value-type="string" calcext:value-type="string">
            <text:p>1990-08-3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0];&quot;','&quot;;[.P50];&quot;','&quot;;[.K50];&quot;',&quot;;[.J50];&quot;,&quot;;[.L50];&quot;,&quot;;[.M50];&quot;),&quot;)" office:value-type="string" office:string-value="('2034-01-06 01:00:00','2035-03-12 07:00:00','analista',48,12,4)," calcext:value-type="string">
            <text:p>('2034-01-06 01:00:00','2035-03-12 07:00:00','analista',48,12,4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Nikita'</text:p>
          </table:table-cell>
          <table:table-cell table:style-name="ce14" office:value-type="string" calcext:value-type="string">
            <text:p>'Sanabria'</text:p>
          </table:table-cell>
          <table:table-cell table:style-name="ce112" office:value-type="string" calcext:value-type="string">
            <text:p>2000-10-2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1];&quot;','&quot;;[.P51];&quot;','&quot;;[.K51];&quot;',&quot;;[.J51];&quot;,&quot;;[.L51];&quot;,&quot;;[.M51];&quot;),&quot;)" office:value-type="string" office:string-value="('2034-01-05 01:00:00','2035-03-09 07:00:00','agente',49,13,5)," calcext:value-type="string">
            <text:p>('2034-01-05 01:00:00','2035-03-09 07:00:00','agente',49,13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enigno'</text:p>
          </table:table-cell>
          <table:table-cell table:style-name="ce14" office:value-type="string" calcext:value-type="string">
            <text:p>'Lozano'</text:p>
          </table:table-cell>
          <table:table-cell table:style-name="ce112" office:value-type="string" calcext:value-type="string">
            <text:p>2000-04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0" calcext:value-type="float">
            <text:p>50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2];&quot;','&quot;;[.P52];&quot;','&quot;;[.K52];&quot;',&quot;;[.J52];&quot;,&quot;;[.L52];&quot;,&quot;;[.M52];&quot;),&quot;)" office:value-type="string" office:string-value="('2034-01-05 01:00:00','2035-03-09 07:00:00','analista',50,13,5)," calcext:value-type="string">
            <text:p>('2034-01-05 01:00:00','2035-03-09 07:00:00','analista',50,13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onathan'</text:p>
          </table:table-cell>
          <table:table-cell table:style-name="ce14" office:value-type="string" calcext:value-type="string">
            <text:p>'Caballero'</text:p>
          </table:table-cell>
          <table:table-cell table:style-name="ce112" office:value-type="string" calcext:value-type="string">
            <text:p>1986-05-0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1" calcext:value-type="float">
            <text:p>51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3];&quot;','&quot;;[.P53];&quot;','&quot;;[.K53];&quot;',&quot;;[.J53];&quot;,&quot;;[.L53];&quot;,&quot;;[.M53];&quot;),&quot;)" office:value-type="string" office:string-value="('2034-01-06 01:00:00','2035-03-12 07:00:00','agente',51,13,5)," calcext:value-type="string">
            <text:p>('2034-01-06 01:00:00','2035-03-12 07:00:00','agente',51,13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iovani'</text:p>
          </table:table-cell>
          <table:table-cell table:style-name="ce14" office:value-type="string" calcext:value-type="string">
            <text:p>'Villeda'</text:p>
          </table:table-cell>
          <table:table-cell table:style-name="ce112" office:value-type="string" calcext:value-type="string">
            <text:p>2000-04-2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2" calcext:value-type="float">
            <text:p>52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4];&quot;','&quot;;[.P54];&quot;','&quot;;[.K54];&quot;',&quot;;[.J54];&quot;,&quot;;[.L54];&quot;,&quot;;[.M54];&quot;),&quot;)" office:value-type="string" office:string-value="('2034-01-06 01:00:00','2035-03-12 07:00:00','analista',52,13,5)," calcext:value-type="string">
            <text:p>('2034-01-06 01:00:00','2035-03-12 07:00:00','analista',52,13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Yves'</text:p>
          </table:table-cell>
          <table:table-cell table:style-name="ce14" office:value-type="string" calcext:value-type="string">
            <text:p>'Avina'</text:p>
          </table:table-cell>
          <table:table-cell table:style-name="ce112" office:value-type="string" calcext:value-type="string">
            <text:p>1983-09-14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3" calcext:value-type="float">
            <text:p>53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5];&quot;','&quot;;[.P55];&quot;','&quot;;[.K55];&quot;',&quot;;[.J55];&quot;,&quot;;[.L55];&quot;,&quot;;[.M55];&quot;),&quot;)" office:value-type="string" office:string-value="('2034-01-05 01:00:00','2035-03-09 07:00:00','agente',53,14,5)," calcext:value-type="string">
            <text:p>('2034-01-05 01:00:00','2035-03-09 07:00:00','agente',53,14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Isabel'</text:p>
          </table:table-cell>
          <table:table-cell table:style-name="ce14" office:value-type="string" calcext:value-type="string">
            <text:p>'Rueda'</text:p>
          </table:table-cell>
          <table:table-cell table:style-name="ce112" office:value-type="string" calcext:value-type="string">
            <text:p>2000-05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4" calcext:value-type="float">
            <text:p>54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6];&quot;','&quot;;[.P56];&quot;','&quot;;[.K56];&quot;',&quot;;[.J56];&quot;,&quot;;[.L56];&quot;,&quot;;[.M56];&quot;),&quot;)" office:value-type="string" office:string-value="('2034-01-05 01:00:00','2035-03-09 07:00:00','analista',54,14,5)," calcext:value-type="string">
            <text:p>('2034-01-05 01:00:00','2035-03-09 07:00:00','analista',54,14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dria'</text:p>
          </table:table-cell>
          <table:table-cell table:style-name="ce14" office:value-type="string" calcext:value-type="string">
            <text:p>'Hermosillo'</text:p>
          </table:table-cell>
          <table:table-cell table:style-name="ce112" office:value-type="string" calcext:value-type="string">
            <text:p>1988-12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5" calcext:value-type="float">
            <text:p>55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7];&quot;','&quot;;[.P57];&quot;','&quot;;[.K57];&quot;',&quot;;[.J57];&quot;,&quot;;[.L57];&quot;,&quot;;[.M57];&quot;),&quot;)" office:value-type="string" office:string-value="('2034-01-06 01:00:00','2035-03-12 07:00:00','agente',55,14,5)," calcext:value-type="string">
            <text:p>('2034-01-06 01:00:00','2035-03-12 07:00:00','agente',55,14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renda'</text:p>
          </table:table-cell>
          <table:table-cell table:style-name="ce14" office:value-type="string" calcext:value-type="string">
            <text:p>'Baltazar'</text:p>
          </table:table-cell>
          <table:table-cell table:style-name="ce112" office:value-type="string" calcext:value-type="string">
            <text:p>2000-05-3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6" calcext:value-type="float">
            <text:p>56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8];&quot;','&quot;;[.P58];&quot;','&quot;;[.K58];&quot;',&quot;;[.J58];&quot;,&quot;;[.L58];&quot;,&quot;;[.M58];&quot;),&quot;)" office:value-type="string" office:string-value="('2034-01-06 01:00:00','2035-03-12 07:00:00','analista',56,14,5)," calcext:value-type="string">
            <text:p>('2034-01-06 01:00:00','2035-03-12 07:00:00','analista',56,14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dria'</text:p>
          </table:table-cell>
          <table:table-cell table:style-name="ce14" office:value-type="string" calcext:value-type="string">
            <text:p>'Armijo'</text:p>
          </table:table-cell>
          <table:table-cell table:style-name="ce112" office:value-type="string" calcext:value-type="string">
            <text:p>1984-05-2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7" calcext:value-type="float">
            <text:p>57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9];&quot;','&quot;;[.P59];&quot;','&quot;;[.K59];&quot;',&quot;;[.J59];&quot;,&quot;;[.L59];&quot;,&quot;;[.M59];&quot;),&quot;)" office:value-type="string" office:string-value="('2034-01-05 01:00:00','2035-03-09 07:00:00','agente',57,15,5)," calcext:value-type="string">
            <text:p>('2034-01-05 01:00:00','2035-03-09 07:00:00','agente',57,15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haron'</text:p>
          </table:table-cell>
          <table:table-cell table:style-name="ce14" office:value-type="string" calcext:value-type="string">
            <text:p>'Beltran'</text:p>
          </table:table-cell>
          <table:table-cell table:style-name="ce112" office:value-type="string" calcext:value-type="string">
            <text:p>2000-08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8" calcext:value-type="float">
            <text:p>58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0];&quot;','&quot;;[.P60];&quot;','&quot;;[.K60];&quot;',&quot;;[.J60];&quot;,&quot;;[.L60];&quot;,&quot;;[.M60];&quot;),&quot;)" office:value-type="string" office:string-value="('2034-01-05 01:00:00','2035-03-09 07:00:00','analista',58,15,5)," calcext:value-type="string">
            <text:p>('2034-01-05 01:00:00','2035-03-09 07:00:00','analista',58,15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lfredo'</text:p>
          </table:table-cell>
          <table:table-cell table:style-name="ce14" office:value-type="string" calcext:value-type="string">
            <text:p>'Flores'</text:p>
          </table:table-cell>
          <table:table-cell table:style-name="ce112" office:value-type="string" calcext:value-type="string">
            <text:p>1989-01-0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9" calcext:value-type="float">
            <text:p>59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1];&quot;','&quot;;[.P61];&quot;','&quot;;[.K61];&quot;',&quot;;[.J61];&quot;,&quot;;[.L61];&quot;,&quot;;[.M61];&quot;),&quot;)" office:value-type="string" office:string-value="('2034-01-06 01:00:00','2035-03-12 07:00:00','agente',59,15,5)," calcext:value-type="string">
            <text:p>('2034-01-06 01:00:00','2035-03-12 07:00:00','agente',59,15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mperatriz'</text:p>
          </table:table-cell>
          <table:table-cell table:style-name="ce14" office:value-type="string" calcext:value-type="string">
            <text:p>'Castanon'</text:p>
          </table:table-cell>
          <table:table-cell table:style-name="ce112" office:value-type="string" calcext:value-type="string">
            <text:p>2000-08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60" calcext:value-type="float">
            <text:p>60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2];&quot;','&quot;;[.P62];&quot;','&quot;;[.K62];&quot;',&quot;;[.J62];&quot;,&quot;;[.L62];&quot;,&quot;;[.M62];&quot;),&quot;)" office:value-type="string" office:string-value="('2034-01-06 01:00:00','2035-03-12 07:00:00','analista',60,15,5)," calcext:value-type="string">
            <text:p>('2034-01-06 01:00:00','2035-03-12 07:00:00','analista',60,15,5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ylvia'</text:p>
          </table:table-cell>
          <table:table-cell table:style-name="ce14" office:value-type="string" calcext:value-type="string">
            <text:p>'Caraballo'</text:p>
          </table:table-cell>
          <table:table-cell table:style-name="ce112" office:value-type="string" calcext:value-type="string">
            <text:p>1996-11-1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1" calcext:value-type="float">
            <text:p>61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3];&quot;','&quot;;[.P63];&quot;','&quot;;[.K63];&quot;',&quot;;[.J63];&quot;,&quot;;[.L63];&quot;,&quot;;[.M63];&quot;),&quot;)" office:value-type="string" office:string-value="('2034-01-05 01:00:00','2035-03-09 07:00:00','agente',61,16,6)," calcext:value-type="string">
            <text:p>('2034-01-05 01:00:00','2035-03-09 07:00:00','agente',61,16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larence'</text:p>
          </table:table-cell>
          <table:table-cell table:style-name="ce14" office:value-type="string" calcext:value-type="string">
            <text:p>'Angel'</text:p>
          </table:table-cell>
          <table:table-cell table:style-name="ce112" office:value-type="string" calcext:value-type="string">
            <text:p>2000-07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2" calcext:value-type="float">
            <text:p>62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4];&quot;','&quot;;[.P64];&quot;','&quot;;[.K64];&quot;',&quot;;[.J64];&quot;,&quot;;[.L64];&quot;,&quot;;[.M64];&quot;),&quot;)" office:value-type="string" office:string-value="('2034-01-05 01:00:00','2035-03-09 07:00:00','analista',62,16,6)," calcext:value-type="string">
            <text:p>('2034-01-05 01:00:00','2035-03-09 07:00:00','analista',62,16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Donatila'</text:p>
          </table:table-cell>
          <table:table-cell table:style-name="ce14" office:value-type="string" calcext:value-type="string">
            <text:p>'Michel'</text:p>
          </table:table-cell>
          <table:table-cell table:style-name="ce112" office:value-type="string" calcext:value-type="string">
            <text:p>1994-06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3" calcext:value-type="float">
            <text:p>63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5];&quot;','&quot;;[.P65];&quot;','&quot;;[.K65];&quot;',&quot;;[.J65];&quot;,&quot;;[.L65];&quot;,&quot;;[.M65];&quot;),&quot;)" office:value-type="string" office:string-value="('2034-01-06 01:00:00','2035-03-12 07:00:00','agente',63,16,6)," calcext:value-type="string">
            <text:p>('2034-01-06 01:00:00','2035-03-12 07:00:00','agente',63,16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rika'</text:p>
          </table:table-cell>
          <table:table-cell table:style-name="ce14" office:value-type="string" calcext:value-type="string">
            <text:p>'Ordaz'</text:p>
          </table:table-cell>
          <table:table-cell table:style-name="ce112" office:value-type="string" calcext:value-type="string">
            <text:p>2000-07-22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6];&quot;','&quot;;[.P66];&quot;','&quot;;[.K66];&quot;',&quot;;[.J66];&quot;,&quot;;[.L66];&quot;,&quot;;[.M66];&quot;),&quot;)" office:value-type="string" office:string-value="('2034-01-06 01:00:00','2035-03-12 07:00:00','analista',64,16,6)," calcext:value-type="string">
            <text:p>('2034-01-06 01:00:00','2035-03-12 07:00:00','analista',64,16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Maximo'</text:p>
          </table:table-cell>
          <table:table-cell table:style-name="ce14" office:value-type="string" calcext:value-type="string">
            <text:p>'Moncada'</text:p>
          </table:table-cell>
          <table:table-cell table:style-name="ce112" office:value-type="string" calcext:value-type="string">
            <text:p>1997-08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5" calcext:value-type="float">
            <text:p>65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7];&quot;','&quot;;[.P67];&quot;','&quot;;[.K67];&quot;',&quot;;[.J67];&quot;,&quot;;[.L67];&quot;,&quot;;[.M67];&quot;),&quot;)" office:value-type="string" office:string-value="('2034-01-05 01:00:00','2035-03-09 07:00:00','agente',65,17,6)," calcext:value-type="string">
            <text:p>('2034-01-05 01:00:00','2035-03-09 07:00:00','agente',65,17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uliana'</text:p>
          </table:table-cell>
          <table:table-cell table:style-name="ce14" office:value-type="string" calcext:value-type="string">
            <text:p>'Archuleta'</text:p>
          </table:table-cell>
          <table:table-cell table:style-name="ce112" office:value-type="string" calcext:value-type="string">
            <text:p>2000-08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6" calcext:value-type="float">
            <text:p>66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8];&quot;','&quot;;[.P68];&quot;','&quot;;[.K68];&quot;',&quot;;[.J68];&quot;,&quot;;[.L68];&quot;,&quot;;[.M68];&quot;),&quot;)" office:value-type="string" office:string-value="('2034-01-05 01:00:00','2035-03-09 07:00:00','analista',66,17,6)," calcext:value-type="string">
            <text:p>('2034-01-05 01:00:00','2035-03-09 07:00:00','analista',66,17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Haydee'</text:p>
          </table:table-cell>
          <table:table-cell table:style-name="ce14" office:value-type="string" calcext:value-type="string">
            <text:p>'Caldera'</text:p>
          </table:table-cell>
          <table:table-cell table:style-name="ce112" office:value-type="string" calcext:value-type="string">
            <text:p>1995-07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7" calcext:value-type="float">
            <text:p>67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9];&quot;','&quot;;[.P69];&quot;','&quot;;[.K69];&quot;',&quot;;[.J69];&quot;,&quot;;[.L69];&quot;,&quot;;[.M69];&quot;),&quot;)" office:value-type="string" office:string-value="('2034-01-06 01:00:00','2035-03-12 07:00:00','agente',67,17,6)," calcext:value-type="string">
            <text:p>('2034-01-06 01:00:00','2035-03-12 07:00:00','agente',67,17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arla'</text:p>
          </table:table-cell>
          <table:table-cell table:style-name="ce14" office:value-type="string" calcext:value-type="string">
            <text:p>'Mojica'</text:p>
          </table:table-cell>
          <table:table-cell table:style-name="ce112" office:value-type="string" calcext:value-type="string">
            <text:p>2000-08-27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8" calcext:value-type="float">
            <text:p>68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0];&quot;','&quot;;[.P70];&quot;','&quot;;[.K70];&quot;',&quot;;[.J70];&quot;,&quot;;[.L70];&quot;,&quot;;[.M70];&quot;),&quot;)" office:value-type="string" office:string-value="('2034-01-06 01:00:00','2035-03-12 07:00:00','analista',68,17,6)," calcext:value-type="string">
            <text:p>('2034-01-06 01:00:00','2035-03-12 07:00:00','analista',68,17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Adolfo'</text:p>
          </table:table-cell>
          <table:table-cell table:style-name="ce14" office:value-type="string" calcext:value-type="string">
            <text:p>'Quinonez'</text:p>
          </table:table-cell>
          <table:table-cell table:style-name="ce112" office:value-type="string" calcext:value-type="string">
            <text:p>1997-10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9" calcext:value-type="float">
            <text:p>69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1];&quot;','&quot;;[.P71];&quot;','&quot;;[.K71];&quot;',&quot;;[.J71];&quot;,&quot;;[.L71];&quot;,&quot;;[.M71];&quot;),&quot;)" office:value-type="string" office:string-value="('2034-01-05 01:00:00','2035-03-09 07:00:00','agente',69,18,6)," calcext:value-type="string">
            <text:p>('2034-01-05 01:00:00','2035-03-09 07:00:00','agente',69,18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Ramona'</text:p>
          </table:table-cell>
          <table:table-cell table:style-name="ce14" office:value-type="string" calcext:value-type="string">
            <text:p>'Viramontes'</text:p>
          </table:table-cell>
          <table:table-cell table:style-name="ce112" office:value-type="string" calcext:value-type="string">
            <text:p>1996-09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0" calcext:value-type="float">
            <text:p>70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2];&quot;','&quot;;[.P72];&quot;','&quot;;[.K72];&quot;',&quot;;[.J72];&quot;,&quot;;[.L72];&quot;,&quot;;[.M72];&quot;),&quot;)" office:value-type="string" office:string-value="('2034-01-05 01:00:00','2035-03-09 07:00:00','analista',70,18,6)," calcext:value-type="string">
            <text:p>('2034-01-05 01:00:00','2035-03-09 07:00:00','analista',70,18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lizabeth'</text:p>
          </table:table-cell>
          <table:table-cell table:style-name="ce14" office:value-type="string" calcext:value-type="string">
            <text:p>'Henriquez'</text:p>
          </table:table-cell>
          <table:table-cell table:style-name="ce112" office:value-type="string" calcext:value-type="string">
            <text:p>1996-09-2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1" calcext:value-type="float">
            <text:p>71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3];&quot;','&quot;;[.P73];&quot;','&quot;;[.K73];&quot;',&quot;;[.J73];&quot;,&quot;;[.L73];&quot;,&quot;;[.M73];&quot;),&quot;)" office:value-type="string" office:string-value="('2034-01-06 01:00:00','2035-03-12 07:00:00','agente',71,18,6)," calcext:value-type="string">
            <text:p>('2034-01-06 01:00:00','2035-03-12 07:00:00','agente',71,18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armona'</text:p>
          </table:table-cell>
          <table:table-cell table:style-name="ce14" office:value-type="string" calcext:value-type="string">
            <text:p>'Martinez'</text:p>
          </table:table-cell>
          <table:table-cell table:style-name="ce112" office:value-type="string" calcext:value-type="string">
            <text:p>1996-09-2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2" calcext:value-type="float">
            <text:p>72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4];&quot;','&quot;;[.P74];&quot;','&quot;;[.K74];&quot;',&quot;;[.J74];&quot;,&quot;;[.L74];&quot;,&quot;;[.M74];&quot;),&quot;)" office:value-type="string" office:string-value="('2034-01-06 01:00:00','2035-03-12 07:00:00','analista',72,18,6)," calcext:value-type="string">
            <text:p>('2034-01-06 01:00:00','2035-03-12 07:00:00','analista',72,18,6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Klement'</text:p>
          </table:table-cell>
          <table:table-cell table:style-name="ce14" office:value-type="string" calcext:value-type="string">
            <text:p>'Alonzo'</text:p>
          </table:table-cell>
          <table:table-cell table:style-name="ce112" office:value-type="string" calcext:value-type="string">
            <text:p>1998-03-20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3" calcext:value-type="float">
            <text:p>73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5];&quot;','&quot;;[.P75];&quot;','&quot;;[.K75];&quot;',&quot;;[.J75];&quot;,&quot;;[.L75];&quot;,&quot;;[.M75];&quot;),&quot;)" office:value-type="string" office:string-value="('2034-01-05 01:00:00','2035-03-09 07:00:00','agente',73,19,7)," calcext:value-type="string">
            <text:p>('2034-01-05 01:00:00','2035-03-09 07:00:00','agente',73,19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milio'</text:p>
          </table:table-cell>
          <table:table-cell table:style-name="ce14" office:value-type="string" calcext:value-type="string">
            <text:p>'Quiles'</text:p>
          </table:table-cell>
          <table:table-cell table:style-name="ce112" office:value-type="string" calcext:value-type="string">
            <text:p>1983-03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4" calcext:value-type="float">
            <text:p>74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6];&quot;','&quot;;[.P76];&quot;','&quot;;[.K76];&quot;',&quot;;[.J76];&quot;,&quot;;[.L76];&quot;,&quot;;[.M76];&quot;),&quot;)" office:value-type="string" office:string-value="('2034-01-05 01:00:00','2035-03-09 07:00:00','analista',74,19,7)," calcext:value-type="string">
            <text:p>('2034-01-05 01:00:00','2035-03-09 07:00:00','analista',74,19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Rosaura'</text:p>
          </table:table-cell>
          <table:table-cell table:style-name="ce14" office:value-type="string" calcext:value-type="string">
            <text:p>'Zelaya'</text:p>
          </table:table-cell>
          <table:table-cell table:style-name="ce112" office:value-type="string" calcext:value-type="string">
            <text:p>1993-10-0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5" calcext:value-type="float">
            <text:p>75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7];&quot;','&quot;;[.P77];&quot;','&quot;;[.K77];&quot;',&quot;;[.J77];&quot;,&quot;;[.L77];&quot;,&quot;;[.M77];&quot;),&quot;)" office:value-type="string" office:string-value="('2034-01-06 01:00:00','2035-03-12 07:00:00','agente',75,19,7)," calcext:value-type="string">
            <text:p>('2034-01-06 01:00:00','2035-03-12 07:00:00','agente',75,19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Luis'</text:p>
          </table:table-cell>
          <table:table-cell table:style-name="ce14" office:value-type="string" calcext:value-type="string">
            <text:p>'Wilson'</text:p>
          </table:table-cell>
          <table:table-cell table:style-name="ce112" office:value-type="string" calcext:value-type="string">
            <text:p>1993-10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8];&quot;','&quot;;[.P78];&quot;','&quot;;[.K78];&quot;',&quot;;[.J78];&quot;,&quot;;[.L78];&quot;,&quot;;[.M78];&quot;),&quot;)" office:value-type="string" office:string-value="('2034-01-06 01:00:00','2035-03-12 07:00:00','analista',76,19,7)," calcext:value-type="string">
            <text:p>('2034-01-06 01:00:00','2035-03-12 07:00:00','analista',76,19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Ludmila'</text:p>
          </table:table-cell>
          <table:table-cell table:style-name="ce14" office:value-type="string" calcext:value-type="string">
            <text:p>'Almonte'</text:p>
          </table:table-cell>
          <table:table-cell table:style-name="ce112" office:value-type="string" calcext:value-type="string">
            <text:p>1998-04-2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7" calcext:value-type="float">
            <text:p>77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9];&quot;','&quot;;[.P79];&quot;','&quot;;[.K79];&quot;',&quot;;[.J79];&quot;,&quot;;[.L79];&quot;,&quot;;[.M79];&quot;),&quot;)" office:value-type="string" office:string-value="('2034-01-05 01:00:00','2035-03-09 07:00:00','agente',77,20,7)," calcext:value-type="string">
            <text:p>('2034-01-05 01:00:00','2035-03-09 07:00:00','agente',77,20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Delfina'</text:p>
          </table:table-cell>
          <table:table-cell table:style-name="ce14" office:value-type="string" calcext:value-type="string">
            <text:p>'Carpio'</text:p>
          </table:table-cell>
          <table:table-cell table:style-name="ce112" office:value-type="string" calcext:value-type="string">
            <text:p>1984-01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8" calcext:value-type="float">
            <text:p>78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0];&quot;','&quot;;[.P80];&quot;','&quot;;[.K80];&quot;',&quot;;[.J80];&quot;,&quot;;[.L80];&quot;,&quot;;[.M80];&quot;),&quot;)" office:value-type="string" office:string-value="('2034-01-05 01:00:00','2035-03-09 07:00:00','analista',78,20,7)," calcext:value-type="string">
            <text:p>('2034-01-05 01:00:00','2035-03-09 07:00:00','analista',78,20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neida'</text:p>
          </table:table-cell>
          <table:table-cell table:style-name="ce14" office:value-type="string" calcext:value-type="string">
            <text:p>'Guerrero'</text:p>
          </table:table-cell>
          <table:table-cell table:style-name="ce112" office:value-type="string" calcext:value-type="string">
            <text:p>1995-01-0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9" calcext:value-type="float">
            <text:p>79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1];&quot;','&quot;;[.P81];&quot;','&quot;;[.K81];&quot;',&quot;;[.J81];&quot;,&quot;;[.L81];&quot;,&quot;;[.M81];&quot;),&quot;)" office:value-type="string" office:string-value="('2034-01-06 01:00:00','2035-03-12 07:00:00','agente',79,20,7)," calcext:value-type="string">
            <text:p>('2034-01-06 01:00:00','2035-03-12 07:00:00','agente',79,20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Payan'</text:p>
          </table:table-cell>
          <table:table-cell table:style-name="ce112" office:value-type="string" calcext:value-type="string">
            <text:p>1995-01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0" calcext:value-type="float">
            <text:p>80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2];&quot;','&quot;;[.P82];&quot;','&quot;;[.K82];&quot;',&quot;;[.J82];&quot;,&quot;;[.L82];&quot;,&quot;;[.M82];&quot;),&quot;)" office:value-type="string" office:string-value="('2034-01-06 01:00:00','2035-03-12 07:00:00','analista',80,20,7)," calcext:value-type="string">
            <text:p>('2034-01-06 01:00:00','2035-03-12 07:00:00','analista',80,20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Imelda'</text:p>
          </table:table-cell>
          <table:table-cell table:style-name="ce14" office:value-type="string" calcext:value-type="string">
            <text:p>'Salmeron'</text:p>
          </table:table-cell>
          <table:table-cell table:style-name="ce112" office:value-type="string" calcext:value-type="string">
            <text:p>1998-06-27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1" calcext:value-type="float">
            <text:p>81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3];&quot;','&quot;;[.P83];&quot;','&quot;;[.K83];&quot;',&quot;;[.J83];&quot;,&quot;;[.L83];&quot;,&quot;;[.M83];&quot;),&quot;)" office:value-type="string" office:string-value="('2034-01-05 01:00:00','2035-03-09 07:00:00','agente',81,21,7)," calcext:value-type="string">
            <text:p>('2034-01-05 01:00:00','2035-03-09 07:00:00','agente',81,21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elicia'</text:p>
          </table:table-cell>
          <table:table-cell table:style-name="ce14" office:value-type="string" calcext:value-type="string">
            <text:p>'Pacheco'</text:p>
          </table:table-cell>
          <table:table-cell table:style-name="ce112" office:value-type="string" calcext:value-type="string">
            <text:p>1986-03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4];&quot;','&quot;;[.P84];&quot;','&quot;;[.K84];&quot;',&quot;;[.J84];&quot;,&quot;;[.L84];&quot;,&quot;;[.M84];&quot;),&quot;)" office:value-type="string" office:string-value="('2034-01-05 01:00:00','2035-03-09 07:00:00','analista',82,21,7)," calcext:value-type="string">
            <text:p>('2034-01-05 01:00:00','2035-03-09 07:00:00','analista',82,21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Tarsicio'</text:p>
          </table:table-cell>
          <table:table-cell table:style-name="ce14" office:value-type="string" calcext:value-type="string">
            <text:p>'Garza'</text:p>
          </table:table-cell>
          <table:table-cell table:style-name="ce112" office:value-type="string" calcext:value-type="string">
            <text:p>1995-07-2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3" calcext:value-type="float">
            <text:p>83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5];&quot;','&quot;;[.P85];&quot;','&quot;;[.K85];&quot;',&quot;;[.J85];&quot;,&quot;;[.L85];&quot;,&quot;;[.M85];&quot;),&quot;)" office:value-type="string" office:string-value="('2034-01-06 01:00:00','2035-03-12 07:00:00','agente',83,21,7)," calcext:value-type="string">
            <text:p>('2034-01-06 01:00:00','2035-03-12 07:00:00','agente',83,21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Jacobo'</text:p>
          </table:table-cell>
          <table:table-cell table:style-name="ce14" office:value-type="string" calcext:value-type="string">
            <text:p>'Person'</text:p>
          </table:table-cell>
          <table:table-cell table:style-name="ce112" office:value-type="string" calcext:value-type="string">
            <text:p>1995-07-2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4" calcext:value-type="float">
            <text:p>84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6];&quot;','&quot;;[.P86];&quot;','&quot;;[.K86];&quot;',&quot;;[.J86];&quot;,&quot;;[.L86];&quot;,&quot;;[.M86];&quot;),&quot;)" office:value-type="string" office:string-value="('2034-01-06 01:00:00','2035-03-12 07:00:00','analista',84,21,7)," calcext:value-type="string">
            <text:p>('2034-01-06 01:00:00','2035-03-12 07:00:00','analista',84,21,7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Diego'</text:p>
          </table:table-cell>
          <table:table-cell table:style-name="ce14" office:value-type="string" calcext:value-type="string">
            <text:p>'Bueno'</text:p>
          </table:table-cell>
          <table:table-cell table:style-name="ce112" office:value-type="string" calcext:value-type="string">
            <text:p>1989-02-08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7];&quot;','&quot;;[.P87];&quot;','&quot;;[.K87];&quot;',&quot;;[.J87];&quot;,&quot;;[.L87];&quot;,&quot;;[.M87];&quot;),&quot;)" office:value-type="string" office:string-value="('2034-01-05 01:00:00','2035-03-09 07:00:00','agente',85,22,8)," calcext:value-type="string">
            <text:p>('2034-01-05 01:00:00','2035-03-09 07:00:00','agente',85,22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leazar'</text:p>
          </table:table-cell>
          <table:table-cell table:style-name="ce14" office:value-type="string" calcext:value-type="string">
            <text:p>'Calderon'</text:p>
          </table:table-cell>
          <table:table-cell table:style-name="ce112" office:value-type="string" calcext:value-type="string">
            <text:p>1984-12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6" calcext:value-type="float">
            <text:p>86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8];&quot;','&quot;;[.P88];&quot;','&quot;;[.K88];&quot;',&quot;;[.J88];&quot;,&quot;;[.L88];&quot;,&quot;;[.M88];&quot;),&quot;)" office:value-type="string" office:string-value="('2034-01-05 01:00:00','2035-03-09 07:00:00','analista',86,22,8)," calcext:value-type="string">
            <text:p>('2034-01-05 01:00:00','2035-03-09 07:00:00','analista',86,22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acundo'</text:p>
          </table:table-cell>
          <table:table-cell table:style-name="ce14" office:value-type="string" calcext:value-type="string">
            <text:p>'Ventura'</text:p>
          </table:table-cell>
          <table:table-cell table:style-name="ce112" office:value-type="string" calcext:value-type="string">
            <text:p>1989-01-0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7" calcext:value-type="float">
            <text:p>87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9];&quot;','&quot;;[.P89];&quot;','&quot;;[.K89];&quot;',&quot;;[.J89];&quot;,&quot;;[.L89];&quot;,&quot;;[.M89];&quot;),&quot;)" office:value-type="string" office:string-value="('2034-01-06 01:00:00','2035-03-12 07:00:00','agente',87,22,8)," calcext:value-type="string">
            <text:p>('2034-01-06 01:00:00','2035-03-12 07:00:00','agente',87,22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Venancio'</text:p>
          </table:table-cell>
          <table:table-cell table:style-name="ce14" office:value-type="string" calcext:value-type="string">
            <text:p>'Miramontes'</text:p>
          </table:table-cell>
          <table:table-cell table:style-name="ce112" office:value-type="string" calcext:value-type="string">
            <text:p>1989-04-2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8" calcext:value-type="float">
            <text:p>88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0];&quot;','&quot;;[.P90];&quot;','&quot;;[.K90];&quot;',&quot;;[.J90];&quot;,&quot;;[.L90];&quot;,&quot;;[.M90];&quot;),&quot;)" office:value-type="string" office:string-value="('2034-01-06 01:00:00','2035-03-12 07:00:00','analista',88,23,8)," calcext:value-type="string">
            <text:p>('2034-01-06 01:00:00','2035-03-12 07:00:00','analista',88,23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leazar'</text:p>
          </table:table-cell>
          <table:table-cell table:style-name="ce14" office:value-type="string" calcext:value-type="string">
            <text:p>'Abreu'</text:p>
          </table:table-cell>
          <table:table-cell table:style-name="ce112" office:value-type="string" calcext:value-type="string">
            <text:p>1986-05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9" calcext:value-type="float">
            <text:p>89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1];&quot;','&quot;;[.P91];&quot;','&quot;;[.K91];&quot;',&quot;;[.J91];&quot;,&quot;;[.L91];&quot;,&quot;;[.M91];&quot;),&quot;)" office:value-type="string" office:string-value="('2034-01-05 01:00:00','2035-03-09 07:00:00','agente',89,23,8)," calcext:value-type="string">
            <text:p>('2034-01-05 01:00:00','2035-03-09 07:00:00','agente',89,23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Vitalicio'</text:p>
          </table:table-cell>
          <table:table-cell table:style-name="ce14" office:value-type="string" calcext:value-type="string">
            <text:p>'Bennett'</text:p>
          </table:table-cell>
          <table:table-cell table:style-name="ce112" office:value-type="string" calcext:value-type="string">
            <text:p>1989-12-1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0" calcext:value-type="float">
            <text:p>90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2];&quot;','&quot;;[.P92];&quot;','&quot;;[.K92];&quot;',&quot;;[.J92];&quot;,&quot;;[.L92];&quot;,&quot;;[.M92];&quot;),&quot;)" office:value-type="string" office:string-value="('2034-01-05 01:00:00','2035-03-09 07:00:00','analista',90,23,8)," calcext:value-type="string">
            <text:p>('2034-01-05 01:00:00','2035-03-09 07:00:00','analista',90,23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amilo'</text:p>
          </table:table-cell>
          <table:table-cell table:style-name="ce14" office:value-type="string" calcext:value-type="string">
            <text:p>'Melgoza'</text:p>
          </table:table-cell>
          <table:table-cell table:style-name="ce112" office:value-type="string" calcext:value-type="string">
            <text:p>1990-09-1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1" calcext:value-type="float">
            <text:p>91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3];&quot;','&quot;;[.P93];&quot;','&quot;;[.K93];&quot;',&quot;;[.J93];&quot;,&quot;;[.L93];&quot;,&quot;;[.M93];&quot;),&quot;)" office:value-type="string" office:string-value="('2034-01-06 01:00:00','2035-03-12 07:00:00','agente',91,24,8)," calcext:value-type="string">
            <text:p>('2034-01-06 01:00:00','2035-03-12 07:00:00','agente',91,24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Ulises'</text:p>
          </table:table-cell>
          <table:table-cell table:style-name="ce14" office:value-type="string" calcext:value-type="string">
            <text:p>'Delgadillo'</text:p>
          </table:table-cell>
          <table:table-cell table:style-name="ce112" office:value-type="string" calcext:value-type="string">
            <text:p>1988-12-0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2" calcext:value-type="float">
            <text:p>92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4];&quot;','&quot;;[.P94];&quot;','&quot;;[.K94];&quot;',&quot;;[.J94];&quot;,&quot;;[.L94];&quot;,&quot;;[.M94];&quot;),&quot;)" office:value-type="string" office:string-value="('2034-01-06 01:00:00','2035-03-12 07:00:00','analista',92,24,8)," calcext:value-type="string">
            <text:p>('2034-01-06 01:00:00','2035-03-12 07:00:00','analista',92,24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Paula'</text:p>
          </table:table-cell>
          <table:table-cell table:style-name="ce14" office:value-type="string" calcext:value-type="string">
            <text:p>'Serna'</text:p>
          </table:table-cell>
          <table:table-cell table:style-name="ce112" office:value-type="string" calcext:value-type="string">
            <text:p>1990-02-0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3" calcext:value-type="float">
            <text:p>93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5];&quot;','&quot;;[.P95];&quot;','&quot;;[.K95];&quot;',&quot;;[.J95];&quot;,&quot;;[.L95];&quot;,&quot;;[.M95];&quot;),&quot;)" office:value-type="string" office:string-value="('2034-01-05 01:00:00','2035-03-09 07:00:00','agente',93,24,8)," calcext:value-type="string">
            <text:p>('2034-01-05 01:00:00','2035-03-09 07:00:00','agente',93,24,8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Olivo'</text:p>
          </table:table-cell>
          <table:table-cell table:style-name="ce112" office:value-type="string" calcext:value-type="string">
            <text:p>1990-08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4" calcext:value-type="float">
            <text:p>94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6];&quot;','&quot;;[.P96];&quot;','&quot;;[.K96];&quot;',&quot;;[.J96];&quot;,&quot;;[.L96];&quot;,&quot;;[.M96];&quot;),&quot;)" office:value-type="string" office:string-value="('2034-01-05 01:00:00','2035-03-09 07:00:00','analista',94,25,9)," calcext:value-type="string">
            <text:p>('2034-01-05 01:00:00','2035-03-09 07:00:00','analista',94,25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Sebastian'</text:p>
          </table:table-cell>
          <table:table-cell table:style-name="ce14" office:value-type="string" calcext:value-type="string">
            <text:p>'Mitchell'</text:p>
          </table:table-cell>
          <table:table-cell table:style-name="ce112" office:value-type="string" calcext:value-type="string">
            <text:p>1997-12-1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5" calcext:value-type="float">
            <text:p>95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7];&quot;','&quot;;[.P97];&quot;','&quot;;[.K97];&quot;',&quot;;[.J97];&quot;,&quot;;[.L97];&quot;,&quot;;[.M97];&quot;),&quot;)" office:value-type="string" office:string-value="('2034-01-06 01:00:00','2035-03-12 07:00:00','agente',95,25,9)," calcext:value-type="string">
            <text:p>('2034-01-06 01:00:00','2035-03-12 07:00:00','agente',95,25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Gabriela'</text:p>
          </table:table-cell>
          <table:table-cell table:style-name="ce14" office:value-type="string" calcext:value-type="string">
            <text:p>'Vallejo'</text:p>
          </table:table-cell>
          <table:table-cell table:style-name="ce112" office:value-type="string" calcext:value-type="string">
            <text:p>1983-09-16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6" calcext:value-type="float">
            <text:p>96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8];&quot;','&quot;;[.P98];&quot;','&quot;;[.K98];&quot;',&quot;;[.J98];&quot;,&quot;;[.L98];&quot;,&quot;;[.M98];&quot;),&quot;)" office:value-type="string" office:string-value="('2034-01-06 01:00:00','2035-03-12 07:00:00','analista',96,25,9)," calcext:value-type="string">
            <text:p>('2034-01-06 01:00:00','2035-03-12 07:00:00','analista',96,25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Ema'</text:p>
          </table:table-cell>
          <table:table-cell table:style-name="ce14" office:value-type="string" calcext:value-type="string">
            <text:p>'Ramirez'</text:p>
          </table:table-cell>
          <table:table-cell table:style-name="ce112" office:value-type="string" calcext:value-type="string">
            <text:p>1991-01-3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7" calcext:value-type="float">
            <text:p>97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9];&quot;','&quot;;[.P99];&quot;','&quot;;[.K99];&quot;',&quot;;[.J99];&quot;,&quot;;[.L99];&quot;,&quot;;[.M99];&quot;),&quot;)" office:value-type="string" office:string-value="('2034-01-05 01:00:00','2035-03-09 07:00:00','agente',97,26,9)," calcext:value-type="string">
            <text:p>('2034-01-05 01:00:00','2035-03-09 07:00:00','agente',97,26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Heidi'</text:p>
          </table:table-cell>
          <table:table-cell table:style-name="ce14" office:value-type="string" calcext:value-type="string">
            <text:p>'Luciano'</text:p>
          </table:table-cell>
          <table:table-cell table:style-name="ce112" office:value-type="string" calcext:value-type="string">
            <text:p>1999-09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8" calcext:value-type="float">
            <text:p>98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0];&quot;','&quot;;[.P100];&quot;','&quot;;[.K100];&quot;',&quot;;[.J100];&quot;,&quot;;[.L100];&quot;,&quot;;[.M100];&quot;),&quot;)" office:value-type="string" office:string-value="('2034-01-05 01:00:00','2035-03-09 07:00:00','analista',98,26,9)," calcext:value-type="string">
            <text:p>('2034-01-05 01:00:00','2035-03-09 07:00:00','analista',98,26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Benedicto'</text:p>
          </table:table-cell>
          <table:table-cell table:style-name="ce14" office:value-type="string" calcext:value-type="string">
            <text:p>'Melgar'</text:p>
          </table:table-cell>
          <table:table-cell table:style-name="ce112" office:value-type="string" calcext:value-type="string">
            <text:p>1984-05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9" calcext:value-type="float">
            <text:p>99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1];&quot;','&quot;;[.P101];&quot;','&quot;;[.K101];&quot;',&quot;;[.J101];&quot;,&quot;;[.L101];&quot;,&quot;;[.M101];&quot;),&quot;)" office:value-type="string" office:string-value="('2034-01-06 01:00:00','2035-03-12 07:00:00','agente',99,26,9)," calcext:value-type="string">
            <text:p>('2034-01-06 01:00:00','2035-03-12 07:00:00','agente',99,26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Waldetrudis'</text:p>
          </table:table-cell>
          <table:table-cell table:style-name="ce14" office:value-type="string" calcext:value-type="string">
            <text:p>'Angulo'</text:p>
          </table:table-cell>
          <table:table-cell table:style-name="ce112" office:value-type="string" calcext:value-type="string">
            <text:p>1991-05-2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2];&quot;','&quot;;[.P102];&quot;','&quot;;[.K102];&quot;',&quot;;[.J102];&quot;,&quot;;[.L102];&quot;,&quot;;[.M102];&quot;),&quot;)" office:value-type="string" office:string-value="('2034-01-06 01:00:00','2035-03-12 07:00:00','analista',100,27,9)," calcext:value-type="string">
            <text:p>('2034-01-06 01:00:00','2035-03-12 07:00:00','analista',100,27,9),</text:p>
          </table:table-cell>
          <table:table-cell table:number-columns-repeated="1007"/>
        </table:table-row>
        <table:table-row table:style-name="ro6">
          <table:table-cell table:style-name="ce14" office:value-type="string" calcext:value-type="string">
            <text:p>'Faustino'</text:p>
          </table:table-cell>
          <table:table-cell table:style-name="ce14" office:value-type="string" calcext:value-type="string">
            <text:p>'Camarillo'</text:p>
          </table:table-cell>
          <table:table-cell table:style-name="ce112" office:value-type="string" calcext:value-type="string">
            <text:p>1999-09-2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101" calcext:value-type="float">
            <text:p>101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3];&quot;','&quot;;[.P103];&quot;','&quot;;[.K103];&quot;',&quot;;[.J103];&quot;,&quot;;[.L103];&quot;,&quot;;[.M103];&quot;),&quot;)" office:value-type="string" office:string-value="('2034-01-05 01:00:00','2035-03-09 07:00:00','agente',101,27,9)," calcext:value-type="string">
            <text:p>('2034-01-05 01:00:00','2035-03-09 07:00:00','agente',101,27,9),</text:p>
          </table:table-cell>
          <table:table-cell table:number-columns-repeated="1007"/>
        </table:table-row>
        <table:table-row table:style-name="ro6">
          <table:table-cell table:style-name="ce84" office:value-type="string" calcext:value-type="string">
            <text:p>'Marcelo'</text:p>
          </table:table-cell>
          <table:table-cell table:style-name="ce84" office:value-type="string" calcext:value-type="string">
            <text:p>'Parada'</text:p>
          </table:table-cell>
          <table:table-cell table:style-name="ce113" office:value-type="string" calcext:value-type="string">
            <text:p>1984-12-24</text:p>
          </table:table-cell>
          <table:table-cell table:style-name="ce84" office:value-type="string" calcext:value-type="string">
            <text:p>no_clasificado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84"/>
          <table:table-cell office:value-type="float" office:value="102" calcext:value-type="float">
            <text:p>102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4];&quot;','&quot;;[.P104];&quot;','&quot;;[.K104];&quot;',&quot;;[.J104];&quot;,&quot;;[.L104];&quot;,&quot;;[.M104];&quot;),&quot;)" office:value-type="string" office:string-value="('2034-01-05 01:00:00','2035-03-09 07:00:00','analista',102,27,9)," calcext:value-type="string">
            <text:p>('2034-01-05 01:00:00','2035-03-09 07:00:00','analista',102,27,9),</text:p>
          </table:table-cell>
          <table:table-cell table:number-columns-repeated="1007"/>
        </table:table-row>
        <table:table-row table:style-name="ro6">
          <table:table-cell table:style-name="ce109" table:number-columns-repeated="4"/>
          <table:table-cell table:style-name="ce48" table:number-columns-repeated="3"/>
          <table:table-cell table:style-name="ce109"/>
          <table:table-cell table:style-name="ce116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nalista</text:p>
          </table:table-cell>
          <table:table-cell table:style-name="ce116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11" calcext:value-type="float">
            <text:p>11</text:p>
          </table:table-cell>
          <table:table-cell table:style-name="ce129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5];&quot;','&quot;;[.P105];&quot;','&quot;;[.K105];&quot;',&quot;;[.J105];&quot;,&quot;;[.L105];&quot;,&quot;;[.M105];&quot;),&quot;)" office:value-type="string" office:string-value="('2035-03-09 07:00:00','null','analista',1,1,1)," calcext:value-type="string">
            <text:p>('2035-03-09 07:00:00','null','analista',1,1,1),</text:p>
          </table:table-cell>
          <table:table-cell table:style-name="ce48" table:number-columns-repeated="1006"/>
          <table:table-cell/>
        </table:table-row>
        <table:table-row table:style-name="ro6"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6];&quot;','&quot;;[.P106];&quot;','&quot;;[.K106];&quot;',&quot;;[.J106];&quot;,&quot;;[.L106];&quot;,&quot;;[.M106];&quot;),&quot;)" office:value-type="string" office:string-value="('2035-03-09 07:00:00','null','agente',2,1,1)," calcext:value-type="string">
            <text:p>('2035-03-09 07:00:00','null','agente',2,1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7];&quot;','&quot;;[.P107];&quot;','&quot;;[.K107];&quot;',&quot;;[.J107];&quot;,&quot;;[.L107];&quot;,&quot;;[.M107];&quot;),&quot;)" office:value-type="string" office:string-value="('2035-03-12 07:00:00','null','analista',3,1,1)," calcext:value-type="string">
            <text:p>('2035-03-12 07:00:00','null','analista',3,1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8];&quot;','&quot;;[.P108];&quot;','&quot;;[.K108];&quot;',&quot;;[.J108];&quot;,&quot;;[.L108];&quot;,&quot;;[.M108];&quot;),&quot;)" office:value-type="string" office:string-value="('2035-03-12 07:00:00','null','agente',4,1,1)," calcext:value-type="string">
            <text:p>('2035-03-12 07:00:00','null','agente',4,1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9];&quot;','&quot;;[.P109];&quot;','&quot;;[.K109];&quot;',&quot;;[.J109];&quot;,&quot;;[.L109];&quot;,&quot;;[.M109];&quot;),&quot;)" office:value-type="string" office:string-value="('2035-03-09 07:00:00','null','analista',5,2,1)," calcext:value-type="string">
            <text:p>('2035-03-09 07:00:00','null','analista',5,2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0];&quot;','&quot;;[.P110];&quot;','&quot;;[.K110];&quot;',&quot;;[.J110];&quot;,&quot;;[.L110];&quot;,&quot;;[.M110];&quot;),&quot;)" office:value-type="string" office:string-value="('2035-03-09 07:00:00','null','agente',6,2,1)," calcext:value-type="string">
            <text:p>('2035-03-09 07:00:00','null','agente',6,2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1];&quot;','&quot;;[.P111];&quot;','&quot;;[.K111];&quot;',&quot;;[.J111];&quot;,&quot;;[.L111];&quot;,&quot;;[.M111];&quot;),&quot;)" office:value-type="string" office:string-value="('2035-03-12 07:00:00','null','analista',7,2,1)," calcext:value-type="string">
            <text:p>('2035-03-12 07:00:00','null','analista',7,2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2];&quot;','&quot;;[.P112];&quot;','&quot;;[.K112];&quot;',&quot;;[.J112];&quot;,&quot;;[.L112];&quot;,&quot;;[.M112];&quot;),&quot;)" office:value-type="string" office:string-value="('2035-03-12 07:00:00','null','agente',8,2,1)," calcext:value-type="string">
            <text:p>('2035-03-12 07:00:00','null','agente',8,2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3];&quot;','&quot;;[.P113];&quot;','&quot;;[.K113];&quot;',&quot;;[.J113];&quot;,&quot;;[.L113];&quot;,&quot;;[.M113];&quot;),&quot;)" office:value-type="string" office:string-value="('2035-03-09 07:00:00','null','analista',9,3,1)," calcext:value-type="string">
            <text:p>('2035-03-09 07:00:00','null','analista',9,3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4];&quot;','&quot;;[.P114];&quot;','&quot;;[.K114];&quot;',&quot;;[.J114];&quot;,&quot;;[.L114];&quot;,&quot;;[.M114];&quot;),&quot;)" office:value-type="string" office:string-value="('2035-03-09 07:00:00','null','agente',10,3,1)," calcext:value-type="string">
            <text:p>('2035-03-09 07:00:00','null','agente',10,3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5];&quot;','&quot;;[.P115];&quot;','&quot;;[.K115];&quot;',&quot;;[.J115];&quot;,&quot;;[.L115];&quot;,&quot;;[.M115];&quot;),&quot;)" office:value-type="string" office:string-value="('2035-03-12 07:00:00','null','analista',11,3,1)," calcext:value-type="string">
            <text:p>('2035-03-12 07:00:00','null','analista',11,3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6];&quot;','&quot;;[.P116];&quot;','&quot;;[.K116];&quot;',&quot;;[.J116];&quot;,&quot;;[.L116];&quot;,&quot;;[.M116];&quot;),&quot;)" office:value-type="string" office:string-value="('2035-03-12 07:00:00','null','agente',12,3,1)," calcext:value-type="string">
            <text:p>('2035-03-12 07:00:00','null','agente',12,3,1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7];&quot;','&quot;;[.P117];&quot;','&quot;;[.K117];&quot;',&quot;;[.J117];&quot;,&quot;;[.L117];&quot;,&quot;;[.M117];&quot;),&quot;)" office:value-type="string" office:string-value="('2035-03-09 07:00:00','null','analista',13,4,2)," calcext:value-type="string">
            <text:p>('2035-03-09 07:00:00','null','analista',13,4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8];&quot;','&quot;;[.P118];&quot;','&quot;;[.K118];&quot;',&quot;;[.J118];&quot;,&quot;;[.L118];&quot;,&quot;;[.M118];&quot;),&quot;)" office:value-type="string" office:string-value="('2035-03-09 07:00:00','null','agente',14,4,2)," calcext:value-type="string">
            <text:p>('2035-03-09 07:00:00','null','agente',14,4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9];&quot;','&quot;;[.P119];&quot;','&quot;;[.K119];&quot;',&quot;;[.J119];&quot;,&quot;;[.L119];&quot;,&quot;;[.M119];&quot;),&quot;)" office:value-type="string" office:string-value="('2035-03-12 07:00:00','null','analista',15,4,2)," calcext:value-type="string">
            <text:p>('2035-03-12 07:00:00','null','analista',15,4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0];&quot;','&quot;;[.P120];&quot;','&quot;;[.K120];&quot;',&quot;;[.J120];&quot;,&quot;;[.L120];&quot;,&quot;;[.M120];&quot;),&quot;)" office:value-type="string" office:string-value="('2035-03-12 07:00:00','null','agente',16,4,2)," calcext:value-type="string">
            <text:p>('2035-03-12 07:00:00','null','agente',16,4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1];&quot;','&quot;;[.P121];&quot;','&quot;;[.K121];&quot;',&quot;;[.J121];&quot;,&quot;;[.L121];&quot;,&quot;;[.M121];&quot;),&quot;)" office:value-type="string" office:string-value="('2035-03-09 07:00:00','null','analista',17,5,2)," calcext:value-type="string">
            <text:p>('2035-03-09 07:00:00','null','analista',17,5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2];&quot;','&quot;;[.P122];&quot;','&quot;;[.K122];&quot;',&quot;;[.J122];&quot;,&quot;;[.L122];&quot;,&quot;;[.M122];&quot;),&quot;)" office:value-type="string" office:string-value="('2035-03-09 07:00:00','null','agente',18,5,2)," calcext:value-type="string">
            <text:p>('2035-03-09 07:00:00','null','agente',18,5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3];&quot;','&quot;;[.P123];&quot;','&quot;;[.K123];&quot;',&quot;;[.J123];&quot;,&quot;;[.L123];&quot;,&quot;;[.M123];&quot;),&quot;)" office:value-type="string" office:string-value="('2035-03-12 07:00:00','null','analista',19,5,2)," calcext:value-type="string">
            <text:p>('2035-03-12 07:00:00','null','analista',19,5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4];&quot;','&quot;;[.P124];&quot;','&quot;;[.K124];&quot;',&quot;;[.J124];&quot;,&quot;;[.L124];&quot;,&quot;;[.M124];&quot;),&quot;)" office:value-type="string" office:string-value="('2035-03-12 07:00:00','null','agente',20,5,2)," calcext:value-type="string">
            <text:p>('2035-03-12 07:00:00','null','agente',20,5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5];&quot;','&quot;;[.P125];&quot;','&quot;;[.K125];&quot;',&quot;;[.J125];&quot;,&quot;;[.L125];&quot;,&quot;;[.M125];&quot;),&quot;)" office:value-type="string" office:string-value="('2035-03-09 07:00:00','null','analista',21,6,2)," calcext:value-type="string">
            <text:p>('2035-03-09 07:00:00','null','analista',21,6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6];&quot;','&quot;;[.P126];&quot;','&quot;;[.K126];&quot;',&quot;;[.J126];&quot;,&quot;;[.L126];&quot;,&quot;;[.M126];&quot;),&quot;)" office:value-type="string" office:string-value="('2035-03-09 07:00:00','null','agente',22,6,2)," calcext:value-type="string">
            <text:p>('2035-03-09 07:00:00','null','agente',22,6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7];&quot;','&quot;;[.P127];&quot;','&quot;;[.K127];&quot;',&quot;;[.J127];&quot;,&quot;;[.L127];&quot;,&quot;;[.M127];&quot;),&quot;)" office:value-type="string" office:string-value="('2035-03-12 07:00:00','null','analista',23,6,2)," calcext:value-type="string">
            <text:p>('2035-03-12 07:00:00','null','analista',23,6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8];&quot;','&quot;;[.P128];&quot;','&quot;;[.K128];&quot;',&quot;;[.J128];&quot;,&quot;;[.L128];&quot;,&quot;;[.M128];&quot;),&quot;)" office:value-type="string" office:string-value="('2035-03-12 07:00:00','null','agente',24,6,2)," calcext:value-type="string">
            <text:p>('2035-03-12 07:00:00','null','agente',24,6,2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9];&quot;','&quot;;[.P129];&quot;','&quot;;[.K129];&quot;',&quot;;[.J129];&quot;,&quot;;[.L129];&quot;,&quot;;[.M129];&quot;),&quot;)" office:value-type="string" office:string-value="('2035-03-09 07:00:00','null','analista',25,7,3)," calcext:value-type="string">
            <text:p>('2035-03-09 07:00:00','null','analista',25,7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0];&quot;','&quot;;[.P130];&quot;','&quot;;[.K130];&quot;',&quot;;[.J130];&quot;,&quot;;[.L130];&quot;,&quot;;[.M130];&quot;),&quot;)" office:value-type="string" office:string-value="('2035-03-09 07:00:00','null','agente',26,7,3)," calcext:value-type="string">
            <text:p>('2035-03-09 07:00:00','null','agente',26,7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1];&quot;','&quot;;[.P131];&quot;','&quot;;[.K131];&quot;',&quot;;[.J131];&quot;,&quot;;[.L131];&quot;,&quot;;[.M131];&quot;),&quot;)" office:value-type="string" office:string-value="('2035-03-12 07:00:00','null','analista',27,7,3)," calcext:value-type="string">
            <text:p>('2035-03-12 07:00:00','null','analista',27,7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2];&quot;','&quot;;[.P132];&quot;','&quot;;[.K132];&quot;',&quot;;[.J132];&quot;,&quot;;[.L132];&quot;,&quot;;[.M132];&quot;),&quot;)" office:value-type="string" office:string-value="('2035-03-12 07:00:00','null','agente',28,7,3)," calcext:value-type="string">
            <text:p>('2035-03-12 07:00:00','null','agente',28,7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3];&quot;','&quot;;[.P133];&quot;','&quot;;[.K133];&quot;',&quot;;[.J133];&quot;,&quot;;[.L133];&quot;,&quot;;[.M133];&quot;),&quot;)" office:value-type="string" office:string-value="('2035-03-09 07:00:00','null','analista',29,8,3)," calcext:value-type="string">
            <text:p>('2035-03-09 07:00:00','null','analista',29,8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4];&quot;','&quot;;[.P134];&quot;','&quot;;[.K134];&quot;',&quot;;[.J134];&quot;,&quot;;[.L134];&quot;,&quot;;[.M134];&quot;),&quot;)" office:value-type="string" office:string-value="('2035-03-09 07:00:00','null','agente',30,8,3)," calcext:value-type="string">
            <text:p>('2035-03-09 07:00:00','null','agente',30,8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5];&quot;','&quot;;[.P135];&quot;','&quot;;[.K135];&quot;',&quot;;[.J135];&quot;,&quot;;[.L135];&quot;,&quot;;[.M135];&quot;),&quot;)" office:value-type="string" office:string-value="('2035-03-12 07:00:00','null','analista',31,8,3)," calcext:value-type="string">
            <text:p>('2035-03-12 07:00:00','null','analista',31,8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6];&quot;','&quot;;[.P136];&quot;','&quot;;[.K136];&quot;',&quot;;[.J136];&quot;,&quot;;[.L136];&quot;,&quot;;[.M136];&quot;),&quot;)" office:value-type="string" office:string-value="('2035-03-12 07:00:00','null','agente',32,8,3)," calcext:value-type="string">
            <text:p>('2035-03-12 07:00:00','null','agente',32,8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7];&quot;','&quot;;[.P137];&quot;','&quot;;[.K137];&quot;',&quot;;[.J137];&quot;,&quot;;[.L137];&quot;,&quot;;[.M137];&quot;),&quot;)" office:value-type="string" office:string-value="('2035-03-09 07:00:00','null','analista',33,9,3)," calcext:value-type="string">
            <text:p>('2035-03-09 07:00:00','null','analista',33,9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8];&quot;','&quot;;[.P138];&quot;','&quot;;[.K138];&quot;',&quot;;[.J138];&quot;,&quot;;[.L138];&quot;,&quot;;[.M138];&quot;),&quot;)" office:value-type="string" office:string-value="('2035-03-09 07:00:00','null','agente',34,9,3)," calcext:value-type="string">
            <text:p>('2035-03-09 07:00:00','null','agente',34,9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9];&quot;','&quot;;[.P139];&quot;','&quot;;[.K139];&quot;',&quot;;[.J139];&quot;,&quot;;[.L139];&quot;,&quot;;[.M139];&quot;),&quot;)" office:value-type="string" office:string-value="('2035-03-12 07:00:00','null','analista',35,9,3)," calcext:value-type="string">
            <text:p>('2035-03-12 07:00:00','null','analista',35,9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0];&quot;','&quot;;[.P140];&quot;','&quot;;[.K140];&quot;',&quot;;[.J140];&quot;,&quot;;[.L140];&quot;,&quot;;[.M140];&quot;),&quot;)" office:value-type="string" office:string-value="('2035-03-12 07:00:00','null','agente',36,9,3)," calcext:value-type="string">
            <text:p>('2035-03-12 07:00:00','null','agente',36,9,3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1];&quot;','&quot;;[.P141];&quot;','&quot;;[.K141];&quot;',&quot;;[.J141];&quot;,&quot;;[.L141];&quot;,&quot;;[.M141];&quot;),&quot;)" office:value-type="string" office:string-value="('2035-03-09 07:00:00','null','analista',37,10,4)," calcext:value-type="string">
            <text:p>('2035-03-09 07:00:00','null','analista',37,10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2];&quot;','&quot;;[.P142];&quot;','&quot;;[.K142];&quot;',&quot;;[.J142];&quot;,&quot;;[.L142];&quot;,&quot;;[.M142];&quot;),&quot;)" office:value-type="string" office:string-value="('2035-03-09 07:00:00','null','agente',38,10,4)," calcext:value-type="string">
            <text:p>('2035-03-09 07:00:00','null','agente',38,10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3];&quot;','&quot;;[.P143];&quot;','&quot;;[.K143];&quot;',&quot;;[.J143];&quot;,&quot;;[.L143];&quot;,&quot;;[.M143];&quot;),&quot;)" office:value-type="string" office:string-value="('2035-03-12 07:00:00','null','analista',39,10,4)," calcext:value-type="string">
            <text:p>('2035-03-12 07:00:00','null','analista',39,10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4];&quot;','&quot;;[.P144];&quot;','&quot;;[.K144];&quot;',&quot;;[.J144];&quot;,&quot;;[.L144];&quot;,&quot;;[.M144];&quot;),&quot;)" office:value-type="string" office:string-value="('2035-03-12 07:00:00','null','agente',40,10,4)," calcext:value-type="string">
            <text:p>('2035-03-12 07:00:00','null','agente',40,10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5];&quot;','&quot;;[.P145];&quot;','&quot;;[.K145];&quot;',&quot;;[.J145];&quot;,&quot;;[.L145];&quot;,&quot;;[.M145];&quot;),&quot;)" office:value-type="string" office:string-value="('2035-03-09 07:00:00','null','analista',41,11,4)," calcext:value-type="string">
            <text:p>('2035-03-09 07:00:00','null','analista',41,11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6];&quot;','&quot;;[.P146];&quot;','&quot;;[.K146];&quot;',&quot;;[.J146];&quot;,&quot;;[.L146];&quot;,&quot;;[.M146];&quot;),&quot;)" office:value-type="string" office:string-value="('2035-03-09 07:00:00','null','agente',42,11,4)," calcext:value-type="string">
            <text:p>('2035-03-09 07:00:00','null','agente',42,11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7];&quot;','&quot;;[.P147];&quot;','&quot;;[.K147];&quot;',&quot;;[.J147];&quot;,&quot;;[.L147];&quot;,&quot;;[.M147];&quot;),&quot;)" office:value-type="string" office:string-value="('2035-03-12 07:00:00','null','analista',43,11,4)," calcext:value-type="string">
            <text:p>('2035-03-12 07:00:00','null','analista',43,11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8];&quot;','&quot;;[.P148];&quot;','&quot;;[.K148];&quot;',&quot;;[.J148];&quot;,&quot;;[.L148];&quot;,&quot;;[.M148];&quot;),&quot;)" office:value-type="string" office:string-value="('2035-03-12 07:00:00','null','agente',44,11,4)," calcext:value-type="string">
            <text:p>('2035-03-12 07:00:00','null','agente',44,11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9];&quot;','&quot;;[.P149];&quot;','&quot;;[.K149];&quot;',&quot;;[.J149];&quot;,&quot;;[.L149];&quot;,&quot;;[.M149];&quot;),&quot;)" office:value-type="string" office:string-value="('2035-03-09 07:00:00','null','analista',45,12,4)," calcext:value-type="string">
            <text:p>('2035-03-09 07:00:00','null','analista',45,12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0];&quot;','&quot;;[.P150];&quot;','&quot;;[.K150];&quot;',&quot;;[.J150];&quot;,&quot;;[.L150];&quot;,&quot;;[.M150];&quot;),&quot;)" office:value-type="string" office:string-value="('2035-03-09 07:00:00','null','agente',46,12,4)," calcext:value-type="string">
            <text:p>('2035-03-09 07:00:00','null','agente',46,12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1];&quot;','&quot;;[.P151];&quot;','&quot;;[.K151];&quot;',&quot;;[.J151];&quot;,&quot;;[.L151];&quot;,&quot;;[.M151];&quot;),&quot;)" office:value-type="string" office:string-value="('2035-03-12 07:00:00','null','analista',47,12,4)," calcext:value-type="string">
            <text:p>('2035-03-12 07:00:00','null','analista',47,12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2];&quot;','&quot;;[.P152];&quot;','&quot;;[.K152];&quot;',&quot;;[.J152];&quot;,&quot;;[.L152];&quot;,&quot;;[.M152];&quot;),&quot;)" office:value-type="string" office:string-value="('2035-03-12 07:00:00','null','agente',48,12,4)," calcext:value-type="string">
            <text:p>('2035-03-12 07:00:00','null','agente',48,12,4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3];&quot;','&quot;;[.P153];&quot;','&quot;;[.K153];&quot;',&quot;;[.J153];&quot;,&quot;;[.L153];&quot;,&quot;;[.M153];&quot;),&quot;)" office:value-type="string" office:string-value="('2035-03-09 07:00:00','null','analista',49,13,5)," calcext:value-type="string">
            <text:p>('2035-03-09 07:00:00','null','analista',49,13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4];&quot;','&quot;;[.P154];&quot;','&quot;;[.K154];&quot;',&quot;;[.J154];&quot;,&quot;;[.L154];&quot;,&quot;;[.M154];&quot;),&quot;)" office:value-type="string" office:string-value="('2035-03-09 07:00:00','null','agente',50,13,5)," calcext:value-type="string">
            <text:p>('2035-03-09 07:00:00','null','agente',50,13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5];&quot;','&quot;;[.P155];&quot;','&quot;;[.K155];&quot;',&quot;;[.J155];&quot;,&quot;;[.L155];&quot;,&quot;;[.M155];&quot;),&quot;)" office:value-type="string" office:string-value="('2035-03-12 07:00:00','null','analista',51,13,5)," calcext:value-type="string">
            <text:p>('2035-03-12 07:00:00','null','analista',51,13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6];&quot;','&quot;;[.P156];&quot;','&quot;;[.K156];&quot;',&quot;;[.J156];&quot;,&quot;;[.L156];&quot;,&quot;;[.M156];&quot;),&quot;)" office:value-type="string" office:string-value="('2035-03-12 07:00:00','null','agente',52,13,5)," calcext:value-type="string">
            <text:p>('2035-03-12 07:00:00','null','agente',52,13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7];&quot;','&quot;;[.P157];&quot;','&quot;;[.K157];&quot;',&quot;;[.J157];&quot;,&quot;;[.L157];&quot;,&quot;;[.M157];&quot;),&quot;)" office:value-type="string" office:string-value="('2035-03-09 07:00:00','null','analista',53,14,5)," calcext:value-type="string">
            <text:p>('2035-03-09 07:00:00','null','analista',53,14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8];&quot;','&quot;;[.P158];&quot;','&quot;;[.K158];&quot;',&quot;;[.J158];&quot;,&quot;;[.L158];&quot;,&quot;;[.M158];&quot;),&quot;)" office:value-type="string" office:string-value="('2035-03-09 07:00:00','null','agente',54,14,5)," calcext:value-type="string">
            <text:p>('2035-03-09 07:00:00','null','agente',54,14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9];&quot;','&quot;;[.P159];&quot;','&quot;;[.K159];&quot;',&quot;;[.J159];&quot;,&quot;;[.L159];&quot;,&quot;;[.M159];&quot;),&quot;)" office:value-type="string" office:string-value="('2035-03-12 07:00:00','null','analista',55,14,5)," calcext:value-type="string">
            <text:p>('2035-03-12 07:00:00','null','analista',55,14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0];&quot;','&quot;;[.P160];&quot;','&quot;;[.K160];&quot;',&quot;;[.J160];&quot;,&quot;;[.L160];&quot;,&quot;;[.M160];&quot;),&quot;)" office:value-type="string" office:string-value="('2035-03-12 07:00:00','null','agente',56,14,5)," calcext:value-type="string">
            <text:p>('2035-03-12 07:00:00','null','agente',56,14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1];&quot;','&quot;;[.P161];&quot;','&quot;;[.K161];&quot;',&quot;;[.J161];&quot;,&quot;;[.L161];&quot;,&quot;;[.M161];&quot;),&quot;)" office:value-type="string" office:string-value="('2035-03-09 07:00:00','null','analista',57,15,5)," calcext:value-type="string">
            <text:p>('2035-03-09 07:00:00','null','analista',57,15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2];&quot;','&quot;;[.P162];&quot;','&quot;;[.K162];&quot;',&quot;;[.J162];&quot;,&quot;;[.L162];&quot;,&quot;;[.M162];&quot;),&quot;)" office:value-type="string" office:string-value="('2035-03-09 07:00:00','null','agente',58,15,5)," calcext:value-type="string">
            <text:p>('2035-03-09 07:00:00','null','agente',58,15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3];&quot;','&quot;;[.P163];&quot;','&quot;;[.K163];&quot;',&quot;;[.J163];&quot;,&quot;;[.L163];&quot;,&quot;;[.M163];&quot;),&quot;)" office:value-type="string" office:string-value="('2035-03-12 07:00:00','null','analista',59,15,5)," calcext:value-type="string">
            <text:p>('2035-03-12 07:00:00','null','analista',59,15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4];&quot;','&quot;;[.P164];&quot;','&quot;;[.K164];&quot;',&quot;;[.J164];&quot;,&quot;;[.L164];&quot;,&quot;;[.M164];&quot;),&quot;)" office:value-type="string" office:string-value="('2035-03-12 07:00:00','null','agente',60,15,5)," calcext:value-type="string">
            <text:p>('2035-03-12 07:00:00','null','agente',60,15,5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5];&quot;','&quot;;[.P165];&quot;','&quot;;[.K165];&quot;',&quot;;[.J165];&quot;,&quot;;[.L165];&quot;,&quot;;[.M165];&quot;),&quot;)" office:value-type="string" office:string-value="('2035-03-09 07:00:00','null','analista',61,16,6)," calcext:value-type="string">
            <text:p>('2035-03-09 07:00:00','null','analista',61,16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6];&quot;','&quot;;[.P166];&quot;','&quot;;[.K166];&quot;',&quot;;[.J166];&quot;,&quot;;[.L166];&quot;,&quot;;[.M166];&quot;),&quot;)" office:value-type="string" office:string-value="('2035-03-09 07:00:00','null','agente',62,16,6)," calcext:value-type="string">
            <text:p>('2035-03-09 07:00:00','null','agente',62,16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7];&quot;','&quot;;[.P167];&quot;','&quot;;[.K167];&quot;',&quot;;[.J167];&quot;,&quot;;[.L167];&quot;,&quot;;[.M167];&quot;),&quot;)" office:value-type="string" office:string-value="('2035-03-12 07:00:00','null','analista',63,16,6)," calcext:value-type="string">
            <text:p>('2035-03-12 07:00:00','null','analista',63,16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8];&quot;','&quot;;[.P168];&quot;','&quot;;[.K168];&quot;',&quot;;[.J168];&quot;,&quot;;[.L168];&quot;,&quot;;[.M168];&quot;),&quot;)" office:value-type="string" office:string-value="('2035-03-12 07:00:00','null','agente',64,16,6)," calcext:value-type="string">
            <text:p>('2035-03-12 07:00:00','null','agente',64,16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9];&quot;','&quot;;[.P169];&quot;','&quot;;[.K169];&quot;',&quot;;[.J169];&quot;,&quot;;[.L169];&quot;,&quot;;[.M169];&quot;),&quot;)" office:value-type="string" office:string-value="('2035-03-09 07:00:00','null','analista',65,17,6)," calcext:value-type="string">
            <text:p>('2035-03-09 07:00:00','null','analista',65,17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0];&quot;','&quot;;[.P170];&quot;','&quot;;[.K170];&quot;',&quot;;[.J170];&quot;,&quot;;[.L170];&quot;,&quot;;[.M170];&quot;),&quot;)" office:value-type="string" office:string-value="('2035-03-09 07:00:00','null','agente',66,17,6)," calcext:value-type="string">
            <text:p>('2035-03-09 07:00:00','null','agente',66,17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1];&quot;','&quot;;[.P171];&quot;','&quot;;[.K171];&quot;',&quot;;[.J171];&quot;,&quot;;[.L171];&quot;,&quot;;[.M171];&quot;),&quot;)" office:value-type="string" office:string-value="('2035-03-12 07:00:00','null','analista',67,17,6)," calcext:value-type="string">
            <text:p>('2035-03-12 07:00:00','null','analista',67,17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2];&quot;','&quot;;[.P172];&quot;','&quot;;[.K172];&quot;',&quot;;[.J172];&quot;,&quot;;[.L172];&quot;,&quot;;[.M172];&quot;),&quot;)" office:value-type="string" office:string-value="('2035-03-12 07:00:00','null','agente',68,17,6)," calcext:value-type="string">
            <text:p>('2035-03-12 07:00:00','null','agente',68,17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3];&quot;','&quot;;[.P173];&quot;','&quot;;[.K173];&quot;',&quot;;[.J173];&quot;,&quot;;[.L173];&quot;,&quot;;[.M173];&quot;),&quot;)" office:value-type="string" office:string-value="('2035-03-09 07:00:00','null','analista',69,18,6)," calcext:value-type="string">
            <text:p>('2035-03-09 07:00:00','null','analista',69,18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4];&quot;','&quot;;[.P174];&quot;','&quot;;[.K174];&quot;',&quot;;[.J174];&quot;,&quot;;[.L174];&quot;,&quot;;[.M174];&quot;),&quot;)" office:value-type="string" office:string-value="('2035-03-09 07:00:00','null','agente',70,18,6)," calcext:value-type="string">
            <text:p>('2035-03-09 07:00:00','null','agente',70,18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5];&quot;','&quot;;[.P175];&quot;','&quot;;[.K175];&quot;',&quot;;[.J175];&quot;,&quot;;[.L175];&quot;,&quot;;[.M175];&quot;),&quot;)" office:value-type="string" office:string-value="('2035-03-12 07:00:00','null','analista',71,18,6)," calcext:value-type="string">
            <text:p>('2035-03-12 07:00:00','null','analista',71,18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6];&quot;','&quot;;[.P176];&quot;','&quot;;[.K176];&quot;',&quot;;[.J176];&quot;,&quot;;[.L176];&quot;,&quot;;[.M176];&quot;),&quot;)" office:value-type="string" office:string-value="('2035-03-12 07:00:00','null','agente',72,18,6)," calcext:value-type="string">
            <text:p>('2035-03-12 07:00:00','null','agente',72,18,6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7];&quot;','&quot;;[.P177];&quot;','&quot;;[.K177];&quot;',&quot;;[.J177];&quot;,&quot;;[.L177];&quot;,&quot;;[.M177];&quot;),&quot;)" office:value-type="string" office:string-value="('2035-03-09 07:00:00','null','analista',73,19,7)," calcext:value-type="string">
            <text:p>('2035-03-09 07:00:00','null','analista',73,19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8];&quot;','&quot;;[.P178];&quot;','&quot;;[.K178];&quot;',&quot;;[.J178];&quot;,&quot;;[.L178];&quot;,&quot;;[.M178];&quot;),&quot;)" office:value-type="string" office:string-value="('2035-03-09 07:00:00','null','agente',74,19,7)," calcext:value-type="string">
            <text:p>('2035-03-09 07:00:00','null','agente',74,19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9];&quot;','&quot;;[.P179];&quot;','&quot;;[.K179];&quot;',&quot;;[.J179];&quot;,&quot;;[.L179];&quot;,&quot;;[.M179];&quot;),&quot;)" office:value-type="string" office:string-value="('2035-03-12 07:00:00','null','analista',75,19,7)," calcext:value-type="string">
            <text:p>('2035-03-12 07:00:00','null','analista',75,19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0];&quot;','&quot;;[.P180];&quot;','&quot;;[.K180];&quot;',&quot;;[.J180];&quot;,&quot;;[.L180];&quot;,&quot;;[.M180];&quot;),&quot;)" office:value-type="string" office:string-value="('2035-03-12 07:00:00','null','agente',76,19,7)," calcext:value-type="string">
            <text:p>('2035-03-12 07:00:00','null','agente',76,19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1];&quot;','&quot;;[.P181];&quot;','&quot;;[.K181];&quot;',&quot;;[.J181];&quot;,&quot;;[.L181];&quot;,&quot;;[.M181];&quot;),&quot;)" office:value-type="string" office:string-value="('2035-03-09 07:00:00','null','analista',77,20,7)," calcext:value-type="string">
            <text:p>('2035-03-09 07:00:00','null','analista',77,20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2];&quot;','&quot;;[.P182];&quot;','&quot;;[.K182];&quot;',&quot;;[.J182];&quot;,&quot;;[.L182];&quot;,&quot;;[.M182];&quot;),&quot;)" office:value-type="string" office:string-value="('2035-03-09 07:00:00','null','agente',78,20,7)," calcext:value-type="string">
            <text:p>('2035-03-09 07:00:00','null','agente',78,20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3];&quot;','&quot;;[.P183];&quot;','&quot;;[.K183];&quot;',&quot;;[.J183];&quot;,&quot;;[.L183];&quot;,&quot;;[.M183];&quot;),&quot;)" office:value-type="string" office:string-value="('2035-03-12 07:00:00','null','analista',79,20,7)," calcext:value-type="string">
            <text:p>('2035-03-12 07:00:00','null','analista',79,20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4];&quot;','&quot;;[.P184];&quot;','&quot;;[.K184];&quot;',&quot;;[.J184];&quot;,&quot;;[.L184];&quot;,&quot;;[.M184];&quot;),&quot;)" office:value-type="string" office:string-value="('2035-03-12 07:00:00','null','agente',80,20,7)," calcext:value-type="string">
            <text:p>('2035-03-12 07:00:00','null','agente',80,20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5];&quot;','&quot;;[.P185];&quot;','&quot;;[.K185];&quot;',&quot;;[.J185];&quot;,&quot;;[.L185];&quot;,&quot;;[.M185];&quot;),&quot;)" office:value-type="string" office:string-value="('2035-03-09 07:00:00','null','analista',81,21,7)," calcext:value-type="string">
            <text:p>('2035-03-09 07:00:00','null','analista',81,21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6];&quot;','&quot;;[.P186];&quot;','&quot;;[.K186];&quot;',&quot;;[.J186];&quot;,&quot;;[.L186];&quot;,&quot;;[.M186];&quot;),&quot;)" office:value-type="string" office:string-value="('2035-03-09 07:00:00','null','agente',82,21,7)," calcext:value-type="string">
            <text:p>('2035-03-09 07:00:00','null','agente',82,21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7];&quot;','&quot;;[.P187];&quot;','&quot;;[.K187];&quot;',&quot;;[.J187];&quot;,&quot;;[.L187];&quot;,&quot;;[.M187];&quot;),&quot;)" office:value-type="string" office:string-value="('2035-03-12 07:00:00','null','analista',83,21,7)," calcext:value-type="string">
            <text:p>('2035-03-12 07:00:00','null','analista',83,21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8];&quot;','&quot;;[.P188];&quot;','&quot;;[.K188];&quot;',&quot;;[.J188];&quot;,&quot;;[.L188];&quot;,&quot;;[.M188];&quot;),&quot;)" office:value-type="string" office:string-value="('2035-03-12 07:00:00','null','agente',84,21,7)," calcext:value-type="string">
            <text:p>('2035-03-12 07:00:00','null','agente',84,21,7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9];&quot;','&quot;;[.P189];&quot;','&quot;;[.K189];&quot;',&quot;;[.J189];&quot;,&quot;;[.L189];&quot;,&quot;;[.M189];&quot;),&quot;)" office:value-type="string" office:string-value="('2035-03-09 07:00:00','null','analista',85,22,8)," calcext:value-type="string">
            <text:p>('2035-03-09 07:00:00','null','analista',85,22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0];&quot;','&quot;;[.P190];&quot;','&quot;;[.K190];&quot;',&quot;;[.J190];&quot;,&quot;;[.L190];&quot;,&quot;;[.M190];&quot;),&quot;)" office:value-type="string" office:string-value="('2035-03-09 07:00:00','null','agente',86,22,8)," calcext:value-type="string">
            <text:p>('2035-03-09 07:00:00','null','agente',86,22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1];&quot;','&quot;;[.P191];&quot;','&quot;;[.K191];&quot;',&quot;;[.J191];&quot;,&quot;;[.L191];&quot;,&quot;;[.M191];&quot;),&quot;)" office:value-type="string" office:string-value="('2035-03-12 07:00:00','null','analista',87,22,8)," calcext:value-type="string">
            <text:p>('2035-03-12 07:00:00','null','analista',87,22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2];&quot;','&quot;;[.P192];&quot;','&quot;;[.K192];&quot;',&quot;;[.J192];&quot;,&quot;;[.L192];&quot;,&quot;;[.M192];&quot;),&quot;)" office:value-type="string" office:string-value="('2035-03-12 07:00:00','null','agente',88,23,8)," calcext:value-type="string">
            <text:p>('2035-03-12 07:00:00','null','agente',88,23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3];&quot;','&quot;;[.P193];&quot;','&quot;;[.K193];&quot;',&quot;;[.J193];&quot;,&quot;;[.L193];&quot;,&quot;;[.M193];&quot;),&quot;)" office:value-type="string" office:string-value="('2035-03-09 07:00:00','null','analista',89,23,8)," calcext:value-type="string">
            <text:p>('2035-03-09 07:00:00','null','analista',89,23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4];&quot;','&quot;;[.P194];&quot;','&quot;;[.K194];&quot;',&quot;;[.J194];&quot;,&quot;;[.L194];&quot;,&quot;;[.M194];&quot;),&quot;)" office:value-type="string" office:string-value="('2035-03-09 07:00:00','null','agente',90,23,8)," calcext:value-type="string">
            <text:p>('2035-03-09 07:00:00','null','agente',90,23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5];&quot;','&quot;;[.P195];&quot;','&quot;;[.K195];&quot;',&quot;;[.J195];&quot;,&quot;;[.L195];&quot;,&quot;;[.M195];&quot;),&quot;)" office:value-type="string" office:string-value="('2035-03-12 07:00:00','null','analista',91,24,8)," calcext:value-type="string">
            <text:p>('2035-03-12 07:00:00','null','analista',91,24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6];&quot;','&quot;;[.P196];&quot;','&quot;;[.K196];&quot;',&quot;;[.J196];&quot;,&quot;;[.L196];&quot;,&quot;;[.M196];&quot;),&quot;)" office:value-type="string" office:string-value="('2035-03-12 07:00:00','null','agente',92,24,8)," calcext:value-type="string">
            <text:p>('2035-03-12 07:00:00','null','agente',92,24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7];&quot;','&quot;;[.P197];&quot;','&quot;;[.K197];&quot;',&quot;;[.J197];&quot;,&quot;;[.L197];&quot;,&quot;;[.M197];&quot;),&quot;)" office:value-type="string" office:string-value="('2035-03-09 07:00:00','null','analista',93,24,8)," calcext:value-type="string">
            <text:p>('2035-03-09 07:00:00','null','analista',93,24,8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8];&quot;','&quot;;[.P198];&quot;','&quot;;[.K198];&quot;',&quot;;[.J198];&quot;,&quot;;[.L198];&quot;,&quot;;[.M198];&quot;),&quot;)" office:value-type="string" office:string-value="('2035-03-09 07:00:00','null','agente',94,25,9)," calcext:value-type="string">
            <text:p>('2035-03-09 07:00:00','null','agente',94,25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9];&quot;','&quot;;[.P199];&quot;','&quot;;[.K199];&quot;',&quot;;[.J199];&quot;,&quot;;[.L199];&quot;,&quot;;[.M199];&quot;),&quot;)" office:value-type="string" office:string-value="('2035-03-12 07:00:00','null','analista',95,25,9)," calcext:value-type="string">
            <text:p>('2035-03-12 07:00:00','null','analista',95,25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0];&quot;','&quot;;[.P200];&quot;','&quot;;[.K200];&quot;',&quot;;[.J200];&quot;,&quot;;[.L200];&quot;,&quot;;[.M200];&quot;),&quot;)" office:value-type="string" office:string-value="('2035-03-12 07:00:00','null','agente',96,25,9)," calcext:value-type="string">
            <text:p>('2035-03-12 07:00:00','null','agente',96,25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1];&quot;','&quot;;[.P201];&quot;','&quot;;[.K201];&quot;',&quot;;[.J201];&quot;,&quot;;[.L201];&quot;,&quot;;[.M201];&quot;),&quot;)" office:value-type="string" office:string-value="('2035-03-09 07:00:00','null','analista',97,26,9)," calcext:value-type="string">
            <text:p>('2035-03-09 07:00:00','null','analista',97,26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2];&quot;','&quot;;[.P202];&quot;','&quot;;[.K202];&quot;',&quot;;[.J202];&quot;,&quot;;[.L202];&quot;,&quot;;[.M202];&quot;),&quot;)" office:value-type="string" office:string-value="('2035-03-09 07:00:00','null','agente',98,26,9)," calcext:value-type="string">
            <text:p>('2035-03-09 07:00:00','null','agente',98,26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3];&quot;','&quot;;[.P203];&quot;','&quot;;[.K203];&quot;',&quot;;[.J203];&quot;,&quot;;[.L203];&quot;,&quot;;[.M203];&quot;),&quot;)" office:value-type="string" office:string-value="('2035-03-12 07:00:00','null','analista',99,26,9)," calcext:value-type="string">
            <text:p>('2035-03-12 07:00:00','null','analista',99,26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4];&quot;','&quot;;[.P204];&quot;','&quot;;[.K204];&quot;',&quot;;[.J204];&quot;,&quot;;[.L204];&quot;,&quot;;[.M204];&quot;),&quot;)" office:value-type="string" office:string-value="('2035-03-12 07:00:00','null','agente',100,27,9)," calcext:value-type="string">
            <text:p>('2035-03-12 07:00:00','null','agente',100,27,9),</text:p>
          </table:table-cell>
          <table:table-cell table:number-columns-repeated="1007"/>
        </table:table-row>
        <table:table-row table:style-name="ro6"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5];&quot;','&quot;;[.P205];&quot;','&quot;;[.K205];&quot;',&quot;;[.J205];&quot;,&quot;;[.L205];&quot;,&quot;;[.M205];&quot;),&quot;)" office:value-type="string" office:string-value="('2035-03-09 07:00:00','null','analista',101,27,9)," calcext:value-type="string">
            <text:p>('2035-03-09 07:00:00','null','analista',101,27,9),</text:p>
          </table:table-cell>
          <table:table-cell table:number-columns-repeated="1007"/>
        </table:table-row>
        <table:table-row table:style-name="ro6">
          <table:table-cell table:style-name="ce110" table:number-columns-repeated="4"/>
          <table:table-cell table:style-name="ce47" table:number-columns-repeated="3"/>
          <table:table-cell table:style-name="ce110"/>
          <table:table-cell table:style-name="ce117" office:value-type="float" office:value="204" calcext:value-type="float">
            <text:p>204</text:p>
          </table:table-cell>
          <table:table-cell table:style-name="ce47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7" calcext:value-type="float">
            <text:p>27</text:p>
          </table:table-cell>
          <table:table-cell table:style-name="ce122" office:value-type="float" office:value="9" calcext:value-type="float">
            <text:p>9</text:p>
          </table:table-cell>
          <table:table-cell table:style-name="ce127" office:value-type="float" office:value="37" calcext:value-type="float">
            <text:p>3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6];&quot;','&quot;;[.P206];&quot;','&quot;;[.K206];&quot;',&quot;;[.J206];&quot;,&quot;;[.L206];&quot;,&quot;;[.M206];&quot;),&quot;)" office:value-type="string" office:string-value="('2035-03-09 07:00:00','null','agente',102,27,9)," calcext:value-type="string">
            <text:p>('2035-03-09 07:00:00','null','agente',102,27,9),</text:p>
          </table:table-cell>
          <table:table-cell table:style-name="ce47" table:number-columns-repeated="1006"/>
          <table:table-cell/>
        </table:table-row>
        <table:table-row table:style-name="ro6">
          <table:table-cell table:number-columns-repeated="11"/>
          <table:table-cell table:style-name="ce117"/>
          <table:table-cell table:number-columns-repeated="1012"/>
        </table:table-row>
        <table:table-row table:style-name="ro6" table:number-rows-repeated="10483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LIASES.A3:ALIASES.O54">
          <table:sort>
            <table:sort-by table:field-number="3" table:data-type="automatic"/>
          </table:sort>
        </table:database-range>
        <table:database-range table:name="__Anonymous_Sheet_DB__1" table:target-range-address="PERSONAL_INTELIGENCIA.D3:PERSONAL_INTELIGENCIA.BI105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ALIASES.G1:ALIASES.G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157E+308" style:apply-style-name="N126P0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157E+308" style:apply-style-name="N12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6:26:37.82493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4T18:31:34.401107684</dc:date>
    <meta:editing-cycles>14</meta:editing-cycles>
    <meta:editing-duration>PT1H54M</meta:editing-duration>
    <meta:generator>LibreOffice/7.1.8.1$Linux_X86_64 LibreOffice_project/10$Build-1</meta:generator>
    <meta:document-statistic meta:table-count="5" meta:cell-count="17402" meta:object-count="0"/>
    <meta:user-defined meta:name="AppVersion">15.0000</meta:user-defined>
  </office:meta>
</office:document-meta>
</file>